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577461102" calcext:value-type="float">
            <text:p>0.05774611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55655932" calcext:value-type="float">
            <text:p>0.11556559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734666102" calcext:value-type="float">
            <text:p>0.17346661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314419492" calcext:value-type="float">
            <text:p>0.23144194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94706864" calcext:value-type="float">
            <text:p>0.28947068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75228475" calcext:value-type="float">
            <text:p>0.34752284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055653898" calcext:value-type="float">
            <text:p>0.40556538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635678729" calcext:value-type="float">
            <text:p>0.463567872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5215067203" calcext:value-type="float">
            <text:p>0.521506720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793676695" calcext:value-type="float">
            <text:p>0.579367669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371464915" calcext:value-type="float">
            <text:p>0.63714649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6948482627" calcext:value-type="float">
            <text:p>0.69484826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524852881" calcext:value-type="float">
            <text:p>0.752485288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100735508" calcext:value-type="float">
            <text:p>0.810073550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867628" calcext:value-type="float">
            <text:p>0.8676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251572712" calcext:value-type="float">
            <text:p>0.92515727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826594661" calcext:value-type="float">
            <text:p>0.982659466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0401203559" calcext:value-type="float">
            <text:p>1.040120355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0975151525" calcext:value-type="float">
            <text:p>1.09751515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548134915" calcext:value-type="float">
            <text:p>1.15481349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2119860763" calcext:value-type="float">
            <text:p>1.211986076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2690105339" calcext:value-type="float">
            <text:p>1.269010533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3258742119" calcext:value-type="float">
            <text:p>1.325874211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3825728136" calcext:value-type="float">
            <text:p>1.382572813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4391053644" calcext:value-type="float">
            <text:p>1.439105364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495467839" calcext:value-type="float">
            <text:p>1.4954678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5516484661" calcext:value-type="float">
            <text:p>1.551648466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6076273814" calcext:value-type="float">
            <text:p>1.60762738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6633814915" calcext:value-type="float">
            <text:p>1.66338149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7188933559" calcext:value-type="float">
            <text:p>1.718893355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7741609746" calcext:value-type="float">
            <text:p>1.774160974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8292046525" calcext:value-type="float">
            <text:p>1.829204652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8840678983" calcext:value-type="float">
            <text:p>1.88406789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9388111525" calcext:value-type="float">
            <text:p>1.938811152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9934997034" calcext:value-type="float">
            <text:p>1.99349970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0481891949" calcext:value-type="float">
            <text:p>2.048189194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1029131864" calcext:value-type="float">
            <text:p>2.102913186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1576764661" calcext:value-type="float">
            <text:p>2.157676466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2124556271" calcext:value-type="float">
            <text:p>2.212455627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2672057288" calcext:value-type="float">
            <text:p>2.267205728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3218695085" calcext:value-type="float">
            <text:p>2.321869508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3763848814" calcext:value-type="float">
            <text:p>2.376384881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.4306881525" calcext:value-type="float">
            <text:p>2.430688152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.4847131864" calcext:value-type="float">
            <text:p>2.484713186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5383902627" calcext:value-type="float">
            <text:p>2.538390262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5916497034" calcext:value-type="float">
            <text:p>2.591649703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6444337966" calcext:value-type="float">
            <text:p>2.644433796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6967161441" calcext:value-type="float">
            <text:p>2.696716144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7485222034" calcext:value-type="float">
            <text:p>2.74852220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7999414322" calcext:value-type="float">
            <text:p>2.79994143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8511224915" calcext:value-type="float">
            <text:p>2.851122491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9022489746" calcext:value-type="float">
            <text:p>2.902248974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9535016271" calcext:value-type="float">
            <text:p>2.953501627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0050189322" calcext:value-type="float">
            <text:p>3.005018932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0568678559" calcext:value-type="float">
            <text:p>3.056867855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1090306525" calcext:value-type="float">
            <text:p>3.109030652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.1614060932" calcext:value-type="float">
            <text:p>3.161406093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.2138186356" calcext:value-type="float">
            <text:p>3.213818635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.2660263559" calcext:value-type="float">
            <text:p>3.26602635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3177130508" calcext:value-type="float">
            <text:p>3.317713050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.3684233051" calcext:value-type="float">
            <text:p>3.368423305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4172372542" calcext:value-type="float">
            <text:p>3.417237254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.4599522966" calcext:value-type="float">
            <text:p>3.459952296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.5358817458" calcext:value-type="float">
            <text:p>3.535881745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.5921802373" calcext:value-type="float">
            <text:p>3.592180237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.6457882627" calcext:value-type="float">
            <text:p>3.645788262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6982532966" calcext:value-type="float">
            <text:p>3.698253296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7501663814" calcext:value-type="float">
            <text:p>3.750166381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8018678475" calcext:value-type="float">
            <text:p>3.801867847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8535684746" calcext:value-type="float">
            <text:p>3.853568474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9053787373" calcext:value-type="float">
            <text:p>3.905378737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9573265678" calcext:value-type="float">
            <text:p>3.957326567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.0093830847" calcext:value-type="float">
            <text:p>4.009383084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.0614973983" calcext:value-type="float">
            <text:p>4.061497398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.1136332966" calcext:value-type="float">
            <text:p>4.113633296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4.1657971356" calcext:value-type="float">
            <text:p>4.165797135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4.2180476102" calcext:value-type="float">
            <text:p>4.218047610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.2704840085" calcext:value-type="float">
            <text:p>4.270484008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.3232176864" calcext:value-type="float">
            <text:p>4.32321768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.3763385085" calcext:value-type="float">
            <text:p>4.376338508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4.4298892203" calcext:value-type="float">
            <text:p>4.429889220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4.483856161" calcext:value-type="float">
            <text:p>4.48385616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.5381770424" calcext:value-type="float">
            <text:p>4.538177042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.5927603983" calcext:value-type="float">
            <text:p>4.592760398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.6475086695" calcext:value-type="float">
            <text:p>4.647508669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.7023381017" calcext:value-type="float">
            <text:p>4.70233810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.7571916186" calcext:value-type="float">
            <text:p>4.757191618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.8120437966" calcext:value-type="float">
            <text:p>4.812043796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.8668989237" calcext:value-type="float">
            <text:p>4.866898923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9217837712" calcext:value-type="float">
            <text:p>4.92178377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9767367203" calcext:value-type="float">
            <text:p>4.976736720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5.0317954915" calcext:value-type="float">
            <text:p>5.031795491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.0869860932" calcext:value-type="float">
            <text:p>5.086986093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.1423163305" calcext:value-type="float">
            <text:p>5.142316330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.1977761356" calcext:value-type="float">
            <text:p>5.197776135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5.2533451102" calcext:value-type="float">
            <text:p>5.253345110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5.3090049237" calcext:value-type="float">
            <text:p>5.309004923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5.3647518898" calcext:value-type="float">
            <text:p>5.36475188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5.4206044661" calcext:value-type="float">
            <text:p>5.420604466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.4766019153" calcext:value-type="float">
            <text:p>5.476601915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.5327937119" calcext:value-type="float">
            <text:p>5.53279371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.5892230847" calcext:value-type="float">
            <text:p>5.58922308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5.6459108136" calcext:value-type="float">
            <text:p>5.645910813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5.7028454492" calcext:value-type="float">
            <text:p>5.702845449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.7599836356" calcext:value-type="float">
            <text:p>5.759983635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.8172603983" calcext:value-type="float">
            <text:p>5.817260398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5.874605839" calcext:value-type="float">
            <text:p>5.87460583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5.9319628729" calcext:value-type="float">
            <text:p>5.931962872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.9893007203" calcext:value-type="float">
            <text:p>5.989300720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.0466206102" calcext:value-type="float">
            <text:p>6.046620610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.1039524746" calcext:value-type="float">
            <text:p>6.103952474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6.1613441441" calcext:value-type="float">
            <text:p>6.161344144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.2188464661" calcext:value-type="float">
            <text:p>6.218846466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6.2764989153" calcext:value-type="float">
            <text:p>6.276498915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.3343195678" calcext:value-type="float">
            <text:p>6.334319567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6.3923018305" calcext:value-type="float">
            <text:p>6.392301830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6.4504176695" calcext:value-type="float">
            <text:p>6.450417669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14041" calcext:value-type="float">
            <text:p>6.814041</text:p>
          </table:table-cell>
          <table:table-cell office:value-type="float" office:value="6.5086252881" calcext:value-type="float">
            <text:p>6.5086252881</text:p>
          </table:table-cell>
          <table:table-cell table:formula="of:=POWER([.C119]-6.75;2)" office:value-type="float" office:value="0.0582617515448079" calcext:value-type="float">
            <text:p>0.0582617515</text:p>
          </table:table-cell>
          <table:table-cell table:formula="of:=SQRT(SUM([.D119:.D218])/100)" office:value-type="float" office:value="0.239603577405519" calcext:value-type="float">
            <text:p>0.23960357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22699" calcext:value-type="float">
            <text:p>6.822699</text:p>
          </table:table-cell>
          <table:table-cell office:value-type="float" office:value="6.5091319576" calcext:value-type="float">
            <text:p>6.5091319576</text:p>
          </table:table-cell>
          <table:table-cell table:formula="of:=POWER([.C120]-6.75;2)" office:value-type="float" office:value="0.0580174138496081" calcext:value-type="float">
            <text:p>0.058017413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3232" calcext:value-type="float">
            <text:p>6.83232</text:p>
          </table:table-cell>
          <table:table-cell office:value-type="float" office:value="6.5095665847" calcext:value-type="float">
            <text:p>6.5095665847</text:p>
          </table:table-cell>
          <table:table-cell table:formula="of:=POWER([.C121]-6.75;2)" office:value-type="float" office:value="0.0578082271928223" calcext:value-type="float">
            <text:p>0.05780822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84109" calcext:value-type="float">
            <text:p>6.84109</text:p>
          </table:table-cell>
          <table:table-cell office:value-type="float" office:value="6.5098850932" calcext:value-type="float">
            <text:p>6.5098850932</text:p>
          </table:table-cell>
          <table:table-cell table:formula="of:=POWER([.C122]-6.75;2)" office:value-type="float" office:value="0.0576551684675725" calcext:value-type="float">
            <text:p>0.057655168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847391" calcext:value-type="float">
            <text:p>6.847391</text:p>
          </table:table-cell>
          <table:table-cell office:value-type="float" office:value="6.5100695254" calcext:value-type="float">
            <text:p>6.5100695254</text:p>
          </table:table-cell>
          <table:table-cell table:formula="of:=POWER([.C123]-6.75;2)" office:value-type="float" office:value="0.057566632641781" calcext:value-type="float">
            <text:p>0.05756663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50155" calcext:value-type="float">
            <text:p>6.850155</text:p>
          </table:table-cell>
          <table:table-cell office:value-type="float" office:value="6.5101277373" calcext:value-type="float">
            <text:p>6.5101277373</text:p>
          </table:table-cell>
          <table:table-cell table:formula="of:=POWER([.C124]-6.75;2)" office:value-type="float" office:value="0.0575387024128176" calcext:value-type="float">
            <text:p>0.05753870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84902" calcext:value-type="float">
            <text:p>6.84902</text:p>
          </table:table-cell>
          <table:table-cell office:value-type="float" office:value="6.5100890169" calcext:value-type="float">
            <text:p>6.5100890169</text:p>
          </table:table-cell>
          <table:table-cell table:formula="of:=POWER([.C125]-6.75;2)" office:value-type="float" office:value="0.0575572798120083" calcext:value-type="float">
            <text:p>0.057557279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44293" calcext:value-type="float">
            <text:p>6.844293</text:p>
          </table:table-cell>
          <table:table-cell office:value-type="float" office:value="6.5099968559" calcext:value-type="float">
            <text:p>6.5099968559</text:p>
          </table:table-cell>
          <table:table-cell table:formula="of:=POWER([.C126]-6.75;2)" office:value-type="float" office:value="0.0576015091778854" calcext:value-type="float">
            <text:p>0.0576015092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836784" calcext:value-type="float">
            <text:p>6.836784</text:p>
          </table:table-cell>
          <table:table-cell office:value-type="float" office:value="6.5098998559" calcext:value-type="float">
            <text:p>6.5098998559</text:p>
          </table:table-cell>
          <table:table-cell table:formula="of:=POWER([.C127]-6.75;2)" office:value-type="float" office:value="0.0576480791968409" calcext:value-type="float">
            <text:p>0.057648079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827592" calcext:value-type="float">
            <text:p>6.827592</text:p>
          </table:table-cell>
          <table:table-cell office:value-type="float" office:value="6.5098415424" calcext:value-type="float">
            <text:p>6.5098415424</text:p>
          </table:table-cell>
          <table:table-cell table:formula="of:=POWER([.C128]-6.75;2)" office:value-type="float" office:value="0.0576760847568109" calcext:value-type="float">
            <text:p>0.057676084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17901" calcext:value-type="float">
            <text:p>6.817901</text:p>
          </table:table-cell>
          <table:table-cell office:value-type="float" office:value="6.5098507373" calcext:value-type="float">
            <text:p>6.5098507373</text:p>
          </table:table-cell>
          <table:table-cell table:formula="of:=POWER([.C129]-6.75;2)" office:value-type="float" office:value="0.0576716683753537" calcext:value-type="float">
            <text:p>0.057671668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08809" calcext:value-type="float">
            <text:p>6.808809</text:p>
          </table:table-cell>
          <table:table-cell office:value-type="float" office:value="6.5099344831" calcext:value-type="float">
            <text:p>6.5099344831</text:p>
          </table:table-cell>
          <table:table-cell table:formula="of:=POWER([.C130]-6.75;2)" office:value-type="float" office:value="0.057631452404464" calcext:value-type="float">
            <text:p>0.05763145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01169" calcext:value-type="float">
            <text:p>6.801169</text:p>
          </table:table-cell>
          <table:table-cell office:value-type="float" office:value="6.5100757203" calcext:value-type="float">
            <text:p>6.5100757203</text:p>
          </table:table-cell>
          <table:table-cell table:formula="of:=POWER([.C131]-6.75;2)" office:value-type="float" office:value="0.057563659989564" calcext:value-type="float">
            <text:p>0.0575636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95415" calcext:value-type="float">
            <text:p>6.795415</text:p>
          </table:table-cell>
          <table:table-cell office:value-type="float" office:value="6.5102368729" calcext:value-type="float">
            <text:p>6.5102368729</text:p>
          </table:table-cell>
          <table:table-cell table:formula="of:=POWER([.C132]-6.75;2)" office:value-type="float" office:value="0.0574863571167707" calcext:value-type="float">
            <text:p>0.057486357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791425" calcext:value-type="float">
            <text:p>6.791425</text:p>
          </table:table-cell>
          <table:table-cell office:value-type="float" office:value="6.5103690085" calcext:value-type="float">
            <text:p>6.5103690085</text:p>
          </table:table-cell>
          <table:table-cell table:formula="of:=POWER([.C133]-6.75;2)" office:value-type="float" office:value="0.0574230120872732" calcext:value-type="float">
            <text:p>0.057423012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88454" calcext:value-type="float">
            <text:p>6.788454</text:p>
          </table:table-cell>
          <table:table-cell office:value-type="float" office:value="6.5104243729" calcext:value-type="float">
            <text:p>6.5104243729</text:p>
          </table:table-cell>
          <table:table-cell table:formula="of:=POWER([.C134]-6.75;2)" office:value-type="float" office:value="0.0573964811003582" calcext:value-type="float">
            <text:p>0.057396481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85259" calcext:value-type="float">
            <text:p>6.785259</text:p>
          </table:table-cell>
          <table:table-cell office:value-type="float" office:value="6.5103690085" calcext:value-type="float">
            <text:p>6.5103690085</text:p>
          </table:table-cell>
          <table:table-cell table:formula="of:=POWER([.C135]-6.75;2)" office:value-type="float" office:value="0.0574230120872732" calcext:value-type="float">
            <text:p>0.057423012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80385" calcext:value-type="float">
            <text:p>6.780385</text:p>
          </table:table-cell>
          <table:table-cell office:value-type="float" office:value="6.5101917542" calcext:value-type="float">
            <text:p>6.5101917542</text:p>
          </table:table-cell>
          <table:table-cell table:formula="of:=POWER([.C136]-6.75;2)" office:value-type="float" office:value="0.0575079947536732" calcext:value-type="float">
            <text:p>0.057507994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72586" calcext:value-type="float">
            <text:p>6.772586</text:p>
          </table:table-cell>
          <table:table-cell office:value-type="float" office:value="6.5099072458" calcext:value-type="float">
            <text:p>6.5099072458</text:p>
          </table:table-cell>
          <table:table-cell table:formula="of:=POWER([.C137]-6.75;2)" office:value-type="float" office:value="0.0576445306193416" calcext:value-type="float">
            <text:p>0.057644530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761204" calcext:value-type="float">
            <text:p>6.761204</text:p>
          </table:table-cell>
          <table:table-cell office:value-type="float" office:value="6.5095523644" calcext:value-type="float">
            <text:p>6.5095523644</text:p>
          </table:table-cell>
          <table:table-cell table:formula="of:=POWER([.C138]-6.75;2)" office:value-type="float" office:value="0.0578150654656303" calcext:value-type="float">
            <text:p>0.057815065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746365" calcext:value-type="float">
            <text:p>6.746365</text:p>
          </table:table-cell>
          <table:table-cell office:value-type="float" office:value="6.5091776017" calcext:value-type="float">
            <text:p>6.5091776017</text:p>
          </table:table-cell>
          <table:table-cell table:formula="of:=POWER([.C139]-6.75;2)" office:value-type="float" office:value="0.0579954275229637" calcext:value-type="float">
            <text:p>0.057995427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728886" calcext:value-type="float">
            <text:p>6.728886</text:p>
          </table:table-cell>
          <table:table-cell office:value-type="float" office:value="6.5088362458" calcext:value-type="float">
            <text:p>6.5088362458</text:p>
          </table:table-cell>
          <table:table-cell table:formula="of:=POWER([.C140]-6.75;2)" office:value-type="float" office:value="0.0581599563398382" calcext:value-type="float">
            <text:p>0.058159956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09914" calcext:value-type="float">
            <text:p>6.709914</text:p>
          </table:table-cell>
          <table:table-cell office:value-type="float" office:value="6.5085743644" calcext:value-type="float">
            <text:p>6.5085743644</text:p>
          </table:table-cell>
          <table:table-cell table:formula="of:=POWER([.C141]-6.75;2)" office:value-type="float" office:value="0.0582863375248639" calcext:value-type="float">
            <text:p>0.058286337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690435" calcext:value-type="float">
            <text:p>6.690435</text:p>
          </table:table-cell>
          <table:table-cell office:value-type="float" office:value="6.5084237034" calcext:value-type="float">
            <text:p>6.5084237034</text:p>
          </table:table-cell>
          <table:table-cell table:formula="of:=POWER([.C142]-6.75;2)" office:value-type="float" office:value="0.0583591070789711" calcext:value-type="float">
            <text:p>0.058359107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670841" calcext:value-type="float">
            <text:p>6.670841</text:p>
          </table:table-cell>
          <table:table-cell office:value-type="float" office:value="6.5083983898" calcext:value-type="float">
            <text:p>6.5083983898</text:p>
          </table:table-cell>
          <table:table-cell table:formula="of:=POWER([.C143]-6.75;2)" office:value-type="float" office:value="0.0583713380512328" calcext:value-type="float">
            <text:p>0.058371338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650772" calcext:value-type="float">
            <text:p>6.650772</text:p>
          </table:table-cell>
          <table:table-cell office:value-type="float" office:value="6.5084952712" calcext:value-type="float">
            <text:p>6.5084952712</text:p>
          </table:table-cell>
          <table:table-cell table:formula="of:=POWER([.C144]-6.75;2)" office:value-type="float" office:value="0.0583245340327615" calcext:value-type="float">
            <text:p>0.05832453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629314" calcext:value-type="float">
            <text:p>6.629314</text:p>
          </table:table-cell>
          <table:table-cell office:value-type="float" office:value="6.5086971271" calcext:value-type="float">
            <text:p>6.5086971271</text:p>
          </table:table-cell>
          <table:table-cell table:formula="of:=POWER([.C145]-6.75;2)" office:value-type="float" office:value="0.0582270764697938" calcext:value-type="float">
            <text:p>0.0582270765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05512" calcext:value-type="float">
            <text:p>6.605512</text:p>
          </table:table-cell>
          <table:table-cell office:value-type="float" office:value="6.508977822" calcext:value-type="float">
            <text:p>6.508977822</text:p>
          </table:table-cell>
          <table:table-cell table:formula="of:=POWER([.C146]-6.75;2)" office:value-type="float" office:value="0.0580916902878635" calcext:value-type="float">
            <text:p>0.058091690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578985" calcext:value-type="float">
            <text:p>6.578985</text:p>
          </table:table-cell>
          <table:table-cell office:value-type="float" office:value="6.5093084492" calcext:value-type="float">
            <text:p>6.5093084492</text:p>
          </table:table-cell>
          <table:table-cell table:formula="of:=POWER([.C147]-6.75;2)" office:value-type="float" office:value="0.0579324226265091" calcext:value-type="float">
            <text:p>0.057932422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504" calcext:value-type="float">
            <text:p>6.5504</text:p>
          </table:table-cell>
          <table:table-cell office:value-type="float" office:value="6.5096637034" calcext:value-type="float">
            <text:p>6.5096637034</text:p>
          </table:table-cell>
          <table:table-cell table:formula="of:=POWER([.C148]-6.75;2)" office:value-type="float" office:value="0.0577615354634031" calcext:value-type="float">
            <text:p>0.057761535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521579" calcext:value-type="float">
            <text:p>6.521579</text:p>
          </table:table-cell>
          <table:table-cell office:value-type="float" office:value="6.5100270339" calcext:value-type="float">
            <text:p>6.5100270339</text:p>
          </table:table-cell>
          <table:table-cell table:formula="of:=POWER([.C149]-6.75;2)" office:value-type="float" office:value="0.0575870244588317" calcext:value-type="float">
            <text:p>0.057587024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495154" calcext:value-type="float">
            <text:p>6.495154</text:p>
          </table:table-cell>
          <table:table-cell office:value-type="float" office:value="6.5103930169" calcext:value-type="float">
            <text:p>6.5103930169</text:p>
          </table:table-cell>
          <table:table-cell table:formula="of:=POWER([.C150]-6.75;2)" office:value-type="float" office:value="0.0574115063502836" calcext:value-type="float">
            <text:p>0.05741150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473863" calcext:value-type="float">
            <text:p>6.473863</text:p>
          </table:table-cell>
          <table:table-cell office:value-type="float" office:value="6.5107652966" calcext:value-type="float">
            <text:p>6.5107652966</text:p>
          </table:table-cell>
          <table:table-cell table:formula="of:=POWER([.C151]-6.75;2)" office:value-type="float" office:value="0.0572332433108861" calcext:value-type="float">
            <text:p>0.05723324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59704" calcext:value-type="float">
            <text:p>6.459704</text:p>
          </table:table-cell>
          <table:table-cell office:value-type="float" office:value="6.5111492203" calcext:value-type="float">
            <text:p>6.5111492203</text:p>
          </table:table-cell>
          <table:table-cell table:formula="of:=POWER([.C152]-6.75;2)" office:value-type="float" office:value="0.0570496949632979" calcext:value-type="float">
            <text:p>0.0570496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453249" calcext:value-type="float">
            <text:p>6.453249</text:p>
          </table:table-cell>
          <table:table-cell office:value-type="float" office:value="6.5115405085" calcext:value-type="float">
            <text:p>6.5115405085</text:p>
          </table:table-cell>
          <table:table-cell table:formula="of:=POWER([.C153]-6.75;2)" office:value-type="float" office:value="0.0568629290864388" calcext:value-type="float">
            <text:p>0.056862929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45336" calcext:value-type="float">
            <text:p>6.45336</text:p>
          </table:table-cell>
          <table:table-cell office:value-type="float" office:value="6.5119136695" calcext:value-type="float">
            <text:p>6.5119136695</text:p>
          </table:table-cell>
          <table:table-cell table:formula="of:=POWER([.C154]-6.75;2)" office:value-type="float" office:value="0.0566851007709551" calcext:value-type="float">
            <text:p>0.056685100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457431" calcext:value-type="float">
            <text:p>6.457431</text:p>
          </table:table-cell>
          <table:table-cell office:value-type="float" office:value="6.5122152627" calcext:value-type="float">
            <text:p>6.5122152627</text:p>
          </table:table-cell>
          <table:table-cell table:formula="of:=POWER([.C155]-6.75;2)" office:value-type="float" office:value="0.0565415812928301" calcext:value-type="float">
            <text:p>0.056541581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462067" calcext:value-type="float">
            <text:p>6.462067</text:p>
          </table:table-cell>
          <table:table-cell office:value-type="float" office:value="6.5123665424" calcext:value-type="float">
            <text:p>6.5123665424</text:p>
          </table:table-cell>
          <table:table-cell table:formula="of:=POWER([.C156]-6.75;2)" office:value-type="float" office:value="0.0564696601709311" calcext:value-type="float">
            <text:p>0.056469660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463941" calcext:value-type="float">
            <text:p>6.463941</text:p>
          </table:table-cell>
          <table:table-cell office:value-type="float" office:value="6.5122770932" calcext:value-type="float">
            <text:p>6.5122770932</text:p>
          </table:table-cell>
          <table:table-cell table:formula="of:=POWER([.C157]-6.75;2)" office:value-type="float" office:value="0.0565121804174416" calcext:value-type="float">
            <text:p>0.056512180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460512" calcext:value-type="float">
            <text:p>6.460512</text:p>
          </table:table-cell>
          <table:table-cell office:value-type="float" office:value="6.5118679237" calcext:value-type="float">
            <text:p>6.5118679237</text:p>
          </table:table-cell>
          <table:table-cell table:formula="of:=POWER([.C158]-6.75;2)" office:value-type="float" office:value="0.0567068857629492" calcext:value-type="float">
            <text:p>0.056706885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450326" calcext:value-type="float">
            <text:p>6.450326</text:p>
          </table:table-cell>
          <table:table-cell office:value-type="float" office:value="6.5110992627" calcext:value-type="float">
            <text:p>6.5110992627</text:p>
          </table:table-cell>
          <table:table-cell table:formula="of:=POWER([.C159]-6.75;2)" office:value-type="float" office:value="0.0570735622824835" calcext:value-type="float">
            <text:p>0.05707356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432814" calcext:value-type="float">
            <text:p>6.432814</text:p>
          </table:table-cell>
          <table:table-cell office:value-type="float" office:value="6.5099963983" calcext:value-type="float">
            <text:p>6.5099963983</text:p>
          </table:table-cell>
          <table:table-cell table:formula="of:=POWER([.C160]-6.75;2)" office:value-type="float" office:value="0.0576017288289722" calcext:value-type="float">
            <text:p>0.057601728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407786" calcext:value-type="float">
            <text:p>6.407786</text:p>
          </table:table-cell>
          <table:table-cell office:value-type="float" office:value="6.5086659407" calcext:value-type="float">
            <text:p>6.5086659407</text:p>
          </table:table-cell>
          <table:table-cell table:formula="of:=POWER([.C161]-6.75;2)" office:value-type="float" office:value="0.0582421281782158" calcext:value-type="float">
            <text:p>0.058242128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374954" calcext:value-type="float">
            <text:p>6.374954</text:p>
          </table:table-cell>
          <table:table-cell office:value-type="float" office:value="6.5072948898" calcext:value-type="float">
            <text:p>6.5072948898</text:p>
          </table:table-cell>
          <table:table-cell table:formula="of:=POWER([.C162]-6.75;2)" office:value-type="float" office:value="0.0589057705171942" calcext:value-type="float">
            <text:p>0.058905770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333895" calcext:value-type="float">
            <text:p>6.333895</text:p>
          </table:table-cell>
          <table:table-cell office:value-type="float" office:value="6.5061282373" calcext:value-type="float">
            <text:p>6.5061282373</text:p>
          </table:table-cell>
          <table:table-cell table:formula="of:=POWER([.C163]-6.75;2)" office:value-type="float" office:value="0.0594734366424049" calcext:value-type="float">
            <text:p>0.059473436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284614" calcext:value-type="float">
            <text:p>6.284614</text:p>
          </table:table-cell>
          <table:table-cell office:value-type="float" office:value="6.5054262203" calcext:value-type="float">
            <text:p>6.5054262203</text:p>
          </table:table-cell>
          <table:table-cell table:formula="of:=POWER([.C164]-6.75;2)" office:value-type="float" office:value="0.0598163337167439" calcext:value-type="float">
            <text:p>0.059816333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228523" calcext:value-type="float">
            <text:p>6.228523</text:p>
          </table:table-cell>
          <table:table-cell office:value-type="float" office:value="6.5054098898" calcext:value-type="float">
            <text:p>6.5054098898</text:p>
          </table:table-cell>
          <table:table-cell table:formula="of:=POWER([.C165]-6.75;2)" office:value-type="float" office:value="0.0598243220076481" calcext:value-type="float">
            <text:p>0.05982432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169317" calcext:value-type="float">
            <text:p>6.169317</text:p>
          </table:table-cell>
          <table:table-cell office:value-type="float" office:value="6.5062082373" calcext:value-type="float">
            <text:p>6.5062082373</text:p>
          </table:table-cell>
          <table:table-cell table:formula="of:=POWER([.C166]-6.75;2)" office:value-type="float" office:value="0.0594344235603731" calcext:value-type="float">
            <text:p>0.059434423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113115" calcext:value-type="float">
            <text:p>6.113115</text:p>
          </table:table-cell>
          <table:table-cell office:value-type="float" office:value="6.5078202797" calcext:value-type="float">
            <text:p>6.5078202797</text:p>
          </table:table-cell>
          <table:table-cell table:formula="of:=POWER([.C167]-6.75;2)" office:value-type="float" office:value="0.0586510169245863" calcext:value-type="float">
            <text:p>0.05865101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067469" calcext:value-type="float">
            <text:p>6.067469</text:p>
          </table:table-cell>
          <table:table-cell office:value-type="float" office:value="6.5101019237" calcext:value-type="float">
            <text:p>6.5101019237</text:p>
          </table:table-cell>
          <table:table-cell table:formula="of:=POWER([.C168]-6.75;2)" office:value-type="float" office:value="0.0575510870124408" calcext:value-type="float">
            <text:p>0.05755108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039365" calcext:value-type="float">
            <text:p>6.039365</text:p>
          </table:table-cell>
          <table:table-cell office:value-type="float" office:value="6.5127818559" calcext:value-type="float">
            <text:p>6.5127818559</text:p>
          </table:table-cell>
          <table:table-cell table:formula="of:=POWER([.C169]-6.75;2)" office:value-type="float" office:value="0.0562724478902483" calcext:value-type="float">
            <text:p>0.056272447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032925" calcext:value-type="float">
            <text:p>6.032925</text:p>
          </table:table-cell>
          <table:table-cell office:value-type="float" office:value="6.5155047627" calcext:value-type="float">
            <text:p>6.5155047627</text:p>
          </table:table-cell>
          <table:table-cell table:formula="of:=POWER([.C170]-6.75;2)" office:value-type="float" office:value="0.0549880163163833" calcext:value-type="float">
            <text:p>0.054988016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047813" calcext:value-type="float">
            <text:p>6.047813</text:p>
          </table:table-cell>
          <table:table-cell office:value-type="float" office:value="6.5178937627" calcext:value-type="float">
            <text:p>6.5178937627</text:p>
          </table:table-cell>
          <table:table-cell table:formula="of:=POWER([.C171]-6.75;2)" office:value-type="float" office:value="0.0538733053935639" calcext:value-type="float">
            <text:p>0.05387330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079042" calcext:value-type="float">
            <text:p>6.079042</text:p>
          </table:table-cell>
          <table:table-cell office:value-type="float" office:value="6.5196187627" calcext:value-type="float">
            <text:p>6.5196187627</text:p>
          </table:table-cell>
          <table:table-cell table:formula="of:=POWER([.C172]-6.75;2)" office:value-type="float" office:value="0.0530755144998787" calcext:value-type="float">
            <text:p>0.053075514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118173" calcext:value-type="float">
            <text:p>6.118173</text:p>
          </table:table-cell>
          <table:table-cell office:value-type="float" office:value="6.5204558475" calcext:value-type="float">
            <text:p>6.5204558475</text:p>
          </table:table-cell>
          <table:table-cell table:formula="of:=POWER([.C173]-6.75;2)" office:value-type="float" office:value="0.0526905179469432" calcext:value-type="float">
            <text:p>0.052690517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15521" calcext:value-type="float">
            <text:p>6.15521</text:p>
          </table:table-cell>
          <table:table-cell office:value-type="float" office:value="6.5203271525" calcext:value-type="float">
            <text:p>6.5203271525</text:p>
          </table:table-cell>
          <table:table-cell table:formula="of:=POWER([.C174]-6.75;2)" office:value-type="float" office:value="0.0527496168787582" calcext:value-type="float">
            <text:p>0.052749616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180302" calcext:value-type="float">
            <text:p>6.180302</text:p>
          </table:table-cell>
          <table:table-cell office:value-type="float" office:value="6.5193178983" calcext:value-type="float">
            <text:p>6.5193178983</text:p>
          </table:table-cell>
          <table:table-cell table:formula="of:=POWER([.C175]-6.75;2)" office:value-type="float" office:value="0.0532142320447293" calcext:value-type="float">
            <text:p>0.05321423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8468" calcext:value-type="float">
            <text:p>6.18468</text:p>
          </table:table-cell>
          <table:table-cell office:value-type="float" office:value="6.517673339" calcext:value-type="float">
            <text:p>6.517673339</text:p>
          </table:table-cell>
          <table:table-cell table:formula="of:=POWER([.C176]-6.75;2)" office:value-type="float" office:value="0.053975677411409" calcext:value-type="float">
            <text:p>0.053975677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60511" calcext:value-type="float">
            <text:p>6.160511</text:p>
          </table:table-cell>
          <table:table-cell office:value-type="float" office:value="6.5157803136" calcext:value-type="float">
            <text:p>6.5157803136</text:p>
          </table:table-cell>
          <table:table-cell table:formula="of:=POWER([.C177]-6.75;2)" office:value-type="float" office:value="0.0548588614973145" calcext:value-type="float">
            <text:p>0.054858861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09903" calcext:value-type="float">
            <text:p>6.09903</text:p>
          </table:table-cell>
          <table:table-cell office:value-type="float" office:value="6.5141396271" calcext:value-type="float">
            <text:p>6.5141396271</text:p>
          </table:table-cell>
          <table:table-cell table:formula="of:=POWER([.C178]-6.75;2)" office:value-type="float" office:value="0.0556301155045268" calcext:value-type="float">
            <text:p>0.055630115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98381" calcext:value-type="float">
            <text:p>5.98381</text:p>
          </table:table-cell>
          <table:table-cell office:value-type="float" office:value="6.5133449746" calcext:value-type="float">
            <text:p>6.5133449746</text:p>
          </table:table-cell>
          <table:table-cell table:formula="of:=POWER([.C179]-6.75;2)" office:value-type="float" office:value="0.0560056010470747" calcext:value-type="float">
            <text:p>0.05600560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760046" calcext:value-type="float">
            <text:p>5.760046</text:p>
          </table:table-cell>
          <table:table-cell office:value-type="float" office:value="6.5141240932" calcext:value-type="float">
            <text:p>6.5141240932</text:p>
          </table:table-cell>
          <table:table-cell table:formula="of:=POWER([.C180]-6.75;2)" office:value-type="float" office:value="0.0556374434087225" calcext:value-type="float">
            <text:p>0.055637443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040375" calcext:value-type="float">
            <text:p>5.040375</text:p>
          </table:table-cell>
          <table:table-cell office:value-type="float" office:value="6.5177184153" calcext:value-type="float">
            <text:p>6.5177184153</text:p>
          </table:table-cell>
          <table:table-cell table:formula="of:=POWER([.C181]-6.75;2)" office:value-type="float" office:value="0.0539547345907432" calcext:value-type="float">
            <text:p>0.053954734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959675" calcext:value-type="float">
            <text:p>8.959675</text:p>
          </table:table-cell>
          <table:table-cell office:value-type="float" office:value="6.5305682542" calcext:value-type="float">
            <text:p>6.5305682542</text:p>
          </table:table-cell>
          <table:table-cell table:formula="of:=POWER([.C182]-6.75;2)" office:value-type="float" office:value="0.0481502910648357" calcext:value-type="float">
            <text:p>0.048150291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43222" calcext:value-type="float">
            <text:p>6.643222</text:p>
          </table:table-cell>
          <table:table-cell office:value-type="float" office:value="6.5066088644" calcext:value-type="float">
            <text:p>6.5066088644</text:p>
          </table:table-cell>
          <table:table-cell table:formula="of:=POWER([.C183]-6.75;2)" office:value-type="float" office:value="0.0592392448886574" calcext:value-type="float">
            <text:p>0.0592392449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325747" calcext:value-type="float">
            <text:p>6.325747</text:p>
          </table:table-cell>
          <table:table-cell office:value-type="float" office:value="6.5034196864" calcext:value-type="float">
            <text:p>6.5034196864</text:p>
          </table:table-cell>
          <table:table-cell table:formula="of:=POWER([.C184]-6.75;2)" office:value-type="float" office:value="0.0608018510550743" calcext:value-type="float">
            <text:p>0.060801851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90874" calcext:value-type="float">
            <text:p>6.190874</text:p>
          </table:table-cell>
          <table:table-cell office:value-type="float" office:value="6.5034277712" calcext:value-type="float">
            <text:p>6.5034277712</text:p>
          </table:table-cell>
          <table:table-cell table:formula="of:=POWER([.C185]-6.75;2)" office:value-type="float" office:value="0.0607978640153995" calcext:value-type="float">
            <text:p>0.0607978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125744" calcext:value-type="float">
            <text:p>6.125744</text:p>
          </table:table-cell>
          <table:table-cell office:value-type="float" office:value="6.5048207034" calcext:value-type="float">
            <text:p>6.5048207034</text:p>
          </table:table-cell>
          <table:table-cell table:formula="of:=POWER([.C186]-6.75;2)" office:value-type="float" office:value="0.0601128874812707" calcext:value-type="float">
            <text:p>0.060112887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00773" calcext:value-type="float">
            <text:p>6.100773</text:p>
          </table:table-cell>
          <table:table-cell office:value-type="float" office:value="6.5068221695" calcext:value-type="float">
            <text:p>6.5068221695</text:p>
          </table:table-cell>
          <table:table-cell table:formula="of:=POWER([.C187]-6.75;2)" office:value-type="float" office:value="0.0591354572466866" calcext:value-type="float">
            <text:p>0.059135457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100674" calcext:value-type="float">
            <text:p>6.100674</text:p>
          </table:table-cell>
          <table:table-cell office:value-type="float" office:value="6.5089554831" calcext:value-type="float">
            <text:p>6.5089554831</text:p>
          </table:table-cell>
          <table:table-cell table:formula="of:=POWER([.C188]-6.75;2)" office:value-type="float" office:value="0.0581024591275543" calcext:value-type="float">
            <text:p>0.058102459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113611" calcext:value-type="float">
            <text:p>6.113611</text:p>
          </table:table-cell>
          <table:table-cell office:value-type="float" office:value="6.5109066017" calcext:value-type="float">
            <text:p>6.5109066017</text:p>
          </table:table-cell>
          <table:table-cell table:formula="of:=POWER([.C189]-6.75;2)" office:value-type="float" office:value="0.0571656531106423" calcext:value-type="float">
            <text:p>0.057165653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129844" calcext:value-type="float">
            <text:p>6.129844</text:p>
          </table:table-cell>
          <table:table-cell office:value-type="float" office:value="6.5124796525" calcext:value-type="float">
            <text:p>6.5124796525</text:p>
          </table:table-cell>
          <table:table-cell table:formula="of:=POWER([.C190]-6.75;2)" office:value-type="float" office:value="0.0564159154765209" calcext:value-type="float">
            <text:p>0.05641591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142669" calcext:value-type="float">
            <text:p>6.142669</text:p>
          </table:table-cell>
          <table:table-cell office:value-type="float" office:value="6.5135718983" calcext:value-type="float">
            <text:p>6.5135718983</text:p>
          </table:table-cell>
          <table:table-cell table:formula="of:=POWER([.C191]-6.75;2)" office:value-type="float" office:value="0.0558982472734654" calcext:value-type="float">
            <text:p>0.055898247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149489" calcext:value-type="float">
            <text:p>6.149489</text:p>
          </table:table-cell>
          <table:table-cell office:value-type="float" office:value="6.514155822" calcext:value-type="float">
            <text:p>6.514155822</text:p>
          </table:table-cell>
          <table:table-cell table:formula="of:=POWER([.C192]-6.75;2)" office:value-type="float" office:value="0.0556224762964956" calcext:value-type="float">
            <text:p>0.055622476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152036" calcext:value-type="float">
            <text:p>6.152036</text:p>
          </table:table-cell>
          <table:table-cell office:value-type="float" office:value="6.5142662797" calcext:value-type="float">
            <text:p>6.5142662797</text:p>
          </table:table-cell>
          <table:table-cell table:formula="of:=POWER([.C193]-6.75;2)" office:value-type="float" office:value="0.0555703868864786" calcext:value-type="float">
            <text:p>0.055570386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155333" calcext:value-type="float">
            <text:p>6.155333</text:p>
          </table:table-cell>
          <table:table-cell office:value-type="float" office:value="6.5139893559" calcext:value-type="float">
            <text:p>6.5139893559</text:p>
          </table:table-cell>
          <table:table-cell table:formula="of:=POWER([.C194]-6.75;2)" office:value-type="float" office:value="0.055701024128497" calcext:value-type="float">
            <text:p>0.055701024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165556" calcext:value-type="float">
            <text:p>6.165556</text:p>
          </table:table-cell>
          <table:table-cell office:value-type="float" office:value="6.5134475847" calcext:value-type="float">
            <text:p>6.5134475847</text:p>
          </table:table-cell>
          <table:table-cell table:formula="of:=POWER([.C195]-6.75;2)" office:value-type="float" office:value="0.0559570451842638" calcext:value-type="float">
            <text:p>0.05595704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187495" calcext:value-type="float">
            <text:p>6.187495</text:p>
          </table:table-cell>
          <table:table-cell office:value-type="float" office:value="6.5127775424" calcext:value-type="float">
            <text:p>6.5127775424</text:p>
          </table:table-cell>
          <table:table-cell table:formula="of:=POWER([.C196]-6.75;2)" office:value-type="float" office:value="0.0562744943897837" calcext:value-type="float">
            <text:p>0.056274494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222574" calcext:value-type="float">
            <text:p>6.222574</text:p>
          </table:table-cell>
          <table:table-cell office:value-type="float" office:value="6.5121014068" calcext:value-type="float">
            <text:p>6.5121014068</text:p>
          </table:table-cell>
          <table:table-cell table:formula="of:=POWER([.C197]-6.75;2)" office:value-type="float" office:value="0.056595740646539" calcext:value-type="float">
            <text:p>0.056595740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268257" calcext:value-type="float">
            <text:p>6.268257</text:p>
          </table:table-cell>
          <table:table-cell office:value-type="float" office:value="6.5115005339" calcext:value-type="float">
            <text:p>6.5115005339</text:p>
          </table:table-cell>
          <table:table-cell table:formula="of:=POWER([.C198]-6.75;2)" office:value-type="float" office:value="0.0568819953299852" calcext:value-type="float">
            <text:p>0.056881995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318984" calcext:value-type="float">
            <text:p>6.318984</text:p>
          </table:table-cell>
          <table:table-cell office:value-type="float" office:value="6.5110009576" calcext:value-type="float">
            <text:p>6.5110009576</text:p>
          </table:table-cell>
          <table:table-cell table:formula="of:=POWER([.C199]-6.75;2)" office:value-type="float" office:value="0.0571205422681169" calcext:value-type="float">
            <text:p>0.057120542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368099" calcext:value-type="float">
            <text:p>6.368099</text:p>
          </table:table-cell>
          <table:table-cell office:value-type="float" office:value="6.5105763729" calcext:value-type="float">
            <text:p>6.5105763729</text:p>
          </table:table-cell>
          <table:table-cell table:formula="of:=POWER([.C200]-6.75;2)" office:value-type="float" office:value="0.0573236732137198" calcext:value-type="float">
            <text:p>0.05732367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09864" calcext:value-type="float">
            <text:p>6.409864</text:p>
          </table:table-cell>
          <table:table-cell office:value-type="float" office:value="6.5101664661" calcext:value-type="float">
            <text:p>6.5101664661</text:p>
          </table:table-cell>
          <table:table-cell table:formula="of:=POWER([.C201]-6.75;2)" office:value-type="float" office:value="0.0575201239829623" calcext:value-type="float">
            <text:p>0.05752012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440836" calcext:value-type="float">
            <text:p>6.440836</text:p>
          </table:table-cell>
          <table:table-cell office:value-type="float" office:value="6.5097032627" calcext:value-type="float">
            <text:p>6.5097032627</text:p>
          </table:table-cell>
          <table:table-cell table:formula="of:=POWER([.C202]-6.75;2)" office:value-type="float" office:value="0.057742521957025" calcext:value-type="float">
            <text:p>0.05774252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460296" calcext:value-type="float">
            <text:p>6.460296</text:p>
          </table:table-cell>
          <table:table-cell office:value-type="float" office:value="6.5091366864" calcext:value-type="float">
            <text:p>6.5091366864</text:p>
          </table:table-cell>
          <table:table-cell table:formula="of:=POWER([.C203]-6.75;2)" office:value-type="float" office:value="0.0580151358383721" calcext:value-type="float">
            <text:p>0.058015135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469873" calcext:value-type="float">
            <text:p>6.469873</text:p>
          </table:table-cell>
          <table:table-cell office:value-type="float" office:value="6.5084527373" calcext:value-type="float">
            <text:p>6.5084527373</text:p>
          </table:table-cell>
          <table:table-cell table:formula="of:=POWER([.C204]-6.75;2)" office:value-type="float" office:value="0.0583450801178629" calcext:value-type="float">
            <text:p>0.058345080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472715" calcext:value-type="float">
            <text:p>6.472715</text:p>
          </table:table-cell>
          <table:table-cell office:value-type="float" office:value="6.5076803644" calcext:value-type="float">
            <text:p>6.5076803644</text:p>
          </table:table-cell>
          <table:table-cell table:formula="of:=POWER([.C205]-6.75;2)" office:value-type="float" office:value="0.058718805797317" calcext:value-type="float">
            <text:p>0.058718805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472557" calcext:value-type="float">
            <text:p>6.472557</text:p>
          </table:table-cell>
          <table:table-cell office:value-type="float" office:value="6.5068861441" calcext:value-type="float">
            <text:p>6.5068861441</text:p>
          </table:table-cell>
          <table:table-cell table:formula="of:=POWER([.C206]-6.75;2)" office:value-type="float" office:value="0.0591043469305659" calcext:value-type="float">
            <text:p>0.059104346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72905" calcext:value-type="float">
            <text:p>6.472905</text:p>
          </table:table-cell>
          <table:table-cell office:value-type="float" office:value="6.5061588305" calcext:value-type="float">
            <text:p>6.5061588305</text:p>
          </table:table-cell>
          <table:table-cell table:formula="of:=POWER([.C207]-6.75;2)" office:value-type="float" office:value="0.0594585159431275" calcext:value-type="float">
            <text:p>0.059458515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76412" calcext:value-type="float">
            <text:p>6.476412</text:p>
          </table:table-cell>
          <table:table-cell office:value-type="float" office:value="6.5055880847" calcext:value-type="float">
            <text:p>6.5055880847</text:p>
          </table:table-cell>
          <table:table-cell table:formula="of:=POWER([.C208]-6.75;2)" office:value-type="float" office:value="0.0597371843406142" calcext:value-type="float">
            <text:p>0.059737184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484448" calcext:value-type="float">
            <text:p>6.484448</text:p>
          </table:table-cell>
          <table:table-cell office:value-type="float" office:value="6.5052433051" calcext:value-type="float">
            <text:p>6.5052433051</text:p>
          </table:table-cell>
          <table:table-cell table:formula="of:=POWER([.C209]-6.75;2)" office:value-type="float" office:value="0.0599058396983715" calcext:value-type="float">
            <text:p>0.059905839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496935" calcext:value-type="float">
            <text:p>6.496935</text:p>
          </table:table-cell>
          <table:table-cell office:value-type="float" office:value="6.505158178" calcext:value-type="float">
            <text:p>6.505158178</text:p>
          </table:table-cell>
          <table:table-cell table:formula="of:=POWER([.C210]-6.75;2)" office:value-type="float" office:value="0.0599475178002795" calcext:value-type="float">
            <text:p>0.059947517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12491" calcext:value-type="float">
            <text:p>6.512491</text:p>
          </table:table-cell>
          <table:table-cell office:value-type="float" office:value="6.5053245763" calcext:value-type="float">
            <text:p>6.5053245763</text:p>
          </table:table-cell>
          <table:table-cell table:formula="of:=POWER([.C211]-6.75;2)" office:value-type="float" office:value="0.0598660629627747" calcext:value-type="float">
            <text:p>0.05986606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28968" calcext:value-type="float">
            <text:p>6.528968</text:p>
          </table:table-cell>
          <table:table-cell office:value-type="float" office:value="6.5056967542" calcext:value-type="float">
            <text:p>6.5056967542</text:p>
          </table:table-cell>
          <table:table-cell table:formula="of:=POWER([.C212]-6.75;2)" office:value-type="float" office:value="0.0596840759084154" calcext:value-type="float">
            <text:p>0.059684075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544257" calcext:value-type="float">
            <text:p>6.544257</text:p>
          </table:table-cell>
          <table:table-cell office:value-type="float" office:value="6.5062035" calcext:value-type="float">
            <text:p>6.5062035</text:p>
          </table:table-cell>
          <table:table-cell table:formula="of:=POWER([.C213]-6.75;2)" office:value-type="float" office:value="0.0594367334122501" calcext:value-type="float">
            <text:p>0.059436733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557139" calcext:value-type="float">
            <text:p>6.557139</text:p>
          </table:table-cell>
          <table:table-cell office:value-type="float" office:value="6.506764161" calcext:value-type="float">
            <text:p>6.506764161</text:p>
          </table:table-cell>
          <table:table-cell table:formula="of:=POWER([.C214]-6.75;2)" office:value-type="float" office:value="0.0591636733740342" calcext:value-type="float">
            <text:p>0.059163673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567858" calcext:value-type="float">
            <text:p>6.567858</text:p>
          </table:table-cell>
          <table:table-cell office:value-type="float" office:value="6.5073037881" calcext:value-type="float">
            <text:p>6.5073037881</text:p>
          </table:table-cell>
          <table:table-cell table:formula="of:=POWER([.C215]-6.75;2)" office:value-type="float" office:value="0.0589014512706098" calcext:value-type="float">
            <text:p>0.058901451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78142" calcext:value-type="float">
            <text:p>6.578142</text:p>
          </table:table-cell>
          <table:table-cell office:value-type="float" office:value="6.5077634153" calcext:value-type="float">
            <text:p>6.5077634153</text:p>
          </table:table-cell>
          <table:table-cell table:formula="of:=POWER([.C216]-6.75;2)" office:value-type="float" office:value="0.0586785629671201" calcext:value-type="float">
            <text:p>0.05867856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590604" calcext:value-type="float">
            <text:p>6.590604</text:p>
          </table:table-cell>
          <table:table-cell office:value-type="float" office:value="6.5081037627" calcext:value-type="float">
            <text:p>6.5081037627</text:p>
          </table:table-cell>
          <table:table-cell table:formula="of:=POWER([.C217]-6.75;2)" office:value-type="float" office:value="0.0585137896198978" calcext:value-type="float">
            <text:p>0.058513789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07699" calcext:value-type="float">
            <text:p>6.607699</text:p>
          </table:table-cell>
          <table:table-cell office:value-type="float" office:value="6.5083027712" calcext:value-type="float">
            <text:p>6.5083027712</text:p>
          </table:table-cell>
          <table:table-cell table:formula="of:=POWER([.C218]-6.75;2)" office:value-type="float" office:value="0.0584175504095994" calcext:value-type="float">
            <text:p>0.058417550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30632" calcext:value-type="float">
            <text:p>6.630632</text:p>
          </table:table-cell>
          <table:table-cell office:value-type="float" office:value="6.5083498729" calcext:value-type="float">
            <text:p>6.5083498729</text:p>
          </table:table-cell>
          <table:table-cell table:formula="of:=POWER([.C219]-6.75;2)" office:value-type="float" office:value="0.058394783927446" calcext:value-type="float">
            <text:p>0.0583947839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658666" calcext:value-type="float">
            <text:p>6.658666</text:p>
          </table:table-cell>
          <table:table-cell office:value-type="float" office:value="6.5082405593" calcext:value-type="float">
            <text:p>6.5082405593</text:p>
          </table:table-cell>
          <table:table-cell table:formula="of:=POWER([.C220]-6.75;2)" office:value-type="float" office:value="0.0584476271675769" calcext:value-type="float">
            <text:p>0.05844762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689152" calcext:value-type="float">
            <text:p>6.689152</text:p>
          </table:table-cell>
          <table:table-cell office:value-type="float" office:value="6.5079744322" calcext:value-type="float">
            <text:p>6.5079744322</text:p>
          </table:table-cell>
          <table:table-cell table:formula="of:=POWER([.C221]-6.75;2)" office:value-type="float" office:value="0.0585763754689123" calcext:value-type="float">
            <text:p>0.058576375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18287" calcext:value-type="float">
            <text:p>6.718287</text:p>
          </table:table-cell>
          <table:table-cell office:value-type="float" office:value="6.5075576441" calcext:value-type="float">
            <text:p>6.5075576441</text:p>
          </table:table-cell>
          <table:table-cell table:formula="of:=POWER([.C222]-6.75;2)" office:value-type="float" office:value="0.0587782959343421" calcext:value-type="float">
            <text:p>0.058778295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742306" calcext:value-type="float">
            <text:p>6.742306</text:p>
          </table:table-cell>
          <table:table-cell office:value-type="float" office:value="6.507008678" calcext:value-type="float">
            <text:p>6.507008678</text:p>
          </table:table-cell>
          <table:table-cell table:formula="of:=POWER([.C223]-6.75;2)" office:value-type="float" office:value="0.0590447825673077" calcext:value-type="float">
            <text:p>0.05904478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758658" calcext:value-type="float">
            <text:p>6.758658</text:p>
          </table:table-cell>
          <table:table-cell office:value-type="float" office:value="6.5063647966" calcext:value-type="float">
            <text:p>6.5063647966</text:p>
          </table:table-cell>
          <table:table-cell table:formula="of:=POWER([.C224]-6.75;2)" office:value-type="float" office:value="0.0593581123357595" calcext:value-type="float">
            <text:p>0.05935811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766762" calcext:value-type="float">
            <text:p>6.766762</text:p>
          </table:table-cell>
          <table:table-cell office:value-type="float" office:value="6.5056862627" calcext:value-type="float">
            <text:p>6.5056862627</text:p>
          </table:table-cell>
          <table:table-cell table:formula="of:=POWER([.C225]-6.75;2)" office:value-type="float" office:value="0.0596892022334933" calcext:value-type="float">
            <text:p>0.059689202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6813" calcext:value-type="float">
            <text:p>6.76813</text:p>
          </table:table-cell>
          <table:table-cell office:value-type="float" office:value="6.5050556441" calcext:value-type="float">
            <text:p>6.5050556441</text:p>
          </table:table-cell>
          <table:table-cell table:formula="of:=POWER([.C226]-6.75;2)" office:value-type="float" office:value="0.0599977374872656" calcext:value-type="float">
            <text:p>0.059997737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65866" calcext:value-type="float">
            <text:p>6.765866</text:p>
          </table:table-cell>
          <table:table-cell office:value-type="float" office:value="6.5045702542" calcext:value-type="float">
            <text:p>6.5045702542</text:p>
          </table:table-cell>
          <table:table-cell table:formula="of:=POWER([.C227]-6.75;2)" office:value-type="float" office:value="0.0602357601234527" calcext:value-type="float">
            <text:p>0.060235760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63747" calcext:value-type="float">
            <text:p>6.763747</text:p>
          </table:table-cell>
          <table:table-cell office:value-type="float" office:value="6.5043273136" calcext:value-type="float">
            <text:p>6.5043273136</text:p>
          </table:table-cell>
          <table:table-cell table:formula="of:=POWER([.C228]-6.75;2)" office:value-type="float" office:value="0.0603550688429927" calcext:value-type="float">
            <text:p>0.060355068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6516" calcext:value-type="float">
            <text:p>6.76516</text:p>
          </table:table-cell>
          <table:table-cell office:value-type="float" office:value="6.5044037881" calcext:value-type="float">
            <text:p>6.5044037881</text:p>
          </table:table-cell>
          <table:table-cell table:formula="of:=POWER([.C229]-6.75;2)" office:value-type="float" office:value="0.0603174992996296" calcext:value-type="float">
            <text:p>0.060317499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72217" calcext:value-type="float">
            <text:p>6.772217</text:p>
          </table:table-cell>
          <table:table-cell office:value-type="float" office:value="6.5048362627" calcext:value-type="float">
            <text:p>6.5048362627</text:p>
          </table:table-cell>
          <table:table-cell table:formula="of:=POWER([.C230]-6.75;2)" office:value-type="float" office:value="0.0601052580869036" calcext:value-type="float">
            <text:p>0.060105258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85274" calcext:value-type="float">
            <text:p>6.785274</text:p>
          </table:table-cell>
          <table:table-cell office:value-type="float" office:value="6.5056077966" calcext:value-type="float">
            <text:p>6.5056077966</text:p>
          </table:table-cell>
          <table:table-cell table:formula="of:=POWER([.C231]-6.75;2)" office:value-type="float" office:value="0.0597275490827071" calcext:value-type="float">
            <text:p>0.059727549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02989" calcext:value-type="float">
            <text:p>6.802989</text:p>
          </table:table-cell>
          <table:table-cell office:value-type="float" office:value="6.5066475847" calcext:value-type="float">
            <text:p>6.5066475847</text:p>
          </table:table-cell>
          <table:table-cell table:formula="of:=POWER([.C232]-6.75;2)" office:value-type="float" office:value="0.0592203980323439" calcext:value-type="float">
            <text:p>0.05922039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22837" calcext:value-type="float">
            <text:p>6.822837</text:p>
          </table:table-cell>
          <table:table-cell office:value-type="float" office:value="6.507844822" calcext:value-type="float">
            <text:p>6.507844822</text:p>
          </table:table-cell>
          <table:table-cell table:formula="of:=POWER([.C233]-6.75;2)" office:value-type="float" office:value="0.0586391302322117" calcext:value-type="float">
            <text:p>0.058639130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41907" calcext:value-type="float">
            <text:p>6.841907</text:p>
          </table:table-cell>
          <table:table-cell office:value-type="float" office:value="6.5090728729" calcext:value-type="float">
            <text:p>6.5090728729</text:p>
          </table:table-cell>
          <table:table-cell table:formula="of:=POWER([.C234]-6.75;2)" office:value-type="float" office:value="0.0580458805726595" calcext:value-type="float">
            <text:p>0.058045880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57669" calcext:value-type="float">
            <text:p>6.857669</text:p>
          </table:table-cell>
          <table:table-cell office:value-type="float" office:value="6.5102160508" calcext:value-type="float">
            <text:p>6.5102160508</text:p>
          </table:table-cell>
          <table:table-cell table:formula="of:=POWER([.C235]-6.75;2)" office:value-type="float" office:value="0.057496342293948" calcext:value-type="float">
            <text:p>0.057496342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68499" calcext:value-type="float">
            <text:p>6.868499</text:p>
          </table:table-cell>
          <table:table-cell office:value-type="float" office:value="6.5111911864" calcext:value-type="float">
            <text:p>6.5111911864</text:p>
          </table:table-cell>
          <table:table-cell table:formula="of:=POWER([.C236]-6.75;2)" office:value-type="float" office:value="0.0570296494530397" calcext:value-type="float">
            <text:p>0.057029649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73828" calcext:value-type="float">
            <text:p>6.873828</text:p>
          </table:table-cell>
          <table:table-cell office:value-type="float" office:value="6.5119584831" calcext:value-type="float">
            <text:p>6.5119584831</text:p>
          </table:table-cell>
          <table:table-cell table:formula="of:=POWER([.C237]-6.75;2)" office:value-type="float" office:value="0.056663763768053" calcext:value-type="float">
            <text:p>0.05666376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73985" calcext:value-type="float">
            <text:p>6.873985</text:p>
          </table:table-cell>
          <table:table-cell office:value-type="float" office:value="6.5125203729" calcext:value-type="float">
            <text:p>6.5125203729</text:p>
          </table:table-cell>
          <table:table-cell table:formula="of:=POWER([.C238]-6.75;2)" office:value-type="float" office:value="0.056396573287555" calcext:value-type="float">
            <text:p>0.0563965733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69904" calcext:value-type="float">
            <text:p>6.869904</text:p>
          </table:table-cell>
          <table:table-cell office:value-type="float" office:value="6.5129108305" calcext:value-type="float">
            <text:p>6.5129108305</text:p>
          </table:table-cell>
          <table:table-cell table:formula="of:=POWER([.C239]-6.75;2)" office:value-type="float" office:value="0.0562112742941997" calcext:value-type="float">
            <text:p>0.056211274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62853" calcext:value-type="float">
            <text:p>6.862853</text:p>
          </table:table-cell>
          <table:table-cell office:value-type="float" office:value="6.5131796949" calcext:value-type="float">
            <text:p>6.5131796949</text:p>
          </table:table-cell>
          <table:table-cell table:formula="of:=POWER([.C240]-6.75;2)" office:value-type="float" office:value="0.0560838569076572" calcext:value-type="float">
            <text:p>0.056083856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5426" calcext:value-type="float">
            <text:p>6.85426</text:p>
          </table:table-cell>
          <table:table-cell office:value-type="float" office:value="6.5133768475" calcext:value-type="float">
            <text:p>6.5133768475</text:p>
          </table:table-cell>
          <table:table-cell table:formula="of:=POWER([.C241]-6.75;2)" office:value-type="float" office:value="0.0559905162990382" calcext:value-type="float">
            <text:p>0.055990516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45586" calcext:value-type="float">
            <text:p>6.845586</text:p>
          </table:table-cell>
          <table:table-cell office:value-type="float" office:value="6.5135399831" calcext:value-type="float">
            <text:p>6.5135399831</text:p>
          </table:table-cell>
          <table:table-cell table:formula="of:=POWER([.C242]-6.75;2)" office:value-type="float" office:value="0.0559133395923482" calcext:value-type="float">
            <text:p>0.055913339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38145" calcext:value-type="float">
            <text:p>6.838145</text:p>
          </table:table-cell>
          <table:table-cell office:value-type="float" office:value="6.5136878814" calcext:value-type="float">
            <text:p>6.5136878814</text:p>
          </table:table-cell>
          <table:table-cell table:formula="of:=POWER([.C243]-6.75;2)" office:value-type="float" office:value="0.0558434173972204" calcext:value-type="float">
            <text:p>0.055843417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32847" calcext:value-type="float">
            <text:p>6.832847</text:p>
          </table:table-cell>
          <table:table-cell office:value-type="float" office:value="6.5138196356" calcext:value-type="float">
            <text:p>6.5138196356</text:p>
          </table:table-cell>
          <table:table-cell table:formula="of:=POWER([.C244]-6.75;2)" office:value-type="float" office:value="0.0557811645281168" calcext:value-type="float">
            <text:p>0.05578116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29903" calcext:value-type="float">
            <text:p>6.829903</text:p>
          </table:table-cell>
          <table:table-cell office:value-type="float" office:value="6.5139188729" calcext:value-type="float">
            <text:p>6.5139188729</text:p>
          </table:table-cell>
          <table:table-cell table:formula="of:=POWER([.C245]-6.75;2)" office:value-type="float" office:value="0.0557342985728065" calcext:value-type="float">
            <text:p>0.055734298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828677" calcext:value-type="float">
            <text:p>6.828677</text:p>
          </table:table-cell>
          <table:table-cell office:value-type="float" office:value="6.5139617203" calcext:value-type="float">
            <text:p>6.5139617203</text:p>
          </table:table-cell>
          <table:table-cell table:formula="of:=POWER([.C246]-6.75;2)" office:value-type="float" office:value="0.0557140694837353" calcext:value-type="float">
            <text:p>0.055714069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827783" calcext:value-type="float">
            <text:p>6.827783</text:p>
          </table:table-cell>
          <table:table-cell office:value-type="float" office:value="6.5139261949" calcext:value-type="float">
            <text:p>6.5139261949</text:p>
          </table:table-cell>
          <table:table-cell table:formula="of:=POWER([.C247]-6.75;2)" office:value-type="float" office:value="0.0557308414543929" calcext:value-type="float">
            <text:p>0.055730841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825475" calcext:value-type="float">
            <text:p>6.825475</text:p>
          </table:table-cell>
          <table:table-cell office:value-type="float" office:value="6.5138010254" calcext:value-type="float">
            <text:p>6.5138010254</text:p>
          </table:table-cell>
          <table:table-cell table:formula="of:=POWER([.C248]-6.75;2)" office:value-type="float" office:value="0.0557899556020913" calcext:value-type="float">
            <text:p>0.05578995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820185" calcext:value-type="float">
            <text:p>6.820185</text:p>
          </table:table-cell>
          <table:table-cell office:value-type="float" office:value="6.5135917034" calcext:value-type="float">
            <text:p>6.5135917034</text:p>
          </table:table-cell>
          <table:table-cell table:formula="of:=POWER([.C249]-6.75;2)" office:value-type="float" office:value="0.0558888827013134" calcext:value-type="float">
            <text:p>0.055888882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811007" calcext:value-type="float">
            <text:p>6.811007</text:p>
          </table:table-cell>
          <table:table-cell office:value-type="float" office:value="6.5133224068" calcext:value-type="float">
            <text:p>6.5133224068</text:p>
          </table:table-cell>
          <table:table-cell table:formula="of:=POWER([.C250]-6.75;2)" office:value-type="float" office:value="0.0560162831229445" calcext:value-type="float">
            <text:p>0.056016283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97958" calcext:value-type="float">
            <text:p>6.797958</text:p>
          </table:table-cell>
          <table:table-cell office:value-type="float" office:value="6.5130332627" calcext:value-type="float">
            <text:p>6.5130332627</text:p>
          </table:table-cell>
          <table:table-cell table:formula="of:=POWER([.C251]-6.75;2)" office:value-type="float" office:value="0.056153234586607" calcext:value-type="float">
            <text:p>0.056153234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81921" calcext:value-type="float">
            <text:p>6.781921</text:p>
          </table:table-cell>
          <table:table-cell office:value-type="float" office:value="6.5127731949" calcext:value-type="float">
            <text:p>6.5127731949</text:p>
          </table:table-cell>
          <table:table-cell table:formula="of:=POWER([.C252]-6.75;2)" office:value-type="float" office:value="0.0562765570579533" calcext:value-type="float">
            <text:p>0.056276557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64343" calcext:value-type="float">
            <text:p>6.764343</text:p>
          </table:table-cell>
          <table:table-cell office:value-type="float" office:value="6.5125897288" calcext:value-type="float">
            <text:p>6.5125897288</text:p>
          </table:table-cell>
          <table:table-cell table:formula="of:=POWER([.C253]-6.75;2)" office:value-type="float" office:value="0.0563636368712575" calcext:value-type="float">
            <text:p>0.056363636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46813" calcext:value-type="float">
            <text:p>6.746813</text:p>
          </table:table-cell>
          <table:table-cell office:value-type="float" office:value="6.5125178051" calcext:value-type="float">
            <text:p>6.5125178051</text:p>
          </table:table-cell>
          <table:table-cell table:formula="of:=POWER([.C254]-6.75;2)" office:value-type="float" office:value="0.0563977928945216" calcext:value-type="float">
            <text:p>0.05639779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3071" calcext:value-type="float">
            <text:p>6.73071</text:p>
          </table:table-cell>
          <table:table-cell office:value-type="float" office:value="6.5125702627" calcext:value-type="float">
            <text:p>6.5125702627</text:p>
          </table:table-cell>
          <table:table-cell table:formula="of:=POWER([.C255]-6.75;2)" office:value-type="float" office:value="0.0563728801543471" calcext:value-type="float">
            <text:p>0.056372880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16982" calcext:value-type="float">
            <text:p>6.716982</text:p>
          </table:table-cell>
          <table:table-cell office:value-type="float" office:value="6.5127325169" calcext:value-type="float">
            <text:p>6.5127325169</text:p>
          </table:table-cell>
          <table:table-cell table:formula="of:=POWER([.C256]-6.75;2)" office:value-type="float" office:value="0.0562958585366089" calcext:value-type="float">
            <text:p>0.056295858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06085" calcext:value-type="float">
            <text:p>6.706085</text:p>
          </table:table-cell>
          <table:table-cell office:value-type="float" office:value="6.5129631949" calcext:value-type="float">
            <text:p>6.5129631949</text:p>
          </table:table-cell>
          <table:table-cell table:formula="of:=POWER([.C257]-6.75;2)" office:value-type="float" office:value="0.0561864469720153" calcext:value-type="float">
            <text:p>0.05618644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697984" calcext:value-type="float">
            <text:p>6.697984</text:p>
          </table:table-cell>
          <table:table-cell office:value-type="float" office:value="6.5132010847" calcext:value-type="float">
            <text:p>6.5132010847</text:p>
          </table:table-cell>
          <table:table-cell table:formula="of:=POWER([.C258]-6.75;2)" office:value-type="float" office:value="0.0560737262872564" calcext:value-type="float">
            <text:p>0.056073726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692136" calcext:value-type="float">
            <text:p>6.692136</text:p>
          </table:table-cell>
          <table:table-cell office:value-type="float" office:value="6.5133771356" calcext:value-type="float">
            <text:p>6.5133771356</text:p>
          </table:table-cell>
          <table:table-cell table:formula="of:=POWER([.C259]-6.75;2)" office:value-type="float" office:value="0.0559903799568609" calcext:value-type="float">
            <text:p>0.0559903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87448" calcext:value-type="float">
            <text:p>6.687448</text:p>
          </table:table-cell>
          <table:table-cell office:value-type="float" office:value="6.5134289661" calcext:value-type="float">
            <text:p>6.5134289661</text:p>
          </table:table-cell>
          <table:table-cell table:formula="of:=POWER([.C260]-6.75;2)" office:value-type="float" office:value="0.0559658540805148" calcext:value-type="float">
            <text:p>0.055965854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82273" calcext:value-type="float">
            <text:p>6.682273</text:p>
          </table:table-cell>
          <table:table-cell office:value-type="float" office:value="6.5133142627" calcext:value-type="float">
            <text:p>6.5133142627</text:p>
          </table:table-cell>
          <table:table-cell table:formula="of:=POWER([.C261]-6.75;2)" office:value-type="float" office:value="0.0560201382412447" calcext:value-type="float">
            <text:p>0.056020138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674591" calcext:value-type="float">
            <text:p>6.674591</text:p>
          </table:table-cell>
          <table:table-cell office:value-type="float" office:value="6.5130199237" calcext:value-type="float">
            <text:p>6.5130199237</text:p>
          </table:table-cell>
          <table:table-cell table:formula="of:=POWER([.C262]-6.75;2)" office:value-type="float" office:value="0.0561595565631539" calcext:value-type="float">
            <text:p>0.056159556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662436" calcext:value-type="float">
            <text:p>6.662436</text:p>
          </table:table-cell>
          <table:table-cell office:value-type="float" office:value="6.5125642373" calcext:value-type="float">
            <text:p>6.5125642373</text:p>
          </table:table-cell>
          <table:table-cell table:formula="of:=POWER([.C263]-6.75;2)" office:value-type="float" office:value="0.0563757414089305" calcext:value-type="float">
            <text:p>0.056375741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644526" calcext:value-type="float">
            <text:p>6.644526</text:p>
          </table:table-cell>
          <table:table-cell office:value-type="float" office:value="6.5119916695" calcext:value-type="float">
            <text:p>6.5119916695</text:p>
          </table:table-cell>
          <table:table-cell table:formula="of:=POWER([.C264]-6.75;2)" office:value-type="float" office:value="0.056647965387397" calcext:value-type="float">
            <text:p>0.056647965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20905" calcext:value-type="float">
            <text:p>6.620905</text:p>
          </table:table-cell>
          <table:table-cell office:value-type="float" office:value="6.5113613983" calcext:value-type="float">
            <text:p>6.5113613983</text:p>
          </table:table-cell>
          <table:table-cell table:formula="of:=POWER([.C265]-6.75;2)" office:value-type="float" office:value="0.0569483822213312" calcext:value-type="float">
            <text:p>0.05694838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93273" calcext:value-type="float">
            <text:p>6.593273</text:p>
          </table:table-cell>
          <table:table-cell office:value-type="float" office:value="6.5107326695" calcext:value-type="float">
            <text:p>6.5107326695</text:p>
          </table:table-cell>
          <table:table-cell table:formula="of:=POWER([.C266]-6.75;2)" office:value-type="float" office:value="0.0572488554445961" calcext:value-type="float">
            <text:p>0.0572488554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64765" calcext:value-type="float">
            <text:p>6.564765</text:p>
          </table:table-cell>
          <table:table-cell office:value-type="float" office:value="6.5101509153" calcext:value-type="float">
            <text:p>6.5101509153</text:p>
          </table:table-cell>
          <table:table-cell table:formula="of:=POWER([.C267]-6.75;2)" office:value-type="float" office:value="0.0575275834314279" calcext:value-type="float">
            <text:p>0.057527583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39083" calcext:value-type="float">
            <text:p>6.539083</text:p>
          </table:table-cell>
          <table:table-cell office:value-type="float" office:value="6.5096386102" calcext:value-type="float">
            <text:p>6.5096386102</text:p>
          </table:table-cell>
          <table:table-cell table:formula="of:=POWER([.C268]-6.75;2)" office:value-type="float" office:value="0.0577735977065877" calcext:value-type="float">
            <text:p>0.057773597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19166" calcext:value-type="float">
            <text:p>6.519166</text:p>
          </table:table-cell>
          <table:table-cell office:value-type="float" office:value="6.5091938475" calcext:value-type="float">
            <text:p>6.5091938475</text:p>
          </table:table-cell>
          <table:table-cell table:formula="of:=POWER([.C269]-6.75;2)" office:value-type="float" office:value="0.0579876030818534" calcext:value-type="float">
            <text:p>0.057987603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05876" calcext:value-type="float">
            <text:p>6.505876</text:p>
          </table:table-cell>
          <table:table-cell office:value-type="float" office:value="6.5087979153" calcext:value-type="float">
            <text:p>6.5087979153</text:p>
          </table:table-cell>
          <table:table-cell table:formula="of:=POWER([.C270]-6.75;2)" office:value-type="float" office:value="0.0581784456636261" calcext:value-type="float">
            <text:p>0.058178445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97282" calcext:value-type="float">
            <text:p>6.497282</text:p>
          </table:table-cell>
          <table:table-cell office:value-type="float" office:value="6.508430161" calcext:value-type="float">
            <text:p>6.508430161</text:p>
          </table:table-cell>
          <table:table-cell table:formula="of:=POWER([.C271]-6.75;2)" office:value-type="float" office:value="0.0583559871144861" calcext:value-type="float">
            <text:p>0.058355987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488948" calcext:value-type="float">
            <text:p>6.488948</text:p>
          </table:table-cell>
          <table:table-cell office:value-type="float" office:value="6.5080854322" calcext:value-type="float">
            <text:p>6.5080854322</text:p>
          </table:table-cell>
          <table:table-cell table:formula="of:=POWER([.C272]-6.75;2)" office:value-type="float" office:value="0.0585226581138609" calcext:value-type="float">
            <text:p>0.058522658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475282" calcext:value-type="float">
            <text:p>6.475282</text:p>
          </table:table-cell>
          <table:table-cell office:value-type="float" office:value="6.5077877458" calcext:value-type="float">
            <text:p>6.5077877458</text:p>
          </table:table-cell>
          <table:table-cell table:formula="of:=POWER([.C273]-6.75;2)" office:value-type="float" office:value="0.0586667760846454" calcext:value-type="float">
            <text:p>0.058666776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51512" calcext:value-type="float">
            <text:p>6.451512</text:p>
          </table:table-cell>
          <table:table-cell office:value-type="float" office:value="6.5075937119" calcext:value-type="float">
            <text:p>6.5075937119</text:p>
          </table:table-cell>
          <table:table-cell table:formula="of:=POWER([.C274]-6.75;2)" office:value-type="float" office:value="0.0587608085104201" calcext:value-type="float">
            <text:p>0.058760808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415659" calcext:value-type="float">
            <text:p>6.415659</text:p>
          </table:table-cell>
          <table:table-cell office:value-type="float" office:value="6.5075821356" calcext:value-type="float">
            <text:p>6.5075821356</text:p>
          </table:table-cell>
          <table:table-cell table:formula="of:=POWER([.C275]-6.75;2)" office:value-type="float" office:value="0.0587664209802569" calcext:value-type="float">
            <text:p>0.05876642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36981" calcext:value-type="float">
            <text:p>6.36981</text:p>
          </table:table-cell>
          <table:table-cell office:value-type="float" office:value="6.507829839" calcext:value-type="float">
            <text:p>6.507829839</text:p>
          </table:table-cell>
          <table:table-cell table:formula="of:=POWER([.C276]-6.75;2)" office:value-type="float" office:value="0.0586463868787658" calcext:value-type="float">
            <text:p>0.058646386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320188" calcext:value-type="float">
            <text:p>6.320188</text:p>
          </table:table-cell>
          <table:table-cell office:value-type="float" office:value="6.5083782119" calcext:value-type="float">
            <text:p>6.5083782119</text:p>
          </table:table-cell>
          <table:table-cell table:formula="of:=POWER([.C277]-6.75;2)" office:value-type="float" office:value="0.0583810884846412" calcext:value-type="float">
            <text:p>0.058381088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27582" calcext:value-type="float">
            <text:p>6.27582</text:p>
          </table:table-cell>
          <table:table-cell office:value-type="float" office:value="6.5091994407" calcext:value-type="float">
            <text:p>6.5091994407</text:p>
          </table:table-cell>
          <table:table-cell table:formula="of:=POWER([.C278]-6.75;2)" office:value-type="float" office:value="0.0579849093591929" calcext:value-type="float">
            <text:p>0.057984909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246002" calcext:value-type="float">
            <text:p>6.246002</text:p>
          </table:table-cell>
          <table:table-cell office:value-type="float" office:value="6.5101745847" calcext:value-type="float">
            <text:p>6.5101745847</text:p>
          </table:table-cell>
          <table:table-cell table:formula="of:=POWER([.C279]-6.75;2)" office:value-type="float" office:value="0.0575162298238176" calcext:value-type="float">
            <text:p>0.057516229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237289" calcext:value-type="float">
            <text:p>6.237289</text:p>
          </table:table-cell>
          <table:table-cell office:value-type="float" office:value="6.5110962966" calcext:value-type="float">
            <text:p>6.5110962966</text:p>
          </table:table-cell>
          <table:table-cell table:formula="of:=POWER([.C280]-6.75;2)" office:value-type="float" office:value="0.0570749794982352" calcext:value-type="float">
            <text:p>0.0570749795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251057" calcext:value-type="float">
            <text:p>6.251057</text:p>
          </table:table-cell>
          <table:table-cell office:value-type="float" office:value="6.5117037627" calcext:value-type="float">
            <text:p>6.5117037627</text:p>
          </table:table-cell>
          <table:table-cell table:formula="of:=POWER([.C281]-6.75;2)" office:value-type="float" office:value="0.056785096711338" calcext:value-type="float">
            <text:p>0.056785096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282687" calcext:value-type="float">
            <text:p>6.282687</text:p>
          </table:table-cell>
          <table:table-cell office:value-type="float" office:value="6.5117468983" calcext:value-type="float">
            <text:p>6.5117468983</text:p>
          </table:table-cell>
          <table:table-cell table:formula="of:=POWER([.C282]-6.75;2)" office:value-type="float" office:value="0.0567645404696705" calcext:value-type="float">
            <text:p>0.056764540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322728" calcext:value-type="float">
            <text:p>6.322728</text:p>
          </table:table-cell>
          <table:table-cell office:value-type="float" office:value="6.5110629661" calcext:value-type="float">
            <text:p>6.5110629661</text:p>
          </table:table-cell>
          <table:table-cell table:formula="of:=POWER([.C283]-6.75;2)" office:value-type="float" office:value="0.0570909061689298" calcext:value-type="float">
            <text:p>0.057090906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359538" calcext:value-type="float">
            <text:p>6.359538</text:p>
          </table:table-cell>
          <table:table-cell office:value-type="float" office:value="6.5096399831" calcext:value-type="float">
            <text:p>6.5096399831</text:p>
          </table:table-cell>
          <table:table-cell table:formula="of:=POWER([.C284]-6.75;2)" office:value-type="float" office:value="0.0577729377241685" calcext:value-type="float">
            <text:p>0.057772937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382349" calcext:value-type="float">
            <text:p>6.382349</text:p>
          </table:table-cell>
          <table:table-cell office:value-type="float" office:value="6.5076414746" calcext:value-type="float">
            <text:p>6.5076414746</text:p>
          </table:table-cell>
          <table:table-cell table:formula="of:=POWER([.C285]-6.75;2)" office:value-type="float" office:value="0.0587376548340626" calcext:value-type="float">
            <text:p>0.058737654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383701" calcext:value-type="float">
            <text:p>6.383701</text:p>
          </table:table-cell>
          <table:table-cell office:value-type="float" office:value="6.5053787119" calcext:value-type="float">
            <text:p>6.5053787119</text:p>
          </table:table-cell>
          <table:table-cell table:formula="of:=POWER([.C286]-6.75;2)" office:value-type="float" office:value="0.0598395745917033" calcext:value-type="float">
            <text:p>0.059839574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360668" calcext:value-type="float">
            <text:p>6.360668</text:p>
          </table:table-cell>
          <table:table-cell office:value-type="float" office:value="6.5032352542" calcext:value-type="float">
            <text:p>6.5032352542</text:p>
          </table:table-cell>
          <table:table-cell table:formula="of:=POWER([.C287]-6.75;2)" office:value-type="float" office:value="0.0608928397697387" calcext:value-type="float">
            <text:p>0.060892839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314827" calcext:value-type="float">
            <text:p>6.314827</text:p>
          </table:table-cell>
          <table:table-cell office:value-type="float" office:value="6.5015673136" calcext:value-type="float">
            <text:p>6.5015673136</text:p>
          </table:table-cell>
          <table:table-cell table:formula="of:=POWER([.C288]-6.75;2)" office:value-type="float" office:value="0.0617187996719208" calcext:value-type="float">
            <text:p>0.061718799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251363" calcext:value-type="float">
            <text:p>6.251363</text:p>
          </table:table-cell>
          <table:table-cell office:value-type="float" office:value="6.5006126864" calcext:value-type="float">
            <text:p>6.5006126864</text:p>
          </table:table-cell>
          <table:table-cell table:formula="of:=POWER([.C289]-6.75;2)" office:value-type="float" office:value="0.0621940321846246" calcext:value-type="float">
            <text:p>0.062194032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177818" calcext:value-type="float">
            <text:p>6.177818</text:p>
          </table:table-cell>
          <table:table-cell office:value-type="float" office:value="6.5004356949" calcext:value-type="float">
            <text:p>6.5004356949</text:p>
          </table:table-cell>
          <table:table-cell table:formula="of:=POWER([.C290]-6.75;2)" office:value-type="float" office:value="0.0622823423800458" calcext:value-type="float">
            <text:p>0.062282342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102987" calcext:value-type="float">
            <text:p>6.102987</text:p>
          </table:table-cell>
          <table:table-cell office:value-type="float" office:value="6.5009199831" calcext:value-type="float">
            <text:p>6.5009199831</text:p>
          </table:table-cell>
          <table:table-cell table:formula="of:=POWER([.C291]-6.75;2)" office:value-type="float" office:value="0.0620408548189042" calcext:value-type="float">
            <text:p>0.062040854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036118" calcext:value-type="float">
            <text:p>6.036118</text:p>
          </table:table-cell>
          <table:table-cell office:value-type="float" office:value="6.5018035847" calcext:value-type="float">
            <text:p>6.5018035847</text:p>
          </table:table-cell>
          <table:table-cell table:formula="of:=POWER([.C292]-6.75;2)" office:value-type="float" office:value="0.06160146056777" calcext:value-type="float">
            <text:p>0.0616014606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986244" calcext:value-type="float">
            <text:p>5.986244</text:p>
          </table:table-cell>
          <table:table-cell office:value-type="float" office:value="6.5027401356" calcext:value-type="float">
            <text:p>6.5027401356</text:p>
          </table:table-cell>
          <table:table-cell table:formula="of:=POWER([.C293]-6.75;2)" office:value-type="float" office:value="0.0611374405431065" calcext:value-type="float">
            <text:p>0.061137440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961303" calcext:value-type="float">
            <text:p>5.961303</text:p>
          </table:table-cell>
          <table:table-cell office:value-type="float" office:value="6.5033674407" calcext:value-type="float">
            <text:p>6.5033674407</text:p>
          </table:table-cell>
          <table:table-cell table:formula="of:=POWER([.C294]-6.75;2)" office:value-type="float" office:value="0.060827619306868" calcext:value-type="float">
            <text:p>0.060827619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96691" calcext:value-type="float">
            <text:p>5.96691</text:p>
          </table:table-cell>
          <table:table-cell office:value-type="float" office:value="6.5033668475" calcext:value-type="float">
            <text:p>6.5033668475</text:p>
          </table:table-cell>
          <table:table-cell table:formula="of:=POWER([.C295]-6.75;2)" office:value-type="float" office:value="0.0608279119120884" calcext:value-type="float">
            <text:p>0.060827911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005261" calcext:value-type="float">
            <text:p>6.005261</text:p>
          </table:table-cell>
          <table:table-cell office:value-type="float" office:value="6.5024992797" calcext:value-type="float">
            <text:p>6.5024992797</text:p>
          </table:table-cell>
          <table:table-cell table:formula="of:=POWER([.C296]-6.75;2)" office:value-type="float" office:value="0.0612566065490187" calcext:value-type="float">
            <text:p>0.061256606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075746" calcext:value-type="float">
            <text:p>6.075746</text:p>
          </table:table-cell>
          <table:table-cell office:value-type="float" office:value="6.5005991186" calcext:value-type="float">
            <text:p>6.5005991186</text:p>
          </table:table-cell>
          <table:table-cell table:formula="of:=POWER([.C297]-6.75;2)" office:value-type="float" office:value="0.0622007996430967" calcext:value-type="float">
            <text:p>0.062200799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184176" calcext:value-type="float">
            <text:p>6.184176</text:p>
          </table:table-cell>
          <table:table-cell office:value-type="float" office:value="6.4974621356" calcext:value-type="float">
            <text:p>6.4974621356</text:p>
          </table:table-cell>
          <table:table-cell table:formula="of:=POWER([.C298]-6.75;2)" office:value-type="float" office:value="0.0637753729557127" calcext:value-type="float">
            <text:p>0.06377537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56656" calcext:value-type="float">
            <text:p>6.556656</text:p>
          </table:table-cell>
          <table:table-cell office:value-type="float" office:value="6.491933661" calcext:value-type="float">
            <text:p>6.491933661</text:p>
          </table:table-cell>
          <table:table-cell table:formula="of:=POWER([.C299]-6.75;2)" office:value-type="float" office:value="0.0665982353248629" calcext:value-type="float">
            <text:p>0.066598235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132467" calcext:value-type="float">
            <text:p>6.132467</text:p>
          </table:table-cell>
          <table:table-cell office:value-type="float" office:value="6.4899743136" calcext:value-type="float">
            <text:p>6.4899743136</text:p>
          </table:table-cell>
          <table:table-cell table:formula="of:=POWER([.C300]-6.75;2)" office:value-type="float" office:value="0.067613357587791" calcext:value-type="float">
            <text:p>0.067613357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266899" calcext:value-type="float">
            <text:p>6.266899</text:p>
          </table:table-cell>
          <table:table-cell office:value-type="float" office:value="6.4889745508" calcext:value-type="float">
            <text:p>6.4889745508</text:p>
          </table:table-cell>
          <table:table-cell table:formula="of:=POWER([.C301]-6.75;2)" office:value-type="float" office:value="0.0681342851300617" calcext:value-type="float">
            <text:p>0.068134285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326701" calcext:value-type="float">
            <text:p>6.326701</text:p>
          </table:table-cell>
          <table:table-cell office:value-type="float" office:value="6.4868121017" calcext:value-type="float">
            <text:p>6.4868121017</text:p>
          </table:table-cell>
          <table:table-cell table:formula="of:=POWER([.C302]-6.75;2)" office:value-type="float" office:value="0.0692678698115711" calcext:value-type="float">
            <text:p>0.069267869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35524" calcext:value-type="float">
            <text:p>6.35524</text:p>
          </table:table-cell>
          <table:table-cell office:value-type="float" office:value="6.4843920763" calcext:value-type="float">
            <text:p>6.4843920763</text:p>
          </table:table-cell>
          <table:table-cell table:formula="of:=POWER([.C303]-6.75;2)" office:value-type="float" office:value="0.0705475691322251" calcext:value-type="float">
            <text:p>0.070547569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361917" calcext:value-type="float">
            <text:p>6.361917</text:p>
          </table:table-cell>
          <table:table-cell office:value-type="float" office:value="6.482018" calcext:value-type="float">
            <text:p>6.482018</text:p>
          </table:table-cell>
          <table:table-cell table:formula="of:=POWER([.C304]-6.75;2)" office:value-type="float" office:value="0.071814352324" calcext:value-type="float">
            <text:p>0.071814352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352504" calcext:value-type="float">
            <text:p>6.352504</text:p>
          </table:table-cell>
          <table:table-cell office:value-type="float" office:value="6.4798460763" calcext:value-type="float">
            <text:p>6.4798460763</text:p>
          </table:table-cell>
          <table:table-cell table:formula="of:=POWER([.C305]-6.75;2)" office:value-type="float" office:value="0.0729831424905052" calcext:value-type="float">
            <text:p>0.0729831425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30906" calcext:value-type="float">
            <text:p>6.330906</text:p>
          </table:table-cell>
          <table:table-cell office:value-type="float" office:value="6.4779627542" calcext:value-type="float">
            <text:p>6.4779627542</text:p>
          </table:table-cell>
          <table:table-cell table:formula="of:=POWER([.C306]-6.75;2)" office:value-type="float" office:value="0.0740042631024496" calcext:value-type="float">
            <text:p>0.074004263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299231" calcext:value-type="float">
            <text:p>6.299231</text:p>
          </table:table-cell>
          <table:table-cell office:value-type="float" office:value="6.4764191441" calcext:value-type="float">
            <text:p>6.4764191441</text:p>
          </table:table-cell>
          <table:table-cell table:formula="of:=POWER([.C307]-6.75;2)" office:value-type="float" office:value="0.0748464847149764" calcext:value-type="float">
            <text:p>0.074846484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258729" calcext:value-type="float">
            <text:p>6.258729</text:p>
          </table:table-cell>
          <table:table-cell office:value-type="float" office:value="6.4752562034" calcext:value-type="float">
            <text:p>6.4752562034</text:p>
          </table:table-cell>
          <table:table-cell table:formula="of:=POWER([.C308]-6.75;2)" office:value-type="float" office:value="0.0754841537701823" calcext:value-type="float">
            <text:p>0.075484153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211572" calcext:value-type="float">
            <text:p>6.211572</text:p>
          </table:table-cell>
          <table:table-cell office:value-type="float" office:value="6.4745210932" calcext:value-type="float">
            <text:p>6.4745210932</text:p>
          </table:table-cell>
          <table:table-cell table:formula="of:=POWER([.C309]-6.75;2)" office:value-type="float" office:value="0.0758886280917231" calcext:value-type="float">
            <text:p>0.075888628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162523" calcext:value-type="float">
            <text:p>6.162523</text:p>
          </table:table-cell>
          <table:table-cell office:value-type="float" office:value="6.4742687119" calcext:value-type="float">
            <text:p>6.4742687119</text:p>
          </table:table-cell>
          <table:table-cell table:formula="of:=POWER([.C310]-6.75;2)" office:value-type="float" office:value="0.0760277432372853" calcext:value-type="float">
            <text:p>0.076027743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119359" calcext:value-type="float">
            <text:p>6.119359</text:p>
          </table:table-cell>
          <table:table-cell office:value-type="float" office:value="6.4745453475" calcext:value-type="float">
            <text:p>6.4745453475</text:p>
          </table:table-cell>
          <table:table-cell table:formula="of:=POWER([.C311]-6.75;2)" office:value-type="float" office:value="0.0758752655838956" calcext:value-type="float">
            <text:p>0.075875265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091404" calcext:value-type="float">
            <text:p>6.091404</text:p>
          </table:table-cell>
          <table:table-cell office:value-type="float" office:value="6.4753595424" calcext:value-type="float">
            <text:p>6.4753595424</text:p>
          </table:table-cell>
          <table:table-cell table:formula="of:=POWER([.C312]-6.75;2)" office:value-type="float" office:value="0.0754273809507376" calcext:value-type="float">
            <text:p>0.075427381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086491" calcext:value-type="float">
            <text:p>6.086491</text:p>
          </table:table-cell>
          <table:table-cell office:value-type="float" office:value="6.4766537458" calcext:value-type="float">
            <text:p>6.4766537458</text:p>
          </table:table-cell>
          <table:table-cell table:formula="of:=POWER([.C313]-6.75;2)" office:value-type="float" office:value="0.0747181746851709" calcext:value-type="float">
            <text:p>0.074718174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107711" calcext:value-type="float">
            <text:p>6.107711</text:p>
          </table:table-cell>
          <table:table-cell office:value-type="float" office:value="6.4782937288" calcext:value-type="float">
            <text:p>6.4782937288</text:p>
          </table:table-cell>
          <table:table-cell table:formula="of:=POWER([.C314]-6.75;2)" office:value-type="float" office:value="0.0738242978094081" calcext:value-type="float">
            <text:p>0.073824297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151671" calcext:value-type="float">
            <text:p>6.151671</text:p>
          </table:table-cell>
          <table:table-cell office:value-type="float" office:value="6.4800861356" calcext:value-type="float">
            <text:p>6.4800861356</text:p>
          </table:table-cell>
          <table:table-cell table:formula="of:=POWER([.C315]-6.75;2)" office:value-type="float" office:value="0.0728534941953418" calcext:value-type="float">
            <text:p>0.072853494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209307" calcext:value-type="float">
            <text:p>6.209307</text:p>
          </table:table-cell>
          <table:table-cell office:value-type="float" office:value="6.4818207458" calcext:value-type="float">
            <text:p>6.4818207458</text:p>
          </table:table-cell>
          <table:table-cell table:formula="of:=POWER([.C316]-6.75;2)" office:value-type="float" office:value="0.071920112383268" calcext:value-type="float">
            <text:p>0.071920112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68883" calcext:value-type="float">
            <text:p>6.268883</text:p>
          </table:table-cell>
          <table:table-cell office:value-type="float" office:value="6.4833207797" calcext:value-type="float">
            <text:p>6.4833207797</text:p>
          </table:table-cell>
          <table:table-cell table:formula="of:=POWER([.C317]-6.75;2)" office:value-type="float" office:value="0.0711178065398161" calcext:value-type="float">
            <text:p>0.071117806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1973" calcext:value-type="float">
            <text:p>6.31973</text:p>
          </table:table-cell>
          <table:table-cell office:value-type="float" office:value="6.4844816017" calcext:value-type="float">
            <text:p>6.4844816017</text:p>
          </table:table-cell>
          <table:table-cell table:formula="of:=POWER([.C318]-6.75;2)" office:value-type="float" office:value="0.0705000198357976" calcext:value-type="float">
            <text:p>0.070500019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355206" calcext:value-type="float">
            <text:p>6.355206</text:p>
          </table:table-cell>
          <table:table-cell office:value-type="float" office:value="6.4852852627" calcext:value-type="float">
            <text:p>6.4852852627</text:p>
          </table:table-cell>
          <table:table-cell table:formula="of:=POWER([.C319]-6.75;2)" office:value-type="float" office:value="0.0700738921438082" calcext:value-type="float">
            <text:p>0.070073892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37398" calcext:value-type="float">
            <text:p>6.37398</text:p>
          </table:table-cell>
          <table:table-cell office:value-type="float" office:value="6.4857894068" calcext:value-type="float">
            <text:p>6.4857894068</text:p>
          </table:table-cell>
          <table:table-cell table:formula="of:=POWER([.C320]-6.75;2)" office:value-type="float" office:value="0.0698072375590957" calcext:value-type="float">
            <text:p>0.0698072376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37959" calcext:value-type="float">
            <text:p>6.37959</text:p>
          </table:table-cell>
          <table:table-cell office:value-type="float" office:value="6.4860977627" calcext:value-type="float">
            <text:p>6.4860977627</text:p>
          </table:table-cell>
          <table:table-cell table:formula="of:=POWER([.C321]-6.75;2)" office:value-type="float" office:value="0.0696443908519455" calcext:value-type="float">
            <text:p>0.069644390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378733" calcext:value-type="float">
            <text:p>6.378733</text:p>
          </table:table-cell>
          <table:table-cell office:value-type="float" office:value="6.486323322" calcext:value-type="float">
            <text:p>6.486323322</text:p>
          </table:table-cell>
          <table:table-cell table:formula="of:=POWER([.C322]-6.75;2)" office:value-type="float" office:value="0.0695253905211154" calcext:value-type="float">
            <text:p>0.069525390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378997" calcext:value-type="float">
            <text:p>6.378997</text:p>
          </table:table-cell>
          <table:table-cell office:value-type="float" office:value="6.4865552203" calcext:value-type="float">
            <text:p>6.4865552203</text:p>
          </table:table-cell>
          <table:table-cell table:formula="of:=POWER([.C323]-6.75;2)" office:value-type="float" office:value="0.0694031519511817" calcext:value-type="float">
            <text:p>0.06940315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386734" calcext:value-type="float">
            <text:p>6.386734</text:p>
          </table:table-cell>
          <table:table-cell office:value-type="float" office:value="6.486837678" calcext:value-type="float">
            <text:p>6.486837678</text:p>
          </table:table-cell>
          <table:table-cell table:formula="of:=POWER([.C324]-6.75;2)" office:value-type="float" office:value="0.0692544077204319" calcext:value-type="float">
            <text:p>0.069254407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405557" calcext:value-type="float">
            <text:p>6.405557</text:p>
          </table:table-cell>
          <table:table-cell office:value-type="float" office:value="6.4871649746" calcext:value-type="float">
            <text:p>6.4871649746</text:p>
          </table:table-cell>
          <table:table-cell table:formula="of:=POWER([.C325]-6.75;2)" office:value-type="float" office:value="0.0690822505770188" calcext:value-type="float">
            <text:p>0.069082250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435728" calcext:value-type="float">
            <text:p>6.435728</text:p>
          </table:table-cell>
          <table:table-cell office:value-type="float" office:value="6.4874921017" calcext:value-type="float">
            <text:p>6.4874921017</text:p>
          </table:table-cell>
          <table:table-cell table:formula="of:=POWER([.C326]-6.75;2)" office:value-type="float" office:value="0.0689103966698831" calcext:value-type="float">
            <text:p>0.068910396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74403" calcext:value-type="float">
            <text:p>6.474403</text:p>
          </table:table-cell>
          <table:table-cell office:value-type="float" office:value="6.4877563729" calcext:value-type="float">
            <text:p>6.4877563729</text:p>
          </table:table-cell>
          <table:table-cell table:formula="of:=POWER([.C327]-6.75;2)" office:value-type="float" office:value="0.0687717199545639" calcext:value-type="float">
            <text:p>0.0687717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51657" calcext:value-type="float">
            <text:p>6.51657</text:p>
          </table:table-cell>
          <table:table-cell office:value-type="float" office:value="6.4879030508" calcext:value-type="float">
            <text:p>6.4879030508</text:p>
          </table:table-cell>
          <table:table-cell table:formula="of:=POWER([.C328]-6.75;2)" office:value-type="float" office:value="0.0686948107799474" calcext:value-type="float">
            <text:p>0.068694810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56408" calcext:value-type="float">
            <text:p>6.556408</text:p>
          </table:table-cell>
          <table:table-cell office:value-type="float" office:value="6.4879071017" calcext:value-type="float">
            <text:p>6.4879071017</text:p>
          </table:table-cell>
          <table:table-cell table:formula="of:=POWER([.C329]-6.75;2)" office:value-type="float" office:value="0.068692687339294" calcext:value-type="float">
            <text:p>0.068692687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588764" calcext:value-type="float">
            <text:p>6.588764</text:p>
          </table:table-cell>
          <table:table-cell office:value-type="float" office:value="6.4877846441" calcext:value-type="float">
            <text:p>6.4877846441</text:p>
          </table:table-cell>
          <table:table-cell table:formula="of:=POWER([.C330]-6.75;2)" office:value-type="float" office:value="0.0687568928697639" calcext:value-type="float">
            <text:p>0.06875689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610415" calcext:value-type="float">
            <text:p>6.610415</text:p>
          </table:table-cell>
          <table:table-cell office:value-type="float" office:value="6.4875906441" calcext:value-type="float">
            <text:p>6.4875906441</text:p>
          </table:table-cell>
          <table:table-cell table:formula="of:=POWER([.C331]-6.75;2)" office:value-type="float" office:value="0.0688586700638529" calcext:value-type="float">
            <text:p>0.068858670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20815" calcext:value-type="float">
            <text:p>6.620815</text:p>
          </table:table-cell>
          <table:table-cell office:value-type="float" office:value="6.4874037119" calcext:value-type="float">
            <text:p>6.4874037119</text:p>
          </table:table-cell>
          <table:table-cell table:formula="of:=POWER([.C332]-6.75;2)" office:value-type="float" office:value="0.0689568105238983" calcext:value-type="float">
            <text:p>0.0689568105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22094" calcext:value-type="float">
            <text:p>6.622094</text:p>
          </table:table-cell>
          <table:table-cell office:value-type="float" office:value="6.4873030763" calcext:value-type="float">
            <text:p>6.4873030763</text:p>
          </table:table-cell>
          <table:table-cell table:formula="of:=POWER([.C333]-6.75;2)" office:value-type="float" office:value="0.0690096737214437" calcext:value-type="float">
            <text:p>0.0690096737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18303" calcext:value-type="float">
            <text:p>6.618303</text:p>
          </table:table-cell>
          <table:table-cell office:value-type="float" office:value="6.4873458898" calcext:value-type="float">
            <text:p>6.4873458898</text:p>
          </table:table-cell>
          <table:table-cell table:formula="of:=POWER([.C334]-6.75;2)" office:value-type="float" office:value="0.0689871816049536" calcext:value-type="float">
            <text:p>0.068987181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14087" calcext:value-type="float">
            <text:p>6.614087</text:p>
          </table:table-cell>
          <table:table-cell office:value-type="float" office:value="6.4875527627" calcext:value-type="float">
            <text:p>6.4875527627</text:p>
          </table:table-cell>
          <table:table-cell table:formula="of:=POWER([.C335]-6.75;2)" office:value-type="float" office:value="0.0688785523664025" calcext:value-type="float">
            <text:p>0.068878552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13257" calcext:value-type="float">
            <text:p>6.613257</text:p>
          </table:table-cell>
          <table:table-cell office:value-type="float" office:value="6.4879067542" calcext:value-type="float">
            <text:p>6.4879067542</text:p>
          </table:table-cell>
          <table:table-cell table:formula="of:=POWER([.C336]-6.75;2)" office:value-type="float" office:value="0.0686928694939792" calcext:value-type="float">
            <text:p>0.0686928695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617733" calcext:value-type="float">
            <text:p>6.617733</text:p>
          </table:table-cell>
          <table:table-cell office:value-type="float" office:value="6.4883653305" calcext:value-type="float">
            <text:p>6.4883653305</text:p>
          </table:table-cell>
          <table:table-cell table:formula="of:=POWER([.C337]-6.75;2)" office:value-type="float" office:value="0.0684527002843744" calcext:value-type="float">
            <text:p>0.068452700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627263" calcext:value-type="float">
            <text:p>6.627263</text:p>
          </table:table-cell>
          <table:table-cell office:value-type="float" office:value="6.4888798983" calcext:value-type="float">
            <text:p>6.4888798983</text:p>
          </table:table-cell>
          <table:table-cell table:formula="of:=POWER([.C338]-6.75;2)" office:value-type="float" office:value="0.0681837075118181" calcext:value-type="float">
            <text:p>0.068183707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639971" calcext:value-type="float">
            <text:p>6.639971</text:p>
          </table:table-cell>
          <table:table-cell office:value-type="float" office:value="6.4894141102" calcext:value-type="float">
            <text:p>6.4894141102</text:p>
          </table:table-cell>
          <table:table-cell table:formula="of:=POWER([.C339]-6.75;2)" office:value-type="float" office:value="0.0679050059628576" calcext:value-type="float">
            <text:p>0.06790500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653509" calcext:value-type="float">
            <text:p>6.653509</text:p>
          </table:table-cell>
          <table:table-cell office:value-type="float" office:value="6.4899534237" calcext:value-type="float">
            <text:p>6.4899534237</text:p>
          </table:table-cell>
          <table:table-cell table:formula="of:=POWER([.C340]-6.75;2)" office:value-type="float" office:value="0.0676242218453516" calcext:value-type="float">
            <text:p>0.067624221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666328" calcext:value-type="float">
            <text:p>6.666328</text:p>
          </table:table-cell>
          <table:table-cell office:value-type="float" office:value="6.4905021441" calcext:value-type="float">
            <text:p>6.4905021441</text:p>
          </table:table-cell>
          <table:table-cell table:formula="of:=POWER([.C341]-6.75;2)" office:value-type="float" office:value="0.0673391372166973" calcext:value-type="float">
            <text:p>0.067339137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78591" calcext:value-type="float">
            <text:p>6.678591</text:p>
          </table:table-cell>
          <table:table-cell office:value-type="float" office:value="6.4910698898" calcext:value-type="float">
            <text:p>6.4910698898</text:p>
          </table:table-cell>
          <table:table-cell table:formula="of:=POWER([.C342]-6.75;2)" office:value-type="float" office:value="0.067044801968184" calcext:value-type="float">
            <text:p>0.06704480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92349" calcext:value-type="float">
            <text:p>6.692349</text:p>
          </table:table-cell>
          <table:table-cell office:value-type="float" office:value="6.4916534153" calcext:value-type="float">
            <text:p>6.4916534153</text:p>
          </table:table-cell>
          <table:table-cell table:formula="of:=POWER([.C343]-6.75;2)" office:value-type="float" office:value="0.0667429578261543" calcext:value-type="float">
            <text:p>0.066742957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10854" calcext:value-type="float">
            <text:p>6.710854</text:p>
          </table:table-cell>
          <table:table-cell office:value-type="float" office:value="6.4922214831" calcext:value-type="float">
            <text:p>6.4922214831</text:p>
          </table:table-cell>
          <table:table-cell table:formula="of:=POWER([.C344]-6.75;2)" office:value-type="float" office:value="0.0664497637751637" calcext:value-type="float">
            <text:p>0.066449763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37199" calcext:value-type="float">
            <text:p>6.737199</text:p>
          </table:table-cell>
          <table:table-cell office:value-type="float" office:value="6.4927096441" calcext:value-type="float">
            <text:p>6.4927096441</text:p>
          </table:table-cell>
          <table:table-cell table:formula="of:=POWER([.C345]-6.75;2)" office:value-type="float" office:value="0.0661983272391489" calcext:value-type="float">
            <text:p>0.066198327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72771" calcext:value-type="float">
            <text:p>6.772771</text:p>
          </table:table-cell>
          <table:table-cell office:value-type="float" office:value="6.4930285169" calcext:value-type="float">
            <text:p>6.4930285169</text:p>
          </table:table-cell>
          <table:table-cell table:formula="of:=POWER([.C346]-6.75;2)" office:value-type="float" office:value="0.0660343431266136" calcext:value-type="float">
            <text:p>0.066034343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16192" calcext:value-type="float">
            <text:p>6.816192</text:p>
          </table:table-cell>
          <table:table-cell office:value-type="float" office:value="6.4930846441" calcext:value-type="float">
            <text:p>6.4930846441</text:p>
          </table:table-cell>
          <table:table-cell table:formula="of:=POWER([.C347]-6.75;2)" office:value-type="float" office:value="0.0660055000972239" calcext:value-type="float">
            <text:p>0.0660055001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63258" calcext:value-type="float">
            <text:p>6.863258</text:p>
          </table:table-cell>
          <table:table-cell office:value-type="float" office:value="6.4928077797" calcext:value-type="float">
            <text:p>6.4928077797</text:p>
          </table:table-cell>
          <table:table-cell table:formula="of:=POWER([.C348]-6.75;2)" office:value-type="float" office:value="0.0661478381828439" calcext:value-type="float">
            <text:p>0.066147838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907969" calcext:value-type="float">
            <text:p>6.907969</text:p>
          </table:table-cell>
          <table:table-cell office:value-type="float" office:value="6.4921753729" calcext:value-type="float">
            <text:p>6.4921753729</text:p>
          </table:table-cell>
          <table:table-cell table:formula="of:=POWER([.C349]-6.75;2)" office:value-type="float" office:value="0.0664735383392539" calcext:value-type="float">
            <text:p>0.066473538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944263" calcext:value-type="float">
            <text:p>6.944263</text:p>
          </table:table-cell>
          <table:table-cell office:value-type="float" office:value="6.491225178" calcext:value-type="float">
            <text:p>6.491225178</text:p>
          </table:table-cell>
          <table:table-cell table:formula="of:=POWER([.C350]-6.75;2)" office:value-type="float" office:value="0.0669644085011319" calcext:value-type="float">
            <text:p>0.066964408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967747" calcext:value-type="float">
            <text:p>6.967747</text:p>
          </table:table-cell>
          <table:table-cell office:value-type="float" office:value="6.4900509407" calcext:value-type="float">
            <text:p>6.4900509407</text:p>
          </table:table-cell>
          <table:table-cell table:formula="of:=POWER([.C351]-6.75;2)" office:value-type="float" office:value="0.067573513430955" calcext:value-type="float">
            <text:p>0.0675735134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976802" calcext:value-type="float">
            <text:p>6.976802</text:p>
          </table:table-cell>
          <table:table-cell office:value-type="float" office:value="6.4887824576" calcext:value-type="float">
            <text:p>6.4887824576</text:p>
          </table:table-cell>
          <table:table-cell table:formula="of:=POWER([.C352]-6.75;2)" office:value-type="float" office:value="0.0682346044574957" calcext:value-type="float">
            <text:p>0.0682346045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972735" calcext:value-type="float">
            <text:p>6.972735</text:p>
          </table:table-cell>
          <table:table-cell office:value-type="float" office:value="6.4875565593" calcext:value-type="float">
            <text:p>6.4875565593</text:p>
          </table:table-cell>
          <table:table-cell table:formula="of:=POWER([.C353]-6.75;2)" office:value-type="float" office:value="0.0688765595664546" calcext:value-type="float">
            <text:p>0.068876559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95904" calcext:value-type="float">
            <text:p>6.95904</text:p>
          </table:table-cell>
          <table:table-cell office:value-type="float" office:value="6.4864882542" calcext:value-type="float">
            <text:p>6.4864882542</text:p>
          </table:table-cell>
          <table:table-cell table:formula="of:=POWER([.C354]-6.75;2)" office:value-type="float" office:value="0.0694384401745637" calcext:value-type="float">
            <text:p>0.069438440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940131" calcext:value-type="float">
            <text:p>6.940131</text:p>
          </table:table-cell>
          <table:table-cell office:value-type="float" office:value="6.4856502542" calcext:value-type="float">
            <text:p>6.4856502542</text:p>
          </table:table-cell>
          <table:table-cell table:formula="of:=POWER([.C355]-6.75;2)" office:value-type="float" office:value="0.0698807881045245" calcext:value-type="float">
            <text:p>0.0698807881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20059" calcext:value-type="float">
            <text:p>6.920059</text:p>
          </table:table-cell>
          <table:table-cell office:value-type="float" office:value="6.4850656864" calcext:value-type="float">
            <text:p>6.4850656864</text:p>
          </table:table-cell>
          <table:table-cell table:formula="of:=POWER([.C356]-6.75;2)" office:value-type="float" office:value="0.0701901905227029" calcext:value-type="float">
            <text:p>0.070190190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90163" calcext:value-type="float">
            <text:p>6.90163</text:p>
          </table:table-cell>
          <table:table-cell office:value-type="float" office:value="6.4847137966" calcext:value-type="float">
            <text:p>6.4847137966</text:p>
          </table:table-cell>
          <table:table-cell table:formula="of:=POWER([.C357]-6.75;2)" office:value-type="float" office:value="0.070376769714386" calcext:value-type="float">
            <text:p>0.070376769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886117" calcext:value-type="float">
            <text:p>6.886117</text:p>
          </table:table-cell>
          <table:table-cell office:value-type="float" office:value="6.4845444322" calcext:value-type="float">
            <text:p>6.4845444322</text:p>
          </table:table-cell>
          <table:table-cell table:formula="of:=POWER([.C358]-6.75;2)" office:value-type="float" office:value="0.0704666584760205" calcext:value-type="float">
            <text:p>0.070466658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87351" calcext:value-type="float">
            <text:p>6.87351</text:p>
          </table:table-cell>
          <table:table-cell office:value-type="float" office:value="6.4844953983" calcext:value-type="float">
            <text:p>6.4844953983</text:p>
          </table:table-cell>
          <table:table-cell table:formula="of:=POWER([.C359]-6.75;2)" office:value-type="float" office:value="0.0704926935238756" calcext:value-type="float">
            <text:p>0.070492693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63038" calcext:value-type="float">
            <text:p>6.863038</text:p>
          </table:table-cell>
          <table:table-cell office:value-type="float" office:value="6.4845072797" calcext:value-type="float">
            <text:p>6.4845072797</text:p>
          </table:table-cell>
          <table:table-cell table:formula="of:=POWER([.C360]-6.75;2)" office:value-type="float" office:value="0.0704863845322941" calcext:value-type="float">
            <text:p>0.070486384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853692" calcext:value-type="float">
            <text:p>6.853692</text:p>
          </table:table-cell>
          <table:table-cell office:value-type="float" office:value="6.4845329068" calcext:value-type="float">
            <text:p>6.4845329068</text:p>
          </table:table-cell>
          <table:table-cell table:formula="of:=POWER([.C361]-6.75;2)" office:value-type="float" office:value="0.0704727775720574" calcext:value-type="float">
            <text:p>0.0704727776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844557" calcext:value-type="float">
            <text:p>6.844557</text:p>
          </table:table-cell>
          <table:table-cell office:value-type="float" office:value="6.484541161" calcext:value-type="float">
            <text:p>6.484541161</text:p>
          </table:table-cell>
          <table:table-cell table:formula="of:=POWER([.C362]-6.75;2)" office:value-type="float" office:value="0.0704683952032279" calcext:value-type="float">
            <text:p>0.070468395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834959" calcext:value-type="float">
            <text:p>6.834959</text:p>
          </table:table-cell>
          <table:table-cell office:value-type="float" office:value="6.4845168983" calcext:value-type="float">
            <text:p>6.4845168983</text:p>
          </table:table-cell>
          <table:table-cell table:formula="of:=POWER([.C363]-6.75;2)" office:value-type="float" office:value="0.0704812772882526" calcext:value-type="float">
            <text:p>0.070481277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824485" calcext:value-type="float">
            <text:p>6.824485</text:p>
          </table:table-cell>
          <table:table-cell office:value-type="float" office:value="6.4844587203" calcext:value-type="float">
            <text:p>6.4844587203</text:p>
          </table:table-cell>
          <table:table-cell table:formula="of:=POWER([.C364]-6.75;2)" office:value-type="float" office:value="0.0705121712247136" calcext:value-type="float">
            <text:p>0.0705121712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13013" calcext:value-type="float">
            <text:p>6.813013</text:p>
          </table:table-cell>
          <table:table-cell office:value-type="float" office:value="6.4843760678" calcext:value-type="float">
            <text:p>6.4843760678</text:p>
          </table:table-cell>
          <table:table-cell table:formula="of:=POWER([.C365]-6.75;2)" office:value-type="float" office:value="0.07055607335739" calcext:value-type="float">
            <text:p>0.0705560734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800775" calcext:value-type="float">
            <text:p>6.800775</text:p>
          </table:table-cell>
          <table:table-cell office:value-type="float" office:value="6.4842857288" calcext:value-type="float">
            <text:p>6.4842857288</text:p>
          </table:table-cell>
          <table:table-cell table:formula="of:=POWER([.C366]-6.75;2)" office:value-type="float" office:value="0.0706040739193473" calcext:value-type="float">
            <text:p>0.0706040739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88408" calcext:value-type="float">
            <text:p>6.788408</text:p>
          </table:table-cell>
          <table:table-cell office:value-type="float" office:value="6.4842075" calcext:value-type="float">
            <text:p>6.4842075</text:p>
          </table:table-cell>
          <table:table-cell table:formula="of:=POWER([.C367]-6.75;2)" office:value-type="float" office:value="0.0706456530562499" calcext:value-type="float">
            <text:p>0.070645653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76888" calcext:value-type="float">
            <text:p>6.776888</text:p>
          </table:table-cell>
          <table:table-cell office:value-type="float" office:value="6.4841589068" calcext:value-type="float">
            <text:p>6.4841589068</text:p>
          </table:table-cell>
          <table:table-cell table:formula="of:=POWER([.C368]-6.75;2)" office:value-type="float" office:value="0.0706714868337709" calcext:value-type="float">
            <text:p>0.070671486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6727" calcext:value-type="float">
            <text:p>6.76727</text:p>
          </table:table-cell>
          <table:table-cell office:value-type="float" office:value="6.4841496949" calcext:value-type="float">
            <text:p>6.4841496949</text:p>
          </table:table-cell>
          <table:table-cell table:formula="of:=POWER([.C369]-6.75;2)" office:value-type="float" office:value="0.070676384721763" calcext:value-type="float">
            <text:p>0.070676384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60272" calcext:value-type="float">
            <text:p>6.760272</text:p>
          </table:table-cell>
          <table:table-cell office:value-type="float" office:value="6.4841779492" calcext:value-type="float">
            <text:p>6.4841779492</text:p>
          </table:table-cell>
          <table:table-cell table:formula="of:=POWER([.C370]-6.75;2)" office:value-type="float" office:value="0.0706613626915177" calcext:value-type="float">
            <text:p>0.070661362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55856" calcext:value-type="float">
            <text:p>6.755856</text:p>
          </table:table-cell>
          <table:table-cell office:value-type="float" office:value="6.4842298814" calcext:value-type="float">
            <text:p>6.4842298814</text:p>
          </table:table-cell>
          <table:table-cell table:formula="of:=POWER([.C371]-6.75;2)" office:value-type="float" office:value="0.070633755940658" calcext:value-type="float">
            <text:p>0.0706337559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53003" calcext:value-type="float">
            <text:p>6.753003</text:p>
          </table:table-cell>
          <table:table-cell office:value-type="float" office:value="6.4842844407" calcext:value-type="float">
            <text:p>6.4842844407</text:p>
          </table:table-cell>
          <table:table-cell table:formula="of:=POWER([.C372]-6.75;2)" office:value-type="float" office:value="0.0706047584541119" calcext:value-type="float">
            <text:p>0.070604758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49856" calcext:value-type="float">
            <text:p>6.749856</text:p>
          </table:table-cell>
          <table:table-cell office:value-type="float" office:value="6.4843219407" calcext:value-type="float">
            <text:p>6.4843219407</text:p>
          </table:table-cell>
          <table:table-cell table:formula="of:=POWER([.C373]-6.75;2)" office:value-type="float" office:value="0.0705848311934143" calcext:value-type="float">
            <text:p>0.0705848312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44202" calcext:value-type="float">
            <text:p>6.744202</text:p>
          </table:table-cell>
          <table:table-cell office:value-type="float" office:value="6.4843335424" calcext:value-type="float">
            <text:p>6.4843335424</text:p>
          </table:table-cell>
          <table:table-cell table:formula="of:=POWER([.C374]-6.75;2)" office:value-type="float" office:value="0.0705786666937326" calcext:value-type="float">
            <text:p>0.0705786667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34156" calcext:value-type="float">
            <text:p>6.734156</text:p>
          </table:table-cell>
          <table:table-cell office:value-type="float" office:value="6.4843274915" calcext:value-type="float">
            <text:p>6.4843274915</text:p>
          </table:table-cell>
          <table:table-cell table:formula="of:=POWER([.C375]-6.75;2)" office:value-type="float" office:value="0.0705818817726825" calcext:value-type="float">
            <text:p>0.070581881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18758" calcext:value-type="float">
            <text:p>6.718758</text:p>
          </table:table-cell>
          <table:table-cell office:value-type="float" office:value="6.4843286949" calcext:value-type="float">
            <text:p>6.4843286949</text:p>
          </table:table-cell>
          <table:table-cell table:formula="of:=POWER([.C376]-6.75;2)" office:value-type="float" office:value="0.0705812423535371" calcext:value-type="float">
            <text:p>0.0705812424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698252" calcext:value-type="float">
            <text:p>6.698252</text:p>
          </table:table-cell>
          <table:table-cell office:value-type="float" office:value="6.4843709831" calcext:value-type="float">
            <text:p>6.4843709831</text:p>
          </table:table-cell>
          <table:table-cell table:formula="of:=POWER([.C377]-6.75;2)" office:value-type="float" office:value="0.0705587746192606" calcext:value-type="float">
            <text:p>0.070558774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73913" calcext:value-type="float">
            <text:p>6.673913</text:p>
          </table:table-cell>
          <table:table-cell office:value-type="float" office:value="6.4844846949" calcext:value-type="float">
            <text:p>6.4844846949</text:p>
          </table:table-cell>
          <table:table-cell table:formula="of:=POWER([.C378]-6.75;2)" office:value-type="float" office:value="0.0704983772423461" calcext:value-type="float">
            <text:p>0.070498377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47541" calcext:value-type="float">
            <text:p>6.647541</text:p>
          </table:table-cell>
          <table:table-cell office:value-type="float" office:value="6.4846845508" calcext:value-type="float">
            <text:p>6.4846845508</text:p>
          </table:table-cell>
          <table:table-cell table:formula="of:=POWER([.C379]-6.75;2)" office:value-type="float" office:value="0.0703922875841978" calcext:value-type="float">
            <text:p>0.0703922876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2082" calcext:value-type="float">
            <text:p>6.62082</text:p>
          </table:table-cell>
          <table:table-cell office:value-type="float" office:value="6.4849626949" calcext:value-type="float">
            <text:p>6.4849626949</text:p>
          </table:table-cell>
          <table:table-cell table:formula="of:=POWER([.C380]-6.75;2)" office:value-type="float" office:value="0.0702447730946704" calcext:value-type="float">
            <text:p>0.070244773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94873" calcext:value-type="float">
            <text:p>6.594873</text:p>
          </table:table-cell>
          <table:table-cell office:value-type="float" office:value="6.4852898051" calcext:value-type="float">
            <text:p>6.4852898051</text:p>
          </table:table-cell>
          <table:table-cell table:formula="of:=POWER([.C381]-6.75;2)" office:value-type="float" office:value="0.0700714872839961" calcext:value-type="float">
            <text:p>0.070071487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570154" calcext:value-type="float">
            <text:p>6.570154</text:p>
          </table:table-cell>
          <table:table-cell office:value-type="float" office:value="6.4856234322" calcext:value-type="float">
            <text:p>6.4856234322</text:p>
          </table:table-cell>
          <table:table-cell table:formula="of:=POWER([.C382]-6.75;2)" office:value-type="float" office:value="0.0698949696017082" calcext:value-type="float">
            <text:p>0.069894969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46715" calcext:value-type="float">
            <text:p>6.546715</text:p>
          </table:table-cell>
          <table:table-cell office:value-type="float" office:value="6.4859199322" calcext:value-type="float">
            <text:p>6.4859199322</text:p>
          </table:table-cell>
          <table:table-cell table:formula="of:=POWER([.C383]-6.75;2)" office:value-type="float" office:value="0.0697382822092527" calcext:value-type="float">
            <text:p>0.069738282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524626" calcext:value-type="float">
            <text:p>6.524626</text:p>
          </table:table-cell>
          <table:table-cell office:value-type="float" office:value="6.4861448644" calcext:value-type="float">
            <text:p>6.4861448644</text:p>
          </table:table-cell>
          <table:table-cell table:formula="of:=POWER([.C384]-6.75;2)" office:value-type="float" office:value="0.0696195325824944" calcext:value-type="float">
            <text:p>0.0696195326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504313" calcext:value-type="float">
            <text:p>6.504313</text:p>
          </table:table-cell>
          <table:table-cell office:value-type="float" office:value="6.4862779831" calcext:value-type="float">
            <text:p>6.4862779831</text:p>
          </table:table-cell>
          <table:table-cell table:formula="of:=POWER([.C385]-6.75;2)" office:value-type="float" office:value="0.0695493021978039" calcext:value-type="float">
            <text:p>0.0695493022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486601" calcext:value-type="float">
            <text:p>6.486601</text:p>
          </table:table-cell>
          <table:table-cell office:value-type="float" office:value="6.4863114237" calcext:value-type="float">
            <text:p>6.4863114237</text:p>
          </table:table-cell>
          <table:table-cell table:formula="of:=POWER([.C386]-6.75;2)" office:value-type="float" office:value="0.0695316652711209" calcext:value-type="float">
            <text:p>0.069531665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472446" calcext:value-type="float">
            <text:p>6.472446</text:p>
          </table:table-cell>
          <table:table-cell office:value-type="float" office:value="6.4862429661" calcext:value-type="float">
            <text:p>6.4862429661</text:p>
          </table:table-cell>
          <table:table-cell table:formula="of:=POWER([.C387]-6.75;2)" office:value-type="float" office:value="0.0695677729317258" calcext:value-type="float">
            <text:p>0.069567772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462481" calcext:value-type="float">
            <text:p>6.462481</text:p>
          </table:table-cell>
          <table:table-cell office:value-type="float" office:value="6.4860685847" calcext:value-type="float">
            <text:p>6.4860685847</text:p>
          </table:table-cell>
          <table:table-cell table:formula="of:=POWER([.C388]-6.75;2)" office:value-type="float" office:value="0.0696597919822611" calcext:value-type="float">
            <text:p>0.06965979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456604" calcext:value-type="float">
            <text:p>6.456604</text:p>
          </table:table-cell>
          <table:table-cell office:value-type="float" office:value="6.4857787542" calcext:value-type="float">
            <text:p>6.4857787542</text:p>
          </table:table-cell>
          <table:table-cell table:formula="of:=POWER([.C389]-6.75;2)" office:value-type="float" office:value="0.069812866732104" calcext:value-type="float">
            <text:p>0.069812866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453821" calcext:value-type="float">
            <text:p>6.453821</text:p>
          </table:table-cell>
          <table:table-cell office:value-type="float" office:value="6.4853612542" calcext:value-type="float">
            <text:p>6.4853612542</text:p>
          </table:table-cell>
          <table:table-cell table:formula="of:=POWER([.C390]-6.75;2)" office:value-type="float" office:value="0.0700336657785971" calcext:value-type="float">
            <text:p>0.070033665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452386" calcext:value-type="float">
            <text:p>6.452386</text:p>
          </table:table-cell>
          <table:table-cell office:value-type="float" office:value="6.4848097542" calcext:value-type="float">
            <text:p>6.4848097542</text:p>
          </table:table-cell>
          <table:table-cell table:formula="of:=POWER([.C391]-6.75;2)" office:value-type="float" office:value="0.0703258664674646" calcext:value-type="float">
            <text:p>0.070325866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450146" calcext:value-type="float">
            <text:p>6.450146</text:p>
          </table:table-cell>
          <table:table-cell office:value-type="float" office:value="6.4841346271" calcext:value-type="float">
            <text:p>6.4841346271</text:p>
          </table:table-cell>
          <table:table-cell table:formula="of:=POWER([.C392]-6.75;2)" office:value-type="float" office:value="0.0706843965072563" calcext:value-type="float">
            <text:p>0.070684396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444888" calcext:value-type="float">
            <text:p>6.444888</text:p>
          </table:table-cell>
          <table:table-cell office:value-type="float" office:value="6.4833714407" calcext:value-type="float">
            <text:p>6.4833714407</text:p>
          </table:table-cell>
          <table:table-cell table:formula="of:=POWER([.C393]-6.75;2)" office:value-type="float" office:value="0.0710907886343936" calcext:value-type="float">
            <text:p>0.071090788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434518" calcext:value-type="float">
            <text:p>6.434518</text:p>
          </table:table-cell>
          <table:table-cell office:value-type="float" office:value="6.4825839915" calcext:value-type="float">
            <text:p>6.4825839915</text:p>
          </table:table-cell>
          <table:table-cell table:formula="of:=POWER([.C394]-6.75;2)" office:value-type="float" office:value="0.0715113216020719" calcext:value-type="float">
            <text:p>0.071511321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417093" calcext:value-type="float">
            <text:p>6.417093</text:p>
          </table:table-cell>
          <table:table-cell office:value-type="float" office:value="6.4818616186" calcext:value-type="float">
            <text:p>6.4818616186</text:p>
          </table:table-cell>
          <table:table-cell table:formula="of:=POWER([.C395]-6.75;2)" office:value-type="float" office:value="0.0718981915798119" calcext:value-type="float">
            <text:p>0.071898191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390887" calcext:value-type="float">
            <text:p>6.390887</text:p>
          </table:table-cell>
          <table:table-cell office:value-type="float" office:value="6.4813124661" calcext:value-type="float">
            <text:p>6.4813124661</text:p>
          </table:table-cell>
          <table:table-cell table:formula="of:=POWER([.C396]-6.75;2)" office:value-type="float" office:value="0.0721929908732635" calcext:value-type="float">
            <text:p>0.07219299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354764" calcext:value-type="float">
            <text:p>6.354764</text:p>
          </table:table-cell>
          <table:table-cell office:value-type="float" office:value="6.4810545932" calcext:value-type="float">
            <text:p>6.4810545932</text:p>
          </table:table-cell>
          <table:table-cell table:formula="of:=POWER([.C397]-6.75;2)" office:value-type="float" office:value="0.0723316318388177" calcext:value-type="float">
            <text:p>0.072331631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30897" calcext:value-type="float">
            <text:p>6.30897</text:p>
          </table:table-cell>
          <table:table-cell office:value-type="float" office:value="6.4812043305" calcext:value-type="float">
            <text:p>6.4812043305</text:p>
          </table:table-cell>
          <table:table-cell table:formula="of:=POWER([.C398]-6.75;2)" office:value-type="float" office:value="0.0722511119419534" calcext:value-type="float">
            <text:p>0.072251111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256147" calcext:value-type="float">
            <text:p>6.256147</text:p>
          </table:table-cell>
          <table:table-cell office:value-type="float" office:value="6.4818594153" calcext:value-type="float">
            <text:p>6.4818594153</text:p>
          </table:table-cell>
          <table:table-cell table:formula="of:=POWER([.C399]-6.75;2)" office:value-type="float" office:value="0.071899373163258" calcext:value-type="float">
            <text:p>0.071899373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201983" calcext:value-type="float">
            <text:p>6.201983</text:p>
          </table:table-cell>
          <table:table-cell office:value-type="float" office:value="6.4830745847" calcext:value-type="float">
            <text:p>6.4830745847</text:p>
          </table:table-cell>
          <table:table-cell table:formula="of:=POWER([.C400]-6.75;2)" office:value-type="float" office:value="0.0712491773330776" calcext:value-type="float">
            <text:p>0.071249177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154816" calcext:value-type="float">
            <text:p>6.154816</text:p>
          </table:table-cell>
          <table:table-cell office:value-type="float" office:value="6.4848318814" calcext:value-type="float">
            <text:p>6.4848318814</text:p>
          </table:table-cell>
          <table:table-cell table:formula="of:=POWER([.C401]-6.75;2)" office:value-type="float" office:value="0.0703141311218637" calcext:value-type="float">
            <text:p>0.070314131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123714" calcext:value-type="float">
            <text:p>6.123714</text:p>
          </table:table-cell>
          <table:table-cell office:value-type="float" office:value="6.4870148644" calcext:value-type="float">
            <text:p>6.4870148644</text:p>
          </table:table-cell>
          <table:table-cell table:formula="of:=POWER([.C402]-6.75;2)" office:value-type="float" office:value="0.0691611815465505" calcext:value-type="float">
            <text:p>0.069161181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115343" calcext:value-type="float">
            <text:p>6.115343</text:p>
          </table:table-cell>
          <table:table-cell office:value-type="float" office:value="6.4894017203" calcext:value-type="float">
            <text:p>6.4894017203</text:p>
          </table:table-cell>
          <table:table-cell table:formula="of:=POWER([.C403]-6.75;2)" office:value-type="float" office:value="0.0679114633825994" calcext:value-type="float">
            <text:p>0.067911463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130773" calcext:value-type="float">
            <text:p>6.130773</text:p>
          </table:table-cell>
          <table:table-cell office:value-type="float" office:value="6.4916906271" calcext:value-type="float">
            <text:p>6.4916906271</text:p>
          </table:table-cell>
          <table:table-cell table:formula="of:=POWER([.C404]-6.75;2)" office:value-type="float" office:value="0.0667237321279914" calcext:value-type="float">
            <text:p>0.0667237321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163851" calcext:value-type="float">
            <text:p>6.163851</text:p>
          </table:table-cell>
          <table:table-cell office:value-type="float" office:value="6.4935600254" calcext:value-type="float">
            <text:p>6.4935600254</text:p>
          </table:table-cell>
          <table:table-cell table:formula="of:=POWER([.C405]-6.75;2)" office:value-type="float" office:value="0.0657614605728487" calcext:value-type="float">
            <text:p>0.065761460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202181" calcext:value-type="float">
            <text:p>6.202181</text:p>
          </table:table-cell>
          <table:table-cell office:value-type="float" office:value="6.4947495424" calcext:value-type="float">
            <text:p>6.4947495424</text:p>
          </table:table-cell>
          <table:table-cell table:formula="of:=POWER([.C406]-6.75;2)" office:value-type="float" office:value="0.0651527961050093" calcext:value-type="float">
            <text:p>0.065152796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230478" calcext:value-type="float">
            <text:p>6.230478</text:p>
          </table:table-cell>
          <table:table-cell office:value-type="float" office:value="6.4951345169" calcext:value-type="float">
            <text:p>6.4951345169</text:p>
          </table:table-cell>
          <table:table-cell table:formula="of:=POWER([.C407]-6.75;2)" office:value-type="float" office:value="0.0649564144757962" calcext:value-type="float">
            <text:p>0.064956414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234964" calcext:value-type="float">
            <text:p>6.234964</text:p>
          </table:table-cell>
          <table:table-cell office:value-type="float" office:value="6.4947664237" calcext:value-type="float">
            <text:p>6.4947664237</text:p>
          </table:table-cell>
          <table:table-cell table:formula="of:=POWER([.C408]-6.75;2)" office:value-type="float" office:value="0.065144178470888" calcext:value-type="float">
            <text:p>0.0651441785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207252" calcext:value-type="float">
            <text:p>6.207252</text:p>
          </table:table-cell>
          <table:table-cell office:value-type="float" office:value="6.4938629661" calcext:value-type="float">
            <text:p>6.4938629661</text:p>
          </table:table-cell>
          <table:table-cell table:formula="of:=POWER([.C409]-6.75;2)" office:value-type="float" office:value="0.0656061801350897" calcext:value-type="float">
            <text:p>0.0656061801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146631" calcext:value-type="float">
            <text:p>6.146631</text:p>
          </table:table-cell>
          <table:table-cell office:value-type="float" office:value="6.492748839" calcext:value-type="float">
            <text:p>6.492748839</text:p>
          </table:table-cell>
          <table:table-cell table:formula="of:=POWER([.C410]-6.75;2)" office:value-type="float" office:value="0.066178159835848" calcext:value-type="float">
            <text:p>0.066178159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060266" calcext:value-type="float">
            <text:p>6.060266</text:p>
          </table:table-cell>
          <table:table-cell office:value-type="float" office:value="6.4917634915" calcext:value-type="float">
            <text:p>6.4917634915</text:p>
          </table:table-cell>
          <table:table-cell table:formula="of:=POWER([.C411]-6.75;2)" office:value-type="float" office:value="0.0666860943222703" calcext:value-type="float">
            <text:p>0.066686094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961233" calcext:value-type="float">
            <text:p>5.961233</text:p>
          </table:table-cell>
          <table:table-cell office:value-type="float" office:value="6.4911610254" calcext:value-type="float">
            <text:p>6.4911610254</text:p>
          </table:table-cell>
          <table:table-cell table:formula="of:=POWER([.C412]-6.75;2)" office:value-type="float" office:value="0.0669976147719793" calcext:value-type="float">
            <text:p>0.0669976148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864537" calcext:value-type="float">
            <text:p>5.864537</text:p>
          </table:table-cell>
          <table:table-cell office:value-type="float" office:value="6.4910255424" calcext:value-type="float">
            <text:p>6.4910255424</text:p>
          </table:table-cell>
          <table:table-cell table:formula="of:=POWER([.C413]-6.75;2)" office:value-type="float" office:value="0.0670677696892142" calcext:value-type="float">
            <text:p>0.067067769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781042" calcext:value-type="float">
            <text:p>5.781042</text:p>
          </table:table-cell>
          <table:table-cell office:value-type="float" office:value="6.491206178" calcext:value-type="float">
            <text:p>6.491206178</text:p>
          </table:table-cell>
          <table:table-cell table:formula="of:=POWER([.C414]-6.75;2)" office:value-type="float" office:value="0.0669742423053679" calcext:value-type="float">
            <text:p>0.06697424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705582" calcext:value-type="float">
            <text:p>5.705582</text:p>
          </table:table-cell>
          <table:table-cell office:value-type="float" office:value="6.4912017542" calcext:value-type="float">
            <text:p>6.4912017542</text:p>
          </table:table-cell>
          <table:table-cell table:formula="of:=POWER([.C415]-6.75;2)" office:value-type="float" office:value="0.066976532029157" calcext:value-type="float">
            <text:p>0.06697653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531816" calcext:value-type="float">
            <text:p>5.531816</text:p>
          </table:table-cell>
          <table:table-cell office:value-type="float" office:value="6.4893587373" calcext:value-type="float">
            <text:p>6.4893587373</text:p>
          </table:table-cell>
          <table:table-cell table:formula="of:=POWER([.C416]-6.75;2)" office:value-type="float" office:value="0.0679338678218505" calcext:value-type="float">
            <text:p>0.0679338678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325453" calcext:value-type="float">
            <text:p>6.325453</text:p>
          </table:table-cell>
          <table:table-cell office:value-type="float" office:value="6.4889883136" calcext:value-type="float">
            <text:p>6.4889883136</text:p>
          </table:table-cell>
          <table:table-cell table:formula="of:=POWER([.C417]-6.75;2)" office:value-type="float" office:value="0.0681271004373719" calcext:value-type="float">
            <text:p>0.0681271004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014495" calcext:value-type="float">
            <text:p>6.014495</text:p>
          </table:table-cell>
          <table:table-cell office:value-type="float" office:value="6.4923409915" calcext:value-type="float">
            <text:p>6.4923409915</text:p>
          </table:table-cell>
          <table:table-cell table:formula="of:=POWER([.C418]-6.75;2)" office:value-type="float" office:value="0.0663881646612031" calcext:value-type="float">
            <text:p>0.0663881647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01173" calcext:value-type="float">
            <text:p>6.01173</text:p>
          </table:table-cell>
          <table:table-cell office:value-type="float" office:value="6.4957892712" calcext:value-type="float">
            <text:p>6.4957892712</text:p>
          </table:table-cell>
          <table:table-cell table:formula="of:=POWER([.C419]-6.75;2)" office:value-type="float" office:value="0.0646230946370274" calcext:value-type="float">
            <text:p>0.064623094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041138" calcext:value-type="float">
            <text:p>6.041138</text:p>
          </table:table-cell>
          <table:table-cell office:value-type="float" office:value="6.4986326441" calcext:value-type="float">
            <text:p>6.4986326441</text:p>
          </table:table-cell>
          <table:table-cell table:formula="of:=POWER([.C420]-6.75;2)" office:value-type="float" office:value="0.0631855476121574" calcext:value-type="float">
            <text:p>0.063185547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075099" calcext:value-type="float">
            <text:p>6.075099</text:p>
          </table:table-cell>
          <table:table-cell office:value-type="float" office:value="6.501076" calcext:value-type="float">
            <text:p>6.501076</text:p>
          </table:table-cell>
          <table:table-cell table:formula="of:=POWER([.C421]-6.75;2)" office:value-type="float" office:value="0.0619631577759999" calcext:value-type="float">
            <text:p>0.061963157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10563" calcext:value-type="float">
            <text:p>6.10563</text:p>
          </table:table-cell>
          <table:table-cell office:value-type="float" office:value="6.5032382966" calcext:value-type="float">
            <text:p>6.5032382966</text:p>
          </table:table-cell>
          <table:table-cell table:formula="of:=POWER([.C422]-6.75;2)" office:value-type="float" office:value="0.0608913382648695" calcext:value-type="float">
            <text:p>0.060891338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130272" calcext:value-type="float">
            <text:p>6.130272</text:p>
          </table:table-cell>
          <table:table-cell office:value-type="float" office:value="6.5051711949" calcext:value-type="float">
            <text:p>6.5051711949</text:p>
          </table:table-cell>
          <table:table-cell table:formula="of:=POWER([.C423]-6.75;2)" office:value-type="float" office:value="0.0599411438066938" calcext:value-type="float">
            <text:p>0.0599411438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14876" calcext:value-type="float">
            <text:p>6.14876</text:p>
          </table:table-cell>
          <table:table-cell office:value-type="float" office:value="6.5068806949" calcext:value-type="float">
            <text:p>6.5068806949</text:p>
          </table:table-cell>
          <table:table-cell table:formula="of:=POWER([.C424]-6.75;2)" office:value-type="float" office:value="0.0591069965123071" calcext:value-type="float">
            <text:p>0.0591069965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162004" calcext:value-type="float">
            <text:p>6.162004</text:p>
          </table:table-cell>
          <table:table-cell office:value-type="float" office:value="6.5083510254" calcext:value-type="float">
            <text:p>6.5083510254</text:p>
          </table:table-cell>
          <table:table-cell table:formula="of:=POWER([.C425]-6.75;2)" office:value-type="float" office:value="0.0583942269252316" calcext:value-type="float">
            <text:p>0.058394226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171986" calcext:value-type="float">
            <text:p>6.171986</text:p>
          </table:table-cell>
          <table:table-cell office:value-type="float" office:value="6.5095642373" calcext:value-type="float">
            <text:p>6.5095642373</text:p>
          </table:table-cell>
          <table:table-cell table:formula="of:=POWER([.C426]-6.75;2)" office:value-type="float" office:value="0.0578093559851306" calcext:value-type="float">
            <text:p>0.05780935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181791" calcext:value-type="float">
            <text:p>6.181791</text:p>
          </table:table-cell>
          <table:table-cell office:value-type="float" office:value="6.5105082288" calcext:value-type="float">
            <text:p>6.5105082288</text:p>
          </table:table-cell>
          <table:table-cell table:formula="of:=POWER([.C427]-6.75;2)" office:value-type="float" office:value="0.0573563084725131" calcext:value-type="float">
            <text:p>0.057356308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195166" calcext:value-type="float">
            <text:p>6.195166</text:p>
          </table:table-cell>
          <table:table-cell office:value-type="float" office:value="6.5111729915" calcext:value-type="float">
            <text:p>6.5111729915</text:p>
          </table:table-cell>
          <table:table-cell table:formula="of:=POWER([.C428]-6.75;2)" office:value-type="float" office:value="0.0570383399890588" calcext:value-type="float">
            <text:p>0.0570383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215434" calcext:value-type="float">
            <text:p>6.215434</text:p>
          </table:table-cell>
          <table:table-cell office:value-type="float" office:value="6.5115424576" calcext:value-type="float">
            <text:p>6.5115424576</text:p>
          </table:table-cell>
          <table:table-cell table:formula="of:=POWER([.C429]-6.75;2)" office:value-type="float" office:value="0.0568619995274478" calcext:value-type="float">
            <text:p>0.056861999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24412" calcext:value-type="float">
            <text:p>6.24412</text:p>
          </table:table-cell>
          <table:table-cell office:value-type="float" office:value="6.5115919322" calcext:value-type="float">
            <text:p>6.5115919322</text:p>
          </table:table-cell>
          <table:table-cell table:formula="of:=POWER([.C430]-6.75;2)" office:value-type="float" office:value="0.0568384067921294" calcext:value-type="float">
            <text:p>0.056838406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280009" calcext:value-type="float">
            <text:p>6.280009</text:p>
          </table:table-cell>
          <table:table-cell office:value-type="float" office:value="6.5112968644" calcext:value-type="float">
            <text:p>6.5112968644</text:p>
          </table:table-cell>
          <table:table-cell table:formula="of:=POWER([.C431]-6.75;2)" office:value-type="float" office:value="0.0569791869452719" calcext:value-type="float">
            <text:p>0.056979186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319215" calcext:value-type="float">
            <text:p>6.319215</text:p>
          </table:table-cell>
          <table:table-cell office:value-type="float" office:value="6.5106503475" calcext:value-type="float">
            <text:p>6.5106503475</text:p>
          </table:table-cell>
          <table:table-cell table:formula="of:=POWER([.C432]-6.75;2)" office:value-type="float" office:value="0.0572882561518706" calcext:value-type="float">
            <text:p>0.057288256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356355" calcext:value-type="float">
            <text:p>6.356355</text:p>
          </table:table-cell>
          <table:table-cell office:value-type="float" office:value="6.5096803898" calcext:value-type="float">
            <text:p>6.5096803898</text:p>
          </table:table-cell>
          <table:table-cell table:formula="of:=POWER([.C433]-6.75;2)" office:value-type="float" office:value="0.0577535150466801" calcext:value-type="float">
            <text:p>0.05775351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86311" calcext:value-type="float">
            <text:p>6.386311</text:p>
          </table:table-cell>
          <table:table-cell office:value-type="float" office:value="6.5084573136" calcext:value-type="float">
            <text:p>6.5084573136</text:p>
          </table:table-cell>
          <table:table-cell table:formula="of:=POWER([.C434]-6.75;2)" office:value-type="float" office:value="0.0583428693533287" calcext:value-type="float">
            <text:p>0.058342869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40586" calcext:value-type="float">
            <text:p>6.40586</text:p>
          </table:table-cell>
          <table:table-cell office:value-type="float" office:value="6.5070872119" calcext:value-type="float">
            <text:p>6.5070872119</text:p>
          </table:table-cell>
          <table:table-cell table:formula="of:=POWER([.C435]-6.75;2)" office:value-type="float" office:value="0.0590066226225155" calcext:value-type="float">
            <text:p>0.0590066226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414562" calcext:value-type="float">
            <text:p>6.414562</text:p>
          </table:table-cell>
          <table:table-cell office:value-type="float" office:value="6.5056940932" calcext:value-type="float">
            <text:p>6.5056940932</text:p>
          </table:table-cell>
          <table:table-cell table:formula="of:=POWER([.C436]-6.75;2)" office:value-type="float" office:value="0.0596853760973704" calcext:value-type="float">
            <text:p>0.0596853761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14695" calcext:value-type="float">
            <text:p>6.414695</text:p>
          </table:table-cell>
          <table:table-cell office:value-type="float" office:value="6.5043976949" calcext:value-type="float">
            <text:p>6.5043976949</text:p>
          </table:table-cell>
          <table:table-cell table:formula="of:=POWER([.C437]-6.75;2)" office:value-type="float" office:value="0.0603204922704336" calcext:value-type="float">
            <text:p>0.0603204923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10366" calcext:value-type="float">
            <text:p>6.410366</text:p>
          </table:table-cell>
          <table:table-cell office:value-type="float" office:value="6.5032940339" calcext:value-type="float">
            <text:p>6.5032940339</text:p>
          </table:table-cell>
          <table:table-cell table:formula="of:=POWER([.C438]-6.75;2)" office:value-type="float" office:value="0.0608638337093345" calcext:value-type="float">
            <text:p>0.060863833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06206" calcext:value-type="float">
            <text:p>6.406206</text:p>
          </table:table-cell>
          <table:table-cell office:value-type="float" office:value="6.5024434068" calcext:value-type="float">
            <text:p>6.5024434068</text:p>
          </table:table-cell>
          <table:table-cell table:formula="of:=POWER([.C439]-6.75;2)" office:value-type="float" office:value="0.0612842668367901" calcext:value-type="float">
            <text:p>0.061284266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06097" calcext:value-type="float">
            <text:p>6.406097</text:p>
          </table:table-cell>
          <table:table-cell office:value-type="float" office:value="6.5018673136" calcext:value-type="float">
            <text:p>6.5018673136</text:p>
          </table:table-cell>
          <table:table-cell table:formula="of:=POWER([.C440]-6.75;2)" office:value-type="float" office:value="0.0615698300600807" calcext:value-type="float">
            <text:p>0.0615698301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12327" calcext:value-type="float">
            <text:p>6.412327</text:p>
          </table:table-cell>
          <table:table-cell office:value-type="float" office:value="6.5015532797" calcext:value-type="float">
            <text:p>6.5015532797</text:p>
          </table:table-cell>
          <table:table-cell table:formula="of:=POWER([.C441]-6.75;2)" office:value-type="float" office:value="0.0617257728278267" calcext:value-type="float">
            <text:p>0.0617257728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425355" calcext:value-type="float">
            <text:p>6.425355</text:p>
          </table:table-cell>
          <table:table-cell office:value-type="float" office:value="6.5014650593" calcext:value-type="float">
            <text:p>6.5014650593</text:p>
          </table:table-cell>
          <table:table-cell table:formula="of:=POWER([.C442]-6.75;2)" office:value-type="float" office:value="0.0617696167487525" calcext:value-type="float">
            <text:p>0.061769616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44158" calcext:value-type="float">
            <text:p>6.444158</text:p>
          </table:table-cell>
          <table:table-cell office:value-type="float" office:value="6.5015549492" calcext:value-type="float">
            <text:p>6.5015549492</text:p>
          </table:table-cell>
          <table:table-cell table:formula="of:=POWER([.C443]-6.75;2)" office:value-type="float" office:value="0.0617249432670146" calcext:value-type="float">
            <text:p>0.061724943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466912" calcext:value-type="float">
            <text:p>6.466912</text:p>
          </table:table-cell>
          <table:table-cell office:value-type="float" office:value="6.5017746864" calcext:value-type="float">
            <text:p>6.5017746864</text:p>
          </table:table-cell>
          <table:table-cell table:formula="of:=POWER([.C444]-6.75;2)" office:value-type="float" office:value="0.0616158063118183" calcext:value-type="float">
            <text:p>0.061615806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91711" calcext:value-type="float">
            <text:p>6.491711</text:p>
          </table:table-cell>
          <table:table-cell office:value-type="float" office:value="6.5020826017" calcext:value-type="float">
            <text:p>6.5020826017</text:p>
          </table:table-cell>
          <table:table-cell table:formula="of:=POWER([.C445]-6.75;2)" office:value-type="float" office:value="0.061463036379841" calcext:value-type="float">
            <text:p>0.061463036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517048" calcext:value-type="float">
            <text:p>6.517048</text:p>
          </table:table-cell>
          <table:table-cell office:value-type="float" office:value="6.5024459661" calcext:value-type="float">
            <text:p>6.5024459661</text:p>
          </table:table-cell>
          <table:table-cell table:formula="of:=POWER([.C446]-6.75;2)" office:value-type="float" office:value="0.0612829997001624" calcext:value-type="float">
            <text:p>0.0612829997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541958" calcext:value-type="float">
            <text:p>6.541958</text:p>
          </table:table-cell>
          <table:table-cell office:value-type="float" office:value="6.5028397288" calcext:value-type="float">
            <text:p>6.5028397288</text:p>
          </table:table-cell>
          <table:table-cell table:formula="of:=POWER([.C447]-6.75;2)" office:value-type="float" office:value="0.0610881996596577" calcext:value-type="float">
            <text:p>0.061088199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565872" calcext:value-type="float">
            <text:p>6.565872</text:p>
          </table:table-cell>
          <table:table-cell office:value-type="float" office:value="6.5032439831" calcext:value-type="float">
            <text:p>6.5032439831</text:p>
          </table:table-cell>
          <table:table-cell table:formula="of:=POWER([.C448]-6.75;2)" office:value-type="float" office:value="0.0608885318763531" calcext:value-type="float">
            <text:p>0.060888531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588357" calcext:value-type="float">
            <text:p>6.588357</text:p>
          </table:table-cell>
          <table:table-cell office:value-type="float" office:value="6.5036424492" calcext:value-type="float">
            <text:p>6.5036424492</text:p>
          </table:table-cell>
          <table:table-cell table:formula="of:=POWER([.C449]-6.75;2)" office:value-type="float" office:value="0.0606920428361746" calcext:value-type="float">
            <text:p>0.0606920428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0894" calcext:value-type="float">
            <text:p>6.60894</text:p>
          </table:table-cell>
          <table:table-cell office:value-type="float" office:value="6.5040228814" calcext:value-type="float">
            <text:p>6.5040228814</text:p>
          </table:table-cell>
          <table:table-cell table:formula="of:=POWER([.C450]-6.75;2)" office:value-type="float" office:value="0.0605047428747584" calcext:value-type="float">
            <text:p>0.060504742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27146" calcext:value-type="float">
            <text:p>6.627146</text:p>
          </table:table-cell>
          <table:table-cell office:value-type="float" office:value="6.5043785424" calcext:value-type="float">
            <text:p>6.5043785424</text:p>
          </table:table-cell>
          <table:table-cell table:formula="of:=POWER([.C451]-6.75;2)" office:value-type="float" office:value="0.0603299004335488" calcext:value-type="float">
            <text:p>0.060329900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642714" calcext:value-type="float">
            <text:p>6.642714</text:p>
          </table:table-cell>
          <table:table-cell office:value-type="float" office:value="6.5047083136" calcext:value-type="float">
            <text:p>6.5047083136</text:p>
          </table:table-cell>
          <table:table-cell table:formula="of:=POWER([.C452]-6.75;2)" office:value-type="float" office:value="0.0601680114169559" calcext:value-type="float">
            <text:p>0.060168011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55858" calcext:value-type="float">
            <text:p>6.655858</text:p>
          </table:table-cell>
          <table:table-cell office:value-type="float" office:value="6.5050139153" calcext:value-type="float">
            <text:p>6.5050139153</text:p>
          </table:table-cell>
          <table:table-cell table:formula="of:=POWER([.C453]-6.75;2)" office:value-type="float" office:value="0.0600181816966355" calcext:value-type="float">
            <text:p>0.0600181817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67369" calcext:value-type="float">
            <text:p>6.667369</text:p>
          </table:table-cell>
          <table:table-cell office:value-type="float" office:value="6.505294178" calcext:value-type="float">
            <text:p>6.505294178</text:p>
          </table:table-cell>
          <table:table-cell table:formula="of:=POWER([.C454]-6.75;2)" office:value-type="float" office:value="0.0598809393206958" calcext:value-type="float">
            <text:p>0.059880939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78452" calcext:value-type="float">
            <text:p>6.678452</text:p>
          </table:table-cell>
          <table:table-cell office:value-type="float" office:value="6.5055388814" calcext:value-type="float">
            <text:p>6.5055388814</text:p>
          </table:table-cell>
          <table:table-cell table:formula="of:=POWER([.C455]-6.75;2)" office:value-type="float" office:value="0.0597612385071634" calcext:value-type="float">
            <text:p>0.059761238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6903" calcext:value-type="float">
            <text:p>6.6903</text:p>
          </table:table-cell>
          <table:table-cell office:value-type="float" office:value="6.5057256949" calcext:value-type="float">
            <text:p>6.5057256949</text:p>
          </table:table-cell>
          <table:table-cell table:formula="of:=POWER([.C456]-6.75;2)" office:value-type="float" office:value="0.059669936132088" calcext:value-type="float">
            <text:p>0.059669936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0361" calcext:value-type="float">
            <text:p>6.70361</text:p>
          </table:table-cell>
          <table:table-cell office:value-type="float" office:value="6.5058229661" calcext:value-type="float">
            <text:p>6.5058229661</text:p>
          </table:table-cell>
          <table:table-cell table:formula="of:=POWER([.C457]-6.75;2)" office:value-type="float" office:value="0.0596224238842016" calcext:value-type="float">
            <text:p>0.059622423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18258" calcext:value-type="float">
            <text:p>6.718258</text:p>
          </table:table-cell>
          <table:table-cell office:value-type="float" office:value="6.5057985593" calcext:value-type="float">
            <text:p>6.5057985593</text:p>
          </table:table-cell>
          <table:table-cell table:formula="of:=POWER([.C458]-6.75;2)" office:value-type="float" office:value="0.0596343436399554" calcext:value-type="float">
            <text:p>0.0596343436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33322" calcext:value-type="float">
            <text:p>6.733322</text:p>
          </table:table-cell>
          <table:table-cell office:value-type="float" office:value="6.5056317119" calcext:value-type="float">
            <text:p>6.5056317119</text:p>
          </table:table-cell>
          <table:table-cell table:formula="of:=POWER([.C459]-6.75;2)" office:value-type="float" office:value="0.0597158602289248" calcext:value-type="float">
            <text:p>0.059715860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47447" calcext:value-type="float">
            <text:p>6.747447</text:p>
          </table:table-cell>
          <table:table-cell office:value-type="float" office:value="6.5053232797" calcext:value-type="float">
            <text:p>6.5053232797</text:p>
          </table:table-cell>
          <table:table-cell table:formula="of:=POWER([.C460]-6.75;2)" office:value-type="float" office:value="0.0598666974567645" calcext:value-type="float">
            <text:p>0.059866697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59381" calcext:value-type="float">
            <text:p>6.759381</text:p>
          </table:table-cell>
          <table:table-cell office:value-type="float" office:value="6.5048999237" calcext:value-type="float">
            <text:p>6.5048999237</text:p>
          </table:table-cell>
          <table:table-cell table:formula="of:=POWER([.C461]-6.75;2)" office:value-type="float" office:value="0.0600740474022658" calcext:value-type="float">
            <text:p>0.060074047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68457" calcext:value-type="float">
            <text:p>6.768457</text:p>
          </table:table-cell>
          <table:table-cell office:value-type="float" office:value="6.5044106186" calcext:value-type="float">
            <text:p>6.5044106186</text:p>
          </table:table-cell>
          <table:table-cell table:formula="of:=POWER([.C462]-6.75;2)" office:value-type="float" office:value="0.0603141442564348" calcext:value-type="float">
            <text:p>0.060314144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74826" calcext:value-type="float">
            <text:p>6.774826</text:p>
          </table:table-cell>
          <table:table-cell office:value-type="float" office:value="6.503916661" calcext:value-type="float">
            <text:p>6.503916661</text:p>
          </table:table-cell>
          <table:table-cell table:formula="of:=POWER([.C463]-6.75;2)" office:value-type="float" office:value="0.060557009733389" calcext:value-type="float">
            <text:p>0.060557009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79394" calcext:value-type="float">
            <text:p>6.779394</text:p>
          </table:table-cell>
          <table:table-cell office:value-type="float" office:value="6.5034788644" calcext:value-type="float">
            <text:p>6.5034788644</text:p>
          </table:table-cell>
          <table:table-cell table:formula="of:=POWER([.C464]-6.75;2)" office:value-type="float" office:value="0.0607726702975136" calcext:value-type="float">
            <text:p>0.0607726703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83522" calcext:value-type="float">
            <text:p>6.783522</text:p>
          </table:table-cell>
          <table:table-cell office:value-type="float" office:value="6.5031458559" calcext:value-type="float">
            <text:p>6.5031458559</text:p>
          </table:table-cell>
          <table:table-cell table:formula="of:=POWER([.C465]-6.75;2)" office:value-type="float" office:value="0.0609369684593437" calcext:value-type="float">
            <text:p>0.060936968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88634" calcext:value-type="float">
            <text:p>6.788634</text:p>
          </table:table-cell>
          <table:table-cell office:value-type="float" office:value="6.5029463644" calcext:value-type="float">
            <text:p>6.5029463644</text:p>
          </table:table-cell>
          <table:table-cell table:formula="of:=POWER([.C466]-6.75;2)" office:value-type="float" office:value="0.0610354988631778" calcext:value-type="float">
            <text:p>0.0610354989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95846" calcext:value-type="float">
            <text:p>6.795846</text:p>
          </table:table-cell>
          <table:table-cell office:value-type="float" office:value="6.5028864407" calcext:value-type="float">
            <text:p>6.5028864407</text:p>
          </table:table-cell>
          <table:table-cell table:formula="of:=POWER([.C467]-6.75;2)" office:value-type="float" office:value="0.0610651111899145" calcext:value-type="float">
            <text:p>0.061065111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805703" calcext:value-type="float">
            <text:p>6.805703</text:p>
          </table:table-cell>
          <table:table-cell office:value-type="float" office:value="6.5029510254" calcext:value-type="float">
            <text:p>6.5029510254</text:p>
          </table:table-cell>
          <table:table-cell table:formula="of:=POWER([.C468]-6.75;2)" office:value-type="float" office:value="0.0610331958509115" calcext:value-type="float">
            <text:p>0.061033195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18066" calcext:value-type="float">
            <text:p>6.818066</text:p>
          </table:table-cell>
          <table:table-cell office:value-type="float" office:value="6.5031084915" calcext:value-type="float">
            <text:p>6.5031084915</text:p>
          </table:table-cell>
          <table:table-cell table:formula="of:=POWER([.C469]-6.75;2)" office:value-type="float" office:value="0.0609554169694056" calcext:value-type="float">
            <text:p>0.06095541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32146" calcext:value-type="float">
            <text:p>6.832146</text:p>
          </table:table-cell>
          <table:table-cell office:value-type="float" office:value="6.5033168644" calcext:value-type="float">
            <text:p>6.5033168644</text:p>
          </table:table-cell>
          <table:table-cell table:formula="of:=POWER([.C470]-6.75;2)" office:value-type="float" office:value="0.0608525693894478" calcext:value-type="float">
            <text:p>0.060852569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46675" calcext:value-type="float">
            <text:p>6.846675</text:p>
          </table:table-cell>
          <table:table-cell office:value-type="float" office:value="6.5035305508" calcext:value-type="float">
            <text:p>6.5035305508</text:p>
          </table:table-cell>
          <table:table-cell table:formula="of:=POWER([.C471]-6.75;2)" office:value-type="float" office:value="0.0607471893889514" calcext:value-type="float">
            <text:p>0.0607471894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60156" calcext:value-type="float">
            <text:p>6.860156</text:p>
          </table:table-cell>
          <table:table-cell office:value-type="float" office:value="6.5037067373" calcext:value-type="float">
            <text:p>6.5037067373</text:p>
          </table:table-cell>
          <table:table-cell table:formula="of:=POWER([.C472]-6.75;2)" office:value-type="float" office:value="0.0606603712514112" calcext:value-type="float">
            <text:p>0.0606603713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71152" calcext:value-type="float">
            <text:p>6.871152</text:p>
          </table:table-cell>
          <table:table-cell office:value-type="float" office:value="6.5038109322" calcext:value-type="float">
            <text:p>6.5038109322</text:p>
          </table:table-cell>
          <table:table-cell table:formula="of:=POWER([.C473]-6.75;2)" office:value-type="float" office:value="0.0606090571042328" calcext:value-type="float">
            <text:p>0.0606090571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78536" calcext:value-type="float">
            <text:p>6.878536</text:p>
          </table:table-cell>
          <table:table-cell office:value-type="float" office:value="6.5038209407" calcext:value-type="float">
            <text:p>6.5038209407</text:p>
          </table:table-cell>
          <table:table-cell table:formula="of:=POWER([.C474]-6.75;2)" office:value-type="float" office:value="0.060604129237833" calcext:value-type="float">
            <text:p>0.0606041292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81645" calcext:value-type="float">
            <text:p>6.881645</text:p>
          </table:table-cell>
          <table:table-cell office:value-type="float" office:value="6.5037290254" calcext:value-type="float">
            <text:p>6.5037290254</text:p>
          </table:table-cell>
          <table:table-cell table:formula="of:=POWER([.C475]-6.75;2)" office:value-type="float" office:value="0.0606493929304337" calcext:value-type="float">
            <text:p>0.0606493929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80331" calcext:value-type="float">
            <text:p>6.880331</text:p>
          </table:table-cell>
          <table:table-cell office:value-type="float" office:value="6.5035424322" calcext:value-type="float">
            <text:p>6.5035424322</text:p>
          </table:table-cell>
          <table:table-cell table:formula="of:=POWER([.C476]-6.75;2)" office:value-type="float" office:value="0.0607413327258917" calcext:value-type="float">
            <text:p>0.060741332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74912" calcext:value-type="float">
            <text:p>6.874912</text:p>
          </table:table-cell>
          <table:table-cell office:value-type="float" office:value="6.5032823729" calcext:value-type="float">
            <text:p>6.5032823729</text:p>
          </table:table-cell>
          <table:table-cell table:formula="of:=POWER([.C477]-6.75;2)" office:value-type="float" office:value="0.0608695875218545" calcext:value-type="float">
            <text:p>0.060869587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66062" calcext:value-type="float">
            <text:p>6.866062</text:p>
          </table:table-cell>
          <table:table-cell office:value-type="float" office:value="6.5029818136" calcext:value-type="float">
            <text:p>6.5029818136</text:p>
          </table:table-cell>
          <table:table-cell table:formula="of:=POWER([.C478]-6.75;2)" office:value-type="float" office:value="0.0610179844123452" calcext:value-type="float">
            <text:p>0.0610179844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54666" calcext:value-type="float">
            <text:p>6.854666</text:p>
          </table:table-cell>
          <table:table-cell office:value-type="float" office:value="6.5026820932" calcext:value-type="float">
            <text:p>6.5026820932</text:p>
          </table:table-cell>
          <table:table-cell table:formula="of:=POWER([.C479]-6.75;2)" office:value-type="float" office:value="0.0611661470239336" calcext:value-type="float">
            <text:p>0.061166147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841694" calcext:value-type="float">
            <text:p>6.841694</text:p>
          </table:table-cell>
          <table:table-cell office:value-type="float" office:value="6.5024283559" calcext:value-type="float">
            <text:p>6.5024283559</text:p>
          </table:table-cell>
          <table:table-cell table:formula="of:=POWER([.C480]-6.75;2)" office:value-type="float" office:value="0.061291718962377" calcext:value-type="float">
            <text:p>0.06129171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828094" calcext:value-type="float">
            <text:p>6.828094</text:p>
          </table:table-cell>
          <table:table-cell office:value-type="float" office:value="6.5022637712" calcext:value-type="float">
            <text:p>6.5022637712</text:p>
          </table:table-cell>
          <table:table-cell table:formula="of:=POWER([.C481]-6.75;2)" office:value-type="float" office:value="0.061373239060046" calcext:value-type="float">
            <text:p>0.061373239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814732" calcext:value-type="float">
            <text:p>6.814732</text:p>
          </table:table-cell>
          <table:table-cell office:value-type="float" office:value="6.5022231441" calcext:value-type="float">
            <text:p>6.5022231441</text:p>
          </table:table-cell>
          <table:table-cell table:formula="of:=POWER([.C482]-6.75;2)" office:value-type="float" office:value="0.0613933703196892" calcext:value-type="float">
            <text:p>0.061393370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802353" calcext:value-type="float">
            <text:p>6.802353</text:p>
          </table:table-cell>
          <table:table-cell office:value-type="float" office:value="6.5023267119" calcext:value-type="float">
            <text:p>6.5023267119</text:p>
          </table:table-cell>
          <table:table-cell table:formula="of:=POWER([.C483]-6.75;2)" office:value-type="float" office:value="0.0613420576382654" calcext:value-type="float">
            <text:p>0.061342057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791544" calcext:value-type="float">
            <text:p>6.791544</text:p>
          </table:table-cell>
          <table:table-cell office:value-type="float" office:value="6.5025754915" calcext:value-type="float">
            <text:p>6.5025754915</text:p>
          </table:table-cell>
          <table:table-cell table:formula="of:=POWER([.C484]-6.75;2)" office:value-type="float" office:value="0.0612188874064666" calcext:value-type="float">
            <text:p>0.0612188874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782674" calcext:value-type="float">
            <text:p>6.782674</text:p>
          </table:table-cell>
          <table:table-cell office:value-type="float" office:value="6.5029491525" calcext:value-type="float">
            <text:p>6.5029491525</text:p>
          </table:table-cell>
          <table:table-cell table:formula="of:=POWER([.C485]-6.75;2)" office:value-type="float" office:value="0.0610341212504681" calcext:value-type="float">
            <text:p>0.0610341213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775801" calcext:value-type="float">
            <text:p>6.775801</text:p>
          </table:table-cell>
          <table:table-cell office:value-type="float" office:value="6.5034071102" calcext:value-type="float">
            <text:p>6.5034071102</text:p>
          </table:table-cell>
          <table:table-cell table:formula="of:=POWER([.C486]-6.75;2)" office:value-type="float" office:value="0.0608080532999148" calcext:value-type="float">
            <text:p>0.060808053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770604" calcext:value-type="float">
            <text:p>6.770604</text:p>
          </table:table-cell>
          <table:table-cell office:value-type="float" office:value="6.5038929661" calcext:value-type="float">
            <text:p>6.5038929661</text:p>
          </table:table-cell>
          <table:table-cell table:formula="of:=POWER([.C487]-6.75;2)" office:value-type="float" office:value="0.0605686721350555" calcext:value-type="float">
            <text:p>0.060568672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664" calcext:value-type="float">
            <text:p>6.7664</text:p>
          </table:table-cell>
          <table:table-cell office:value-type="float" office:value="6.5043415508" calcext:value-type="float">
            <text:p>6.5043415508</text:p>
          </table:table-cell>
          <table:table-cell table:formula="of:=POWER([.C488]-6.75;2)" office:value-type="float" office:value="0.0603480736633492" calcext:value-type="float">
            <text:p>0.0603480737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62294" calcext:value-type="float">
            <text:p>6.762294</text:p>
          </table:table-cell>
          <table:table-cell office:value-type="float" office:value="6.5046873305" calcext:value-type="float">
            <text:p>6.5046873305</text:p>
          </table:table-cell>
          <table:table-cell table:formula="of:=POWER([.C489]-6.75;2)" office:value-type="float" office:value="0.0601783058172161" calcext:value-type="float">
            <text:p>0.0601783058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57428" calcext:value-type="float">
            <text:p>6.757428</text:p>
          </table:table-cell>
          <table:table-cell office:value-type="float" office:value="6.5048725" calcext:value-type="float">
            <text:p>6.5048725</text:p>
          </table:table-cell>
          <table:table-cell table:formula="of:=POWER([.C490]-6.75;2)" office:value-type="float" office:value="0.0600874912562499" calcext:value-type="float">
            <text:p>0.060087491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51225" calcext:value-type="float">
            <text:p>6.751225</text:p>
          </table:table-cell>
          <table:table-cell office:value-type="float" office:value="6.5048532542" calcext:value-type="float">
            <text:p>6.5048532542</text:p>
          </table:table-cell>
          <table:table-cell table:formula="of:=POWER([.C491]-6.75;2)" office:value-type="float" office:value="0.0600969269763296" calcext:value-type="float">
            <text:p>0.060096927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43488" calcext:value-type="float">
            <text:p>6.743488</text:p>
          </table:table-cell>
          <table:table-cell office:value-type="float" office:value="6.5046035339" calcext:value-type="float">
            <text:p>6.5046035339</text:p>
          </table:table-cell>
          <table:table-cell table:formula="of:=POWER([.C492]-6.75;2)" office:value-type="float" office:value="0.0602194255743684" calcext:value-type="float">
            <text:p>0.060219425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34298" calcext:value-type="float">
            <text:p>6.734298</text:p>
          </table:table-cell>
          <table:table-cell office:value-type="float" office:value="6.5041165508" calcext:value-type="float">
            <text:p>6.5041165508</text:p>
          </table:table-cell>
          <table:table-cell table:formula="of:=POWER([.C493]-6.75;2)" office:value-type="float" office:value="0.060458670590489" calcext:value-type="float">
            <text:p>0.060458670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23748" calcext:value-type="float">
            <text:p>6.723748</text:p>
          </table:table-cell>
          <table:table-cell office:value-type="float" office:value="6.5034049746" calcext:value-type="float">
            <text:p>6.5034049746</text:p>
          </table:table-cell>
          <table:table-cell table:formula="of:=POWER([.C494]-6.75;2)" office:value-type="float" office:value="0.0608091065520264" calcext:value-type="float">
            <text:p>0.060809106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1167" calcext:value-type="float">
            <text:p>6.71167</text:p>
          </table:table-cell>
          <table:table-cell office:value-type="float" office:value="6.5025008305" calcext:value-type="float">
            <text:p>6.5025008305</text:p>
          </table:table-cell>
          <table:table-cell table:formula="of:=POWER([.C495]-6.75;2)" office:value-type="float" office:value="0.0612558389031898" calcext:value-type="float">
            <text:p>0.061255838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97496" calcext:value-type="float">
            <text:p>6.697496</text:p>
          </table:table-cell>
          <table:table-cell office:value-type="float" office:value="6.5014550847" calcext:value-type="float">
            <text:p>6.5014550847</text:p>
          </table:table-cell>
          <table:table-cell table:formula="of:=POWER([.C496]-6.75;2)" office:value-type="float" office:value="0.0617745749214842" calcext:value-type="float">
            <text:p>0.061774574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80362" calcext:value-type="float">
            <text:p>6.680362</text:p>
          </table:table-cell>
          <table:table-cell office:value-type="float" office:value="6.5003362797" calcext:value-type="float">
            <text:p>6.5003362797</text:p>
          </table:table-cell>
          <table:table-cell table:formula="of:=POWER([.C497]-6.75;2)" office:value-type="float" office:value="0.0623319732340367" calcext:value-type="float">
            <text:p>0.0623319732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59419" calcext:value-type="float">
            <text:p>6.659419</text:p>
          </table:table-cell>
          <table:table-cell office:value-type="float" office:value="6.499226661" calcext:value-type="float">
            <text:p>6.499226661</text:p>
          </table:table-cell>
          <table:table-cell table:formula="of:=POWER([.C498]-6.75;2)" office:value-type="float" office:value="0.062887267553209" calcext:value-type="float">
            <text:p>0.0628872676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634241" calcext:value-type="float">
            <text:p>6.634241</text:p>
          </table:table-cell>
          <table:table-cell office:value-type="float" office:value="6.498214822" calcext:value-type="float">
            <text:p>6.498214822</text:p>
          </table:table-cell>
          <table:table-cell table:formula="of:=POWER([.C499]-6.75;2)" office:value-type="float" office:value="0.0633957758604915" calcext:value-type="float">
            <text:p>0.0633957759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05141" calcext:value-type="float">
            <text:p>6.605141</text:p>
          </table:table-cell>
          <table:table-cell office:value-type="float" office:value="6.4973848559" calcext:value-type="float">
            <text:p>6.4973848559</text:p>
          </table:table-cell>
          <table:table-cell table:formula="of:=POWER([.C500]-6.75;2)" office:value-type="float" office:value="0.0638144110286638" calcext:value-type="float">
            <text:p>0.06381441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573257" calcext:value-type="float">
            <text:p>6.573257</text:p>
          </table:table-cell>
          <table:table-cell office:value-type="float" office:value="6.4968038475" calcext:value-type="float">
            <text:p>6.4968038475</text:p>
          </table:table-cell>
          <table:table-cell table:formula="of:=POWER([.C501]-6.75;2)" office:value-type="float" office:value="0.0641082916408033" calcext:value-type="float">
            <text:p>0.0641082916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40334" calcext:value-type="float">
            <text:p>6.540334</text:p>
          </table:table-cell>
          <table:table-cell office:value-type="float" office:value="6.4965108898" calcext:value-type="float">
            <text:p>6.4965108898</text:p>
          </table:table-cell>
          <table:table-cell table:formula="of:=POWER([.C502]-6.75;2)" office:value-type="float" office:value="0.0642567289899879" calcext:value-type="float">
            <text:p>0.064256729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08259" calcext:value-type="float">
            <text:p>6.508259</text:p>
          </table:table-cell>
          <table:table-cell office:value-type="float" office:value="6.4965112119" calcext:value-type="float">
            <text:p>6.4965112119</text:p>
          </table:table-cell>
          <table:table-cell table:formula="of:=POWER([.C503]-6.75;2)" office:value-type="float" office:value="0.0642565656924069" calcext:value-type="float">
            <text:p>0.064256565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478523" calcext:value-type="float">
            <text:p>6.478523</text:p>
          </table:table-cell>
          <table:table-cell office:value-type="float" office:value="6.4967779576" calcext:value-type="float">
            <text:p>6.4967779576</text:p>
          </table:table-cell>
          <table:table-cell table:formula="of:=POWER([.C504]-6.75;2)" office:value-type="float" office:value="0.0641214027572274" calcext:value-type="float">
            <text:p>0.064121402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451869" calcext:value-type="float">
            <text:p>6.451869</text:p>
          </table:table-cell>
          <table:table-cell office:value-type="float" office:value="6.4972617881" calcext:value-type="float">
            <text:p>6.4972617881</text:p>
          </table:table-cell>
          <table:table-cell table:formula="of:=POWER([.C505]-6.75;2)" office:value-type="float" office:value="0.0638766037544091" calcext:value-type="float">
            <text:p>0.06387660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428281" calcext:value-type="float">
            <text:p>6.428281</text:p>
          </table:table-cell>
          <table:table-cell office:value-type="float" office:value="6.4979053559" calcext:value-type="float">
            <text:p>6.4979053559</text:p>
          </table:table-cell>
          <table:table-cell table:formula="of:=POWER([.C506]-6.75;2)" office:value-type="float" office:value="0.0635517095839055" calcext:value-type="float">
            <text:p>0.063551709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407339" calcext:value-type="float">
            <text:p>6.407339</text:p>
          </table:table-cell>
          <table:table-cell office:value-type="float" office:value="6.4986576102" calcext:value-type="float">
            <text:p>6.4986576102</text:p>
          </table:table-cell>
          <table:table-cell table:formula="of:=POWER([.C507]-6.75;2)" office:value-type="float" office:value="0.0631729969103749" calcext:value-type="float">
            <text:p>0.063172996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388744" calcext:value-type="float">
            <text:p>6.388744</text:p>
          </table:table-cell>
          <table:table-cell office:value-type="float" office:value="6.4994825169" calcext:value-type="float">
            <text:p>6.4994825169</text:p>
          </table:table-cell>
          <table:table-cell table:formula="of:=POWER([.C508]-6.75;2)" office:value-type="float" office:value="0.062759009338759" calcext:value-type="float">
            <text:p>0.062759009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372721" calcext:value-type="float">
            <text:p>6.372721</text:p>
          </table:table-cell>
          <table:table-cell office:value-type="float" office:value="6.5003587627" calcext:value-type="float">
            <text:p>6.5003587627</text:p>
          </table:table-cell>
          <table:table-cell table:formula="of:=POWER([.C509]-6.75;2)" office:value-type="float" office:value="0.0623207473606747" calcext:value-type="float">
            <text:p>0.0623207474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36009" calcext:value-type="float">
            <text:p>6.36009</text:p>
          </table:table-cell>
          <table:table-cell office:value-type="float" office:value="6.5012705932" calcext:value-type="float">
            <text:p>6.5012705932</text:p>
          </table:table-cell>
          <table:table-cell table:formula="of:=POWER([.C510]-6.75;2)" office:value-type="float" office:value="0.0618663178070798" calcext:value-type="float">
            <text:p>0.061866317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351969" calcext:value-type="float">
            <text:p>6.351969</text:p>
          </table:table-cell>
          <table:table-cell office:value-type="float" office:value="6.5021931102" calcext:value-type="float">
            <text:p>6.5021931102</text:p>
          </table:table-cell>
          <table:table-cell table:formula="of:=POWER([.C511]-6.75;2)" office:value-type="float" office:value="0.0614082546323492" calcext:value-type="float">
            <text:p>0.061408254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349278" calcext:value-type="float">
            <text:p>6.349278</text:p>
          </table:table-cell>
          <table:table-cell office:value-type="float" office:value="6.5030777542" calcext:value-type="float">
            <text:p>6.5030777542</text:p>
          </table:table-cell>
          <table:table-cell table:formula="of:=POWER([.C512]-6.75;2)" office:value-type="float" office:value="0.0609705954709158" calcext:value-type="float">
            <text:p>0.060970595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352293" calcext:value-type="float">
            <text:p>6.352293</text:p>
          </table:table-cell>
          <table:table-cell office:value-type="float" office:value="6.5038439068" calcext:value-type="float">
            <text:p>6.5038439068</text:p>
          </table:table-cell>
          <table:table-cell table:formula="of:=POWER([.C513]-6.75;2)" office:value-type="float" office:value="0.060592822219487" calcext:value-type="float">
            <text:p>0.060592822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360458" calcext:value-type="float">
            <text:p>6.360458</text:p>
          </table:table-cell>
          <table:table-cell office:value-type="float" office:value="6.5043810593" calcext:value-type="float">
            <text:p>6.5043810593</text:p>
          </table:table-cell>
          <table:table-cell table:formula="of:=POWER([.C514]-6.75;2)" office:value-type="float" office:value="0.0603286640305901" calcext:value-type="float">
            <text:p>0.06032866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372433" calcext:value-type="float">
            <text:p>6.372433</text:p>
          </table:table-cell>
          <table:table-cell office:value-type="float" office:value="6.504563339" calcext:value-type="float">
            <text:p>6.504563339</text:p>
          </table:table-cell>
          <table:table-cell table:formula="of:=POWER([.C515]-6.75;2)" office:value-type="float" office:value="0.0602391545628291" calcext:value-type="float">
            <text:p>0.060239154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38627" calcext:value-type="float">
            <text:p>6.38627</text:p>
          </table:table-cell>
          <table:table-cell office:value-type="float" office:value="6.5042752373" calcext:value-type="float">
            <text:p>6.5042752373</text:p>
          </table:table-cell>
          <table:table-cell table:formula="of:=POWER([.C516]-6.75;2)" office:value-type="float" office:value="0.0603806590039714" calcext:value-type="float">
            <text:p>0.06038065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399537" calcext:value-type="float">
            <text:p>6.399537</text:p>
          </table:table-cell>
          <table:table-cell office:value-type="float" office:value="6.5034440593" calcext:value-type="float">
            <text:p>6.5034440593</text:p>
          </table:table-cell>
          <table:table-cell table:formula="of:=POWER([.C517]-6.75;2)" office:value-type="float" office:value="0.0607898318944621" calcext:value-type="float">
            <text:p>0.060789831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09344" calcext:value-type="float">
            <text:p>6.409344</text:p>
          </table:table-cell>
          <table:table-cell office:value-type="float" office:value="6.5020711356" calcext:value-type="float">
            <text:p>6.5020711356</text:p>
          </table:table-cell>
          <table:table-cell table:formula="of:=POWER([.C518]-6.75;2)" office:value-type="float" office:value="0.0614687218026738" calcext:value-type="float">
            <text:p>0.061468721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412408" calcext:value-type="float">
            <text:p>6.412408</text:p>
          </table:table-cell>
          <table:table-cell office:value-type="float" office:value="6.5002512119" calcext:value-type="float">
            <text:p>6.5002512119</text:p>
          </table:table-cell>
          <table:table-cell table:formula="of:=POWER([.C519]-6.75;2)" office:value-type="float" office:value="0.0623744571574186" calcext:value-type="float">
            <text:p>0.0623744572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05363" calcext:value-type="float">
            <text:p>6.405363</text:p>
          </table:table-cell>
          <table:table-cell office:value-type="float" office:value="6.4981692712" calcext:value-type="float">
            <text:p>6.4981692712</text:p>
          </table:table-cell>
          <table:table-cell table:formula="of:=POWER([.C520]-6.75;2)" office:value-type="float" office:value="0.0634187159679391" calcext:value-type="float">
            <text:p>0.06341871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385434" calcext:value-type="float">
            <text:p>6.385434</text:p>
          </table:table-cell>
          <table:table-cell office:value-type="float" office:value="6.496069" calcext:value-type="float">
            <text:p>6.496069</text:p>
          </table:table-cell>
          <table:table-cell table:formula="of:=POWER([.C521]-6.75;2)" office:value-type="float" office:value="0.0644809527609998" calcext:value-type="float">
            <text:p>0.0644809528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351362" calcext:value-type="float">
            <text:p>6.351362</text:p>
          </table:table-cell>
          <table:table-cell office:value-type="float" office:value="6.4941972288" calcext:value-type="float">
            <text:p>6.4941972288</text:p>
          </table:table-cell>
          <table:table-cell table:formula="of:=POWER([.C522]-6.75;2)" office:value-type="float" office:value="0.0654350577535995" calcext:value-type="float">
            <text:p>0.065435057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304214" calcext:value-type="float">
            <text:p>6.304214</text:p>
          </table:table-cell>
          <table:table-cell office:value-type="float" office:value="6.4927393136" calcext:value-type="float">
            <text:p>6.4927393136</text:p>
          </table:table-cell>
          <table:table-cell table:formula="of:=POWER([.C523]-6.75;2)" office:value-type="float" office:value="0.0661830607669994" calcext:value-type="float">
            <text:p>0.0661830608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247608" calcext:value-type="float">
            <text:p>6.247608</text:p>
          </table:table-cell>
          <table:table-cell office:value-type="float" office:value="6.4917656695" calcext:value-type="float">
            <text:p>6.4917656695</text:p>
          </table:table-cell>
          <table:table-cell table:formula="of:=POWER([.C524]-6.75;2)" office:value-type="float" office:value="0.0666849694487831" calcext:value-type="float">
            <text:p>0.0666849694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187043" calcext:value-type="float">
            <text:p>6.187043</text:p>
          </table:table-cell>
          <table:table-cell office:value-type="float" office:value="6.4912067034" calcext:value-type="float">
            <text:p>6.4912067034</text:p>
          </table:table-cell>
          <table:table-cell table:formula="of:=POWER([.C525]-6.75;2)" office:value-type="float" office:value="0.0669739703650958" calcext:value-type="float">
            <text:p>0.066973970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128356" calcext:value-type="float">
            <text:p>6.128356</text:p>
          </table:table-cell>
          <table:table-cell office:value-type="float" office:value="6.4908640932" calcext:value-type="float">
            <text:p>6.4908640932</text:p>
          </table:table-cell>
          <table:table-cell table:formula="of:=POWER([.C526]-6.75;2)" office:value-type="float" office:value="0.0671514181930583" calcext:value-type="float">
            <text:p>0.0671514182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075785" calcext:value-type="float">
            <text:p>6.075785</text:p>
          </table:table-cell>
          <table:table-cell office:value-type="float" office:value="6.4904560085" calcext:value-type="float">
            <text:p>6.4904560085</text:p>
          </table:table-cell>
          <table:table-cell table:formula="of:=POWER([.C527]-6.75;2)" office:value-type="float" office:value="0.0673630835237522" calcext:value-type="float">
            <text:p>0.067363083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03036" calcext:value-type="float">
            <text:p>6.03036</text:p>
          </table:table-cell>
          <table:table-cell office:value-type="float" office:value="6.4896835763" calcext:value-type="float">
            <text:p>6.4896835763</text:p>
          </table:table-cell>
          <table:table-cell table:formula="of:=POWER([.C528]-6.75;2)" office:value-type="float" office:value="0.0677646404479579" calcext:value-type="float">
            <text:p>0.067764640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989175" calcext:value-type="float">
            <text:p>5.989175</text:p>
          </table:table-cell>
          <table:table-cell office:value-type="float" office:value="6.4882982373" calcext:value-type="float">
            <text:p>6.4882982373</text:p>
          </table:table-cell>
          <table:table-cell table:formula="of:=POWER([.C529]-6.75;2)" office:value-type="float" office:value="0.0684878126002869" calcext:value-type="float">
            <text:p>0.0684878126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945246" calcext:value-type="float">
            <text:p>5.945246</text:p>
          </table:table-cell>
          <table:table-cell office:value-type="float" office:value="6.4861451102" calcext:value-type="float">
            <text:p>6.4861451102</text:p>
          </table:table-cell>
          <table:table-cell table:formula="of:=POWER([.C530]-6.75;2)" office:value-type="float" office:value="0.0696194028713702" calcext:value-type="float">
            <text:p>0.069619402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885852" calcext:value-type="float">
            <text:p>5.885852</text:p>
          </table:table-cell>
          <table:table-cell office:value-type="float" office:value="6.4831565424" calcext:value-type="float">
            <text:p>6.4831565424</text:p>
          </table:table-cell>
          <table:table-cell table:formula="of:=POWER([.C531]-6.75;2)" office:value-type="float" office:value="0.0712054308639231" calcext:value-type="float">
            <text:p>0.071205430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78052" calcext:value-type="float">
            <text:p>5.78052</text:p>
          </table:table-cell>
          <table:table-cell office:value-type="float" office:value="6.4792570169" calcext:value-type="float">
            <text:p>6.4792570169</text:p>
          </table:table-cell>
          <table:table-cell table:formula="of:=POWER([.C532]-6.75;2)" office:value-type="float" office:value="0.0733017628978868" calcext:value-type="float">
            <text:p>0.0733017629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488106" calcext:value-type="float">
            <text:p>5.488106</text:p>
          </table:table-cell>
          <table:table-cell office:value-type="float" office:value="6.4739878898" calcext:value-type="float">
            <text:p>6.4739878898</text:p>
          </table:table-cell>
          <table:table-cell table:formula="of:=POWER([.C533]-6.75;2)" office:value-type="float" office:value="0.0761826849770569" calcext:value-type="float">
            <text:p>0.076182685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488106" calcext:value-type="float">
            <text:p>5.488106</text:p>
          </table:table-cell>
          <table:table-cell office:value-type="float" office:value="6.4628149746" calcext:value-type="float">
            <text:p>6.4628149746</text:p>
          </table:table-cell>
          <table:table-cell table:formula="of:=POWER([.C534]-6.75;2)" office:value-type="float" office:value="0.0824752388139988" calcext:value-type="float">
            <text:p>0.082475238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21069" calcext:value-type="float">
            <text:p>6.721069</text:p>
          </table:table-cell>
          <table:table-cell office:value-type="float" office:value="6.486377661" calcext:value-type="float">
            <text:p>6.486377661</text:p>
          </table:table-cell>
          <table:table-cell table:formula="of:=POWER([.C535]-6.75;2)" office:value-type="float" office:value="0.0694967376198311" calcext:value-type="float">
            <text:p>0.069496737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421392" calcext:value-type="float">
            <text:p>6.421392</text:p>
          </table:table-cell>
          <table:table-cell office:value-type="float" office:value="6.4837311949" calcext:value-type="float">
            <text:p>6.4837311949</text:p>
          </table:table-cell>
          <table:table-cell table:formula="of:=POWER([.C536]-6.75;2)" office:value-type="float" office:value="0.0708990765693819" calcext:value-type="float">
            <text:p>0.0708990766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347248" calcext:value-type="float">
            <text:p>6.347248</text:p>
          </table:table-cell>
          <table:table-cell office:value-type="float" office:value="6.4813962458" calcext:value-type="float">
            <text:p>6.4813962458</text:p>
          </table:table-cell>
          <table:table-cell table:formula="of:=POWER([.C537]-6.75;2)" office:value-type="float" office:value="0.072147976770334" calcext:value-type="float">
            <text:p>0.072147976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329454" calcext:value-type="float">
            <text:p>6.329454</text:p>
          </table:table-cell>
          <table:table-cell office:value-type="float" office:value="6.4789661441" calcext:value-type="float">
            <text:p>6.4789661441</text:p>
          </table:table-cell>
          <table:table-cell table:formula="of:=POWER([.C538]-6.75;2)" office:value-type="float" office:value="0.0734593510440219" calcext:value-type="float">
            <text:p>0.07345935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33025" calcext:value-type="float">
            <text:p>6.33025</text:p>
          </table:table-cell>
          <table:table-cell office:value-type="float" office:value="6.4764643644" calcext:value-type="float">
            <text:p>6.4764643644</text:p>
          </table:table-cell>
          <table:table-cell table:formula="of:=POWER([.C539]-6.75;2)" office:value-type="float" office:value="0.074821743943096" calcext:value-type="float">
            <text:p>0.074821743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333712" calcext:value-type="float">
            <text:p>6.333712</text:p>
          </table:table-cell>
          <table:table-cell office:value-type="float" office:value="6.4739702119" calcext:value-type="float">
            <text:p>6.4739702119</text:p>
          </table:table-cell>
          <table:table-cell table:formula="of:=POWER([.C540]-6.75;2)" office:value-type="float" office:value="0.0761924439185308" calcext:value-type="float">
            <text:p>0.0761924439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331993" calcext:value-type="float">
            <text:p>6.331993</text:p>
          </table:table-cell>
          <table:table-cell office:value-type="float" office:value="6.4715908051" calcext:value-type="float">
            <text:p>6.4715908051</text:p>
          </table:table-cell>
          <table:table-cell table:formula="of:=POWER([.C541]-6.75;2)" office:value-type="float" office:value="0.0775116798048662" calcext:value-type="float">
            <text:p>0.0775116798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322259" calcext:value-type="float">
            <text:p>6.322259</text:p>
          </table:table-cell>
          <table:table-cell office:value-type="float" office:value="6.4694406525" calcext:value-type="float">
            <text:p>6.4694406525</text:p>
          </table:table-cell>
          <table:table-cell table:formula="of:=POWER([.C542]-6.75;2)" office:value-type="float" office:value="0.0787135474696256" calcext:value-type="float">
            <text:p>0.07871354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305163" calcext:value-type="float">
            <text:p>6.305163</text:p>
          </table:table-cell>
          <table:table-cell office:value-type="float" office:value="6.4676187119" calcext:value-type="float">
            <text:p>6.4676187119</text:p>
          </table:table-cell>
          <table:table-cell table:formula="of:=POWER([.C543]-6.75;2)" office:value-type="float" office:value="0.0797391918690151" calcext:value-type="float">
            <text:p>0.0797391919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283377" calcext:value-type="float">
            <text:p>6.283377</text:p>
          </table:table-cell>
          <table:table-cell office:value-type="float" office:value="6.4661914153" calcext:value-type="float">
            <text:p>6.4661914153</text:p>
          </table:table-cell>
          <table:table-cell table:formula="of:=POWER([.C544]-6.75;2)" office:value-type="float" office:value="0.0805473127494171" calcext:value-type="float">
            <text:p>0.0805473127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260233" calcext:value-type="float">
            <text:p>6.260233</text:p>
          </table:table-cell>
          <table:table-cell office:value-type="float" office:value="6.4651869237" calcext:value-type="float">
            <text:p>6.4651869237</text:p>
          </table:table-cell>
          <table:table-cell table:formula="of:=POWER([.C545]-6.75;2)" office:value-type="float" office:value="0.0811184884314695" calcext:value-type="float">
            <text:p>0.0811184884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238763" calcext:value-type="float">
            <text:p>6.238763</text:p>
          </table:table-cell>
          <table:table-cell office:value-type="float" office:value="6.4645997203" calcext:value-type="float">
            <text:p>6.4645997203</text:p>
          </table:table-cell>
          <table:table-cell table:formula="of:=POWER([.C546]-6.75;2)" office:value-type="float" office:value="0.0814533196528383" calcext:value-type="float">
            <text:p>0.081453319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221272" calcext:value-type="float">
            <text:p>6.221272</text:p>
          </table:table-cell>
          <table:table-cell office:value-type="float" office:value="6.4644002881" calcext:value-type="float">
            <text:p>6.4644002881</text:p>
          </table:table-cell>
          <table:table-cell table:formula="of:=POWER([.C547]-6.75;2)" office:value-type="float" office:value="0.0815671954373629" calcext:value-type="float">
            <text:p>0.081567195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209302" calcext:value-type="float">
            <text:p>6.209302</text:p>
          </table:table-cell>
          <table:table-cell office:value-type="float" office:value="6.4645438559" calcext:value-type="float">
            <text:p>6.4645438559</text:p>
          </table:table-cell>
          <table:table-cell table:formula="of:=POWER([.C548]-6.75;2)" office:value-type="float" office:value="0.0814852102044402" calcext:value-type="float">
            <text:p>0.0814852102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20372" calcext:value-type="float">
            <text:p>6.20372</text:p>
          </table:table-cell>
          <table:table-cell office:value-type="float" office:value="6.4649754322" calcext:value-type="float">
            <text:p>6.4649754322</text:p>
          </table:table-cell>
          <table:table-cell table:formula="of:=POWER([.C549]-6.75;2)" office:value-type="float" office:value="0.0812390042495767" calcext:value-type="float">
            <text:p>0.0812390042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20476" calcext:value-type="float">
            <text:p>6.20476</text:p>
          </table:table-cell>
          <table:table-cell office:value-type="float" office:value="6.4656323051" calcext:value-type="float">
            <text:p>6.4656323051</text:p>
          </table:table-cell>
          <table:table-cell table:formula="of:=POWER([.C550]-6.75;2)" office:value-type="float" office:value="0.0808649859027396" calcext:value-type="float">
            <text:p>0.080864985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212032" calcext:value-type="float">
            <text:p>6.212032</text:p>
          </table:table-cell>
          <table:table-cell office:value-type="float" office:value="6.4664472119" calcext:value-type="float">
            <text:p>6.4664472119</text:p>
          </table:table-cell>
          <table:table-cell table:formula="of:=POWER([.C551]-6.75;2)" office:value-type="float" office:value="0.0804021836392833" calcext:value-type="float">
            <text:p>0.0804021836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224639" calcext:value-type="float">
            <text:p>6.224639</text:p>
          </table:table-cell>
          <table:table-cell office:value-type="float" office:value="6.4673542373" calcext:value-type="float">
            <text:p>6.4673542373</text:p>
          </table:table-cell>
          <table:table-cell table:formula="of:=POWER([.C552]-6.75;2)" office:value-type="float" office:value="0.0798886271722645" calcext:value-type="float">
            <text:p>0.079888627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241472" calcext:value-type="float">
            <text:p>6.241472</text:p>
          </table:table-cell>
          <table:table-cell office:value-type="float" office:value="6.468296322" calcext:value-type="float">
            <text:p>6.468296322</text:p>
          </table:table-cell>
          <table:table-cell table:formula="of:=POWER([.C553]-6.75;2)" office:value-type="float" office:value="0.0793569621987274" calcext:value-type="float">
            <text:p>0.079356962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261587" calcext:value-type="float">
            <text:p>6.261587</text:p>
          </table:table-cell>
          <table:table-cell office:value-type="float" office:value="6.4692308644" calcext:value-type="float">
            <text:p>6.4692308644</text:p>
          </table:table-cell>
          <table:table-cell table:formula="of:=POWER([.C554]-6.75;2)" office:value-type="float" office:value="0.0788313075055712" calcext:value-type="float">
            <text:p>0.078831307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284463" calcext:value-type="float">
            <text:p>6.284463</text:p>
          </table:table-cell>
          <table:table-cell office:value-type="float" office:value="6.4701303983" calcext:value-type="float">
            <text:p>6.4701303983</text:p>
          </table:table-cell>
          <table:table-cell table:formula="of:=POWER([.C555]-6.75;2)" office:value-type="float" office:value="0.0783269939557165" calcext:value-type="float">
            <text:p>0.07832699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309992" calcext:value-type="float">
            <text:p>6.309992</text:p>
          </table:table-cell>
          <table:table-cell office:value-type="float" office:value="6.4709780847" calcext:value-type="float">
            <text:p>6.4709780847</text:p>
          </table:table-cell>
          <table:table-cell table:formula="of:=POWER([.C556]-6.75;2)" office:value-type="float" office:value="0.0778532292176801" calcext:value-type="float">
            <text:p>0.077853229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338227" calcext:value-type="float">
            <text:p>6.338227</text:p>
          </table:table-cell>
          <table:table-cell office:value-type="float" office:value="6.471761" calcext:value-type="float">
            <text:p>6.471761</text:p>
          </table:table-cell>
          <table:table-cell table:formula="of:=POWER([.C557]-6.75;2)" office:value-type="float" office:value="0.0774169411210001" calcext:value-type="float">
            <text:p>0.0774169411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369041" calcext:value-type="float">
            <text:p>6.369041</text:p>
          </table:table-cell>
          <table:table-cell office:value-type="float" office:value="6.4724651441" calcext:value-type="float">
            <text:p>6.4724651441</text:p>
          </table:table-cell>
          <table:table-cell table:formula="of:=POWER([.C558]-6.75;2)" office:value-type="float" office:value="0.0770255962394337" calcext:value-type="float">
            <text:p>0.077025596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01917" calcext:value-type="float">
            <text:p>6.401917</text:p>
          </table:table-cell>
          <table:table-cell office:value-type="float" office:value="6.4730748983" calcext:value-type="float">
            <text:p>6.4730748983</text:p>
          </table:table-cell>
          <table:table-cell table:formula="of:=POWER([.C559]-6.75;2)" office:value-type="float" office:value="0.0766875119515553" calcext:value-type="float">
            <text:p>0.07668751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435962" calcext:value-type="float">
            <text:p>6.435962</text:p>
          </table:table-cell>
          <table:table-cell office:value-type="float" office:value="6.4735762797" calcext:value-type="float">
            <text:p>6.4735762797</text:p>
          </table:table-cell>
          <table:table-cell table:formula="of:=POWER([.C560]-6.75;2)" office:value-type="float" office:value="0.0764100731444929" calcext:value-type="float">
            <text:p>0.076410073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470087" calcext:value-type="float">
            <text:p>6.470087</text:p>
          </table:table-cell>
          <table:table-cell office:value-type="float" office:value="6.4739612797" calcext:value-type="float">
            <text:p>6.4739612797</text:p>
          </table:table-cell>
          <table:table-cell table:formula="of:=POWER([.C561]-6.75;2)" office:value-type="float" office:value="0.0761973751048616" calcext:value-type="float">
            <text:p>0.076197375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503246" calcext:value-type="float">
            <text:p>6.503246</text:p>
          </table:table-cell>
          <table:table-cell office:value-type="float" office:value="6.4742303051" calcext:value-type="float">
            <text:p>6.4742303051</text:p>
          </table:table-cell>
          <table:table-cell table:formula="of:=POWER([.C562]-6.75;2)" office:value-type="float" office:value="0.0760489246252392" calcext:value-type="float">
            <text:p>0.0760489246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534588" calcext:value-type="float">
            <text:p>6.534588</text:p>
          </table:table-cell>
          <table:table-cell office:value-type="float" office:value="6.4743914322" calcext:value-type="float">
            <text:p>6.4743914322</text:p>
          </table:table-cell>
          <table:table-cell table:formula="of:=POWER([.C563]-6.75;2)" office:value-type="float" office:value="0.0759600826447672" calcext:value-type="float">
            <text:p>0.075960082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63512" calcext:value-type="float">
            <text:p>6.563512</text:p>
          </table:table-cell>
          <table:table-cell office:value-type="float" office:value="6.4744573559" calcext:value-type="float">
            <text:p>6.4744573559</text:p>
          </table:table-cell>
          <table:table-cell table:formula="of:=POWER([.C564]-6.75;2)" office:value-type="float" office:value="0.0759237487176191" calcext:value-type="float">
            <text:p>0.075923748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8966" calcext:value-type="float">
            <text:p>6.58966</text:p>
          </table:table-cell>
          <table:table-cell office:value-type="float" office:value="6.474442" calcext:value-type="float">
            <text:p>6.474442</text:p>
          </table:table-cell>
          <table:table-cell table:formula="of:=POWER([.C565]-6.75;2)" office:value-type="float" office:value="0.0759322113640001" calcext:value-type="float">
            <text:p>0.0759322114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12891" calcext:value-type="float">
            <text:p>6.612891</text:p>
          </table:table-cell>
          <table:table-cell office:value-type="float" office:value="6.4743582712" calcext:value-type="float">
            <text:p>6.4743582712</text:p>
          </table:table-cell>
          <table:table-cell table:formula="of:=POWER([.C566]-6.75;2)" office:value-type="float" office:value="0.0759783626558528" calcext:value-type="float">
            <text:p>0.0759783627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33248" calcext:value-type="float">
            <text:p>6.633248</text:p>
          </table:table-cell>
          <table:table-cell office:value-type="float" office:value="6.4742172203" calcext:value-type="float">
            <text:p>6.4742172203</text:p>
          </table:table-cell>
          <table:table-cell table:formula="of:=POWER([.C567]-6.75;2)" office:value-type="float" office:value="0.0760561415790588" calcext:value-type="float">
            <text:p>0.076056141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650908" calcext:value-type="float">
            <text:p>6.650908</text:p>
          </table:table-cell>
          <table:table-cell office:value-type="float" office:value="6.4740281864" calcext:value-type="float">
            <text:p>6.4740281864</text:p>
          </table:table-cell>
          <table:table-cell table:formula="of:=POWER([.C568]-6.75;2)" office:value-type="float" office:value="0.0761604419016731" calcext:value-type="float">
            <text:p>0.0761604419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66059" calcext:value-type="float">
            <text:p>6.666059</text:p>
          </table:table-cell>
          <table:table-cell office:value-type="float" office:value="6.4737995" calcext:value-type="float">
            <text:p>6.4737995</text:p>
          </table:table-cell>
          <table:table-cell table:formula="of:=POWER([.C569]-6.75;2)" office:value-type="float" office:value="0.0762867162002499" calcext:value-type="float">
            <text:p>0.0762867162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678775" calcext:value-type="float">
            <text:p>6.678775</text:p>
          </table:table-cell>
          <table:table-cell office:value-type="float" office:value="6.4735402034" calcext:value-type="float">
            <text:p>6.4735402034</text:p>
          </table:table-cell>
          <table:table-cell table:formula="of:=POWER([.C570]-6.75;2)" office:value-type="float" office:value="0.0764300191361135" calcext:value-type="float">
            <text:p>0.076430019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688929" calcext:value-type="float">
            <text:p>6.688929</text:p>
          </table:table-cell>
          <table:table-cell office:value-type="float" office:value="6.4732631017" calcext:value-type="float">
            <text:p>6.4732631017</text:p>
          </table:table-cell>
          <table:table-cell table:formula="of:=POWER([.C571]-6.75;2)" office:value-type="float" office:value="0.0765833108807047" calcext:value-type="float">
            <text:p>0.0765833109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696244" calcext:value-type="float">
            <text:p>6.696244</text:p>
          </table:table-cell>
          <table:table-cell office:value-type="float" office:value="6.4729888136" calcext:value-type="float">
            <text:p>6.4729888136</text:p>
          </table:table-cell>
          <table:table-cell table:formula="of:=POWER([.C572]-6.75;2)" office:value-type="float" office:value="0.0767351973907357" calcext:value-type="float">
            <text:p>0.076735197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00496" calcext:value-type="float">
            <text:p>6.700496</text:p>
          </table:table-cell>
          <table:table-cell office:value-type="float" office:value="6.4727488305" calcext:value-type="float">
            <text:p>6.4727488305</text:p>
          </table:table-cell>
          <table:table-cell table:formula="of:=POWER([.C573]-6.75;2)" office:value-type="float" office:value="0.0768682109891179" calcext:value-type="float">
            <text:p>0.076868211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01778" calcext:value-type="float">
            <text:p>6.701778</text:p>
          </table:table-cell>
          <table:table-cell office:value-type="float" office:value="6.4725848559" calcext:value-type="float">
            <text:p>6.4725848559</text:p>
          </table:table-cell>
          <table:table-cell table:formula="of:=POWER([.C574]-6.75;2)" office:value-type="float" office:value="0.0769591621760237" calcext:value-type="float">
            <text:p>0.076959162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0073" calcext:value-type="float">
            <text:p>6.70073</text:p>
          </table:table-cell>
          <table:table-cell office:value-type="float" office:value="6.472542678" calcext:value-type="float">
            <text:p>6.472542678</text:p>
          </table:table-cell>
          <table:table-cell table:formula="of:=POWER([.C575]-6.75;2)" office:value-type="float" office:value="0.0769825655314117" calcext:value-type="float">
            <text:p>0.076982565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9857" calcext:value-type="float">
            <text:p>6.69857</text:p>
          </table:table-cell>
          <table:table-cell office:value-type="float" office:value="6.4726611186" calcext:value-type="float">
            <text:p>6.4726611186</text:p>
          </table:table-cell>
          <table:table-cell table:formula="of:=POWER([.C576]-6.75;2)" office:value-type="float" office:value="0.0769168551362035" calcext:value-type="float">
            <text:p>0.076916855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96927" calcext:value-type="float">
            <text:p>6.696927</text:p>
          </table:table-cell>
          <table:table-cell office:value-type="float" office:value="6.472959661" calcext:value-type="float">
            <text:p>6.472959661</text:p>
          </table:table-cell>
          <table:table-cell table:formula="of:=POWER([.C577]-6.75;2)" office:value-type="float" office:value="0.0767513494332349" calcext:value-type="float">
            <text:p>0.076751349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97491" calcext:value-type="float">
            <text:p>6.697491</text:p>
          </table:table-cell>
          <table:table-cell office:value-type="float" office:value="6.4734296271" calcext:value-type="float">
            <text:p>6.4734296271</text:p>
          </table:table-cell>
          <table:table-cell table:formula="of:=POWER([.C578]-6.75;2)" office:value-type="float" office:value="0.0764911711660452" calcext:value-type="float">
            <text:p>0.0764911712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01643" calcext:value-type="float">
            <text:p>6.701643</text:p>
          </table:table-cell>
          <table:table-cell office:value-type="float" office:value="6.4740329746" calcext:value-type="float">
            <text:p>6.4740329746</text:p>
          </table:table-cell>
          <table:table-cell table:formula="of:=POWER([.C579]-6.75;2)" office:value-type="float" office:value="0.0761577991081242" calcext:value-type="float">
            <text:p>0.0761577991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1017" calcext:value-type="float">
            <text:p>6.71017</text:p>
          </table:table-cell>
          <table:table-cell office:value-type="float" office:value="6.4747096017" calcext:value-type="float">
            <text:p>6.4747096017</text:p>
          </table:table-cell>
          <table:table-cell table:formula="of:=POWER([.C580]-6.75;2)" office:value-type="float" office:value="0.0757848033961727" calcext:value-type="float">
            <text:p>0.075784803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23166" calcext:value-type="float">
            <text:p>6.723166</text:p>
          </table:table-cell>
          <table:table-cell office:value-type="float" office:value="6.4753906102" calcext:value-type="float">
            <text:p>6.4753906102</text:p>
          </table:table-cell>
          <table:table-cell table:formula="of:=POWER([.C581]-6.75;2)" office:value-type="float" office:value="0.0754103169663284" calcext:value-type="float">
            <text:p>0.075410317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40099" calcext:value-type="float">
            <text:p>6.740099</text:p>
          </table:table-cell>
          <table:table-cell office:value-type="float" office:value="6.4760126864" calcext:value-type="float">
            <text:p>6.4760126864</text:p>
          </table:table-cell>
          <table:table-cell table:formula="of:=POWER([.C582]-6.75;2)" office:value-type="float" office:value="0.0750690480137448" calcext:value-type="float">
            <text:p>0.07506904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59982" calcext:value-type="float">
            <text:p>6.759982</text:p>
          </table:table-cell>
          <table:table-cell office:value-type="float" office:value="6.4765287627" calcext:value-type="float">
            <text:p>6.4765287627</text:p>
          </table:table-cell>
          <table:table-cell table:formula="of:=POWER([.C583]-6.75;2)" office:value-type="float" office:value="0.0747865176303928" calcext:value-type="float">
            <text:p>0.074786517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81563" calcext:value-type="float">
            <text:p>6.781563</text:p>
          </table:table-cell>
          <table:table-cell office:value-type="float" office:value="6.4769124492" calcext:value-type="float">
            <text:p>6.4769124492</text:p>
          </table:table-cell>
          <table:table-cell table:formula="of:=POWER([.C584]-6.75;2)" office:value-type="float" office:value="0.0745768104019424" calcext:value-type="float">
            <text:p>0.074576810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803467" calcext:value-type="float">
            <text:p>6.803467</text:p>
          </table:table-cell>
          <table:table-cell office:value-type="float" office:value="6.4771565678" calcext:value-type="float">
            <text:p>6.4771565678</text:p>
          </table:table-cell>
          <table:table-cell table:formula="of:=POWER([.C585]-6.75;2)" office:value-type="float" office:value="0.0744435384946761" calcext:value-type="float">
            <text:p>0.074443538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824284" calcext:value-type="float">
            <text:p>6.824284</text:p>
          </table:table-cell>
          <table:table-cell office:value-type="float" office:value="6.4772683136" calcext:value-type="float">
            <text:p>6.4772683136</text:p>
          </table:table-cell>
          <table:table-cell table:formula="of:=POWER([.C586]-6.75;2)" office:value-type="float" office:value="0.0743825727665881" calcext:value-type="float">
            <text:p>0.0743825728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842654" calcext:value-type="float">
            <text:p>6.842654</text:p>
          </table:table-cell>
          <table:table-cell office:value-type="float" office:value="6.4772641102" calcext:value-type="float">
            <text:p>6.4772641102</text:p>
          </table:table-cell>
          <table:table-cell table:formula="of:=POWER([.C587]-6.75;2)" office:value-type="float" office:value="0.0743848655849977" calcext:value-type="float">
            <text:p>0.074384865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857361" calcext:value-type="float">
            <text:p>6.857361</text:p>
          </table:table-cell>
          <table:table-cell office:value-type="float" office:value="6.4771660169" calcext:value-type="float">
            <text:p>6.4771660169</text:p>
          </table:table-cell>
          <table:table-cell table:formula="of:=POWER([.C588]-6.75;2)" office:value-type="float" office:value="0.0744383823342111" calcext:value-type="float">
            <text:p>0.074438382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67465" calcext:value-type="float">
            <text:p>6.867465</text:p>
          </table:table-cell>
          <table:table-cell office:value-type="float" office:value="6.4769999661" calcext:value-type="float">
            <text:p>6.4769999661</text:p>
          </table:table-cell>
          <table:table-cell table:formula="of:=POWER([.C589]-6.75;2)" office:value-type="float" office:value="0.0745290185094011" calcext:value-type="float">
            <text:p>0.074529018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72451" calcext:value-type="float">
            <text:p>6.872451</text:p>
          </table:table-cell>
          <table:table-cell office:value-type="float" office:value="6.4767950169" calcext:value-type="float">
            <text:p>6.4767950169</text:p>
          </table:table-cell>
          <table:table-cell table:formula="of:=POWER([.C590]-6.75;2)" office:value-type="float" office:value="0.0746409627906715" calcext:value-type="float">
            <text:p>0.074640962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72333" calcext:value-type="float">
            <text:p>6.872333</text:p>
          </table:table-cell>
          <table:table-cell office:value-type="float" office:value="6.4765823475" calcext:value-type="float">
            <text:p>6.4765823475</text:p>
          </table:table-cell>
          <table:table-cell table:formula="of:=POWER([.C591]-6.75;2)" office:value-type="float" office:value="0.0747572126986108" calcext:value-type="float">
            <text:p>0.074757212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86769" calcext:value-type="float">
            <text:p>6.86769</text:p>
          </table:table-cell>
          <table:table-cell office:value-type="float" office:value="6.4763933305" calcext:value-type="float">
            <text:p>6.4763933305</text:p>
          </table:table-cell>
          <table:table-cell table:formula="of:=POWER([.C592]-6.75;2)" office:value-type="float" office:value="0.0748606095948824" calcext:value-type="float">
            <text:p>0.074860609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59627" calcext:value-type="float">
            <text:p>6.859627</text:p>
          </table:table-cell>
          <table:table-cell office:value-type="float" office:value="6.4762565763" calcext:value-type="float">
            <text:p>6.4762565763</text:p>
          </table:table-cell>
          <table:table-cell table:formula="of:=POWER([.C593]-6.75;2)" office:value-type="float" office:value="0.0749354620189977" calcext:value-type="float">
            <text:p>0.07493546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849644" calcext:value-type="float">
            <text:p>6.849644</text:p>
          </table:table-cell>
          <table:table-cell office:value-type="float" office:value="6.4761942458" calcext:value-type="float">
            <text:p>6.4761942458</text:p>
          </table:table-cell>
          <table:table-cell table:formula="of:=POWER([.C594]-6.75;2)" office:value-type="float" office:value="0.0749695910330306" calcext:value-type="float">
            <text:p>0.07496959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39446" calcext:value-type="float">
            <text:p>6.839446</text:p>
          </table:table-cell>
          <table:table-cell office:value-type="float" office:value="6.4762184661" calcext:value-type="float">
            <text:p>6.4762184661</text:p>
          </table:table-cell>
          <table:table-cell table:formula="of:=POWER([.C595]-6.75;2)" office:value-type="float" office:value="0.074956328304637" calcext:value-type="float">
            <text:p>0.074956328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830695" calcext:value-type="float">
            <text:p>6.830695</text:p>
          </table:table-cell>
          <table:table-cell office:value-type="float" office:value="6.4763285932" calcext:value-type="float">
            <text:p>6.4763285932</text:p>
          </table:table-cell>
          <table:table-cell table:formula="of:=POWER([.C596]-6.75;2)" office:value-type="float" office:value="0.0748960388998912" calcext:value-type="float">
            <text:p>0.074896038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824725" calcext:value-type="float">
            <text:p>6.824725</text:p>
          </table:table-cell>
          <table:table-cell office:value-type="float" office:value="6.4765101949" calcext:value-type="float">
            <text:p>6.4765101949</text:p>
          </table:table-cell>
          <table:table-cell table:formula="of:=POWER([.C597]-6.75;2)" office:value-type="float" office:value="0.0747966734936358" calcext:value-type="float">
            <text:p>0.074796673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22273" calcext:value-type="float">
            <text:p>6.822273</text:p>
          </table:table-cell>
          <table:table-cell office:value-type="float" office:value="6.4767362966" calcext:value-type="float">
            <text:p>6.4767362966</text:p>
          </table:table-cell>
          <table:table-cell table:formula="of:=POWER([.C598]-6.75;2)" office:value-type="float" office:value="0.074673051595883" calcext:value-type="float">
            <text:p>0.0746730516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8233" calcext:value-type="float">
            <text:p>6.8233</text:p>
          </table:table-cell>
          <table:table-cell office:value-type="float" office:value="6.4769711186" calcext:value-type="float">
            <text:p>6.4769711186</text:p>
          </table:table-cell>
          <table:table-cell table:formula="of:=POWER([.C599]-6.75;2)" office:value-type="float" office:value="0.0745447700785353" calcext:value-type="float">
            <text:p>0.0745447701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826953" calcext:value-type="float">
            <text:p>6.826953</text:p>
          </table:table-cell>
          <table:table-cell office:value-type="float" office:value="6.4771757712" calcext:value-type="float">
            <text:p>6.4771757712</text:p>
          </table:table-cell>
          <table:table-cell table:formula="of:=POWER([.C600]-6.75;2)" office:value-type="float" office:value="0.0744330598203149" calcext:value-type="float">
            <text:p>0.074433059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31709" calcext:value-type="float">
            <text:p>6.831709</text:p>
          </table:table-cell>
          <table:table-cell office:value-type="float" office:value="6.4773151102" calcext:value-type="float">
            <text:p>6.4773151102</text:p>
          </table:table-cell>
          <table:table-cell table:formula="of:=POWER([.C601]-6.75;2)" office:value-type="float" office:value="0.0743570491252381" calcext:value-type="float">
            <text:p>0.0743570491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35636" calcext:value-type="float">
            <text:p>6.835636</text:p>
          </table:table-cell>
          <table:table-cell office:value-type="float" office:value="6.4773644661" calcext:value-type="float">
            <text:p>6.4773644661</text:p>
          </table:table-cell>
          <table:table-cell table:formula="of:=POWER([.C602]-6.75;2)" office:value-type="float" office:value="0.074330134344938" calcext:value-type="float">
            <text:p>0.074330134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36713" calcext:value-type="float">
            <text:p>6.836713</text:p>
          </table:table-cell>
          <table:table-cell office:value-type="float" office:value="6.4773151186" calcext:value-type="float">
            <text:p>6.4773151186</text:p>
          </table:table-cell>
          <table:table-cell table:formula="of:=POWER([.C603]-6.75;2)" office:value-type="float" office:value="0.0743570445441321" calcext:value-type="float">
            <text:p>0.074357044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33132" calcext:value-type="float">
            <text:p>6.833132</text:p>
          </table:table-cell>
          <table:table-cell office:value-type="float" office:value="6.4771773729" calcext:value-type="float">
            <text:p>6.4771773729</text:p>
          </table:table-cell>
          <table:table-cell table:formula="of:=POWER([.C604]-6.75;2)" office:value-type="float" office:value="0.0744321858577457" calcext:value-type="float">
            <text:p>0.0744321859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23537" calcext:value-type="float">
            <text:p>6.823537</text:p>
          </table:table-cell>
          <table:table-cell office:value-type="float" office:value="6.4769802966" calcext:value-type="float">
            <text:p>6.4769802966</text:p>
          </table:table-cell>
          <table:table-cell table:formula="of:=POWER([.C605]-6.75;2)" office:value-type="float" office:value="0.0745397584446241" calcext:value-type="float">
            <text:p>0.074539758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07202" calcext:value-type="float">
            <text:p>6.807202</text:p>
          </table:table-cell>
          <table:table-cell office:value-type="float" office:value="6.4767676441" calcext:value-type="float">
            <text:p>6.4767676441</text:p>
          </table:table-cell>
          <table:table-cell table:formula="of:=POWER([.C606]-6.75;2)" office:value-type="float" office:value="0.0746559203106644" calcext:value-type="float">
            <text:p>0.0746559203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84144" calcext:value-type="float">
            <text:p>6.784144</text:p>
          </table:table-cell>
          <table:table-cell office:value-type="float" office:value="6.4765903729" calcext:value-type="float">
            <text:p>6.4765903729</text:p>
          </table:table-cell>
          <table:table-cell table:formula="of:=POWER([.C607]-6.75;2)" office:value-type="float" office:value="0.0747528241909613" calcext:value-type="float">
            <text:p>0.0747528242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55157" calcext:value-type="float">
            <text:p>6.755157</text:p>
          </table:table-cell>
          <table:table-cell office:value-type="float" office:value="6.4764970763" calcext:value-type="float">
            <text:p>6.4764970763</text:p>
          </table:table-cell>
          <table:table-cell table:formula="of:=POWER([.C608]-6.75;2)" office:value-type="float" office:value="0.0748038492724479" calcext:value-type="float">
            <text:p>0.074803849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21758" calcext:value-type="float">
            <text:p>6.721758</text:p>
          </table:table-cell>
          <table:table-cell office:value-type="float" office:value="6.4765246271" calcext:value-type="float">
            <text:p>6.4765246271</text:p>
          </table:table-cell>
          <table:table-cell table:formula="of:=POWER([.C609]-6.75;2)" office:value-type="float" office:value="0.0747887795827941" calcext:value-type="float">
            <text:p>0.074788779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86024" calcext:value-type="float">
            <text:p>6.686024</text:p>
          </table:table-cell>
          <table:table-cell office:value-type="float" office:value="6.476691178" calcext:value-type="float">
            <text:p>6.476691178</text:p>
          </table:table-cell>
          <table:table-cell table:formula="of:=POWER([.C610]-6.75;2)" office:value-type="float" office:value="0.0746977121830275" calcext:value-type="float">
            <text:p>0.074697712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50332" calcext:value-type="float">
            <text:p>6.650332</text:p>
          </table:table-cell>
          <table:table-cell office:value-type="float" office:value="6.4769926525" calcext:value-type="float">
            <text:p>6.4769926525</text:p>
          </table:table-cell>
          <table:table-cell table:formula="of:=POWER([.C611]-6.75;2)" office:value-type="float" office:value="0.0745330117889858" calcext:value-type="float">
            <text:p>0.0745330118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17059" calcext:value-type="float">
            <text:p>6.617059</text:p>
          </table:table-cell>
          <table:table-cell office:value-type="float" office:value="6.4774027288" calcext:value-type="float">
            <text:p>6.4774027288</text:p>
          </table:table-cell>
          <table:table-cell table:formula="of:=POWER([.C612]-6.75;2)" office:value-type="float" office:value="0.0743092722656866" calcext:value-type="float">
            <text:p>0.074309272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88272" calcext:value-type="float">
            <text:p>6.588272</text:p>
          </table:table-cell>
          <table:table-cell office:value-type="float" office:value="6.4778752627" calcext:value-type="float">
            <text:p>6.4778752627</text:p>
          </table:table-cell>
          <table:table-cell table:formula="of:=POWER([.C613]-6.75;2)" office:value-type="float" office:value="0.0740518726505942" calcext:value-type="float">
            <text:p>0.074051872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65477" calcext:value-type="float">
            <text:p>6.565477</text:p>
          </table:table-cell>
          <table:table-cell office:value-type="float" office:value="6.4783484237" calcext:value-type="float">
            <text:p>6.4783484237</text:p>
          </table:table-cell>
          <table:table-cell table:formula="of:=POWER([.C614]-6.75;2)" office:value-type="float" office:value="0.0737945789062747" calcext:value-type="float">
            <text:p>0.0737945789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49427" calcext:value-type="float">
            <text:p>6.549427</text:p>
          </table:table-cell>
          <table:table-cell office:value-type="float" office:value="6.4787508136" calcext:value-type="float">
            <text:p>6.4787508136</text:p>
          </table:table-cell>
          <table:table-cell table:formula="of:=POWER([.C615]-6.75;2)" office:value-type="float" office:value="0.0735761211226622" calcext:value-type="float">
            <text:p>0.073576121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40022" calcext:value-type="float">
            <text:p>6.540022</text:p>
          </table:table-cell>
          <table:table-cell office:value-type="float" office:value="6.4790108136" calcext:value-type="float">
            <text:p>6.4790108136</text:p>
          </table:table-cell>
          <table:table-cell table:formula="of:=POWER([.C616]-6.75;2)" office:value-type="float" office:value="0.0734351391457337" calcext:value-type="float">
            <text:p>0.073435139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536305" calcext:value-type="float">
            <text:p>6.536305</text:p>
          </table:table-cell>
          <table:table-cell office:value-type="float" office:value="6.4790699831" calcext:value-type="float">
            <text:p>6.4790699831</text:p>
          </table:table-cell>
          <table:table-cell table:formula="of:=POWER([.C617]-6.75;2)" office:value-type="float" office:value="0.073403074057434" calcext:value-type="float">
            <text:p>0.0734030741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536582" calcext:value-type="float">
            <text:p>6.536582</text:p>
          </table:table-cell>
          <table:table-cell office:value-type="float" office:value="6.4788991864" calcext:value-type="float">
            <text:p>6.4788991864</text:p>
          </table:table-cell>
          <table:table-cell table:formula="of:=POWER([.C618]-6.75;2)" office:value-type="float" office:value="0.0734956511345821" calcext:value-type="float">
            <text:p>0.073495651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538688" calcext:value-type="float">
            <text:p>6.538688</text:p>
          </table:table-cell>
          <table:table-cell office:value-type="float" office:value="6.4785129492" calcext:value-type="float">
            <text:p>6.4785129492</text:p>
          </table:table-cell>
          <table:table-cell table:formula="of:=POWER([.C619]-6.75;2)" office:value-type="float" office:value="0.0737052187520819" calcext:value-type="float">
            <text:p>0.073705218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40372" calcext:value-type="float">
            <text:p>6.540372</text:p>
          </table:table-cell>
          <table:table-cell office:value-type="float" office:value="6.4779752712" calcext:value-type="float">
            <text:p>6.4779752712</text:p>
          </table:table-cell>
          <table:table-cell table:formula="of:=POWER([.C620]-6.75;2)" office:value-type="float" office:value="0.0739974530787135" calcext:value-type="float">
            <text:p>0.073997453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539735" calcext:value-type="float">
            <text:p>6.539735</text:p>
          </table:table-cell>
          <table:table-cell office:value-type="float" office:value="6.4773911017" calcext:value-type="float">
            <text:p>6.4773911017</text:p>
          </table:table-cell>
          <table:table-cell table:formula="of:=POWER([.C621]-6.75;2)" office:value-type="float" office:value="0.0743156114323396" calcext:value-type="float">
            <text:p>0.0743156114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535615" calcext:value-type="float">
            <text:p>6.535615</text:p>
          </table:table-cell>
          <table:table-cell office:value-type="float" office:value="6.4768823051" calcext:value-type="float">
            <text:p>6.4768823051</text:p>
          </table:table-cell>
          <table:table-cell table:formula="of:=POWER([.C622]-6.75;2)" office:value-type="float" office:value="0.0745932752674894" calcext:value-type="float">
            <text:p>0.074593275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52781" calcext:value-type="float">
            <text:p>6.52781</text:p>
          </table:table-cell>
          <table:table-cell office:value-type="float" office:value="6.4765538814" calcext:value-type="float">
            <text:p>6.4765538814</text:p>
          </table:table-cell>
          <table:table-cell table:formula="of:=POWER([.C623]-6.75;2)" office:value-type="float" office:value="0.0747727797774052" calcext:value-type="float">
            <text:p>0.0747727798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517047" calcext:value-type="float">
            <text:p>6.517047</text:p>
          </table:table-cell>
          <table:table-cell office:value-type="float" office:value="6.4764615169" calcext:value-type="float">
            <text:p>6.4764615169</text:p>
          </table:table-cell>
          <table:table-cell table:formula="of:=POWER([.C624]-6.75;2)" office:value-type="float" office:value="0.0748233017366491" calcext:value-type="float">
            <text:p>0.074823301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504678" calcext:value-type="float">
            <text:p>6.504678</text:p>
          </table:table-cell>
          <table:table-cell office:value-type="float" office:value="6.4765923136" calcext:value-type="float">
            <text:p>6.4765923136</text:p>
          </table:table-cell>
          <table:table-cell table:formula="of:=POWER([.C625]-6.75;2)" office:value-type="float" office:value="0.0747517629826006" calcext:value-type="float">
            <text:p>0.074751763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492141" calcext:value-type="float">
            <text:p>6.492141</text:p>
          </table:table-cell>
          <table:table-cell office:value-type="float" office:value="6.4768661102" calcext:value-type="float">
            <text:p>6.4768661102</text:p>
          </table:table-cell>
          <table:table-cell table:formula="of:=POWER([.C626]-6.75;2)" office:value-type="float" office:value="0.0746021217572788" calcext:value-type="float">
            <text:p>0.0746021218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80317" calcext:value-type="float">
            <text:p>6.480317</text:p>
          </table:table-cell>
          <table:table-cell office:value-type="float" office:value="6.4771573983" calcext:value-type="float">
            <text:p>6.4771573983</text:p>
          </table:table-cell>
          <table:table-cell table:formula="of:=POWER([.C627]-6.75;2)" office:value-type="float" office:value="0.0744430853024248" calcext:value-type="float">
            <text:p>0.074443085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68947" calcext:value-type="float">
            <text:p>6.468947</text:p>
          </table:table-cell>
          <table:table-cell office:value-type="float" office:value="6.4773312034" calcext:value-type="float">
            <text:p>6.4773312034</text:p>
          </table:table-cell>
          <table:table-cell table:formula="of:=POWER([.C628]-6.75;2)" office:value-type="float" office:value="0.074348272639292" calcext:value-type="float">
            <text:p>0.0743482726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56357" calcext:value-type="float">
            <text:p>6.456357</text:p>
          </table:table-cell>
          <table:table-cell office:value-type="float" office:value="6.4772824915" calcext:value-type="float">
            <text:p>6.4772824915</text:p>
          </table:table-cell>
          <table:table-cell table:formula="of:=POWER([.C629]-6.75;2)" office:value-type="float" office:value="0.0743748394424473" calcext:value-type="float">
            <text:p>0.074374839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39684" calcext:value-type="float">
            <text:p>6.439684</text:p>
          </table:table-cell>
          <table:table-cell office:value-type="float" office:value="6.4769682881" calcext:value-type="float">
            <text:p>6.4769682881</text:p>
          </table:table-cell>
          <table:table-cell table:formula="of:=POWER([.C630]-6.75;2)" office:value-type="float" office:value="0.0745463157030445" calcext:value-type="float">
            <text:p>0.074546315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15677" calcext:value-type="float">
            <text:p>6.415677</text:p>
          </table:table-cell>
          <table:table-cell office:value-type="float" office:value="6.4764242712" calcext:value-type="float">
            <text:p>6.4764242712</text:p>
          </table:table-cell>
          <table:table-cell table:formula="of:=POWER([.C631]-6.75;2)" office:value-type="float" office:value="0.0748436793884512" calcext:value-type="float">
            <text:p>0.0748436794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381967" calcext:value-type="float">
            <text:p>6.381967</text:p>
          </table:table-cell>
          <table:table-cell office:value-type="float" office:value="6.475762" calcext:value-type="float">
            <text:p>6.475762</text:p>
          </table:table-cell>
          <table:table-cell table:formula="of:=POWER([.C632]-6.75;2)" office:value-type="float" office:value="0.0752064806440002" calcext:value-type="float">
            <text:p>0.075206480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338437" calcext:value-type="float">
            <text:p>6.338437</text:p>
          </table:table-cell>
          <table:table-cell office:value-type="float" office:value="6.475147339" calcext:value-type="float">
            <text:p>6.475147339</text:p>
          </table:table-cell>
          <table:table-cell table:formula="of:=POWER([.C633]-6.75;2)" office:value-type="float" office:value="0.0755439852587808" calcext:value-type="float">
            <text:p>0.075543985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288191" calcext:value-type="float">
            <text:p>6.288191</text:p>
          </table:table-cell>
          <table:table-cell office:value-type="float" office:value="6.4747645932" calcext:value-type="float">
            <text:p>6.4747645932</text:p>
          </table:table-cell>
          <table:table-cell table:formula="of:=POWER([.C634]-6.75;2)" office:value-type="float" office:value="0.0757545291563616" calcext:value-type="float">
            <text:p>0.0757545292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237532" calcext:value-type="float">
            <text:p>6.237532</text:p>
          </table:table-cell>
          <table:table-cell office:value-type="float" office:value="6.4747732797" calcext:value-type="float">
            <text:p>6.4747732797</text:p>
          </table:table-cell>
          <table:table-cell table:formula="of:=POWER([.C635]-6.75;2)" office:value-type="float" office:value="0.0757497475670945" calcext:value-type="float">
            <text:p>0.0757497476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194593" calcext:value-type="float">
            <text:p>6.194593</text:p>
          </table:table-cell>
          <table:table-cell office:value-type="float" office:value="6.4752670424" calcext:value-type="float">
            <text:p>6.4752670424</text:p>
          </table:table-cell>
          <table:table-cell table:formula="of:=POWER([.C636]-6.75;2)" office:value-type="float" office:value="0.0754781979916436" calcext:value-type="float">
            <text:p>0.075478198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66739" calcext:value-type="float">
            <text:p>6.166739</text:p>
          </table:table-cell>
          <table:table-cell office:value-type="float" office:value="6.4762453644" calcext:value-type="float">
            <text:p>6.4762453644</text:p>
          </table:table-cell>
          <table:table-cell table:formula="of:=POWER([.C637]-6.75;2)" office:value-type="float" office:value="0.0749416005124886" calcext:value-type="float">
            <text:p>0.074941600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157531" calcext:value-type="float">
            <text:p>6.157531</text:p>
          </table:table-cell>
          <table:table-cell office:value-type="float" office:value="6.4776081525" calcext:value-type="float">
            <text:p>6.4776081525</text:p>
          </table:table-cell>
          <table:table-cell table:formula="of:=POWER([.C638]-6.75;2)" office:value-type="float" office:value="0.0741973185844631" calcext:value-type="float">
            <text:p>0.0741973186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164565" calcext:value-type="float">
            <text:p>6.164565</text:p>
          </table:table-cell>
          <table:table-cell office:value-type="float" office:value="6.4791780169" calcext:value-type="float">
            <text:p>6.4791780169</text:p>
          </table:table-cell>
          <table:table-cell table:formula="of:=POWER([.C639]-6.75;2)" office:value-type="float" office:value="0.0733445465302168" calcext:value-type="float">
            <text:p>0.073344546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179328" calcext:value-type="float">
            <text:p>6.179328</text:p>
          </table:table-cell>
          <table:table-cell office:value-type="float" office:value="6.4807459407" calcext:value-type="float">
            <text:p>6.4807459407</text:p>
          </table:table-cell>
          <table:table-cell table:formula="of:=POWER([.C640]-6.75;2)" office:value-type="float" office:value="0.0724977484495278" calcext:value-type="float">
            <text:p>0.0724977484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189324" calcext:value-type="float">
            <text:p>6.189324</text:p>
          </table:table-cell>
          <table:table-cell office:value-type="float" office:value="6.482126822" calcext:value-type="float">
            <text:p>6.482126822</text:p>
          </table:table-cell>
          <table:table-cell table:formula="of:=POWER([.C641]-6.75;2)" office:value-type="float" office:value="0.0717560394918199" calcext:value-type="float">
            <text:p>0.0717560395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18165" calcext:value-type="float">
            <text:p>6.18165</text:p>
          </table:table-cell>
          <table:table-cell office:value-type="float" office:value="6.4832082373" calcext:value-type="float">
            <text:p>6.4832082373</text:p>
          </table:table-cell>
          <table:table-cell table:formula="of:=POWER([.C642]-6.75;2)" office:value-type="float" office:value="0.0711778446445729" calcext:value-type="float">
            <text:p>0.0711778446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146615" calcext:value-type="float">
            <text:p>6.146615</text:p>
          </table:table-cell>
          <table:table-cell office:value-type="float" office:value="6.4839796102" calcext:value-type="float">
            <text:p>6.4839796102</text:p>
          </table:table-cell>
          <table:table-cell table:formula="of:=POWER([.C643]-6.75;2)" office:value-type="float" office:value="0.0707668477893437" calcext:value-type="float">
            <text:p>0.0707668478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080202" calcext:value-type="float">
            <text:p>6.080202</text:p>
          </table:table-cell>
          <table:table-cell office:value-type="float" office:value="6.4845365339" calcext:value-type="float">
            <text:p>6.4845365339</text:p>
          </table:table-cell>
          <table:table-cell table:formula="of:=POWER([.C644]-6.75;2)" office:value-type="float" office:value="0.0704708518338258" calcext:value-type="float">
            <text:p>0.070470851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984638" calcext:value-type="float">
            <text:p>5.984638</text:p>
          </table:table-cell>
          <table:table-cell office:value-type="float" office:value="6.4850605339" calcext:value-type="float">
            <text:p>6.4850605339</text:p>
          </table:table-cell>
          <table:table-cell table:formula="of:=POWER([.C645]-6.75;2)" office:value-type="float" office:value="0.0701929206973528" calcext:value-type="float">
            <text:p>0.0701929207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86689" calcext:value-type="float">
            <text:p>5.86689</text:p>
          </table:table-cell>
          <table:table-cell office:value-type="float" office:value="6.4857776186" calcext:value-type="float">
            <text:p>6.4857776186</text:p>
          </table:table-cell>
          <table:table-cell table:formula="of:=POWER([.C646]-6.75;2)" office:value-type="float" office:value="0.0698134668326869" calcext:value-type="float">
            <text:p>0.0698134668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735106" calcext:value-type="float">
            <text:p>5.735106</text:p>
          </table:table-cell>
          <table:table-cell office:value-type="float" office:value="6.4869001441" calcext:value-type="float">
            <text:p>6.4869001441</text:p>
          </table:table-cell>
          <table:table-cell table:formula="of:=POWER([.C647]-6.75;2)" office:value-type="float" office:value="0.0692215341746009" calcext:value-type="float">
            <text:p>0.069221534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592595" calcext:value-type="float">
            <text:p>5.592595</text:p>
          </table:table-cell>
          <table:table-cell office:value-type="float" office:value="6.4885578898" calcext:value-type="float">
            <text:p>6.4885578898</text:p>
          </table:table-cell>
          <table:table-cell table:formula="of:=POWER([.C648]-6.75;2)" office:value-type="float" office:value="0.0683519769858289" calcext:value-type="float">
            <text:p>0.06835197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425708" calcext:value-type="float">
            <text:p>5.425708</text:p>
          </table:table-cell>
          <table:table-cell office:value-type="float" office:value="6.4907181525" calcext:value-type="float">
            <text:p>6.4907181525</text:p>
          </table:table-cell>
          <table:table-cell table:formula="of:=POWER([.C649]-6.75;2)" office:value-type="float" office:value="0.0672270764430131" calcext:value-type="float">
            <text:p>0.0672270764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158763" calcext:value-type="float">
            <text:p>5.158763</text:p>
          </table:table-cell>
          <table:table-cell office:value-type="float" office:value="6.4930323898" calcext:value-type="float">
            <text:p>6.4930323898</text:p>
          </table:table-cell>
          <table:table-cell table:formula="of:=POWER([.C650]-6.75;2)" office:value-type="float" office:value="0.0660323526918993" calcext:value-type="float">
            <text:p>0.066032352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169702" calcext:value-type="float">
            <text:p>4.169702</text:p>
          </table:table-cell>
          <table:table-cell office:value-type="float" office:value="6.4938679831" calcext:value-type="float">
            <text:p>6.4938679831</text:p>
          </table:table-cell>
          <table:table-cell table:formula="of:=POWER([.C651]-6.75;2)" office:value-type="float" office:value="0.0656036100812617" calcext:value-type="float">
            <text:p>0.0656036101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268503" calcext:value-type="float">
            <text:p>8.268503</text:p>
          </table:table-cell>
          <table:table-cell office:value-type="float" office:value="6.5030854492" calcext:value-type="float">
            <text:p>6.5030854492</text:p>
          </table:table-cell>
          <table:table-cell table:formula="of:=POWER([.C652]-6.75;2)" office:value-type="float" office:value="0.0609667953967656" calcext:value-type="float">
            <text:p>0.0609667954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408786" calcext:value-type="float">
            <text:p>6.408786</text:p>
          </table:table-cell>
          <table:table-cell office:value-type="float" office:value="6.4928047712" calcext:value-type="float">
            <text:p>6.4928047712</text:p>
          </table:table-cell>
          <table:table-cell table:formula="of:=POWER([.C653]-6.75;2)" office:value-type="float" office:value="0.0661493857174842" calcext:value-type="float">
            <text:p>0.0661493857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145868" calcext:value-type="float">
            <text:p>6.145868</text:p>
          </table:table-cell>
          <table:table-cell office:value-type="float" office:value="6.4937397373" calcext:value-type="float">
            <text:p>6.4937397373</text:p>
          </table:table-cell>
          <table:table-cell table:formula="of:=POWER([.C654]-6.75;2)" office:value-type="float" office:value="0.0656693222390728" calcext:value-type="float">
            <text:p>0.0656693222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060496" calcext:value-type="float">
            <text:p>6.060496</text:p>
          </table:table-cell>
          <table:table-cell office:value-type="float" office:value="6.4950556695" calcext:value-type="float">
            <text:p>6.4950556695</text:p>
          </table:table-cell>
          <table:table-cell table:formula="of:=POWER([.C655]-6.75;2)" office:value-type="float" office:value="0.0649966116540932" calcext:value-type="float">
            <text:p>0.0649966117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034244" calcext:value-type="float">
            <text:p>6.034244</text:p>
          </table:table-cell>
          <table:table-cell office:value-type="float" office:value="6.4959262881" calcext:value-type="float">
            <text:p>6.4959262881</text:p>
          </table:table-cell>
          <table:table-cell table:formula="of:=POWER([.C656]-6.75;2)" office:value-type="float" office:value="0.0645534510786443" calcext:value-type="float">
            <text:p>0.0645534511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03594" calcext:value-type="float">
            <text:p>6.03594</text:p>
          </table:table-cell>
          <table:table-cell office:value-type="float" office:value="6.4962335" calcext:value-type="float">
            <text:p>6.4962335</text:p>
          </table:table-cell>
          <table:table-cell table:formula="of:=POWER([.C657]-6.75;2)" office:value-type="float" office:value="0.0643974365222501" calcext:value-type="float">
            <text:p>0.0643974365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052942" calcext:value-type="float">
            <text:p>6.052942</text:p>
          </table:table-cell>
          <table:table-cell office:value-type="float" office:value="6.4960854068" calcext:value-type="float">
            <text:p>6.4960854068</text:p>
          </table:table-cell>
          <table:table-cell table:formula="of:=POWER([.C658]-6.75;2)" office:value-type="float" office:value="0.0644726206399216" calcext:value-type="float">
            <text:p>0.0644726206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078275" calcext:value-type="float">
            <text:p>6.078275</text:p>
          </table:table-cell>
          <table:table-cell office:value-type="float" office:value="6.4956948898" calcext:value-type="float">
            <text:p>6.4956948898</text:p>
          </table:table-cell>
          <table:table-cell table:formula="of:=POWER([.C659]-6.75;2)" office:value-type="float" office:value="0.064671089073834" calcext:value-type="float">
            <text:p>0.0646710891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10727" calcext:value-type="float">
            <text:p>6.10727</text:p>
          </table:table-cell>
          <table:table-cell office:value-type="float" office:value="6.4953065763" calcext:value-type="float">
            <text:p>6.4953065763</text:p>
          </table:table-cell>
          <table:table-cell table:formula="of:=POWER([.C660]-6.75;2)" office:value-type="float" office:value="0.0648687400760277" calcext:value-type="float">
            <text:p>0.064868740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136742" calcext:value-type="float">
            <text:p>6.136742</text:p>
          </table:table-cell>
          <table:table-cell office:value-type="float" office:value="6.4951390932" calcext:value-type="float">
            <text:p>6.4951390932</text:p>
          </table:table-cell>
          <table:table-cell table:formula="of:=POWER([.C661]-6.75;2)" office:value-type="float" office:value="0.0649540818149184" calcext:value-type="float">
            <text:p>0.0649540818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164847" calcext:value-type="float">
            <text:p>6.164847</text:p>
          </table:table-cell>
          <table:table-cell office:value-type="float" office:value="6.4953420932" calcext:value-type="float">
            <text:p>6.4953420932</text:p>
          </table:table-cell>
          <table:table-cell table:formula="of:=POWER([.C662]-6.75;2)" office:value-type="float" office:value="0.0648506494957577" calcext:value-type="float">
            <text:p>0.064850649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190943" calcext:value-type="float">
            <text:p>6.190943</text:p>
          </table:table-cell>
          <table:table-cell office:value-type="float" office:value="6.495971322" calcext:value-type="float">
            <text:p>6.495971322</text:p>
          </table:table-cell>
          <table:table-cell table:formula="of:=POWER([.C663]-6.75;2)" office:value-type="float" office:value="0.0645305692464277" calcext:value-type="float">
            <text:p>0.0645305692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21523" calcext:value-type="float">
            <text:p>6.21523</text:p>
          </table:table-cell>
          <table:table-cell office:value-type="float" office:value="6.4969836186" calcext:value-type="float">
            <text:p>6.4969836186</text:p>
          </table:table-cell>
          <table:table-cell table:formula="of:=POWER([.C664]-6.75;2)" office:value-type="float" office:value="0.0640172892567504" calcext:value-type="float">
            <text:p>0.064017289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238213" calcext:value-type="float">
            <text:p>6.238213</text:p>
          </table:table-cell>
          <table:table-cell office:value-type="float" office:value="6.4982517712" calcext:value-type="float">
            <text:p>6.4982517712</text:p>
          </table:table-cell>
          <table:table-cell table:formula="of:=POWER([.C665]-6.75;2)" office:value-type="float" office:value="0.0633771707039373" calcext:value-type="float">
            <text:p>0.0633771707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260228" calcext:value-type="float">
            <text:p>6.260228</text:p>
          </table:table-cell>
          <table:table-cell office:value-type="float" office:value="6.4995963305" calcext:value-type="float">
            <text:p>6.4995963305</text:p>
          </table:table-cell>
          <table:table-cell table:formula="of:=POWER([.C666]-6.75;2)" office:value-type="float" office:value="0.0627019976990651" calcext:value-type="float">
            <text:p>0.0627019977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281231" calcext:value-type="float">
            <text:p>6.281231</text:p>
          </table:table-cell>
          <table:table-cell office:value-type="float" office:value="6.5008271525" calcext:value-type="float">
            <text:p>6.5008271525</text:p>
          </table:table-cell>
          <table:table-cell table:formula="of:=POWER([.C667]-6.75;2)" office:value-type="float" office:value="0.0620871079312581" calcext:value-type="float">
            <text:p>0.062087107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300919" calcext:value-type="float">
            <text:p>6.300919</text:p>
          </table:table-cell>
          <table:table-cell office:value-type="float" office:value="6.5017843475" calcext:value-type="float">
            <text:p>6.5017843475</text:p>
          </table:table-cell>
          <table:table-cell table:formula="of:=POWER([.C668]-6.75;2)" office:value-type="float" office:value="0.0616110101460007" calcext:value-type="float">
            <text:p>0.0616110101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319061" calcext:value-type="float">
            <text:p>6.319061</text:p>
          </table:table-cell>
          <table:table-cell office:value-type="float" office:value="6.5023677712" calcext:value-type="float">
            <text:p>6.5023677712</text:p>
          </table:table-cell>
          <table:table-cell table:formula="of:=POWER([.C669]-6.75;2)" office:value-type="float" office:value="0.0613217207404554" calcext:value-type="float">
            <text:p>0.0613217207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335805" calcext:value-type="float">
            <text:p>6.335805</text:p>
          </table:table-cell>
          <table:table-cell office:value-type="float" office:value="6.5025481102" calcext:value-type="float">
            <text:p>6.5025481102</text:p>
          </table:table-cell>
          <table:table-cell table:formula="of:=POWER([.C670]-6.75;2)" office:value-type="float" office:value="0.0612324377655912" calcext:value-type="float">
            <text:p>0.061232437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351748" calcext:value-type="float">
            <text:p>6.351748</text:p>
          </table:table-cell>
          <table:table-cell office:value-type="float" office:value="6.5023593475" calcext:value-type="float">
            <text:p>6.5023593475</text:p>
          </table:table-cell>
          <table:table-cell table:formula="of:=POWER([.C671]-6.75;2)" office:value-type="float" office:value="0.0613258927706259" calcext:value-type="float">
            <text:p>0.0613258928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367732" calcext:value-type="float">
            <text:p>6.367732</text:p>
          </table:table-cell>
          <table:table-cell office:value-type="float" office:value="6.5018790847" calcext:value-type="float">
            <text:p>6.5018790847</text:p>
          </table:table-cell>
          <table:table-cell table:formula="of:=POWER([.C672]-6.75;2)" office:value-type="float" office:value="0.06156398860931" calcext:value-type="float">
            <text:p>0.0615639886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38449" calcext:value-type="float">
            <text:p>6.38449</text:p>
          </table:table-cell>
          <table:table-cell office:value-type="float" office:value="6.5012062034" calcext:value-type="float">
            <text:p>6.5012062034</text:p>
          </table:table-cell>
          <table:table-cell table:formula="of:=POWER([.C673]-6.75;2)" office:value-type="float" office:value="0.0618983532266423" calcext:value-type="float">
            <text:p>0.061898353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02376" calcext:value-type="float">
            <text:p>6.402376</text:p>
          </table:table-cell>
          <table:table-cell office:value-type="float" office:value="6.5004432288" calcext:value-type="float">
            <text:p>6.5004432288</text:p>
          </table:table-cell>
          <table:table-cell table:formula="of:=POWER([.C674]-6.75;2)" office:value-type="float" office:value="0.0622785820517691" calcext:value-type="float">
            <text:p>0.062278582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421316" calcext:value-type="float">
            <text:p>6.421316</text:p>
          </table:table-cell>
          <table:table-cell office:value-type="float" office:value="6.499685661" calcext:value-type="float">
            <text:p>6.499685661</text:p>
          </table:table-cell>
          <table:table-cell table:formula="of:=POWER([.C675]-6.75;2)" office:value-type="float" office:value="0.0626572683090069" calcext:value-type="float">
            <text:p>0.0626572683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440992" calcext:value-type="float">
            <text:p>6.440992</text:p>
          </table:table-cell>
          <table:table-cell office:value-type="float" office:value="6.4990157712" calcext:value-type="float">
            <text:p>6.4990157712</text:p>
          </table:table-cell>
          <table:table-cell table:formula="of:=POWER([.C676]-6.75;2)" office:value-type="float" office:value="0.0629930831063308" calcext:value-type="float">
            <text:p>0.062993083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6108" calcext:value-type="float">
            <text:p>6.46108</text:p>
          </table:table-cell>
          <table:table-cell office:value-type="float" office:value="6.4984970085" calcext:value-type="float">
            <text:p>6.4984970085</text:p>
          </table:table-cell>
          <table:table-cell table:formula="of:=POWER([.C677]-6.75;2)" office:value-type="float" office:value="0.063253754733449" calcext:value-type="float">
            <text:p>0.0632537547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81392" calcext:value-type="float">
            <text:p>6.481392</text:p>
          </table:table-cell>
          <table:table-cell office:value-type="float" office:value="6.4981675339" calcext:value-type="float">
            <text:p>6.4981675339</text:p>
          </table:table-cell>
          <table:table-cell table:formula="of:=POWER([.C678]-6.75;2)" office:value-type="float" office:value="0.0634195909820075" calcext:value-type="float">
            <text:p>0.063419591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501832" calcext:value-type="float">
            <text:p>6.501832</text:p>
          </table:table-cell>
          <table:table-cell office:value-type="float" office:value="6.4980344576" calcext:value-type="float">
            <text:p>6.4980344576</text:p>
          </table:table-cell>
          <table:table-cell table:formula="of:=POWER([.C679]-6.75;2)" office:value-type="float" office:value="0.0634866345569261" calcext:value-type="float">
            <text:p>0.063486634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522259" calcext:value-type="float">
            <text:p>6.522259</text:p>
          </table:table-cell>
          <table:table-cell office:value-type="float" office:value="6.4980723898" calcext:value-type="float">
            <text:p>6.4980723898</text:p>
          </table:table-cell>
          <table:table-cell table:formula="of:=POWER([.C680]-6.75;2)" office:value-type="float" office:value="0.0634675207810832" calcext:value-type="float">
            <text:p>0.063467520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542367" calcext:value-type="float">
            <text:p>6.542367</text:p>
          </table:table-cell>
          <table:table-cell office:value-type="float" office:value="6.4982288559" calcext:value-type="float">
            <text:p>6.4982288559</text:p>
          </table:table-cell>
          <table:table-cell table:formula="of:=POWER([.C681]-6.75;2)" office:value-type="float" office:value="0.063388709001423" calcext:value-type="float">
            <text:p>0.063388709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617" calcext:value-type="float">
            <text:p>6.5617</text:p>
          </table:table-cell>
          <table:table-cell office:value-type="float" office:value="6.4984366102" calcext:value-type="float">
            <text:p>6.4984366102</text:p>
          </table:table-cell>
          <table:table-cell table:formula="of:=POWER([.C682]-6.75;2)" office:value-type="float" office:value="0.0632841390876669" calcext:value-type="float">
            <text:p>0.0632841391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7978" calcext:value-type="float">
            <text:p>6.57978</text:p>
          </table:table-cell>
          <table:table-cell office:value-type="float" office:value="6.4986297034" calcext:value-type="float">
            <text:p>6.4986297034</text:p>
          </table:table-cell>
          <table:table-cell table:formula="of:=POWER([.C683]-6.75;2)" office:value-type="float" office:value="0.0631870260127721" calcext:value-type="float">
            <text:p>0.063187026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596247" calcext:value-type="float">
            <text:p>6.596247</text:p>
          </table:table-cell>
          <table:table-cell office:value-type="float" office:value="6.4987587966" calcext:value-type="float">
            <text:p>6.4987587966</text:p>
          </table:table-cell>
          <table:table-cell table:formula="of:=POWER([.C684]-6.75;2)" office:value-type="float" office:value="0.0631221422858803" calcext:value-type="float">
            <text:p>0.0631221423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610942" calcext:value-type="float">
            <text:p>6.610942</text:p>
          </table:table-cell>
          <table:table-cell office:value-type="float" office:value="6.4988014915" calcext:value-type="float">
            <text:p>6.4988014915</text:p>
          </table:table-cell>
          <table:table-cell table:formula="of:=POWER([.C685]-6.75;2)" office:value-type="float" office:value="0.0631006906726245" calcext:value-type="float">
            <text:p>0.063100690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23923" calcext:value-type="float">
            <text:p>6.623923</text:p>
          </table:table-cell>
          <table:table-cell office:value-type="float" office:value="6.4987649492" calcext:value-type="float">
            <text:p>6.4987649492</text:p>
          </table:table-cell>
          <table:table-cell table:formula="of:=POWER([.C686]-6.75;2)" office:value-type="float" office:value="0.0631190507504786" calcext:value-type="float">
            <text:p>0.063119050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35462" calcext:value-type="float">
            <text:p>6.635462</text:p>
          </table:table-cell>
          <table:table-cell office:value-type="float" office:value="6.4986804407" calcext:value-type="float">
            <text:p>6.4986804407</text:p>
          </table:table-cell>
          <table:table-cell table:formula="of:=POWER([.C687]-6.75;2)" office:value-type="float" office:value="0.0631615208867461" calcext:value-type="float">
            <text:p>0.0631615209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46077" calcext:value-type="float">
            <text:p>6.646077</text:p>
          </table:table-cell>
          <table:table-cell office:value-type="float" office:value="6.4985916525" calcext:value-type="float">
            <text:p>6.4985916525</text:p>
          </table:table-cell>
          <table:table-cell table:formula="of:=POWER([.C688]-6.75;2)" office:value-type="float" office:value="0.0632061571926807" calcext:value-type="float">
            <text:p>0.063206157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56563" calcext:value-type="float">
            <text:p>6.656563</text:p>
          </table:table-cell>
          <table:table-cell office:value-type="float" office:value="6.4985401186" calcext:value-type="float">
            <text:p>6.4985401186</text:p>
          </table:table-cell>
          <table:table-cell table:formula="of:=POWER([.C689]-6.75;2)" office:value-type="float" office:value="0.0632320719537019" calcext:value-type="float">
            <text:p>0.06323207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67926" calcext:value-type="float">
            <text:p>6.667926</text:p>
          </table:table-cell>
          <table:table-cell office:value-type="float" office:value="6.4985519153" calcext:value-type="float">
            <text:p>6.4985519153</text:p>
          </table:table-cell>
          <table:table-cell table:formula="of:=POWER([.C690]-6.75;2)" office:value-type="float" office:value="0.0632261392992983" calcext:value-type="float">
            <text:p>0.063226139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81147" calcext:value-type="float">
            <text:p>6.681147</text:p>
          </table:table-cell>
          <table:table-cell office:value-type="float" office:value="6.4986295339" calcext:value-type="float">
            <text:p>6.4986295339</text:p>
          </table:table-cell>
          <table:table-cell table:formula="of:=POWER([.C691]-6.75;2)" office:value-type="float" office:value="0.0631871112273313" calcext:value-type="float">
            <text:p>0.063187111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696801" calcext:value-type="float">
            <text:p>6.696801</text:p>
          </table:table-cell>
          <table:table-cell office:value-type="float" office:value="6.4987512119" calcext:value-type="float">
            <text:p>6.4987512119</text:p>
          </table:table-cell>
          <table:table-cell table:formula="of:=POWER([.C692]-6.75;2)" office:value-type="float" office:value="0.0631259535217186" calcext:value-type="float">
            <text:p>0.0631259535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14706" calcext:value-type="float">
            <text:p>6.714706</text:p>
          </table:table-cell>
          <table:table-cell office:value-type="float" office:value="6.4988781695" calcext:value-type="float">
            <text:p>6.4988781695</text:p>
          </table:table-cell>
          <table:table-cell table:formula="of:=POWER([.C693]-6.75;2)" office:value-type="float" office:value="0.0630621737536706" calcext:value-type="float">
            <text:p>0.0630621738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33798" calcext:value-type="float">
            <text:p>6.733798</text:p>
          </table:table-cell>
          <table:table-cell office:value-type="float" office:value="6.4989672627" calcext:value-type="float">
            <text:p>6.4989672627</text:p>
          </table:table-cell>
          <table:table-cell table:formula="of:=POWER([.C694]-6.75;2)" office:value-type="float" office:value="0.0630174351963309" calcext:value-type="float">
            <text:p>0.0630174352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52383" calcext:value-type="float">
            <text:p>6.752383</text:p>
          </table:table-cell>
          <table:table-cell office:value-type="float" office:value="6.498985" calcext:value-type="float">
            <text:p>6.498985</text:p>
          </table:table-cell>
          <table:table-cell table:formula="of:=POWER([.C695]-6.75;2)" office:value-type="float" office:value="0.0630085302249999" calcext:value-type="float">
            <text:p>0.063008530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68686" calcext:value-type="float">
            <text:p>6.768686</text:p>
          </table:table-cell>
          <table:table-cell office:value-type="float" office:value="6.4989177712" calcext:value-type="float">
            <text:p>6.4989177712</text:p>
          </table:table-cell>
          <table:table-cell table:formula="of:=POWER([.C696]-6.75;2)" office:value-type="float" office:value="0.0630422856191754" calcext:value-type="float">
            <text:p>0.063042285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81485" calcext:value-type="float">
            <text:p>6.781485</text:p>
          </table:table-cell>
          <table:table-cell office:value-type="float" office:value="6.4987749153" calcext:value-type="float">
            <text:p>6.4987749153</text:p>
          </table:table-cell>
          <table:table-cell table:formula="of:=POWER([.C697]-6.75;2)" office:value-type="float" office:value="0.063114043182522" calcext:value-type="float">
            <text:p>0.0631140432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90529" calcext:value-type="float">
            <text:p>6.790529</text:p>
          </table:table-cell>
          <table:table-cell office:value-type="float" office:value="6.4985837797" calcext:value-type="float">
            <text:p>6.4985837797</text:p>
          </table:table-cell>
          <table:table-cell table:formula="of:=POWER([.C698]-6.75;2)" office:value-type="float" office:value="0.0632101158299383" calcext:value-type="float">
            <text:p>0.063210115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96571" calcext:value-type="float">
            <text:p>6.796571</text:p>
          </table:table-cell>
          <table:table-cell office:value-type="float" office:value="6.4983794068" calcext:value-type="float">
            <text:p>6.4983794068</text:p>
          </table:table-cell>
          <table:table-cell table:formula="of:=POWER([.C699]-6.75;2)" office:value-type="float" office:value="0.06331292292232" calcext:value-type="float">
            <text:p>0.0633129229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800996" calcext:value-type="float">
            <text:p>6.800996</text:p>
          </table:table-cell>
          <table:table-cell office:value-type="float" office:value="6.4981932542" calcext:value-type="float">
            <text:p>6.4981932542</text:p>
          </table:table-cell>
          <table:table-cell table:formula="of:=POWER([.C700]-6.75;2)" office:value-type="float" office:value="0.0634066372303857" calcext:value-type="float">
            <text:p>0.0634066372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805257" calcext:value-type="float">
            <text:p>6.805257</text:p>
          </table:table-cell>
          <table:table-cell office:value-type="float" office:value="6.4980454068" calcext:value-type="float">
            <text:p>6.4980454068</text:p>
          </table:table-cell>
          <table:table-cell table:formula="of:=POWER([.C701]-6.75;2)" office:value-type="float" office:value="0.0634811170345774" calcext:value-type="float">
            <text:p>0.063481117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10369" calcext:value-type="float">
            <text:p>6.810369</text:p>
          </table:table-cell>
          <table:table-cell office:value-type="float" office:value="6.4979424492" calcext:value-type="float">
            <text:p>6.4979424492</text:p>
          </table:table-cell>
          <table:table-cell table:formula="of:=POWER([.C702]-6.75;2)" office:value-type="float" office:value="0.0635330089152946" calcext:value-type="float">
            <text:p>0.0635330089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16653" calcext:value-type="float">
            <text:p>6.816653</text:p>
          </table:table-cell>
          <table:table-cell office:value-type="float" office:value="6.4978802797" calcext:value-type="float">
            <text:p>6.4978802797</text:p>
          </table:table-cell>
          <table:table-cell table:formula="of:=POWER([.C703]-6.75;2)" office:value-type="float" office:value="0.06356435336415" calcext:value-type="float">
            <text:p>0.0635643534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823788" calcext:value-type="float">
            <text:p>6.823788</text:p>
          </table:table-cell>
          <table:table-cell office:value-type="float" office:value="6.4978494237" calcext:value-type="float">
            <text:p>6.4978494237</text:p>
          </table:table-cell>
          <table:table-cell table:formula="of:=POWER([.C704]-6.75;2)" office:value-type="float" office:value="0.0635799131284221" calcext:value-type="float">
            <text:p>0.063579913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831079" calcext:value-type="float">
            <text:p>6.831079</text:p>
          </table:table-cell>
          <table:table-cell office:value-type="float" office:value="6.4978398814" calcext:value-type="float">
            <text:p>6.4978398814</text:p>
          </table:table-cell>
          <table:table-cell table:formula="of:=POWER([.C705]-6.75;2)" office:value-type="float" office:value="0.0635847254123661" calcext:value-type="float">
            <text:p>0.0635847254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837767" calcext:value-type="float">
            <text:p>6.837767</text:p>
          </table:table-cell>
          <table:table-cell office:value-type="float" office:value="6.4978438814" calcext:value-type="float">
            <text:p>6.4978438814</text:p>
          </table:table-cell>
          <table:table-cell table:formula="of:=POWER([.C706]-6.75;2)" office:value-type="float" office:value="0.0635827081474174" calcext:value-type="float">
            <text:p>0.063582708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843281" calcext:value-type="float">
            <text:p>6.843281</text:p>
          </table:table-cell>
          <table:table-cell office:value-type="float" office:value="6.4978564492" calcext:value-type="float">
            <text:p>6.4978564492</text:p>
          </table:table-cell>
          <table:table-cell table:formula="of:=POWER([.C707]-6.75;2)" office:value-type="float" office:value="0.063576370210032" calcext:value-type="float">
            <text:p>0.063576370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47356" calcext:value-type="float">
            <text:p>6.847356</text:p>
          </table:table-cell>
          <table:table-cell office:value-type="float" office:value="6.4978745932" calcext:value-type="float">
            <text:p>6.4978745932</text:p>
          </table:table-cell>
          <table:table-cell table:formula="of:=POWER([.C708]-6.75;2)" office:value-type="float" office:value="0.0635672207540656" calcext:value-type="float">
            <text:p>0.0635672208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50029" calcext:value-type="float">
            <text:p>6.850029</text:p>
          </table:table-cell>
          <table:table-cell office:value-type="float" office:value="6.4978958729" calcext:value-type="float">
            <text:p>6.4978958729</text:p>
          </table:table-cell>
          <table:table-cell table:formula="of:=POWER([.C709]-6.75;2)" office:value-type="float" office:value="0.0635564909008529" calcext:value-type="float">
            <text:p>0.0635564909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51553" calcext:value-type="float">
            <text:p>6.851553</text:p>
          </table:table-cell>
          <table:table-cell office:value-type="float" office:value="6.4979169831" calcext:value-type="float">
            <text:p>6.4979169831</text:p>
          </table:table-cell>
          <table:table-cell table:formula="of:=POWER([.C710]-6.75;2)" office:value-type="float" office:value="0.0635458474094059" calcext:value-type="float">
            <text:p>0.063545847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52272" calcext:value-type="float">
            <text:p>6.852272</text:p>
          </table:table-cell>
          <table:table-cell office:value-type="float" office:value="6.4979326525" calcext:value-type="float">
            <text:p>6.4979326525</text:p>
          </table:table-cell>
          <table:table-cell table:formula="of:=POWER([.C711]-6.75;2)" office:value-type="float" office:value="0.0635379476756856" calcext:value-type="float">
            <text:p>0.063537947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852502" calcext:value-type="float">
            <text:p>6.852502</text:p>
          </table:table-cell>
          <table:table-cell office:value-type="float" office:value="6.4979353814" calcext:value-type="float">
            <text:p>6.4979353814</text:p>
          </table:table-cell>
          <table:table-cell table:formula="of:=POWER([.C712]-6.75;2)" office:value-type="float" office:value="0.0635365719499637" calcext:value-type="float">
            <text:p>0.0635365719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852441" calcext:value-type="float">
            <text:p>6.852441</text:p>
          </table:table-cell>
          <table:table-cell office:value-type="float" office:value="6.4979165424" calcext:value-type="float">
            <text:p>6.4979165424</text:p>
          </table:table-cell>
          <table:table-cell table:formula="of:=POWER([.C713]-6.75;2)" office:value-type="float" office:value="0.0635460695955712" calcext:value-type="float">
            <text:p>0.06354606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852124" calcext:value-type="float">
            <text:p>6.852124</text:p>
          </table:table-cell>
          <table:table-cell office:value-type="float" office:value="6.4978688983" calcext:value-type="float">
            <text:p>6.4978688983</text:p>
          </table:table-cell>
          <table:table-cell table:formula="of:=POWER([.C714]-6.75;2)" office:value-type="float" office:value="0.0635700924444557" calcext:value-type="float">
            <text:p>0.0635700924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51405" calcext:value-type="float">
            <text:p>6.851405</text:p>
          </table:table-cell>
          <table:table-cell office:value-type="float" office:value="6.4977896271" calcext:value-type="float">
            <text:p>6.4977896271</text:p>
          </table:table-cell>
          <table:table-cell table:formula="of:=POWER([.C715]-6.75;2)" office:value-type="float" office:value="0.0636100721983568" calcext:value-type="float">
            <text:p>0.0636100722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49982" calcext:value-type="float">
            <text:p>6.849982</text:p>
          </table:table-cell>
          <table:table-cell office:value-type="float" office:value="6.4976824407" calcext:value-type="float">
            <text:p>6.4976824407</text:p>
          </table:table-cell>
          <table:table-cell table:formula="of:=POWER([.C716]-6.75;2)" office:value-type="float" office:value="0.0636641507311089" calcext:value-type="float">
            <text:p>0.063664150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47449" calcext:value-type="float">
            <text:p>6.847449</text:p>
          </table:table-cell>
          <table:table-cell office:value-type="float" office:value="6.4975571864" calcext:value-type="float">
            <text:p>6.4975571864</text:p>
          </table:table-cell>
          <table:table-cell table:formula="of:=POWER([.C717]-6.75;2)" office:value-type="float" office:value="0.0637273741382844" calcext:value-type="float">
            <text:p>0.063727374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43395" calcext:value-type="float">
            <text:p>6.843395</text:p>
          </table:table-cell>
          <table:table-cell office:value-type="float" office:value="6.4974264237" calcext:value-type="float">
            <text:p>6.4974264237</text:p>
          </table:table-cell>
          <table:table-cell table:formula="of:=POWER([.C718]-6.75;2)" office:value-type="float" office:value="0.0637934114449717" calcext:value-type="float">
            <text:p>0.063793411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37533" calcext:value-type="float">
            <text:p>6.837533</text:p>
          </table:table-cell>
          <table:table-cell office:value-type="float" office:value="6.4972998559" calcext:value-type="float">
            <text:p>6.4972998559</text:p>
          </table:table-cell>
          <table:table-cell table:formula="of:=POWER([.C719]-6.75;2)" office:value-type="float" office:value="0.0638573628281609" calcext:value-type="float">
            <text:p>0.063857362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29813" calcext:value-type="float">
            <text:p>6.829813</text:p>
          </table:table-cell>
          <table:table-cell office:value-type="float" office:value="6.4971789831" calcext:value-type="float">
            <text:p>6.4971789831</text:p>
          </table:table-cell>
          <table:table-cell table:formula="of:=POWER([.C720]-6.75;2)" office:value-type="float" office:value="0.0639184665863499" calcext:value-type="float">
            <text:p>0.0639184666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20459" calcext:value-type="float">
            <text:p>6.820459</text:p>
          </table:table-cell>
          <table:table-cell office:value-type="float" office:value="6.497054322" calcext:value-type="float">
            <text:p>6.497054322</text:p>
          </table:table-cell>
          <table:table-cell table:formula="of:=POWER([.C721]-6.75;2)" office:value-type="float" office:value="0.0639815160188795" calcext:value-type="float">
            <text:p>0.06398151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809877" calcext:value-type="float">
            <text:p>6.809877</text:p>
          </table:table-cell>
          <table:table-cell office:value-type="float" office:value="6.4969068305" calcext:value-type="float">
            <text:p>6.4969068305</text:p>
          </table:table-cell>
          <table:table-cell table:formula="of:=POWER([.C722]-6.75;2)" office:value-type="float" office:value="0.0640561524475555" calcext:value-type="float">
            <text:p>0.0640561524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98444" calcext:value-type="float">
            <text:p>6.798444</text:p>
          </table:table-cell>
          <table:table-cell office:value-type="float" office:value="6.4967133559" calcext:value-type="float">
            <text:p>6.4967133559</text:p>
          </table:table-cell>
          <table:table-cell table:formula="of:=POWER([.C723]-6.75;2)" office:value-type="float" office:value="0.0641541240794401" calcext:value-type="float">
            <text:p>0.064154124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86284" calcext:value-type="float">
            <text:p>6.786284</text:p>
          </table:table-cell>
          <table:table-cell office:value-type="float" office:value="6.4964543559" calcext:value-type="float">
            <text:p>6.4964543559</text:p>
          </table:table-cell>
          <table:table-cell table:formula="of:=POWER([.C724]-6.75;2)" office:value-type="float" office:value="0.0642853936420838" calcext:value-type="float">
            <text:p>0.0642853936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73135" calcext:value-type="float">
            <text:p>6.773135</text:p>
          </table:table-cell>
          <table:table-cell office:value-type="float" office:value="6.4961209915" calcext:value-type="float">
            <text:p>6.4961209915</text:p>
          </table:table-cell>
          <table:table-cell table:formula="of:=POWER([.C725]-6.75;2)" office:value-type="float" office:value="0.0644545509569432" calcext:value-type="float">
            <text:p>0.06445455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58408" calcext:value-type="float">
            <text:p>6.758408</text:p>
          </table:table-cell>
          <table:table-cell office:value-type="float" office:value="6.495719161" calcext:value-type="float">
            <text:p>6.495719161</text:p>
          </table:table-cell>
          <table:table-cell table:formula="of:=POWER([.C726]-6.75;2)" office:value-type="float" office:value="0.0646587450825438" calcext:value-type="float">
            <text:p>0.064658745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41411" calcext:value-type="float">
            <text:p>6.741411</text:p>
          </table:table-cell>
          <table:table-cell office:value-type="float" office:value="6.4952690932" calcext:value-type="float">
            <text:p>6.4952690932</text:p>
          </table:table-cell>
          <table:table-cell table:formula="of:=POWER([.C727]-6.75;2)" office:value-type="float" office:value="0.0648878348791502" calcext:value-type="float">
            <text:p>0.0648878349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21598" calcext:value-type="float">
            <text:p>6.721598</text:p>
          </table:table-cell>
          <table:table-cell office:value-type="float" office:value="6.494801322" calcext:value-type="float">
            <text:p>6.494801322</text:p>
          </table:table-cell>
          <table:table-cell table:formula="of:=POWER([.C728]-6.75;2)" office:value-type="float" office:value="0.0651263652529478" calcext:value-type="float">
            <text:p>0.0651263653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98721" calcext:value-type="float">
            <text:p>6.698721</text:p>
          </table:table-cell>
          <table:table-cell office:value-type="float" office:value="6.4943514407" calcext:value-type="float">
            <text:p>6.4943514407</text:p>
          </table:table-cell>
          <table:table-cell table:formula="of:=POWER([.C729]-6.75;2)" office:value-type="float" office:value="0.0653561858721656" calcext:value-type="float">
            <text:p>0.0653561859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672818" calcext:value-type="float">
            <text:p>6.672818</text:p>
          </table:table-cell>
          <table:table-cell office:value-type="float" office:value="6.4939563475" calcext:value-type="float">
            <text:p>6.4939563475</text:p>
          </table:table-cell>
          <table:table-cell table:formula="of:=POWER([.C730]-6.75;2)" office:value-type="float" office:value="0.0655583519855407" calcext:value-type="float">
            <text:p>0.06555835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644105" calcext:value-type="float">
            <text:p>6.644105</text:p>
          </table:table-cell>
          <table:table-cell office:value-type="float" office:value="6.4936532542" calcext:value-type="float">
            <text:p>6.4936532542</text:p>
          </table:table-cell>
          <table:table-cell table:formula="of:=POWER([.C731]-6.75;2)" office:value-type="float" office:value="0.0657136540822499" calcext:value-type="float">
            <text:p>0.065713654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612959" calcext:value-type="float">
            <text:p>6.612959</text:p>
          </table:table-cell>
          <table:table-cell office:value-type="float" office:value="6.4934804576" calcext:value-type="float">
            <text:p>6.4934804576</text:p>
          </table:table-cell>
          <table:table-cell table:formula="of:=POWER([.C732]-6.75;2)" office:value-type="float" office:value="0.0658022756331052" calcext:value-type="float">
            <text:p>0.065802275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580107" calcext:value-type="float">
            <text:p>6.580107</text:p>
          </table:table-cell>
          <table:table-cell office:value-type="float" office:value="6.4934764661" calcext:value-type="float">
            <text:p>6.4934764661</text:p>
          </table:table-cell>
          <table:table-cell table:formula="of:=POWER([.C733]-6.75;2)" office:value-type="float" office:value="0.0658043234445446" calcext:value-type="float">
            <text:p>0.0658043234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547004" calcext:value-type="float">
            <text:p>6.547004</text:p>
          </table:table-cell>
          <table:table-cell office:value-type="float" office:value="6.4936739153" calcext:value-type="float">
            <text:p>6.4936739153</text:p>
          </table:table-cell>
          <table:table-cell table:formula="of:=POWER([.C734]-6.75;2)" office:value-type="float" office:value="0.0657030616976313" calcext:value-type="float">
            <text:p>0.065703061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516151" calcext:value-type="float">
            <text:p>6.516151</text:p>
          </table:table-cell>
          <table:table-cell office:value-type="float" office:value="6.4940869322" calcext:value-type="float">
            <text:p>6.4940869322</text:p>
          </table:table-cell>
          <table:table-cell table:formula="of:=POWER([.C735]-6.75;2)" office:value-type="float" office:value="0.0654914982708073" calcext:value-type="float">
            <text:p>0.065491498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491006" calcext:value-type="float">
            <text:p>6.491006</text:p>
          </table:table-cell>
          <table:table-cell office:value-type="float" office:value="6.4946950339" calcext:value-type="float">
            <text:p>6.4946950339</text:p>
          </table:table-cell>
          <table:table-cell table:formula="of:=POWER([.C736]-6.75;2)" office:value-type="float" office:value="0.065180625715322" calcext:value-type="float">
            <text:p>0.0651806257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475242" calcext:value-type="float">
            <text:p>6.475242</text:p>
          </table:table-cell>
          <table:table-cell office:value-type="float" office:value="6.4954306695" calcext:value-type="float">
            <text:p>6.4954306695</text:p>
          </table:table-cell>
          <table:table-cell table:formula="of:=POWER([.C737]-6.75;2)" office:value-type="float" office:value="0.0648055440312182" calcext:value-type="float">
            <text:p>0.06480554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47144" calcext:value-type="float">
            <text:p>6.47144</text:p>
          </table:table-cell>
          <table:table-cell office:value-type="float" office:value="6.4961790593" calcext:value-type="float">
            <text:p>6.4961790593</text:p>
          </table:table-cell>
          <table:table-cell table:formula="of:=POWER([.C738]-6.75;2)" office:value-type="float" office:value="0.0644250699378328" calcext:value-type="float">
            <text:p>0.064425069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479697" calcext:value-type="float">
            <text:p>6.479697</text:p>
          </table:table-cell>
          <table:table-cell office:value-type="float" office:value="6.4967956271" calcext:value-type="float">
            <text:p>6.4967956271</text:p>
          </table:table-cell>
          <table:table-cell table:formula="of:=POWER([.C739]-6.75;2)" office:value-type="float" office:value="0.0641124544556822" calcext:value-type="float">
            <text:p>0.0641124545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496861" calcext:value-type="float">
            <text:p>6.496861</text:p>
          </table:table-cell>
          <table:table-cell office:value-type="float" office:value="6.4971393051" calcext:value-type="float">
            <text:p>6.4971393051</text:p>
          </table:table-cell>
          <table:table-cell table:formula="of:=POWER([.C740]-6.75;2)" office:value-type="float" office:value="0.0639385310253108" calcext:value-type="float">
            <text:p>0.063938531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516911" calcext:value-type="float">
            <text:p>6.516911</text:p>
          </table:table-cell>
          <table:table-cell office:value-type="float" office:value="6.4971117627" calcext:value-type="float">
            <text:p>6.4971117627</text:p>
          </table:table-cell>
          <table:table-cell table:formula="of:=POWER([.C741]-6.75;2)" office:value-type="float" office:value="0.0639524605647009" calcext:value-type="float">
            <text:p>0.063952460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532481" calcext:value-type="float">
            <text:p>6.532481</text:p>
          </table:table-cell>
          <table:table-cell office:value-type="float" office:value="6.4966882542" calcext:value-type="float">
            <text:p>6.4966882542</text:p>
          </table:table-cell>
          <table:table-cell table:formula="of:=POWER([.C742]-6.75;2)" office:value-type="float" office:value="0.0641668405602436" calcext:value-type="float">
            <text:p>0.0641668406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536986" calcext:value-type="float">
            <text:p>6.536986</text:p>
          </table:table-cell>
          <table:table-cell office:value-type="float" office:value="6.4959277966" calcext:value-type="float">
            <text:p>6.4959277966</text:p>
          </table:table-cell>
          <table:table-cell table:formula="of:=POWER([.C743]-6.75;2)" office:value-type="float" office:value="0.0645526845405309" calcext:value-type="float">
            <text:p>0.064552684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526513" calcext:value-type="float">
            <text:p>6.526513</text:p>
          </table:table-cell>
          <table:table-cell office:value-type="float" office:value="6.4949584407" calcext:value-type="float">
            <text:p>6.4949584407</text:p>
          </table:table-cell>
          <table:table-cell table:formula="of:=POWER([.C744]-6.75;2)" office:value-type="float" office:value="0.0650461969701756" calcext:value-type="float">
            <text:p>0.06504619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500826" calcext:value-type="float">
            <text:p>6.500826</text:p>
          </table:table-cell>
          <table:table-cell office:value-type="float" office:value="6.4939434407" calcext:value-type="float">
            <text:p>6.4939434407</text:p>
          </table:table-cell>
          <table:table-cell table:formula="of:=POWER([.C745]-6.75;2)" office:value-type="float" office:value="0.0655649615605545" calcext:value-type="float">
            <text:p>0.0655649616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63199" calcext:value-type="float">
            <text:p>6.463199</text:p>
          </table:table-cell>
          <table:table-cell office:value-type="float" office:value="6.493040822" calcext:value-type="float">
            <text:p>6.493040822</text:p>
          </table:table-cell>
          <table:table-cell table:formula="of:=POWER([.C746]-6.75;2)" office:value-type="float" office:value="0.0660280191584356" calcext:value-type="float">
            <text:p>0.0660280192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419281" calcext:value-type="float">
            <text:p>6.419281</text:p>
          </table:table-cell>
          <table:table-cell office:value-type="float" office:value="6.4923698051" calcext:value-type="float">
            <text:p>6.4923698051</text:p>
          </table:table-cell>
          <table:table-cell table:formula="of:=POWER([.C747]-6.75;2)" office:value-type="float" office:value="0.0663733173242119" calcext:value-type="float">
            <text:p>0.066373317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37549" calcext:value-type="float">
            <text:p>6.37549</text:p>
          </table:table-cell>
          <table:table-cell office:value-type="float" office:value="6.4919929576" calcext:value-type="float">
            <text:p>6.4919929576</text:p>
          </table:table-cell>
          <table:table-cell table:formula="of:=POWER([.C748]-6.75;2)" office:value-type="float" office:value="0.0665676339279954" calcext:value-type="float">
            <text:p>0.0665676339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337529" calcext:value-type="float">
            <text:p>6.337529</text:p>
          </table:table-cell>
          <table:table-cell office:value-type="float" office:value="6.4919155847" calcext:value-type="float">
            <text:p>6.4919155847</text:p>
          </table:table-cell>
          <table:table-cell table:formula="of:=POWER([.C749]-6.75;2)" office:value-type="float" office:value="0.0666075654207428" calcext:value-type="float">
            <text:p>0.066607565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309437" calcext:value-type="float">
            <text:p>6.309437</text:p>
          </table:table-cell>
          <table:table-cell office:value-type="float" office:value="6.4920973305" calcext:value-type="float">
            <text:p>6.4920973305</text:p>
          </table:table-cell>
          <table:table-cell table:formula="of:=POWER([.C750]-6.75;2)" office:value-type="float" office:value="0.0665137869352262" calcext:value-type="float">
            <text:p>0.066513786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293273" calcext:value-type="float">
            <text:p>6.293273</text:p>
          </table:table-cell>
          <table:table-cell office:value-type="float" office:value="6.4924677034" calcext:value-type="float">
            <text:p>6.4924677034</text:p>
          </table:table-cell>
          <table:table-cell table:formula="of:=POWER([.C751]-6.75;2)" office:value-type="float" office:value="0.0663228837920704" calcext:value-type="float">
            <text:p>0.0663228838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289216" calcext:value-type="float">
            <text:p>6.289216</text:p>
          </table:table-cell>
          <table:table-cell office:value-type="float" office:value="6.4929385085" calcext:value-type="float">
            <text:p>6.4929385085</text:p>
          </table:table-cell>
          <table:table-cell table:formula="of:=POWER([.C752]-6.75;2)" office:value-type="float" office:value="0.0660806104122046" calcext:value-type="float">
            <text:p>0.0660806104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295796" calcext:value-type="float">
            <text:p>6.295796</text:p>
          </table:table-cell>
          <table:table-cell office:value-type="float" office:value="6.4934107288" calcext:value-type="float">
            <text:p>6.4934107288</text:p>
          </table:table-cell>
          <table:table-cell table:formula="of:=POWER([.C753]-6.75;2)" office:value-type="float" office:value="0.0658380540949473" calcext:value-type="float">
            <text:p>0.065838054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310035" calcext:value-type="float">
            <text:p>6.310035</text:p>
          </table:table-cell>
          <table:table-cell office:value-type="float" office:value="6.4937785424" calcext:value-type="float">
            <text:p>6.4937785424</text:p>
          </table:table-cell>
          <table:table-cell table:formula="of:=POWER([.C754]-6.75;2)" office:value-type="float" office:value="0.0656494353346685" calcext:value-type="float">
            <text:p>0.065649435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27548" calcext:value-type="float">
            <text:p>6.327548</text:p>
          </table:table-cell>
          <table:table-cell office:value-type="float" office:value="6.4939360169" calcext:value-type="float">
            <text:p>6.4939360169</text:p>
          </table:table-cell>
          <table:table-cell table:formula="of:=POWER([.C755]-6.75;2)" office:value-type="float" office:value="0.065568763441037" calcext:value-type="float">
            <text:p>0.065568763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342775" calcext:value-type="float">
            <text:p>6.342775</text:p>
          </table:table-cell>
          <table:table-cell office:value-type="float" office:value="6.4937909153" calcext:value-type="float">
            <text:p>6.4937909153</text:p>
          </table:table-cell>
          <table:table-cell table:formula="of:=POWER([.C756]-6.75;2)" office:value-type="float" office:value="0.0656430950828118" calcext:value-type="float">
            <text:p>0.0656430951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34958" calcext:value-type="float">
            <text:p>6.34958</text:p>
          </table:table-cell>
          <table:table-cell office:value-type="float" office:value="6.4932861695" calcext:value-type="float">
            <text:p>6.4932861695</text:p>
          </table:table-cell>
          <table:table-cell table:formula="of:=POWER([.C757]-6.75;2)" office:value-type="float" office:value="0.0659019907699827" calcext:value-type="float">
            <text:p>0.065901990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342272" calcext:value-type="float">
            <text:p>6.342272</text:p>
          </table:table-cell>
          <table:table-cell office:value-type="float" office:value="6.4924238305" calcext:value-type="float">
            <text:p>6.4924238305</text:p>
          </table:table-cell>
          <table:table-cell table:formula="of:=POWER([.C758]-6.75;2)" office:value-type="float" office:value="0.0663454830942928" calcext:value-type="float">
            <text:p>0.0663454831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316931" calcext:value-type="float">
            <text:p>6.316931</text:p>
          </table:table-cell>
          <table:table-cell office:value-type="float" office:value="6.4912822034" calcext:value-type="float">
            <text:p>6.4912822034</text:p>
          </table:table-cell>
          <table:table-cell table:formula="of:=POWER([.C759]-6.75;2)" office:value-type="float" office:value="0.066934898277559" calcext:value-type="float">
            <text:p>0.066934898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272672" calcext:value-type="float">
            <text:p>6.272672</text:p>
          </table:table-cell>
          <table:table-cell office:value-type="float" office:value="6.4900151864" calcext:value-type="float">
            <text:p>6.4900151864</text:p>
          </table:table-cell>
          <table:table-cell table:formula="of:=POWER([.C760]-6.75;2)" office:value-type="float" office:value="0.0675921033026268" calcext:value-type="float">
            <text:p>0.067592103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212332" calcext:value-type="float">
            <text:p>6.212332</text:p>
          </table:table-cell>
          <table:table-cell office:value-type="float" office:value="6.4888259322" calcext:value-type="float">
            <text:p>6.4888259322</text:p>
          </table:table-cell>
          <table:table-cell table:formula="of:=POWER([.C761]-6.75;2)" office:value-type="float" office:value="0.0682118936911989" calcext:value-type="float">
            <text:p>0.0682118937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142034" calcext:value-type="float">
            <text:p>6.142034</text:p>
          </table:table-cell>
          <table:table-cell office:value-type="float" office:value="6.4879145085" calcext:value-type="float">
            <text:p>6.4879145085</text:p>
          </table:table-cell>
          <table:table-cell table:formula="of:=POWER([.C762]-6.75;2)" office:value-type="float" office:value="0.0686888048547964" calcext:value-type="float">
            <text:p>0.068688804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069254" calcext:value-type="float">
            <text:p>6.069254</text:p>
          </table:table-cell>
          <table:table-cell office:value-type="float" office:value="6.4874103983" calcext:value-type="float">
            <text:p>6.4874103983</text:p>
          </table:table-cell>
          <table:table-cell table:formula="of:=POWER([.C763]-6.75;2)" office:value-type="float" office:value="0.0689532989209648" calcext:value-type="float">
            <text:p>0.068953298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999348" calcext:value-type="float">
            <text:p>5.999348</text:p>
          </table:table-cell>
          <table:table-cell office:value-type="float" office:value="6.4873095508" calcext:value-type="float">
            <text:p>6.4873095508</text:p>
          </table:table-cell>
          <table:table-cell table:formula="of:=POWER([.C764]-6.75;2)" office:value-type="float" office:value="0.0690062721008978" calcext:value-type="float">
            <text:p>0.069006272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93072" calcext:value-type="float">
            <text:p>5.93072</text:p>
          </table:table-cell>
          <table:table-cell office:value-type="float" office:value="6.4874365339" calcext:value-type="float">
            <text:p>6.4874365339</text:p>
          </table:table-cell>
          <table:table-cell table:formula="of:=POWER([.C765]-6.75;2)" office:value-type="float" office:value="0.0689395737304456" calcext:value-type="float">
            <text:p>0.0689395737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847506" calcext:value-type="float">
            <text:p>5.847506</text:p>
          </table:table-cell>
          <table:table-cell office:value-type="float" office:value="6.4874346949" calcext:value-type="float">
            <text:p>6.4874346949</text:p>
          </table:table-cell>
          <table:table-cell table:formula="of:=POWER([.C766]-6.75;2)" office:value-type="float" office:value="0.068940539442256" calcext:value-type="float">
            <text:p>0.0689405394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698788" calcext:value-type="float">
            <text:p>5.698788</text:p>
          </table:table-cell>
          <table:table-cell office:value-type="float" office:value="6.4867308898" calcext:value-type="float">
            <text:p>6.4867308898</text:p>
          </table:table-cell>
          <table:table-cell table:formula="of:=POWER([.C767]-6.75;2)" office:value-type="float" office:value="0.0693106243854995" calcext:value-type="float">
            <text:p>0.0693106244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257363" calcext:value-type="float">
            <text:p>5.257363</text:p>
          </table:table-cell>
          <table:table-cell office:value-type="float" office:value="6.484139822" calcext:value-type="float">
            <text:p>6.484139822</text:p>
          </table:table-cell>
          <table:table-cell table:formula="of:=POWER([.C768]-6.75;2)" office:value-type="float" office:value="0.0706816342461915" calcext:value-type="float">
            <text:p>0.070681634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257363" calcext:value-type="float">
            <text:p>5.257363</text:p>
          </table:table-cell>
          <table:table-cell office:value-type="float" office:value="6.4716750085" calcext:value-type="float">
            <text:p>6.4716750085</text:p>
          </table:table-cell>
          <table:table-cell table:formula="of:=POWER([.C769]-6.75;2)" office:value-type="float" office:value="0.077464800893475" calcext:value-type="float">
            <text:p>0.077464800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055383" calcext:value-type="float">
            <text:p>7.055383</text:p>
          </table:table-cell>
          <table:table-cell office:value-type="float" office:value="6.5067041949" calcext:value-type="float">
            <text:p>6.5067041949</text:p>
          </table:table-cell>
          <table:table-cell table:formula="of:=POWER([.C770]-6.75;2)" office:value-type="float" office:value="0.0591928487792571" calcext:value-type="float">
            <text:p>0.0591928488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519112" calcext:value-type="float">
            <text:p>6.519112</text:p>
          </table:table-cell>
          <table:table-cell office:value-type="float" office:value="6.5059414237" calcext:value-type="float">
            <text:p>6.5059414237</text:p>
          </table:table-cell>
          <table:table-cell table:formula="of:=POWER([.C771]-6.75;2)" office:value-type="float" office:value="0.0595645886655827" calcext:value-type="float">
            <text:p>0.0595645887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01148" calcext:value-type="float">
            <text:p>6.301148</text:p>
          </table:table-cell>
          <table:table-cell office:value-type="float" office:value="6.5061008305" calcext:value-type="float">
            <text:p>6.5061008305</text:p>
          </table:table-cell>
          <table:table-cell table:formula="of:=POWER([.C772]-6.75;2)" office:value-type="float" office:value="0.0594868048827896" calcext:value-type="float">
            <text:p>0.059486804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163229" calcext:value-type="float">
            <text:p>6.163229</text:p>
          </table:table-cell>
          <table:table-cell office:value-type="float" office:value="6.5066476695" calcext:value-type="float">
            <text:p>6.5066476695</text:p>
          </table:table-cell>
          <table:table-cell table:formula="of:=POWER([.C773]-6.75;2)" office:value-type="float" office:value="0.059220356759781" calcext:value-type="float">
            <text:p>0.0592203568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070495" calcext:value-type="float">
            <text:p>6.070495</text:p>
          </table:table-cell>
          <table:table-cell office:value-type="float" office:value="6.5077568136" calcext:value-type="float">
            <text:p>6.5077568136</text:p>
          </table:table-cell>
          <table:table-cell table:formula="of:=POWER([.C774]-6.75;2)" office:value-type="float" office:value="0.058681761357225" calcext:value-type="float">
            <text:p>0.0586817614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018465" calcext:value-type="float">
            <text:p>6.018465</text:p>
          </table:table-cell>
          <table:table-cell office:value-type="float" office:value="6.5094881017" calcext:value-type="float">
            <text:p>6.5094881017</text:p>
          </table:table-cell>
          <table:table-cell table:formula="of:=POWER([.C775]-6.75;2)" office:value-type="float" office:value="0.0578459732238697" calcext:value-type="float">
            <text:p>0.0578459732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006861" calcext:value-type="float">
            <text:p>6.006861</text:p>
          </table:table-cell>
          <table:table-cell office:value-type="float" office:value="6.511702" calcext:value-type="float">
            <text:p>6.511702</text:p>
          </table:table-cell>
          <table:table-cell table:formula="of:=POWER([.C776]-6.75;2)" office:value-type="float" office:value="0.0567859368040002" calcext:value-type="float">
            <text:p>0.0567859368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032454" calcext:value-type="float">
            <text:p>6.032454</text:p>
          </table:table-cell>
          <table:table-cell office:value-type="float" office:value="6.5140950678" calcext:value-type="float">
            <text:p>6.5140950678</text:p>
          </table:table-cell>
          <table:table-cell table:formula="of:=POWER([.C777]-6.75;2)" office:value-type="float" office:value="0.0556511370362868" calcext:value-type="float">
            <text:p>0.05565113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087507" calcext:value-type="float">
            <text:p>6.087507</text:p>
          </table:table-cell>
          <table:table-cell office:value-type="float" office:value="6.5162893305" calcext:value-type="float">
            <text:p>6.5162893305</text:p>
          </table:table-cell>
          <table:table-cell table:formula="of:=POWER([.C778]-6.75;2)" office:value-type="float" office:value="0.0546206770381381" calcext:value-type="float">
            <text:p>0.054620677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160696" calcext:value-type="float">
            <text:p>6.160696</text:p>
          </table:table-cell>
          <table:table-cell office:value-type="float" office:value="6.5179359746" calcext:value-type="float">
            <text:p>6.5179359746</text:p>
          </table:table-cell>
          <table:table-cell table:formula="of:=POWER([.C779]-6.75;2)" office:value-type="float" office:value="0.0538537118848517" calcext:value-type="float">
            <text:p>0.053853711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239096" calcext:value-type="float">
            <text:p>6.239096</text:p>
          </table:table-cell>
          <table:table-cell office:value-type="float" office:value="6.5188005254" calcext:value-type="float">
            <text:p>6.5188005254</text:p>
          </table:table-cell>
          <table:table-cell table:formula="of:=POWER([.C780]-6.75;2)" office:value-type="float" office:value="0.0534531970553162" calcext:value-type="float">
            <text:p>0.0534531971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310394" calcext:value-type="float">
            <text:p>6.310394</text:p>
          </table:table-cell>
          <table:table-cell office:value-type="float" office:value="6.5188089831" calcext:value-type="float">
            <text:p>6.5188089831</text:p>
          </table:table-cell>
          <table:table-cell table:formula="of:=POWER([.C781]-6.75;2)" office:value-type="float" office:value="0.0534492862952563" calcext:value-type="float">
            <text:p>0.053449286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364872" calcext:value-type="float">
            <text:p>6.364872</text:p>
          </table:table-cell>
          <table:table-cell office:value-type="float" office:value="6.5180491525" calcext:value-type="float">
            <text:p>6.5180491525</text:p>
          </table:table-cell>
          <table:table-cell table:formula="of:=POWER([.C782]-6.75;2)" office:value-type="float" office:value="0.0538011956559684" calcext:value-type="float">
            <text:p>0.0538011957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96871" calcext:value-type="float">
            <text:p>6.396871</text:p>
          </table:table-cell>
          <table:table-cell office:value-type="float" office:value="6.5167348559" calcext:value-type="float">
            <text:p>6.5167348559</text:p>
          </table:table-cell>
          <table:table-cell table:formula="of:=POWER([.C783]-6.75;2)" office:value-type="float" office:value="0.0544126274519937" calcext:value-type="float">
            <text:p>0.0544126275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05465" calcext:value-type="float">
            <text:p>6.405465</text:p>
          </table:table-cell>
          <table:table-cell office:value-type="float" office:value="6.5151488898" calcext:value-type="float">
            <text:p>6.5151488898</text:p>
          </table:table-cell>
          <table:table-cell table:formula="of:=POWER([.C784]-6.75;2)" office:value-type="float" office:value="0.0551550439621726" calcext:value-type="float">
            <text:p>0.055155044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39418" calcext:value-type="float">
            <text:p>6.39418</text:p>
          </table:table-cell>
          <table:table-cell office:value-type="float" office:value="6.5135829068" calcext:value-type="float">
            <text:p>6.5135829068</text:p>
          </table:table-cell>
          <table:table-cell table:formula="of:=POWER([.C785]-6.75;2)" office:value-type="float" office:value="0.0558930419571375" calcext:value-type="float">
            <text:p>0.055893042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369763" calcext:value-type="float">
            <text:p>6.369763</text:p>
          </table:table-cell>
          <table:table-cell office:value-type="float" office:value="6.5122881356" calcext:value-type="float">
            <text:p>6.5122881356</text:p>
          </table:table-cell>
          <table:table-cell table:formula="of:=POWER([.C786]-6.75;2)" office:value-type="float" office:value="0.0565069304765238" calcext:value-type="float">
            <text:p>0.056506930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340341" calcext:value-type="float">
            <text:p>6.340341</text:p>
          </table:table-cell>
          <table:table-cell office:value-type="float" office:value="6.5114438983" calcext:value-type="float">
            <text:p>6.5114438983</text:p>
          </table:table-cell>
          <table:table-cell table:formula="of:=POWER([.C787]-6.75;2)" office:value-type="float" office:value="0.0569090136583009" calcext:value-type="float">
            <text:p>0.056909013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313531" calcext:value-type="float">
            <text:p>6.313531</text:p>
          </table:table-cell>
          <table:table-cell office:value-type="float" office:value="6.5111440678" calcext:value-type="float">
            <text:p>6.5111440678</text:p>
          </table:table-cell>
          <table:table-cell table:formula="of:=POWER([.C788]-6.75;2)" office:value-type="float" office:value="0.0570521563471309" calcext:value-type="float">
            <text:p>0.057052156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295077" calcext:value-type="float">
            <text:p>6.295077</text:p>
          </table:table-cell>
          <table:table-cell office:value-type="float" office:value="6.511397661" calcext:value-type="float">
            <text:p>6.511397661</text:p>
          </table:table-cell>
          <table:table-cell table:formula="of:=POWER([.C789]-6.75;2)" office:value-type="float" office:value="0.0569310761762708" calcext:value-type="float">
            <text:p>0.056931076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288332" calcext:value-type="float">
            <text:p>6.288332</text:p>
          </table:table-cell>
          <table:table-cell office:value-type="float" office:value="6.5121389322" calcext:value-type="float">
            <text:p>6.5121389322</text:p>
          </table:table-cell>
          <table:table-cell table:formula="of:=POWER([.C790]-6.75;2)" office:value-type="float" office:value="0.0565778875749562" calcext:value-type="float">
            <text:p>0.056577887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294459" calcext:value-type="float">
            <text:p>6.294459</text:p>
          </table:table-cell>
          <table:table-cell office:value-type="float" office:value="6.5132434068" calcext:value-type="float">
            <text:p>6.5132434068</text:p>
          </table:table-cell>
          <table:table-cell table:formula="of:=POWER([.C791]-6.75;2)" office:value-type="float" office:value="0.0560536844236703" calcext:value-type="float">
            <text:p>0.056053684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312983" calcext:value-type="float">
            <text:p>6.312983</text:p>
          </table:table-cell>
          <table:table-cell office:value-type="float" office:value="6.5145485085" calcext:value-type="float">
            <text:p>6.5145485085</text:p>
          </table:table-cell>
          <table:table-cell table:formula="of:=POWER([.C792]-6.75;2)" office:value-type="float" office:value="0.0554374048495746" calcext:value-type="float">
            <text:p>0.055437404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342269" calcext:value-type="float">
            <text:p>6.342269</text:p>
          </table:table-cell>
          <table:table-cell office:value-type="float" office:value="6.5158780593" calcext:value-type="float">
            <text:p>6.5158780593</text:p>
          </table:table-cell>
          <table:table-cell table:formula="of:=POWER([.C793]-6.75;2)" office:value-type="float" office:value="0.0548130831171342" calcext:value-type="float">
            <text:p>0.054813083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379778" calcext:value-type="float">
            <text:p>6.379778</text:p>
          </table:table-cell>
          <table:table-cell office:value-type="float" office:value="6.5170695" calcext:value-type="float">
            <text:p>6.5170695</text:p>
          </table:table-cell>
          <table:table-cell table:formula="of:=POWER([.C794]-6.75;2)" office:value-type="float" office:value="0.0542566178302501" calcext:value-type="float">
            <text:p>0.0542566178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22202" calcext:value-type="float">
            <text:p>6.422202</text:p>
          </table:table-cell>
          <table:table-cell office:value-type="float" office:value="6.5180003136" calcext:value-type="float">
            <text:p>6.5180003136</text:p>
          </table:table-cell>
          <table:table-cell table:formula="of:=POWER([.C795]-6.75;2)" office:value-type="float" office:value="0.0538238544896984" calcext:value-type="float">
            <text:p>0.053823854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65689" calcext:value-type="float">
            <text:p>6.465689</text:p>
          </table:table-cell>
          <table:table-cell office:value-type="float" office:value="6.5186080678" calcext:value-type="float">
            <text:p>6.5186080678</text:p>
          </table:table-cell>
          <table:table-cell table:formula="of:=POWER([.C796]-6.75;2)" office:value-type="float" office:value="0.0535422262872495" calcext:value-type="float">
            <text:p>0.0535422263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06308" calcext:value-type="float">
            <text:p>6.506308</text:p>
          </table:table-cell>
          <table:table-cell office:value-type="float" office:value="6.518898339" calcext:value-type="float">
            <text:p>6.518898339</text:p>
          </table:table-cell>
          <table:table-cell table:formula="of:=POWER([.C797]-6.75;2)" office:value-type="float" office:value="0.0534079777169591" calcext:value-type="float">
            <text:p>0.053407977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540722" calcext:value-type="float">
            <text:p>6.540722</text:p>
          </table:table-cell>
          <table:table-cell office:value-type="float" office:value="6.5189372712" calcext:value-type="float">
            <text:p>6.5189372712</text:p>
          </table:table-cell>
          <table:table-cell table:formula="of:=POWER([.C798]-6.75;2)" office:value-type="float" office:value="0.0533899846405021" calcext:value-type="float">
            <text:p>0.0533899846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66882" calcext:value-type="float">
            <text:p>6.566882</text:p>
          </table:table-cell>
          <table:table-cell office:value-type="float" office:value="6.5188301186" calcext:value-type="float">
            <text:p>6.5188301186</text:p>
          </table:table-cell>
          <table:table-cell table:formula="of:=POWER([.C799]-6.75;2)" office:value-type="float" office:value="0.0534395140664899" calcext:value-type="float">
            <text:p>0.053439514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584485" calcext:value-type="float">
            <text:p>6.584485</text:p>
          </table:table-cell>
          <table:table-cell office:value-type="float" office:value="6.5186917203" calcext:value-type="float">
            <text:p>6.5186917203</text:p>
          </table:table-cell>
          <table:table-cell table:formula="of:=POWER([.C800]-6.75;2)" office:value-type="float" office:value="0.0535035202577736" calcext:value-type="float">
            <text:p>0.0535035203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595013" calcext:value-type="float">
            <text:p>6.595013</text:p>
          </table:table-cell>
          <table:table-cell office:value-type="float" office:value="6.5186173559" calcext:value-type="float">
            <text:p>6.5186173559</text:p>
          </table:table-cell>
          <table:table-cell table:formula="of:=POWER([.C801]-6.75;2)" office:value-type="float" office:value="0.0535379279907073" calcext:value-type="float">
            <text:p>0.05353792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601285" calcext:value-type="float">
            <text:p>6.601285</text:p>
          </table:table-cell>
          <table:table-cell office:value-type="float" office:value="6.5186619831" calcext:value-type="float">
            <text:p>6.5186619831</text:p>
          </table:table-cell>
          <table:table-cell table:formula="of:=POWER([.C802]-6.75;2)" office:value-type="float" office:value="0.0535172780632245" calcext:value-type="float">
            <text:p>0.053517278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0663" calcext:value-type="float">
            <text:p>6.60663</text:p>
          </table:table-cell>
          <table:table-cell office:value-type="float" office:value="6.5188328051" calcext:value-type="float">
            <text:p>6.5188328051</text:p>
          </table:table-cell>
          <table:table-cell table:formula="of:=POWER([.C803]-6.75;2)" office:value-type="float" office:value="0.0534382719979347" calcext:value-type="float">
            <text:p>0.05343827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613951" calcext:value-type="float">
            <text:p>6.613951</text:p>
          </table:table-cell>
          <table:table-cell office:value-type="float" office:value="6.5190958644" calcext:value-type="float">
            <text:p>6.5190958644</text:p>
          </table:table-cell>
          <table:table-cell table:formula="of:=POWER([.C804]-6.75;2)" office:value-type="float" office:value="0.0533167198371833" calcext:value-type="float">
            <text:p>0.0533167198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624985" calcext:value-type="float">
            <text:p>6.624985</text:p>
          </table:table-cell>
          <table:table-cell office:value-type="float" office:value="6.5193930593" calcext:value-type="float">
            <text:p>6.5193930593</text:p>
          </table:table-cell>
          <table:table-cell table:formula="of:=POWER([.C805]-6.75;2)" office:value-type="float" office:value="0.0531795610990131" calcext:value-type="float">
            <text:p>0.053179561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639996" calcext:value-type="float">
            <text:p>6.639996</text:p>
          </table:table-cell>
          <table:table-cell office:value-type="float" office:value="6.5196633559" calcext:value-type="float">
            <text:p>6.5196633559</text:p>
          </table:table-cell>
          <table:table-cell table:formula="of:=POWER([.C806]-6.75;2)" office:value-type="float" office:value="0.0530549696152502" calcext:value-type="float">
            <text:p>0.053054969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657955" calcext:value-type="float">
            <text:p>6.657955</text:p>
          </table:table-cell>
          <table:table-cell office:value-type="float" office:value="6.5198613814" calcext:value-type="float">
            <text:p>6.5198613814</text:p>
          </table:table-cell>
          <table:table-cell table:formula="of:=POWER([.C807]-6.75;2)" office:value-type="float" office:value="0.0529637837711162" calcext:value-type="float">
            <text:p>0.052963783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677085" calcext:value-type="float">
            <text:p>6.677085</text:p>
          </table:table-cell>
          <table:table-cell office:value-type="float" office:value="6.5199684746" calcext:value-type="float">
            <text:p>6.5199684746</text:p>
          </table:table-cell>
          <table:table-cell table:formula="of:=POWER([.C808]-6.75;2)" office:value-type="float" office:value="0.052914502677851" calcext:value-type="float">
            <text:p>0.052914502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695505" calcext:value-type="float">
            <text:p>6.695505</text:p>
          </table:table-cell>
          <table:table-cell office:value-type="float" office:value="6.5199942458" calcext:value-type="float">
            <text:p>6.5199942458</text:p>
          </table:table-cell>
          <table:table-cell table:formula="of:=POWER([.C809]-6.75;2)" office:value-type="float" office:value="0.052902646965111" calcext:value-type="float">
            <text:p>0.052902647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11782" calcext:value-type="float">
            <text:p>6.711782</text:p>
          </table:table-cell>
          <table:table-cell office:value-type="float" office:value="6.5199701017" calcext:value-type="float">
            <text:p>6.5199701017</text:p>
          </table:table-cell>
          <table:table-cell table:formula="of:=POWER([.C810]-6.75;2)" office:value-type="float" office:value="0.0529137541119082" calcext:value-type="float">
            <text:p>0.052913754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25219" calcext:value-type="float">
            <text:p>6.725219</text:p>
          </table:table-cell>
          <table:table-cell office:value-type="float" office:value="6.5199377373" calcext:value-type="float">
            <text:p>6.5199377373</text:p>
          </table:table-cell>
          <table:table-cell table:formula="of:=POWER([.C811]-6.75;2)" office:value-type="float" office:value="0.0529286447186437" calcext:value-type="float">
            <text:p>0.0529286447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35891" calcext:value-type="float">
            <text:p>6.735891</text:p>
          </table:table-cell>
          <table:table-cell office:value-type="float" office:value="6.5199363983" calcext:value-type="float">
            <text:p>6.5199363983</text:p>
          </table:table-cell>
          <table:table-cell table:formula="of:=POWER([.C812]-6.75;2)" office:value-type="float" office:value="0.052929260827176" calcext:value-type="float">
            <text:p>0.052929260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4445" calcext:value-type="float">
            <text:p>6.74445</text:p>
          </table:table-cell>
          <table:table-cell office:value-type="float" office:value="6.5199921186" calcext:value-type="float">
            <text:p>6.5199921186</text:p>
          </table:table-cell>
          <table:table-cell table:formula="of:=POWER([.C813]-6.75;2)" office:value-type="float" office:value="0.0529036255061163" calcext:value-type="float">
            <text:p>0.052903625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51829" calcext:value-type="float">
            <text:p>6.751829</text:p>
          </table:table-cell>
          <table:table-cell office:value-type="float" office:value="6.5201114915" calcext:value-type="float">
            <text:p>6.5201114915</text:p>
          </table:table-cell>
          <table:table-cell table:formula="of:=POWER([.C814]-6.75;2)" office:value-type="float" office:value="0.0528487263403547" calcext:value-type="float">
            <text:p>0.052848726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58931" calcext:value-type="float">
            <text:p>6.758931</text:p>
          </table:table-cell>
          <table:table-cell office:value-type="float" office:value="6.5202812034" calcext:value-type="float">
            <text:p>6.5202812034</text:p>
          </table:table-cell>
          <table:table-cell table:formula="of:=POWER([.C815]-6.75;2)" office:value-type="float" office:value="0.0527707255113523" calcext:value-type="float">
            <text:p>0.052770725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66413" calcext:value-type="float">
            <text:p>6.766413</text:p>
          </table:table-cell>
          <table:table-cell office:value-type="float" office:value="6.5204731356" calcext:value-type="float">
            <text:p>6.5204731356</text:p>
          </table:table-cell>
          <table:table-cell table:formula="of:=POWER([.C816]-6.75;2)" office:value-type="float" office:value="0.0526825814812962" calcext:value-type="float">
            <text:p>0.052682581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74605" calcext:value-type="float">
            <text:p>6.774605</text:p>
          </table:table-cell>
          <table:table-cell office:value-type="float" office:value="6.5206532881" calcext:value-type="float">
            <text:p>6.5206532881</text:p>
          </table:table-cell>
          <table:table-cell table:formula="of:=POWER([.C817]-6.75;2)" office:value-type="float" office:value="0.0525999142593416" calcext:value-type="float">
            <text:p>0.0525999143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8355" calcext:value-type="float">
            <text:p>6.78355</text:p>
          </table:table-cell>
          <table:table-cell office:value-type="float" office:value="6.5207915424" calcext:value-type="float">
            <text:p>6.5207915424</text:p>
          </table:table-cell>
          <table:table-cell table:formula="of:=POWER([.C818]-6.75;2)" office:value-type="float" office:value="0.0525365170353712" calcext:value-type="float">
            <text:p>0.052536517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93108" calcext:value-type="float">
            <text:p>6.793108</text:p>
          </table:table-cell>
          <table:table-cell office:value-type="float" office:value="6.520869339" calcext:value-type="float">
            <text:p>6.520869339</text:p>
          </table:table-cell>
          <table:table-cell table:formula="of:=POWER([.C819]-6.75;2)" office:value-type="float" office:value="0.052500859810297" calcext:value-type="float">
            <text:p>0.0525008598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803033" calcext:value-type="float">
            <text:p>6.803033</text:p>
          </table:table-cell>
          <table:table-cell office:value-type="float" office:value="6.5208832627" calcext:value-type="float">
            <text:p>6.5208832627</text:p>
          </table:table-cell>
          <table:table-cell table:formula="of:=POWER([.C820]-6.75;2)" office:value-type="float" office:value="0.0524944793109972" calcext:value-type="float">
            <text:p>0.052494479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13012" calcext:value-type="float">
            <text:p>6.813012</text:p>
          </table:table-cell>
          <table:table-cell office:value-type="float" office:value="6.5208444492" calcext:value-type="float">
            <text:p>6.5208444492</text:p>
          </table:table-cell>
          <table:table-cell table:formula="of:=POWER([.C821]-6.75;2)" office:value-type="float" office:value="0.0525122664624513" calcext:value-type="float">
            <text:p>0.052512266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22662" calcext:value-type="float">
            <text:p>6.822662</text:p>
          </table:table-cell>
          <table:table-cell office:value-type="float" office:value="6.5207747627" calcext:value-type="float">
            <text:p>6.5207747627</text:p>
          </table:table-cell>
          <table:table-cell table:formula="of:=POWER([.C822]-6.75;2)" office:value-type="float" office:value="0.0525442094152412" calcext:value-type="float">
            <text:p>0.0525442094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831551" calcext:value-type="float">
            <text:p>6.831551</text:p>
          </table:table-cell>
          <table:table-cell office:value-type="float" office:value="6.5207015847" calcext:value-type="float">
            <text:p>6.5207015847</text:p>
          </table:table-cell>
          <table:table-cell table:formula="of:=POWER([.C823]-6.75;2)" office:value-type="float" office:value="0.0525777632590911" calcext:value-type="float">
            <text:p>0.052577763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3925" calcext:value-type="float">
            <text:p>6.83925</text:p>
          </table:table-cell>
          <table:table-cell office:value-type="float" office:value="6.5206524915" calcext:value-type="float">
            <text:p>6.5206524915</text:p>
          </table:table-cell>
          <table:table-cell table:formula="of:=POWER([.C824]-6.75;2)" office:value-type="float" office:value="0.0526002796551576" calcext:value-type="float">
            <text:p>0.0526002797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45422" calcext:value-type="float">
            <text:p>6.845422</text:p>
          </table:table-cell>
          <table:table-cell office:value-type="float" office:value="6.5206508729" calcext:value-type="float">
            <text:p>6.5206508729</text:p>
          </table:table-cell>
          <table:table-cell table:formula="of:=POWER([.C825]-6.75;2)" office:value-type="float" office:value="0.0526010221015319" calcext:value-type="float">
            <text:p>0.0526010221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49867" calcext:value-type="float">
            <text:p>6.849867</text:p>
          </table:table-cell>
          <table:table-cell office:value-type="float" office:value="6.5207126695" calcext:value-type="float">
            <text:p>6.5207126695</text:p>
          </table:table-cell>
          <table:table-cell table:formula="of:=POWER([.C826]-6.75;2)" office:value-type="float" office:value="0.0525726799278163" calcext:value-type="float">
            <text:p>0.052572679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85252" calcext:value-type="float">
            <text:p>6.85252</text:p>
          </table:table-cell>
          <table:table-cell office:value-type="float" office:value="6.5208446441" calcext:value-type="float">
            <text:p>6.5208446441</text:p>
          </table:table-cell>
          <table:table-cell table:formula="of:=POWER([.C827]-6.75;2)" office:value-type="float" office:value="0.0525121771376555" calcext:value-type="float">
            <text:p>0.052512177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53402" calcext:value-type="float">
            <text:p>6.853402</text:p>
          </table:table-cell>
          <table:table-cell office:value-type="float" office:value="6.5210440763" calcext:value-type="float">
            <text:p>6.5210440763</text:p>
          </table:table-cell>
          <table:table-cell table:formula="of:=POWER([.C828]-6.75;2)" office:value-type="float" office:value="0.0524208149973203" calcext:value-type="float">
            <text:p>0.052420815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852594" calcext:value-type="float">
            <text:p>6.852594</text:p>
          </table:table-cell>
          <table:table-cell office:value-type="float" office:value="6.5212996864" calcext:value-type="float">
            <text:p>6.5212996864</text:p>
          </table:table-cell>
          <table:table-cell table:formula="of:=POWER([.C829]-6.75;2)" office:value-type="float" office:value="0.0523038334407384" calcext:value-type="float">
            <text:p>0.0523038334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850279" calcext:value-type="float">
            <text:p>6.850279</text:p>
          </table:table-cell>
          <table:table-cell office:value-type="float" office:value="6.5215932203" calcext:value-type="float">
            <text:p>6.5215932203</text:p>
          </table:table-cell>
          <table:table-cell table:formula="of:=POWER([.C830]-6.75;2)" office:value-type="float" office:value="0.0521696570129244" calcext:value-type="float">
            <text:p>0.052169657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46819" calcext:value-type="float">
            <text:p>6.846819</text:p>
          </table:table-cell>
          <table:table-cell office:value-type="float" office:value="6.5219011271" calcext:value-type="float">
            <text:p>6.5219011271</text:p>
          </table:table-cell>
          <table:table-cell table:formula="of:=POWER([.C831]-6.75;2)" office:value-type="float" office:value="0.0520290958182505" calcext:value-type="float">
            <text:p>0.052029095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4277" calcext:value-type="float">
            <text:p>6.84277</text:p>
          </table:table-cell>
          <table:table-cell office:value-type="float" office:value="6.5221962119" calcext:value-type="float">
            <text:p>6.5221962119</text:p>
          </table:table-cell>
          <table:table-cell table:formula="of:=POWER([.C832]-6.75;2)" office:value-type="float" office:value="0.0518945658727098" calcext:value-type="float">
            <text:p>0.0518945659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38757" calcext:value-type="float">
            <text:p>6.838757</text:p>
          </table:table-cell>
          <table:table-cell office:value-type="float" office:value="6.5224497712" calcext:value-type="float">
            <text:p>6.5224497712</text:p>
          </table:table-cell>
          <table:table-cell table:formula="of:=POWER([.C833]-6.75;2)" office:value-type="float" office:value="0.0517791066269324" calcext:value-type="float">
            <text:p>0.0517791066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35202" calcext:value-type="float">
            <text:p>6.835202</text:p>
          </table:table-cell>
          <table:table-cell office:value-type="float" office:value="6.5226349492" calcext:value-type="float">
            <text:p>6.5226349492</text:p>
          </table:table-cell>
          <table:table-cell table:formula="of:=POWER([.C834]-6.75;2)" office:value-type="float" office:value="0.0516948663252864" calcext:value-type="float">
            <text:p>0.051694866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32019" calcext:value-type="float">
            <text:p>6.832019</text:p>
          </table:table-cell>
          <table:table-cell office:value-type="float" office:value="6.5227315763" calcext:value-type="float">
            <text:p>6.5227315763</text:p>
          </table:table-cell>
          <table:table-cell table:formula="of:=POWER([.C835]-6.75;2)" office:value-type="float" office:value="0.0516509364110827" calcext:value-type="float">
            <text:p>0.0516509364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2846" calcext:value-type="float">
            <text:p>6.82846</text:p>
          </table:table-cell>
          <table:table-cell office:value-type="float" office:value="6.5227316186" calcext:value-type="float">
            <text:p>6.5227316186</text:p>
          </table:table-cell>
          <table:table-cell table:formula="of:=POWER([.C836]-6.75;2)" office:value-type="float" office:value="0.0516509171841759" calcext:value-type="float">
            <text:p>0.0516509172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2327" calcext:value-type="float">
            <text:p>6.82327</text:p>
          </table:table-cell>
          <table:table-cell office:value-type="float" office:value="6.5226433051" calcext:value-type="float">
            <text:p>6.5226433051</text:p>
          </table:table-cell>
          <table:table-cell table:formula="of:=POWER([.C837]-6.75;2)" office:value-type="float" office:value="0.0516910667158517" calcext:value-type="float">
            <text:p>0.051691066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15103" calcext:value-type="float">
            <text:p>6.815103</text:p>
          </table:table-cell>
          <table:table-cell office:value-type="float" office:value="6.522491661" calcext:value-type="float">
            <text:p>6.522491661</text:p>
          </table:table-cell>
          <table:table-cell table:formula="of:=POWER([.C838]-6.75;2)" office:value-type="float" office:value="0.0517600443145389" calcext:value-type="float">
            <text:p>0.0517600443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03055" calcext:value-type="float">
            <text:p>6.803055</text:p>
          </table:table-cell>
          <table:table-cell office:value-type="float" office:value="6.5223143983" calcext:value-type="float">
            <text:p>6.5223143983</text:p>
          </table:table-cell>
          <table:table-cell table:formula="of:=POWER([.C839]-6.75;2)" office:value-type="float" office:value="0.0518407332214911" calcext:value-type="float">
            <text:p>0.051840733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87047" calcext:value-type="float">
            <text:p>6.787047</text:p>
          </table:table-cell>
          <table:table-cell office:value-type="float" office:value="6.5221538051" calcext:value-type="float">
            <text:p>6.5221538051</text:p>
          </table:table-cell>
          <table:table-cell table:formula="of:=POWER([.C840]-6.75;2)" office:value-type="float" office:value="0.0519138885304086" calcext:value-type="float">
            <text:p>0.051913888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67882" calcext:value-type="float">
            <text:p>6.767882</text:p>
          </table:table-cell>
          <table:table-cell office:value-type="float" office:value="6.5220470847" calcext:value-type="float">
            <text:p>6.5220470847</text:p>
          </table:table-cell>
          <table:table-cell table:formula="of:=POWER([.C841]-6.75;2)" office:value-type="float" office:value="0.0519625315937688" calcext:value-type="float">
            <text:p>0.051962531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46947" calcext:value-type="float">
            <text:p>6.746947</text:p>
          </table:table-cell>
          <table:table-cell office:value-type="float" office:value="6.5220182712" calcext:value-type="float">
            <text:p>6.5220182712</text:p>
          </table:table-cell>
          <table:table-cell table:formula="of:=POWER([.C842]-6.75;2)" office:value-type="float" office:value="0.0519756686666366" calcext:value-type="float">
            <text:p>0.0519756687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25719" calcext:value-type="float">
            <text:p>6.725719</text:p>
          </table:table-cell>
          <table:table-cell office:value-type="float" office:value="6.5220740254" calcext:value-type="float">
            <text:p>6.5220740254</text:p>
          </table:table-cell>
          <table:table-cell table:formula="of:=POWER([.C843]-6.75;2)" office:value-type="float" office:value="0.0519502498973597" calcext:value-type="float">
            <text:p>0.0519502499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053" calcext:value-type="float">
            <text:p>6.7053</text:p>
          </table:table-cell>
          <table:table-cell office:value-type="float" office:value="6.5222041271" calcext:value-type="float">
            <text:p>6.5222041271</text:p>
          </table:table-cell>
          <table:table-cell table:formula="of:=POWER([.C844]-6.75;2)" office:value-type="float" office:value="0.0518909597102729" calcext:value-type="float">
            <text:p>0.051890959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686214" calcext:value-type="float">
            <text:p>6.686214</text:p>
          </table:table-cell>
          <table:table-cell office:value-type="float" office:value="6.5223858898" calcext:value-type="float">
            <text:p>6.5223858898</text:p>
          </table:table-cell>
          <table:table-cell table:formula="of:=POWER([.C845]-6.75;2)" office:value-type="float" office:value="0.0518081831621378" calcext:value-type="float">
            <text:p>0.051808183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68512" calcext:value-type="float">
            <text:p>6.668512</text:p>
          </table:table-cell>
          <table:table-cell office:value-type="float" office:value="6.5225905424" calcext:value-type="float">
            <text:p>6.5225905424</text:p>
          </table:table-cell>
          <table:table-cell table:formula="of:=POWER([.C846]-6.75;2)" office:value-type="float" office:value="0.0517150614059263" calcext:value-type="float">
            <text:p>0.0517150614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521" calcext:value-type="float">
            <text:p>6.6521</text:p>
          </table:table-cell>
          <table:table-cell office:value-type="float" office:value="6.5227895932" calcext:value-type="float">
            <text:p>6.5227895932</text:p>
          </table:table-cell>
          <table:table-cell table:formula="of:=POWER([.C847]-6.75;2)" office:value-type="float" office:value="0.0516245689582216" calcext:value-type="float">
            <text:p>0.051624569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637053" calcext:value-type="float">
            <text:p>6.637053</text:p>
          </table:table-cell>
          <table:table-cell office:value-type="float" office:value="6.5229595169" calcext:value-type="float">
            <text:p>6.5229595169</text:p>
          </table:table-cell>
          <table:table-cell table:formula="of:=POWER([.C848]-6.75;2)" office:value-type="float" office:value="0.0515473809662812" calcext:value-type="float">
            <text:p>0.05154738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23715" calcext:value-type="float">
            <text:p>6.623715</text:p>
          </table:table-cell>
          <table:table-cell office:value-type="float" office:value="6.5230839661" calcext:value-type="float">
            <text:p>6.5230839661</text:p>
          </table:table-cell>
          <table:table-cell table:formula="of:=POWER([.C849]-6.75;2)" office:value-type="float" office:value="0.0514908864409061" calcext:value-type="float">
            <text:p>0.051490886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12488" calcext:value-type="float">
            <text:p>6.612488</text:p>
          </table:table-cell>
          <table:table-cell office:value-type="float" office:value="6.5231535763" calcext:value-type="float">
            <text:p>6.5231535763</text:p>
          </table:table-cell>
          <table:table-cell table:formula="of:=POWER([.C850]-6.75;2)" office:value-type="float" office:value="0.0514592999454798" calcext:value-type="float">
            <text:p>0.051459299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03406" calcext:value-type="float">
            <text:p>6.603406</text:p>
          </table:table-cell>
          <table:table-cell office:value-type="float" office:value="6.5231640678" calcext:value-type="float">
            <text:p>6.5231640678</text:p>
          </table:table-cell>
          <table:table-cell table:formula="of:=POWER([.C851]-6.75;2)" office:value-type="float" office:value="0.0514545401370431" calcext:value-type="float">
            <text:p>0.051454540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59574" calcext:value-type="float">
            <text:p>6.59574</text:p>
          </table:table-cell>
          <table:table-cell office:value-type="float" office:value="6.5231142203" calcext:value-type="float">
            <text:p>6.5231142203</text:p>
          </table:table-cell>
          <table:table-cell table:formula="of:=POWER([.C852]-6.75;2)" office:value-type="float" office:value="0.0514771570300769" calcext:value-type="float">
            <text:p>0.051477157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587907" calcext:value-type="float">
            <text:p>6.587907</text:p>
          </table:table-cell>
          <table:table-cell office:value-type="float" office:value="6.5230053305" calcext:value-type="float">
            <text:p>6.5230053305</text:p>
          </table:table-cell>
          <table:table-cell table:formula="of:=POWER([.C853]-6.75;2)" office:value-type="float" office:value="0.0515265799814141" calcext:value-type="float">
            <text:p>0.05152658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577811" calcext:value-type="float">
            <text:p>6.577811</text:p>
          </table:table-cell>
          <table:table-cell office:value-type="float" office:value="6.5228430085" calcext:value-type="float">
            <text:p>6.5228430085</text:p>
          </table:table-cell>
          <table:table-cell table:formula="of:=POWER([.C854]-6.75;2)" office:value-type="float" office:value="0.0516002987873312" calcext:value-type="float">
            <text:p>0.0516002988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563552" calcext:value-type="float">
            <text:p>6.563552</text:p>
          </table:table-cell>
          <table:table-cell office:value-type="float" office:value="6.5226407966" calcext:value-type="float">
            <text:p>6.5226407966</text:p>
          </table:table-cell>
          <table:table-cell table:formula="of:=POWER([.C855]-6.75;2)" office:value-type="float" office:value="0.0516922073706825" calcext:value-type="float">
            <text:p>0.0516922074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44195" calcext:value-type="float">
            <text:p>6.544195</text:p>
          </table:table-cell>
          <table:table-cell office:value-type="float" office:value="6.5224232881" calcext:value-type="float">
            <text:p>6.5224232881</text:p>
          </table:table-cell>
          <table:table-cell table:formula="of:=POWER([.C856]-6.75;2)" office:value-type="float" office:value="0.0517911597992157" calcext:value-type="float">
            <text:p>0.0517911598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20251" calcext:value-type="float">
            <text:p>6.520251</text:p>
          </table:table-cell>
          <table:table-cell office:value-type="float" office:value="6.5222259661" calcext:value-type="float">
            <text:p>6.5222259661</text:p>
          </table:table-cell>
          <table:table-cell table:formula="of:=POWER([.C857]-6.75;2)" office:value-type="float" office:value="0.0518810105190785" calcext:value-type="float">
            <text:p>0.051881010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493611" calcext:value-type="float">
            <text:p>6.493611</text:p>
          </table:table-cell>
          <table:table-cell office:value-type="float" office:value="6.5220899237" calcext:value-type="float">
            <text:p>6.5220899237</text:p>
          </table:table-cell>
          <table:table-cell table:formula="of:=POWER([.C858]-6.75;2)" office:value-type="float" office:value="0.0519430028790717" calcext:value-type="float">
            <text:p>0.0519430029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66937" calcext:value-type="float">
            <text:p>6.466937</text:p>
          </table:table-cell>
          <table:table-cell office:value-type="float" office:value="6.5220520424" calcext:value-type="float">
            <text:p>6.5220520424</text:p>
          </table:table-cell>
          <table:table-cell table:formula="of:=POWER([.C859]-6.75;2)" office:value-type="float" office:value="0.0519602713740112" calcext:value-type="float">
            <text:p>0.0519602714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42747" calcext:value-type="float">
            <text:p>6.442747</text:p>
          </table:table-cell>
          <table:table-cell office:value-type="float" office:value="6.5221335932" calcext:value-type="float">
            <text:p>6.5221335932</text:p>
          </table:table-cell>
          <table:table-cell table:formula="of:=POWER([.C860]-6.75;2)" office:value-type="float" office:value="0.0519230993479433" calcext:value-type="float">
            <text:p>0.051923099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22602" calcext:value-type="float">
            <text:p>6.422602</text:p>
          </table:table-cell>
          <table:table-cell office:value-type="float" office:value="6.5223315847" calcext:value-type="float">
            <text:p>6.5223315847</text:p>
          </table:table-cell>
          <table:table-cell table:formula="of:=POWER([.C861]-6.75;2)" office:value-type="float" office:value="0.0518329073252133" calcext:value-type="float">
            <text:p>0.051832907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406743" calcext:value-type="float">
            <text:p>6.406743</text:p>
          </table:table-cell>
          <table:table-cell office:value-type="float" office:value="6.5226163475" calcext:value-type="float">
            <text:p>6.5226163475</text:p>
          </table:table-cell>
          <table:table-cell table:formula="of:=POWER([.C862]-6.75;2)" office:value-type="float" office:value="0.0517033254242409" calcext:value-type="float">
            <text:p>0.0517033254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394317" calcext:value-type="float">
            <text:p>6.394317</text:p>
          </table:table-cell>
          <table:table-cell office:value-type="float" office:value="6.5229363559" calcext:value-type="float">
            <text:p>6.5229363559</text:p>
          </table:table-cell>
          <table:table-cell table:formula="of:=POWER([.C863]-6.75;2)" office:value-type="float" office:value="0.0515578984719716" calcext:value-type="float">
            <text:p>0.051557898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384019" calcext:value-type="float">
            <text:p>6.384019</text:p>
          </table:table-cell>
          <table:table-cell office:value-type="float" office:value="6.5232286271" calcext:value-type="float">
            <text:p>6.5232286271</text:p>
          </table:table-cell>
          <table:table-cell table:formula="of:=POWER([.C864]-6.75;2)" office:value-type="float" office:value="0.0514252555669509" calcext:value-type="float">
            <text:p>0.0514252556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374813" calcext:value-type="float">
            <text:p>6.374813</text:p>
          </table:table-cell>
          <table:table-cell office:value-type="float" office:value="6.5234316525" calcext:value-type="float">
            <text:p>6.5234316525</text:p>
          </table:table-cell>
          <table:table-cell table:formula="of:=POWER([.C865]-6.75;2)" office:value-type="float" office:value="0.0513332160888807" calcext:value-type="float">
            <text:p>0.051333216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36636" calcext:value-type="float">
            <text:p>6.36636</text:p>
          </table:table-cell>
          <table:table-cell office:value-type="float" office:value="6.5234978051" calcext:value-type="float">
            <text:p>6.5234978051</text:p>
          </table:table-cell>
          <table:table-cell table:formula="of:=POWER([.C866]-6.75;2)" office:value-type="float" office:value="0.0513032442945176" calcext:value-type="float">
            <text:p>0.0513032443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358975" calcext:value-type="float">
            <text:p>6.358975</text:p>
          </table:table-cell>
          <table:table-cell office:value-type="float" office:value="6.5234033136" calcext:value-type="float">
            <text:p>6.5234033136</text:p>
          </table:table-cell>
          <table:table-cell table:formula="of:=POWER([.C867]-6.75;2)" office:value-type="float" office:value="0.0513460582874598" calcext:value-type="float">
            <text:p>0.0513460583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353141" calcext:value-type="float">
            <text:p>6.353141</text:p>
          </table:table-cell>
          <table:table-cell office:value-type="float" office:value="6.5231544153" calcext:value-type="float">
            <text:p>6.5231544153</text:p>
          </table:table-cell>
          <table:table-cell table:formula="of:=POWER([.C868]-6.75;2)" office:value-type="float" office:value="0.0514589192978846" calcext:value-type="float">
            <text:p>0.051458919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348828" calcext:value-type="float">
            <text:p>6.348828</text:p>
          </table:table-cell>
          <table:table-cell office:value-type="float" office:value="6.5227886525" calcext:value-type="float">
            <text:p>6.5227886525</text:p>
          </table:table-cell>
          <table:table-cell table:formula="of:=POWER([.C869]-6.75;2)" office:value-type="float" office:value="0.0516249964327657" calcext:value-type="float">
            <text:p>0.051624996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344938" calcext:value-type="float">
            <text:p>6.344938</text:p>
          </table:table-cell>
          <table:table-cell office:value-type="float" office:value="6.5223706695" calcext:value-type="float">
            <text:p>6.5223706695</text:p>
          </table:table-cell>
          <table:table-cell table:formula="of:=POWER([.C870]-6.75;2)" office:value-type="float" office:value="0.0518151121038783" calcext:value-type="float">
            <text:p>0.051815112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339198" calcext:value-type="float">
            <text:p>6.339198</text:p>
          </table:table-cell>
          <table:table-cell office:value-type="float" office:value="6.5219825847" calcext:value-type="float">
            <text:p>6.5219825847</text:p>
          </table:table-cell>
          <table:table-cell table:formula="of:=POWER([.C871]-6.75;2)" office:value-type="float" office:value="0.0519919416800927" calcext:value-type="float">
            <text:p>0.051991941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328617" calcext:value-type="float">
            <text:p>6.328617</text:p>
          </table:table-cell>
          <table:table-cell office:value-type="float" office:value="6.5217103814" calcext:value-type="float">
            <text:p>6.5217103814</text:p>
          </table:table-cell>
          <table:table-cell table:formula="of:=POWER([.C872]-6.75;2)" office:value-type="float" office:value="0.0521161499605334" calcext:value-type="float">
            <text:p>0.05211615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310426" calcext:value-type="float">
            <text:p>6.310426</text:p>
          </table:table-cell>
          <table:table-cell office:value-type="float" office:value="6.5216286102" calcext:value-type="float">
            <text:p>6.5216286102</text:p>
          </table:table-cell>
          <table:table-cell table:formula="of:=POWER([.C873]-6.75;2)" office:value-type="float" office:value="0.0521534916791833" calcext:value-type="float">
            <text:p>0.052153491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283215" calcext:value-type="float">
            <text:p>6.283215</text:p>
          </table:table-cell>
          <table:table-cell office:value-type="float" office:value="6.5217855932" calcext:value-type="float">
            <text:p>6.5217855932</text:p>
          </table:table-cell>
          <table:table-cell table:formula="of:=POWER([.C874]-6.75;2)" office:value-type="float" office:value="0.052081815471076" calcext:value-type="float">
            <text:p>0.0520818155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247824" calcext:value-type="float">
            <text:p>6.247824</text:p>
          </table:table-cell>
          <table:table-cell office:value-type="float" office:value="6.5221904153" calcext:value-type="float">
            <text:p>6.5221904153</text:p>
          </table:table-cell>
          <table:table-cell table:formula="of:=POWER([.C875]-6.75;2)" office:value-type="float" office:value="0.0518972068811865" calcext:value-type="float">
            <text:p>0.051897206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20756" calcext:value-type="float">
            <text:p>6.20756</text:p>
          </table:table-cell>
          <table:table-cell office:value-type="float" office:value="6.5228029576" calcext:value-type="float">
            <text:p>6.5228029576</text:p>
          </table:table-cell>
          <table:table-cell table:formula="of:=POWER([.C876]-6.75;2)" office:value-type="float" office:value="0.0516184960753075" calcext:value-type="float">
            <text:p>0.051618496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167423" calcext:value-type="float">
            <text:p>6.167423</text:p>
          </table:table-cell>
          <table:table-cell office:value-type="float" office:value="6.5235297373" calcext:value-type="float">
            <text:p>6.5235297373</text:p>
          </table:table-cell>
          <table:table-cell table:formula="of:=POWER([.C877]-6.75;2)" office:value-type="float" office:value="0.0512887798874072" calcext:value-type="float">
            <text:p>0.051288779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13234" calcext:value-type="float">
            <text:p>6.13234</text:p>
          </table:table-cell>
          <table:table-cell office:value-type="float" office:value="6.5242308814" calcext:value-type="float">
            <text:p>6.5242308814</text:p>
          </table:table-cell>
          <table:table-cell table:formula="of:=POWER([.C878]-6.75;2)" office:value-type="float" office:value="0.0509716949134207" calcext:value-type="float">
            <text:p>0.050971694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104784" calcext:value-type="float">
            <text:p>6.104784</text:p>
          </table:table-cell>
          <table:table-cell office:value-type="float" office:value="6.5247452542" calcext:value-type="float">
            <text:p>6.5247452542</text:p>
          </table:table-cell>
          <table:table-cell table:formula="of:=POWER([.C879]-6.75;2)" office:value-type="float" office:value="0.0507397005054226" calcext:value-type="float">
            <text:p>0.0507397005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082549" calcext:value-type="float">
            <text:p>6.082549</text:p>
          </table:table-cell>
          <table:table-cell office:value-type="float" office:value="6.5249390339" calcext:value-type="float">
            <text:p>6.5249390339</text:p>
          </table:table-cell>
          <table:table-cell table:formula="of:=POWER([.C880]-6.75;2)" office:value-type="float" office:value="0.0506524384618654" calcext:value-type="float">
            <text:p>0.050652438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057354" calcext:value-type="float">
            <text:p>6.057354</text:p>
          </table:table-cell>
          <table:table-cell office:value-type="float" office:value="6.524776822" calcext:value-type="float">
            <text:p>6.524776822</text:p>
          </table:table-cell>
          <table:table-cell table:formula="of:=POWER([.C881]-6.75;2)" office:value-type="float" office:value="0.0507254799084198" calcext:value-type="float">
            <text:p>0.0507254799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014332" calcext:value-type="float">
            <text:p>6.014332</text:p>
          </table:table-cell>
          <table:table-cell office:value-type="float" office:value="6.524407161" calcext:value-type="float">
            <text:p>6.524407161</text:p>
          </table:table-cell>
          <table:table-cell table:formula="of:=POWER([.C882]-6.75;2)" office:value-type="float" office:value="0.0508921290080799" calcext:value-type="float">
            <text:p>0.050892129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930503" calcext:value-type="float">
            <text:p>5.930503</text:p>
          </table:table-cell>
          <table:table-cell office:value-type="float" office:value="6.5242542712" calcext:value-type="float">
            <text:p>6.5242542712</text:p>
          </table:table-cell>
          <table:table-cell table:formula="of:=POWER([.C883]-6.75;2)" office:value-type="float" office:value="0.050961134071443" calcext:value-type="float">
            <text:p>0.050961134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764457" calcext:value-type="float">
            <text:p>5.764457</text:p>
          </table:table-cell>
          <table:table-cell office:value-type="float" office:value="6.5251356102" calcext:value-type="float">
            <text:p>6.5251356102</text:p>
          </table:table-cell>
          <table:table-cell table:formula="of:=POWER([.C884]-6.75;2)" office:value-type="float" office:value="0.0505639938001266" calcext:value-type="float">
            <text:p>0.0505639938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393042" calcext:value-type="float">
            <text:p>5.393042</text:p>
          </table:table-cell>
          <table:table-cell office:value-type="float" office:value="6.5285614068" calcext:value-type="float">
            <text:p>6.5285614068</text:p>
          </table:table-cell>
          <table:table-cell table:formula="of:=POWER([.C885]-6.75;2)" office:value-type="float" office:value="0.0490350505583952" calcext:value-type="float">
            <text:p>0.049035050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786515" calcext:value-type="float">
            <text:p>3.786515</text:p>
          </table:table-cell>
          <table:table-cell office:value-type="float" office:value="6.538313839" calcext:value-type="float">
            <text:p>6.538313839</text:p>
          </table:table-cell>
          <table:table-cell table:formula="of:=POWER([.C886]-6.75;2)" office:value-type="float" office:value="0.044811030758918" calcext:value-type="float">
            <text:p>0.0448110308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.390807" calcext:value-type="float">
            <text:p>9.390807</text:p>
          </table:table-cell>
          <table:table-cell office:value-type="float" office:value="6.6162218559" calcext:value-type="float">
            <text:p>6.6162218559</text:p>
          </table:table-cell>
          <table:table-cell table:formula="of:=POWER([.C887]-6.75;2)" office:value-type="float" office:value="0.0178965918388403" calcext:value-type="float">
            <text:p>0.0178965918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65376" calcext:value-type="float">
            <text:p>6.965376</text:p>
          </table:table-cell>
          <table:table-cell office:value-type="float" office:value="6.5817097627" calcext:value-type="float">
            <text:p>6.5817097627</text:p>
          </table:table-cell>
          <table:table-cell table:formula="of:=POWER([.C888]-6.75;2)" office:value-type="float" office:value="0.0283216039704903" calcext:value-type="float">
            <text:p>0.028321604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37922" calcext:value-type="float">
            <text:p>6.537922</text:p>
          </table:table-cell>
          <table:table-cell office:value-type="float" office:value="6.5728270339" calcext:value-type="float">
            <text:p>6.5728270339</text:p>
          </table:table-cell>
          <table:table-cell table:formula="of:=POWER([.C889]-6.75;2)" office:value-type="float" office:value="0.0313902599166716" calcext:value-type="float">
            <text:p>0.031390259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365675" calcext:value-type="float">
            <text:p>6.365675</text:p>
          </table:table-cell>
          <table:table-cell office:value-type="float" office:value="6.5699478051" calcext:value-type="float">
            <text:p>6.5699478051</text:p>
          </table:table-cell>
          <table:table-cell table:formula="of:=POWER([.C890]-6.75;2)" office:value-type="float" office:value="0.0324187928883076" calcext:value-type="float">
            <text:p>0.0324187929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294108" calcext:value-type="float">
            <text:p>6.294108</text:p>
          </table:table-cell>
          <table:table-cell office:value-type="float" office:value="6.5701177542" calcext:value-type="float">
            <text:p>6.5701177542</text:p>
          </table:table-cell>
          <table:table-cell table:formula="of:=POWER([.C891]-6.75;2)" office:value-type="float" office:value="0.0323576223540516" calcext:value-type="float">
            <text:p>0.032357622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274787" calcext:value-type="float">
            <text:p>6.274787</text:p>
          </table:table-cell>
          <table:table-cell office:value-type="float" office:value="6.5719382203" calcext:value-type="float">
            <text:p>6.5719382203</text:p>
          </table:table-cell>
          <table:table-cell table:formula="of:=POWER([.C892]-6.75;2)" office:value-type="float" office:value="0.0317059973899314" calcext:value-type="float">
            <text:p>0.03170599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279705" calcext:value-type="float">
            <text:p>6.279705</text:p>
          </table:table-cell>
          <table:table-cell office:value-type="float" office:value="6.5744565847" calcext:value-type="float">
            <text:p>6.5744565847</text:p>
          </table:table-cell>
          <table:table-cell table:formula="of:=POWER([.C893]-6.75;2)" office:value-type="float" office:value="0.0308154906551883" calcext:value-type="float">
            <text:p>0.0308154907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289243" calcext:value-type="float">
            <text:p>6.289243</text:p>
          </table:table-cell>
          <table:table-cell office:value-type="float" office:value="6.5769697373" calcext:value-type="float">
            <text:p>6.5769697373</text:p>
          </table:table-cell>
          <table:table-cell table:formula="of:=POWER([.C894]-6.75;2)" office:value-type="float" office:value="0.0299394718100311" calcext:value-type="float">
            <text:p>0.029939471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291377" calcext:value-type="float">
            <text:p>6.291377</text:p>
          </table:table-cell>
          <table:table-cell office:value-type="float" office:value="6.5789787627" calcext:value-type="float">
            <text:p>6.5789787627</text:p>
          </table:table-cell>
          <table:table-cell table:formula="of:=POWER([.C895]-6.75;2)" office:value-type="float" office:value="0.0292482636076228" calcext:value-type="float">
            <text:p>0.029248263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281811" calcext:value-type="float">
            <text:p>6.281811</text:p>
          </table:table-cell>
          <table:table-cell office:value-type="float" office:value="6.5801705085" calcext:value-type="float">
            <text:p>6.5801705085</text:p>
          </table:table-cell>
          <table:table-cell table:formula="of:=POWER([.C896]-6.75;2)" office:value-type="float" office:value="0.0288420561831485" calcext:value-type="float">
            <text:p>0.0288420562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262713" calcext:value-type="float">
            <text:p>6.262713</text:p>
          </table:table-cell>
          <table:table-cell office:value-type="float" office:value="6.5804057797" calcext:value-type="float">
            <text:p>6.5804057797</text:p>
          </table:table-cell>
          <table:table-cell table:formula="of:=POWER([.C897]-6.75;2)" office:value-type="float" office:value="0.0287621995591648" calcext:value-type="float">
            <text:p>0.028762199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240094" calcext:value-type="float">
            <text:p>6.240094</text:p>
          </table:table-cell>
          <table:table-cell office:value-type="float" office:value="6.5797121695" calcext:value-type="float">
            <text:p>6.5797121695</text:p>
          </table:table-cell>
          <table:table-cell table:formula="of:=POWER([.C898]-6.75;2)" office:value-type="float" office:value="0.0289979452163966" calcext:value-type="float">
            <text:p>0.028997945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220734" calcext:value-type="float">
            <text:p>6.220734</text:p>
          </table:table-cell>
          <table:table-cell office:value-type="float" office:value="6.5782737627" calcext:value-type="float">
            <text:p>6.5782737627</text:p>
          </table:table-cell>
          <table:table-cell table:formula="of:=POWER([.C899]-6.75;2)" office:value-type="float" office:value="0.0294899005772158" calcext:value-type="float">
            <text:p>0.029489900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209785" calcext:value-type="float">
            <text:p>6.209785</text:p>
          </table:table-cell>
          <table:table-cell office:value-type="float" office:value="6.5764023644" calcext:value-type="float">
            <text:p>6.5764023644</text:p>
          </table:table-cell>
          <table:table-cell table:formula="of:=POWER([.C900]-6.75;2)" office:value-type="float" office:value="0.0301361390859104" calcext:value-type="float">
            <text:p>0.030136139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209727" calcext:value-type="float">
            <text:p>6.209727</text:p>
          </table:table-cell>
          <table:table-cell office:value-type="float" office:value="6.5744775254" calcext:value-type="float">
            <text:p>6.5744775254</text:p>
          </table:table-cell>
          <table:table-cell table:formula="of:=POWER([.C901]-6.75;2)" office:value-type="float" office:value="0.0308081390897077" calcext:value-type="float">
            <text:p>0.0308081391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220679" calcext:value-type="float">
            <text:p>6.220679</text:p>
          </table:table-cell>
          <table:table-cell office:value-type="float" office:value="6.5728610763" calcext:value-type="float">
            <text:p>6.5728610763</text:p>
          </table:table-cell>
          <table:table-cell table:formula="of:=POWER([.C902]-6.75;2)" office:value-type="float" office:value="0.0313781982895945" calcext:value-type="float">
            <text:p>0.0313781983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241397" calcext:value-type="float">
            <text:p>6.241397</text:p>
          </table:table-cell>
          <table:table-cell office:value-type="float" office:value="6.5718123644" calcext:value-type="float">
            <text:p>6.5718123644</text:p>
          </table:table-cell>
          <table:table-cell table:formula="of:=POWER([.C903]-6.75;2)" office:value-type="float" office:value="0.0317508334807182" calcext:value-type="float">
            <text:p>0.0317508335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270143" calcext:value-type="float">
            <text:p>6.270143</text:p>
          </table:table-cell>
          <table:table-cell office:value-type="float" office:value="6.5714355085" calcext:value-type="float">
            <text:p>6.5714355085</text:p>
          </table:table-cell>
          <table:table-cell table:formula="of:=POWER([.C904]-6.75;2)" office:value-type="float" office:value="0.0318852776246534" calcext:value-type="float">
            <text:p>0.031885277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304961" calcext:value-type="float">
            <text:p>6.304961</text:p>
          </table:table-cell>
          <table:table-cell office:value-type="float" office:value="6.5716748814" calcext:value-type="float">
            <text:p>6.5716748814</text:p>
          </table:table-cell>
          <table:table-cell table:formula="of:=POWER([.C905]-6.75;2)" office:value-type="float" office:value="0.0317998479237041" calcext:value-type="float">
            <text:p>0.03179984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343455" calcext:value-type="float">
            <text:p>6.343455</text:p>
          </table:table-cell>
          <table:table-cell office:value-type="float" office:value="6.5723542458" calcext:value-type="float">
            <text:p>6.5723542458</text:p>
          </table:table-cell>
          <table:table-cell table:formula="of:=POWER([.C906]-6.75;2)" office:value-type="float" office:value="0.0315580139852869" calcext:value-type="float">
            <text:p>0.031558014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382547" calcext:value-type="float">
            <text:p>6.382547</text:p>
          </table:table-cell>
          <table:table-cell office:value-type="float" office:value="6.5732411441" calcext:value-type="float">
            <text:p>6.5732411441</text:p>
          </table:table-cell>
          <table:table-cell table:formula="of:=POWER([.C907]-6.75;2)" office:value-type="float" office:value="0.031243693139077" calcext:value-type="float">
            <text:p>0.031243693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41866" calcext:value-type="float">
            <text:p>6.41866</text:p>
          </table:table-cell>
          <table:table-cell office:value-type="float" office:value="6.574114322" calcext:value-type="float">
            <text:p>6.574114322</text:p>
          </table:table-cell>
          <table:table-cell table:formula="of:=POWER([.C908]-6.75;2)" office:value-type="float" office:value="0.0309357717255198" calcext:value-type="float">
            <text:p>0.0309357717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448461" calcext:value-type="float">
            <text:p>6.448461</text:p>
          </table:table-cell>
          <table:table-cell office:value-type="float" office:value="6.5748152034" calcext:value-type="float">
            <text:p>6.5748152034</text:p>
          </table:table-cell>
          <table:table-cell table:formula="of:=POWER([.C909]-6.75;2)" office:value-type="float" office:value="0.0306897129597834" calcext:value-type="float">
            <text:p>0.030689713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6987" calcext:value-type="float">
            <text:p>6.46987</text:p>
          </table:table-cell>
          <table:table-cell office:value-type="float" office:value="6.575271661" calcext:value-type="float">
            <text:p>6.575271661</text:p>
          </table:table-cell>
          <table:table-cell table:formula="of:=POWER([.C910]-6.75;2)" office:value-type="float" office:value="0.0305299924496988" calcext:value-type="float">
            <text:p>0.0305299924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482859" calcext:value-type="float">
            <text:p>6.482859</text:p>
          </table:table-cell>
          <table:table-cell office:value-type="float" office:value="6.5754922373" calcext:value-type="float">
            <text:p>6.5754922373</text:p>
          </table:table-cell>
          <table:table-cell table:formula="of:=POWER([.C911]-6.75;2)" office:value-type="float" office:value="0.0304529592425596" calcext:value-type="float">
            <text:p>0.030452959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489614" calcext:value-type="float">
            <text:p>6.489614</text:p>
          </table:table-cell>
          <table:table-cell office:value-type="float" office:value="6.5755379915" calcext:value-type="float">
            <text:p>6.5755379915</text:p>
          </table:table-cell>
          <table:table-cell table:formula="of:=POWER([.C912]-6.75;2)" office:value-type="float" office:value="0.030436992409854" calcext:value-type="float">
            <text:p>0.0304369924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93917" calcext:value-type="float">
            <text:p>6.493917</text:p>
          </table:table-cell>
          <table:table-cell office:value-type="float" office:value="6.5754849831" calcext:value-type="float">
            <text:p>6.5754849831</text:p>
          </table:table-cell>
          <table:table-cell table:formula="of:=POWER([.C913]-6.75;2)" office:value-type="float" office:value="0.0304554911236073" calcext:value-type="float">
            <text:p>0.030455491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99941" calcext:value-type="float">
            <text:p>6.499941</text:p>
          </table:table-cell>
          <table:table-cell office:value-type="float" office:value="6.5753915593" calcext:value-type="float">
            <text:p>6.5753915593</text:p>
          </table:table-cell>
          <table:table-cell table:formula="of:=POWER([.C914]-6.75;2)" office:value-type="float" office:value="0.0304881075636855" calcext:value-type="float">
            <text:p>0.0304881076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510902" calcext:value-type="float">
            <text:p>6.510902</text:p>
          </table:table-cell>
          <table:table-cell office:value-type="float" office:value="6.5752806949" calcext:value-type="float">
            <text:p>6.5752806949</text:p>
          </table:table-cell>
          <table:table-cell table:formula="of:=POWER([.C915]-6.75;2)" office:value-type="float" office:value="0.0305268355746269" calcext:value-type="float">
            <text:p>0.0305268356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528078" calcext:value-type="float">
            <text:p>6.528078</text:p>
          </table:table-cell>
          <table:table-cell office:value-type="float" office:value="6.5751408559" calcext:value-type="float">
            <text:p>6.5751408559</text:p>
          </table:table-cell>
          <table:table-cell table:formula="of:=POWER([.C916]-6.75;2)" office:value-type="float" office:value="0.0305757202753846" calcext:value-type="float">
            <text:p>0.030575720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550551" calcext:value-type="float">
            <text:p>6.550551</text:p>
          </table:table-cell>
          <table:table-cell office:value-type="float" office:value="6.5749416695" calcext:value-type="float">
            <text:p>6.5749416695</text:p>
          </table:table-cell>
          <table:table-cell table:formula="of:=POWER([.C917]-6.75;2)" office:value-type="float" office:value="0.0306454190774471" calcext:value-type="float">
            <text:p>0.030645419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57571" calcext:value-type="float">
            <text:p>6.57571</text:p>
          </table:table-cell>
          <table:table-cell office:value-type="float" office:value="6.5746558559" calcext:value-type="float">
            <text:p>6.5746558559</text:p>
          </table:table-cell>
          <table:table-cell table:formula="of:=POWER([.C918]-6.75;2)" office:value-type="float" office:value="0.0307455688701617" calcext:value-type="float">
            <text:p>0.030745568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00279" calcext:value-type="float">
            <text:p>6.600279</text:p>
          </table:table-cell>
          <table:table-cell office:value-type="float" office:value="6.5742779746" calcext:value-type="float">
            <text:p>6.5742779746</text:p>
          </table:table-cell>
          <table:table-cell table:formula="of:=POWER([.C919]-6.75;2)" office:value-type="float" office:value="0.0308782302106782" calcext:value-type="float">
            <text:p>0.0308782302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21442" calcext:value-type="float">
            <text:p>6.621442</text:p>
          </table:table-cell>
          <table:table-cell office:value-type="float" office:value="6.5738332034" calcext:value-type="float">
            <text:p>6.5738332034</text:p>
          </table:table-cell>
          <table:table-cell table:formula="of:=POWER([.C920]-6.75;2)" office:value-type="float" office:value="0.0310347402243059" calcext:value-type="float">
            <text:p>0.031034740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37671" calcext:value-type="float">
            <text:p>6.637671</text:p>
          </table:table-cell>
          <table:table-cell office:value-type="float" office:value="6.5733740508" calcext:value-type="float">
            <text:p>6.5733740508</text:p>
          </table:table-cell>
          <table:table-cell table:formula="of:=POWER([.C921]-6.75;2)" office:value-type="float" office:value="0.031196725930801" calcext:value-type="float">
            <text:p>0.0311967259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4902" calcext:value-type="float">
            <text:p>6.64902</text:p>
          </table:table-cell>
          <table:table-cell office:value-type="float" office:value="6.5729675339" calcext:value-type="float">
            <text:p>6.5729675339</text:p>
          </table:table-cell>
          <table:table-cell table:formula="of:=POWER([.C922]-6.75;2)" office:value-type="float" office:value="0.0313404940534477" calcext:value-type="float">
            <text:p>0.031340494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65688" calcext:value-type="float">
            <text:p>6.65688</text:p>
          </table:table-cell>
          <table:table-cell office:value-type="float" office:value="6.5726780424" calcext:value-type="float">
            <text:p>6.5726780424</text:p>
          </table:table-cell>
          <table:table-cell table:formula="of:=POWER([.C923]-6.75;2)" office:value-type="float" office:value="0.0314430766470963" calcext:value-type="float">
            <text:p>0.0314430766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663363" calcext:value-type="float">
            <text:p>6.663363</text:p>
          </table:table-cell>
          <table:table-cell office:value-type="float" office:value="6.5725514407" calcext:value-type="float">
            <text:p>6.5725514407</text:p>
          </table:table-cell>
          <table:table-cell table:formula="of:=POWER([.C924]-6.75;2)" office:value-type="float" office:value="0.0314879911976457" calcext:value-type="float">
            <text:p>0.0314879912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670592" calcext:value-type="float">
            <text:p>6.670592</text:p>
          </table:table-cell>
          <table:table-cell office:value-type="float" office:value="6.5726045593" calcext:value-type="float">
            <text:p>6.5726045593</text:p>
          </table:table-cell>
          <table:table-cell table:formula="of:=POWER([.C925]-6.75;2)" office:value-type="float" office:value="0.0314691423811471" calcext:value-type="float">
            <text:p>0.0314691424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80126" calcext:value-type="float">
            <text:p>6.680126</text:p>
          </table:table-cell>
          <table:table-cell office:value-type="float" office:value="6.572821822" calcext:value-type="float">
            <text:p>6.572821822</text:p>
          </table:table-cell>
          <table:table-cell table:formula="of:=POWER([.C926]-6.75;2)" office:value-type="float" office:value="0.0313921067593997" calcext:value-type="float">
            <text:p>0.0313921068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92656" calcext:value-type="float">
            <text:p>6.692656</text:p>
          </table:table-cell>
          <table:table-cell office:value-type="float" office:value="6.573158839" calcext:value-type="float">
            <text:p>6.573158839</text:p>
          </table:table-cell>
          <table:table-cell table:formula="of:=POWER([.C927]-6.75;2)" office:value-type="float" office:value="0.0312727962238278" calcext:value-type="float">
            <text:p>0.031272796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07963" calcext:value-type="float">
            <text:p>6.707963</text:p>
          </table:table-cell>
          <table:table-cell office:value-type="float" office:value="6.5735514153" calcext:value-type="float">
            <text:p>6.5735514153</text:p>
          </table:table-cell>
          <table:table-cell table:formula="of:=POWER([.C928]-6.75;2)" office:value-type="float" office:value="0.0311341030426331" calcext:value-type="float">
            <text:p>0.03113410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25061" calcext:value-type="float">
            <text:p>6.725061</text:p>
          </table:table-cell>
          <table:table-cell office:value-type="float" office:value="6.5739279322" calcext:value-type="float">
            <text:p>6.5739279322</text:p>
          </table:table-cell>
          <table:table-cell table:formula="of:=POWER([.C929]-6.75;2)" office:value-type="float" office:value="0.0310013730593677" calcext:value-type="float">
            <text:p>0.0310013731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42466" calcext:value-type="float">
            <text:p>6.742466</text:p>
          </table:table-cell>
          <table:table-cell office:value-type="float" office:value="6.5742230169" calcext:value-type="float">
            <text:p>6.5742230169</text:p>
          </table:table-cell>
          <table:table-cell table:formula="of:=POWER([.C930]-6.75;2)" office:value-type="float" office:value="0.0308975477877378" calcext:value-type="float">
            <text:p>0.0308975478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58536" calcext:value-type="float">
            <text:p>6.758536</text:p>
          </table:table-cell>
          <table:table-cell office:value-type="float" office:value="6.5743899492" calcext:value-type="float">
            <text:p>6.5743899492</text:p>
          </table:table-cell>
          <table:table-cell table:formula="of:=POWER([.C931]-6.75;2)" office:value-type="float" office:value="0.0308388899419784" calcext:value-type="float">
            <text:p>0.0308388899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71855" calcext:value-type="float">
            <text:p>6.771855</text:p>
          </table:table-cell>
          <table:table-cell office:value-type="float" office:value="6.574409661" calcext:value-type="float">
            <text:p>6.574409661</text:p>
          </table:table-cell>
          <table:table-cell table:formula="of:=POWER([.C932]-6.75;2)" office:value-type="float" office:value="0.030831967150135" calcext:value-type="float">
            <text:p>0.030831967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81579" calcext:value-type="float">
            <text:p>6.781579</text:p>
          </table:table-cell>
          <table:table-cell office:value-type="float" office:value="6.5742944661" calcext:value-type="float">
            <text:p>6.5742944661</text:p>
          </table:table-cell>
          <table:table-cell table:formula="of:=POWER([.C933]-6.75;2)" office:value-type="float" office:value="0.0308724346430842" calcext:value-type="float">
            <text:p>0.030872434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87671" calcext:value-type="float">
            <text:p>6.787671</text:p>
          </table:table-cell>
          <table:table-cell office:value-type="float" office:value="6.5740857712" calcext:value-type="float">
            <text:p>6.5740857712</text:p>
          </table:table-cell>
          <table:table-cell table:formula="of:=POWER([.C934]-6.75;2)" office:value-type="float" office:value="0.0309458158942987" calcext:value-type="float">
            <text:p>0.0309458159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90919" calcext:value-type="float">
            <text:p>6.790919</text:p>
          </table:table-cell>
          <table:table-cell office:value-type="float" office:value="6.5738463136" calcext:value-type="float">
            <text:p>6.5738463136</text:p>
          </table:table-cell>
          <table:table-cell table:formula="of:=POWER([.C935]-6.75;2)" office:value-type="float" office:value="0.0310301212323096" calcext:value-type="float">
            <text:p>0.031030121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9273" calcext:value-type="float">
            <text:p>6.79273</text:p>
          </table:table-cell>
          <table:table-cell office:value-type="float" office:value="6.5736485508" calcext:value-type="float">
            <text:p>6.5736485508</text:p>
          </table:table-cell>
          <table:table-cell table:formula="of:=POWER([.C936]-6.75;2)" office:value-type="float" office:value="0.0310998336349403" calcext:value-type="float">
            <text:p>0.0310998336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94751" calcext:value-type="float">
            <text:p>6.794751</text:p>
          </table:table-cell>
          <table:table-cell office:value-type="float" office:value="6.5735613729" calcext:value-type="float">
            <text:p>6.5735613729</text:p>
          </table:table-cell>
          <table:table-cell table:formula="of:=POWER([.C937]-6.75;2)" office:value-type="float" office:value="0.0311305891329327" calcext:value-type="float">
            <text:p>0.031130589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98453" calcext:value-type="float">
            <text:p>6.798453</text:p>
          </table:table-cell>
          <table:table-cell office:value-type="float" office:value="6.5736376271" calcext:value-type="float">
            <text:p>6.5736376271</text:p>
          </table:table-cell>
          <table:table-cell table:formula="of:=POWER([.C938]-6.75;2)" office:value-type="float" office:value="0.0311036865749186" calcext:value-type="float">
            <text:p>0.031103686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804789" calcext:value-type="float">
            <text:p>6.804789</text:p>
          </table:table-cell>
          <table:table-cell office:value-type="float" office:value="6.5739046356" calcext:value-type="float">
            <text:p>6.5739046356</text:p>
          </table:table-cell>
          <table:table-cell table:formula="of:=POWER([.C939]-6.75;2)" office:value-type="float" office:value="0.0310095773631688" calcext:value-type="float">
            <text:p>0.031009577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14027" calcext:value-type="float">
            <text:p>6.814027</text:p>
          </table:table-cell>
          <table:table-cell office:value-type="float" office:value="6.5743595" calcext:value-type="float">
            <text:p>6.5743595</text:p>
          </table:table-cell>
          <table:table-cell table:formula="of:=POWER([.C940]-6.75;2)" office:value-type="float" office:value="0.03084958524025" calcext:value-type="float">
            <text:p>0.0308495852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25758" calcext:value-type="float">
            <text:p>6.825758</text:p>
          </table:table-cell>
          <table:table-cell office:value-type="float" office:value="6.5749700254" calcext:value-type="float">
            <text:p>6.5749700254</text:p>
          </table:table-cell>
          <table:table-cell table:formula="of:=POWER([.C941]-6.75;2)" office:value-type="float" office:value="0.0306354920084767" calcext:value-type="float">
            <text:p>0.030635492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839059" calcext:value-type="float">
            <text:p>6.839059</text:p>
          </table:table-cell>
          <table:table-cell office:value-type="float" office:value="6.5756808814" calcext:value-type="float">
            <text:p>6.5756808814</text:p>
          </table:table-cell>
          <table:table-cell table:formula="of:=POWER([.C942]-6.75;2)" office:value-type="float" office:value="0.0303871551094808" calcext:value-type="float">
            <text:p>0.030387155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52714" calcext:value-type="float">
            <text:p>6.852714</text:p>
          </table:table-cell>
          <table:table-cell office:value-type="float" office:value="6.5764232712" calcext:value-type="float">
            <text:p>6.5764232712</text:p>
          </table:table-cell>
          <table:table-cell table:formula="of:=POWER([.C943]-6.75;2)" office:value-type="float" office:value="0.0301288807809086" calcext:value-type="float">
            <text:p>0.0301288808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6544" calcext:value-type="float">
            <text:p>6.86544</text:p>
          </table:table-cell>
          <table:table-cell office:value-type="float" office:value="6.5771260339" calcext:value-type="float">
            <text:p>6.5771260339</text:p>
          </table:table-cell>
          <table:table-cell table:formula="of:=POWER([.C944]-6.75;2)" office:value-type="float" office:value="0.029885408155144" calcext:value-type="float">
            <text:p>0.029885408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76053" calcext:value-type="float">
            <text:p>6.876053</text:p>
          </table:table-cell>
          <table:table-cell office:value-type="float" office:value="6.5777260254" calcext:value-type="float">
            <text:p>6.5777260254</text:p>
          </table:table-cell>
          <table:table-cell table:formula="of:=POWER([.C945]-6.75;2)" office:value-type="float" office:value="0.0296783223244813" calcext:value-type="float">
            <text:p>0.0296783223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83564" calcext:value-type="float">
            <text:p>6.883564</text:p>
          </table:table-cell>
          <table:table-cell office:value-type="float" office:value="6.5781766186" calcext:value-type="float">
            <text:p>6.5781766186</text:p>
          </table:table-cell>
          <table:table-cell table:formula="of:=POWER([.C946]-6.75;2)" office:value-type="float" office:value="0.02952327439573" calcext:value-type="float">
            <text:p>0.029523274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87231" calcext:value-type="float">
            <text:p>6.887231</text:p>
          </table:table-cell>
          <table:table-cell office:value-type="float" office:value="6.5784537542" calcext:value-type="float">
            <text:p>6.5784537542</text:p>
          </table:table-cell>
          <table:table-cell table:formula="of:=POWER([.C947]-6.75;2)" office:value-type="float" office:value="0.0294281144480741" calcext:value-type="float">
            <text:p>0.029428114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86612" calcext:value-type="float">
            <text:p>6.886612</text:p>
          </table:table-cell>
          <table:table-cell office:value-type="float" office:value="6.5785593729" calcext:value-type="float">
            <text:p>6.5785593729</text:p>
          </table:table-cell>
          <table:table-cell table:formula="of:=POWER([.C948]-6.75;2)" office:value-type="float" office:value="0.0293918886204412" calcext:value-type="float">
            <text:p>0.029391888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81639" calcext:value-type="float">
            <text:p>6.881639</text:p>
          </table:table-cell>
          <table:table-cell office:value-type="float" office:value="6.5785216271" calcext:value-type="float">
            <text:p>6.5785216271</text:p>
          </table:table-cell>
          <table:table-cell table:formula="of:=POWER([.C949]-6.75;2)" office:value-type="float" office:value="0.0294048323724315" calcext:value-type="float">
            <text:p>0.0294048324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7269" calcext:value-type="float">
            <text:p>6.87269</text:p>
          </table:table-cell>
          <table:table-cell office:value-type="float" office:value="6.5783908475" calcext:value-type="float">
            <text:p>6.5783908475</text:p>
          </table:table-cell>
          <table:table-cell table:formula="of:=POWER([.C950]-6.75;2)" office:value-type="float" office:value="0.0294497012217684" calcext:value-type="float">
            <text:p>0.029449701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60608" calcext:value-type="float">
            <text:p>6.860608</text:p>
          </table:table-cell>
          <table:table-cell office:value-type="float" office:value="6.578230839" calcext:value-type="float">
            <text:p>6.578230839</text:p>
          </table:table-cell>
          <table:table-cell table:formula="of:=POWER([.C951]-6.75;2)" office:value-type="float" office:value="0.029504644670644" calcext:value-type="float">
            <text:p>0.0295046447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46604" calcext:value-type="float">
            <text:p>6.846604</text:p>
          </table:table-cell>
          <table:table-cell office:value-type="float" office:value="6.5781061441" calcext:value-type="float">
            <text:p>6.5781061441</text:p>
          </table:table-cell>
          <table:table-cell table:formula="of:=POWER([.C952]-6.75;2)" office:value-type="float" office:value="0.0295474976961698" calcext:value-type="float">
            <text:p>0.029547497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32024" calcext:value-type="float">
            <text:p>6.832024</text:p>
          </table:table-cell>
          <table:table-cell office:value-type="float" office:value="6.5780678644" calcext:value-type="float">
            <text:p>6.5780678644</text:p>
          </table:table-cell>
          <table:table-cell table:formula="of:=POWER([.C953]-6.75;2)" office:value-type="float" office:value="0.0295606592519767" calcext:value-type="float">
            <text:p>0.029560659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818039" calcext:value-type="float">
            <text:p>6.818039</text:p>
          </table:table-cell>
          <table:table-cell office:value-type="float" office:value="6.5781421102" calcext:value-type="float">
            <text:p>6.5781421102</text:p>
          </table:table-cell>
          <table:table-cell table:formula="of:=POWER([.C954]-6.75;2)" office:value-type="float" office:value="0.029535134286509" calcext:value-type="float">
            <text:p>0.0295351343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805376" calcext:value-type="float">
            <text:p>6.805376</text:p>
          </table:table-cell>
          <table:table-cell office:value-type="float" office:value="6.5783247119" calcext:value-type="float">
            <text:p>6.5783247119</text:p>
          </table:table-cell>
          <table:table-cell table:formula="of:=POWER([.C955]-6.75;2)" office:value-type="float" office:value="0.0294724045442181" calcext:value-type="float">
            <text:p>0.029472404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94186" calcext:value-type="float">
            <text:p>6.794186</text:p>
          </table:table-cell>
          <table:table-cell office:value-type="float" office:value="6.5785840763" calcext:value-type="float">
            <text:p>6.5785840763</text:p>
          </table:table-cell>
          <table:table-cell table:formula="of:=POWER([.C956]-6.75;2)" office:value-type="float" office:value="0.0293834188979241" calcext:value-type="float">
            <text:p>0.0293834189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84105" calcext:value-type="float">
            <text:p>6.784105</text:p>
          </table:table-cell>
          <table:table-cell office:value-type="float" office:value="6.5788714153" calcext:value-type="float">
            <text:p>6.5788714153</text:p>
          </table:table-cell>
          <table:table-cell table:formula="of:=POWER([.C957]-6.75;2)" office:value-type="float" office:value="0.029284992501425" calcext:value-type="float">
            <text:p>0.029284992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74454" calcext:value-type="float">
            <text:p>6.774454</text:p>
          </table:table-cell>
          <table:table-cell office:value-type="float" office:value="6.5791347966" calcext:value-type="float">
            <text:p>6.5791347966</text:p>
          </table:table-cell>
          <table:table-cell table:formula="of:=POWER([.C958]-6.75;2)" office:value-type="float" office:value="0.0291949177329234" calcext:value-type="float">
            <text:p>0.029194917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64482" calcext:value-type="float">
            <text:p>6.764482</text:p>
          </table:table-cell>
          <table:table-cell office:value-type="float" office:value="6.5793327458" calcext:value-type="float">
            <text:p>6.5793327458</text:p>
          </table:table-cell>
          <table:table-cell table:formula="of:=POWER([.C959]-6.75;2)" office:value-type="float" office:value="0.0291273116561673" calcext:value-type="float">
            <text:p>0.029127311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53526" calcext:value-type="float">
            <text:p>6.753526</text:p>
          </table:table-cell>
          <table:table-cell office:value-type="float" office:value="6.5794433136" calcext:value-type="float">
            <text:p>6.5794433136</text:p>
          </table:table-cell>
          <table:table-cell table:formula="of:=POWER([.C960]-6.75;2)" office:value-type="float" office:value="0.0290895832757481" calcext:value-type="float">
            <text:p>0.0290895833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41071" calcext:value-type="float">
            <text:p>6.741071</text:p>
          </table:table-cell>
          <table:table-cell office:value-type="float" office:value="6.5794667627" calcext:value-type="float">
            <text:p>6.5794667627</text:p>
          </table:table-cell>
          <table:table-cell table:formula="of:=POWER([.C961]-6.75;2)" office:value-type="float" office:value="0.0290815850240181" calcext:value-type="float">
            <text:p>0.029081585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26748" calcext:value-type="float">
            <text:p>6.726748</text:p>
          </table:table-cell>
          <table:table-cell office:value-type="float" office:value="6.5794219068" calcext:value-type="float">
            <text:p>6.5794219068</text:p>
          </table:table-cell>
          <table:table-cell table:formula="of:=POWER([.C962]-6.75;2)" office:value-type="float" office:value="0.0290968858797478" calcext:value-type="float">
            <text:p>0.029096885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10363" calcext:value-type="float">
            <text:p>6.710363</text:p>
          </table:table-cell>
          <table:table-cell office:value-type="float" office:value="6.5793382542" calcext:value-type="float">
            <text:p>6.5793382542</text:p>
          </table:table-cell>
          <table:table-cell table:formula="of:=POWER([.C963]-6.75;2)" office:value-type="float" office:value="0.0291254314795039" calcext:value-type="float">
            <text:p>0.029125431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92" calcext:value-type="float">
            <text:p>6.692</text:p>
          </table:table-cell>
          <table:table-cell office:value-type="float" office:value="6.5792466441" calcext:value-type="float">
            <text:p>6.5792466441</text:p>
          </table:table-cell>
          <table:table-cell table:formula="of:=POWER([.C964]-6.75;2)" office:value-type="float" office:value="0.0291567085511119" calcext:value-type="float">
            <text:p>0.029156708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672151" calcext:value-type="float">
            <text:p>6.672151</text:p>
          </table:table-cell>
          <table:table-cell office:value-type="float" office:value="6.5791708559" calcext:value-type="float">
            <text:p>6.5791708559</text:p>
          </table:table-cell>
          <table:table-cell table:formula="of:=POWER([.C965]-6.75;2)" office:value-type="float" office:value="0.0291825964739385" calcext:value-type="float">
            <text:p>0.0291825965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651738" calcext:value-type="float">
            <text:p>6.651738</text:p>
          </table:table-cell>
          <table:table-cell office:value-type="float" office:value="6.5791217542" calcext:value-type="float">
            <text:p>6.5791217542</text:p>
          </table:table-cell>
          <table:table-cell table:formula="of:=POWER([.C966]-6.75;2)" office:value-type="float" office:value="0.0291993748876852" calcext:value-type="float">
            <text:p>0.0291993749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631929" calcext:value-type="float">
            <text:p>6.631929</text:p>
          </table:table-cell>
          <table:table-cell office:value-type="float" office:value="6.5790947288" calcext:value-type="float">
            <text:p>6.5790947288</text:p>
          </table:table-cell>
          <table:table-cell table:formula="of:=POWER([.C967]-6.75;2)" office:value-type="float" office:value="0.0292086117239454" calcext:value-type="float">
            <text:p>0.029208611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13726" calcext:value-type="float">
            <text:p>6.613726</text:p>
          </table:table-cell>
          <table:table-cell office:value-type="float" office:value="6.5790707034" calcext:value-type="float">
            <text:p>6.5790707034</text:p>
          </table:table-cell>
          <table:table-cell table:formula="of:=POWER([.C968]-6.75;2)" office:value-type="float" office:value="0.0292168244361707" calcext:value-type="float">
            <text:p>0.0292168244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597524" calcext:value-type="float">
            <text:p>6.597524</text:p>
          </table:table-cell>
          <table:table-cell office:value-type="float" office:value="6.5790209237" calcext:value-type="float">
            <text:p>6.5790209237</text:p>
          </table:table-cell>
          <table:table-cell table:formula="of:=POWER([.C969]-6.75;2)" office:value-type="float" office:value="0.0292338445324013" calcext:value-type="float">
            <text:p>0.0292338445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582891" calcext:value-type="float">
            <text:p>6.582891</text:p>
          </table:table-cell>
          <table:table-cell office:value-type="float" office:value="6.5789148983" calcext:value-type="float">
            <text:p>6.5789148983</text:p>
          </table:table-cell>
          <table:table-cell table:formula="of:=POWER([.C970]-6.75;2)" office:value-type="float" office:value="0.0292701120236994" calcext:value-type="float">
            <text:p>0.02927011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568753" calcext:value-type="float">
            <text:p>6.568753</text:p>
          </table:table-cell>
          <table:table-cell office:value-type="float" office:value="6.5787297034" calcext:value-type="float">
            <text:p>6.5787297034</text:p>
          </table:table-cell>
          <table:table-cell table:formula="of:=POWER([.C971]-6.75;2)" office:value-type="float" office:value="0.0293335144974518" calcext:value-type="float">
            <text:p>0.0293335145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55395" calcext:value-type="float">
            <text:p>6.55395</text:p>
          </table:table-cell>
          <table:table-cell office:value-type="float" office:value="6.578457839" calcext:value-type="float">
            <text:p>6.578457839</text:p>
          </table:table-cell>
          <table:table-cell table:formula="of:=POWER([.C972]-6.75;2)" office:value-type="float" office:value="0.0294267130005498" calcext:value-type="float">
            <text:p>0.02942671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537886" calcext:value-type="float">
            <text:p>6.537886</text:p>
          </table:table-cell>
          <table:table-cell office:value-type="float" office:value="6.5781105254" calcext:value-type="float">
            <text:p>6.5781105254</text:p>
          </table:table-cell>
          <table:table-cell table:formula="of:=POWER([.C973]-6.75;2)" office:value-type="float" office:value="0.0295459914782642" calcext:value-type="float">
            <text:p>0.0295459915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520911" calcext:value-type="float">
            <text:p>6.520911</text:p>
          </table:table-cell>
          <table:table-cell office:value-type="float" office:value="6.5777147712" calcext:value-type="float">
            <text:p>6.5777147712</text:p>
          </table:table-cell>
          <table:table-cell table:formula="of:=POWER([.C974]-6.75;2)" office:value-type="float" office:value="0.0296822000626683" calcext:value-type="float">
            <text:p>0.02968220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504198" calcext:value-type="float">
            <text:p>6.504198</text:p>
          </table:table-cell>
          <table:table-cell office:value-type="float" office:value="6.5773052119" calcext:value-type="float">
            <text:p>6.5773052119</text:p>
          </table:table-cell>
          <table:table-cell table:formula="of:=POWER([.C975]-6.75;2)" office:value-type="float" office:value="0.029823489836904" calcext:value-type="float">
            <text:p>0.0298234898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489141" calcext:value-type="float">
            <text:p>6.489141</text:p>
          </table:table-cell>
          <table:table-cell office:value-type="float" office:value="6.576914161" calcext:value-type="float">
            <text:p>6.576914161</text:p>
          </table:table-cell>
          <table:table-cell table:formula="of:=POWER([.C976]-6.75;2)" office:value-type="float" office:value="0.0299587076623338" calcext:value-type="float">
            <text:p>0.0299587077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47656" calcext:value-type="float">
            <text:p>6.47656</text:p>
          </table:table-cell>
          <table:table-cell office:value-type="float" office:value="6.5765642373" calcext:value-type="float">
            <text:p>6.5765642373</text:p>
          </table:table-cell>
          <table:table-cell table:formula="of:=POWER([.C977]-6.75;2)" office:value-type="float" office:value="0.0300799637833306" calcext:value-type="float">
            <text:p>0.030079963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46611" calcext:value-type="float">
            <text:p>6.46611</text:p>
          </table:table-cell>
          <table:table-cell office:value-type="float" office:value="6.5762664237" calcext:value-type="float">
            <text:p>6.5762664237</text:p>
          </table:table-cell>
          <table:table-cell table:formula="of:=POWER([.C978]-6.75;2)" office:value-type="float" office:value="0.0301833555339879" calcext:value-type="float">
            <text:p>0.030183355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456204" calcext:value-type="float">
            <text:p>6.456204</text:p>
          </table:table-cell>
          <table:table-cell office:value-type="float" office:value="6.5760232203" calcext:value-type="float">
            <text:p>6.5760232203</text:p>
          </table:table-cell>
          <table:table-cell table:formula="of:=POWER([.C979]-6.75;2)" office:value-type="float" office:value="0.0302679198747824" calcext:value-type="float">
            <text:p>0.030267919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444504" calcext:value-type="float">
            <text:p>6.444504</text:p>
          </table:table-cell>
          <table:table-cell office:value-type="float" office:value="6.5758330763" calcext:value-type="float">
            <text:p>6.5758330763</text:p>
          </table:table-cell>
          <table:table-cell table:formula="of:=POWER([.C980]-6.75;2)" office:value-type="float" office:value="0.0303341173111215" calcext:value-type="float">
            <text:p>0.030334117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428805" calcext:value-type="float">
            <text:p>6.428805</text:p>
          </table:table-cell>
          <table:table-cell office:value-type="float" office:value="6.5756912458" calcext:value-type="float">
            <text:p>6.5756912458</text:p>
          </table:table-cell>
          <table:table-cell table:formula="of:=POWER([.C981]-6.75;2)" office:value-type="float" office:value="0.0303835417907561" calcext:value-type="float">
            <text:p>0.030383541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407976" calcext:value-type="float">
            <text:p>6.407976</text:p>
          </table:table-cell>
          <table:table-cell office:value-type="float" office:value="6.5755840254" calcext:value-type="float">
            <text:p>6.5755840254</text:p>
          </table:table-cell>
          <table:table-cell table:formula="of:=POWER([.C982]-6.75;2)" office:value-type="float" office:value="0.030420932195668" calcext:value-type="float">
            <text:p>0.030420932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382619" calcext:value-type="float">
            <text:p>6.382619</text:p>
          </table:table-cell>
          <table:table-cell office:value-type="float" office:value="6.5754780254" calcext:value-type="float">
            <text:p>6.5754780254</text:p>
          </table:table-cell>
          <table:table-cell table:formula="of:=POWER([.C983]-6.75;2)" office:value-type="float" office:value="0.0304579196182831" calcext:value-type="float">
            <text:p>0.030457919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35521" calcext:value-type="float">
            <text:p>6.35521</text:p>
          </table:table-cell>
          <table:table-cell office:value-type="float" office:value="6.575310678" calcext:value-type="float">
            <text:p>6.575310678</text:p>
          </table:table-cell>
          <table:table-cell table:formula="of:=POWER([.C984]-6.75;2)" office:value-type="float" office:value="0.0305163592208196" calcext:value-type="float">
            <text:p>0.0305163592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329605" calcext:value-type="float">
            <text:p>6.329605</text:p>
          </table:table-cell>
          <table:table-cell office:value-type="float" office:value="6.5749906864" calcext:value-type="float">
            <text:p>6.5749906864</text:p>
          </table:table-cell>
          <table:table-cell table:formula="of:=POWER([.C985]-6.75;2)" office:value-type="float" office:value="0.0306282598467433" calcext:value-type="float">
            <text:p>0.030628259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309981" calcext:value-type="float">
            <text:p>6.309981</text:p>
          </table:table-cell>
          <table:table-cell office:value-type="float" office:value="6.5744152712" calcext:value-type="float">
            <text:p>6.5744152712</text:p>
          </table:table-cell>
          <table:table-cell table:formula="of:=POWER([.C986]-6.75;2)" office:value-type="float" office:value="0.0308299969877694" calcext:value-type="float">
            <text:p>0.03082999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299506" calcext:value-type="float">
            <text:p>6.299506</text:p>
          </table:table-cell>
          <table:table-cell office:value-type="float" office:value="6.5735048983" calcext:value-type="float">
            <text:p>6.5735048983</text:p>
          </table:table-cell>
          <table:table-cell table:formula="of:=POWER([.C987]-6.75;2)" office:value-type="float" office:value="0.0311505209240932" calcext:value-type="float">
            <text:p>0.0311505209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299144" calcext:value-type="float">
            <text:p>6.299144</text:p>
          </table:table-cell>
          <table:table-cell office:value-type="float" office:value="6.5722465763" calcext:value-type="float">
            <text:p>6.5722465763</text:p>
          </table:table-cell>
          <table:table-cell table:formula="of:=POWER([.C988]-6.75;2)" office:value-type="float" office:value="0.0315962796370719" calcext:value-type="float">
            <text:p>0.0315962796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307078" calcext:value-type="float">
            <text:p>6.307078</text:p>
          </table:table-cell>
          <table:table-cell office:value-type="float" office:value="6.5707283814" calcext:value-type="float">
            <text:p>6.5707283814</text:p>
          </table:table-cell>
          <table:table-cell table:formula="of:=POWER([.C989]-6.75;2)" office:value-type="float" office:value="0.0321383132354637" calcext:value-type="float">
            <text:p>0.032138313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318968" calcext:value-type="float">
            <text:p>6.318968</text:p>
          </table:table-cell>
          <table:table-cell office:value-type="float" office:value="6.5691454576" calcext:value-type="float">
            <text:p>6.5691454576</text:p>
          </table:table-cell>
          <table:table-cell table:formula="of:=POWER([.C990]-6.75;2)" office:value-type="float" office:value="0.0327083655067133" calcext:value-type="float">
            <text:p>0.0327083655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32895" calcext:value-type="float">
            <text:p>6.32895</text:p>
          </table:table-cell>
          <table:table-cell office:value-type="float" office:value="6.5677665847" calcext:value-type="float">
            <text:p>6.5677665847</text:p>
          </table:table-cell>
          <table:table-cell table:formula="of:=POWER([.C991]-6.75;2)" office:value-type="float" office:value="0.0332090176519022" calcext:value-type="float">
            <text:p>0.0332090177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330984" calcext:value-type="float">
            <text:p>6.330984</text:p>
          </table:table-cell>
          <table:table-cell office:value-type="float" office:value="6.5668683729" calcext:value-type="float">
            <text:p>6.5668683729</text:p>
          </table:table-cell>
          <table:table-cell table:formula="of:=POWER([.C992]-6.75;2)" office:value-type="float" office:value="0.0335371928442934" calcext:value-type="float">
            <text:p>0.033537192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320104" calcext:value-type="float">
            <text:p>6.320104</text:p>
          </table:table-cell>
          <table:table-cell office:value-type="float" office:value="6.5666602203" calcext:value-type="float">
            <text:p>6.5666602203</text:p>
          </table:table-cell>
          <table:table-cell table:formula="of:=POWER([.C993]-6.75;2)" office:value-type="float" office:value="0.0336134748204445" calcext:value-type="float">
            <text:p>0.0336134748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29332" calcext:value-type="float">
            <text:p>6.29332</text:p>
          </table:table-cell>
          <table:table-cell office:value-type="float" office:value="6.5672267203" calcext:value-type="float">
            <text:p>6.5672267203</text:p>
          </table:table-cell>
          <table:table-cell table:formula="of:=POWER([.C994]-6.75;2)" office:value-type="float" office:value="0.0334060717722945" calcext:value-type="float">
            <text:p>0.0334060718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250158" calcext:value-type="float">
            <text:p>6.250158</text:p>
          </table:table-cell>
          <table:table-cell office:value-type="float" office:value="6.5685035508" calcext:value-type="float">
            <text:p>6.5685035508</text:p>
          </table:table-cell>
          <table:table-cell table:formula="of:=POWER([.C995]-6.75;2)" office:value-type="float" office:value="0.0329409610722082" calcext:value-type="float">
            <text:p>0.032940961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193036" calcext:value-type="float">
            <text:p>6.193036</text:p>
          </table:table-cell>
          <table:table-cell office:value-type="float" office:value="6.570287839" calcext:value-type="float">
            <text:p>6.570287839</text:p>
          </table:table-cell>
          <table:table-cell table:formula="of:=POWER([.C996]-6.75;2)" office:value-type="float" office:value="0.03229646081129" calcext:value-type="float">
            <text:p>0.0322964608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12765" calcext:value-type="float">
            <text:p>6.12765</text:p>
          </table:table-cell>
          <table:table-cell office:value-type="float" office:value="6.5722715932" calcext:value-type="float">
            <text:p>6.5722715932</text:p>
          </table:table-cell>
          <table:table-cell table:formula="of:=POWER([.C997]-6.75;2)" office:value-type="float" office:value="0.0315873865836663" calcext:value-type="float">
            <text:p>0.0315873866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063408" calcext:value-type="float">
            <text:p>6.063408</text:p>
          </table:table-cell>
          <table:table-cell office:value-type="float" office:value="6.5740807373" calcext:value-type="float">
            <text:p>6.5740807373</text:p>
          </table:table-cell>
          <table:table-cell table:formula="of:=POWER([.C998]-6.75;2)" office:value-type="float" office:value="0.0309475869889116" calcext:value-type="float">
            <text:p>0.03094758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013734" calcext:value-type="float">
            <text:p>6.013734</text:p>
          </table:table-cell>
          <table:table-cell office:value-type="float" office:value="6.5752992458" calcext:value-type="float">
            <text:p>6.5752992458</text:p>
          </table:table-cell>
          <table:table-cell table:formula="of:=POWER([.C999]-6.75;2)" office:value-type="float" office:value="0.0305203535180488" calcext:value-type="float">
            <text:p>0.030520353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996291" calcext:value-type="float">
            <text:p>5.996291</text:p>
          </table:table-cell>
          <table:table-cell office:value-type="float" office:value="6.5754543305" calcext:value-type="float">
            <text:p>6.5754543305</text:p>
          </table:table-cell>
          <table:table-cell table:formula="of:=POWER([.C1000]-6.75;2)" office:value-type="float" office:value="0.0304661907412031" calcext:value-type="float">
            <text:p>0.030466190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034501" calcext:value-type="float">
            <text:p>6.034501</text:p>
          </table:table-cell>
          <table:table-cell office:value-type="float" office:value="6.5739183559" calcext:value-type="float">
            <text:p>6.5739183559</text:p>
          </table:table-cell>
          <table:table-cell table:formula="of:=POWER([.C1001]-6.75;2)" office:value-type="float" office:value="0.031004745388959" calcext:value-type="float">
            <text:p>0.0310047454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168701" calcext:value-type="float">
            <text:p>6.168701</text:p>
          </table:table-cell>
          <table:table-cell office:value-type="float" office:value="6.5695722712" calcext:value-type="float">
            <text:p>6.5695722712</text:p>
          </table:table-cell>
          <table:table-cell table:formula="of:=POWER([.C1002]-6.75;2)" office:value-type="float" office:value="0.0325541653199263" calcext:value-type="float">
            <text:p>0.032554165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6.543829" calcext:value-type="float">
            <text:p>6.543829</text:p>
          </table:table-cell>
          <table:table-cell office:value-type="float" office:value="6.5592111017" calcext:value-type="float">
            <text:p>6.5592111017</text:p>
          </table:table-cell>
          <table:table-cell table:formula="of:=POWER([.C1003]-6.75;2)" office:value-type="float" office:value="0.0364004037145278" calcext:value-type="float">
            <text:p>0.036400403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2.979661" calcext:value-type="float">
            <text:p>12.979661</text:p>
          </table:table-cell>
          <table:table-cell office:value-type="float" office:value="6.5456708814" calcext:value-type="float">
            <text:p>6.5456708814</text:p>
          </table:table-cell>
          <table:table-cell table:formula="of:=POWER([.C1004]-6.75;2)" office:value-type="float" office:value="0.0417503887078531" calcext:value-type="float">
            <text:p>0.0417503887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5.31838" calcext:value-type="float">
            <text:p>5.31838</text:p>
          </table:table-cell>
          <table:table-cell office:value-type="float" office:value="6.5017394237" calcext:value-type="float">
            <text:p>6.5017394237</text:p>
          </table:table-cell>
          <table:table-cell table:formula="of:=POWER([.C1005]-6.75;2)" office:value-type="float" office:value="0.0616333137448081" calcext:value-type="float">
            <text:p>0.0616333137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.917214" calcext:value-type="float">
            <text:p>5.917214</text:p>
          </table:table-cell>
          <table:table-cell office:value-type="float" office:value="6.5136579068" calcext:value-type="float">
            <text:p>6.5136579068</text:p>
          </table:table-cell>
          <table:table-cell table:formula="of:=POWER([.C1006]-6.75;2)" office:value-type="float" office:value="0.0558575850181576" calcext:value-type="float">
            <text:p>0.055857585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.198173" calcext:value-type="float">
            <text:p>6.198173</text:p>
          </table:table-cell>
          <table:table-cell office:value-type="float" office:value="6.5181575932" calcext:value-type="float">
            <text:p>6.5181575932</text:p>
          </table:table-cell>
          <table:table-cell table:formula="of:=POWER([.C1007]-6.75;2)" office:value-type="float" office:value="0.0537509015908168" calcext:value-type="float">
            <text:p>0.053750901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385729" calcext:value-type="float">
            <text:p>6.385729</text:p>
          </table:table-cell>
          <table:table-cell office:value-type="float" office:value="6.5193151186" calcext:value-type="float">
            <text:p>6.5193151186</text:p>
          </table:table-cell>
          <table:table-cell table:formula="of:=POWER([.C1008]-6.75;2)" office:value-type="float" office:value="0.0532155145065322" calcext:value-type="float">
            <text:p>0.0532155145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6.508923" calcext:value-type="float">
            <text:p>6.508923</text:p>
          </table:table-cell>
          <table:table-cell office:value-type="float" office:value="6.5184680847" calcext:value-type="float">
            <text:p>6.5184680847</text:p>
          </table:table-cell>
          <table:table-cell table:formula="of:=POWER([.C1009]-6.75;2)" office:value-type="float" office:value="0.0536070278024863" calcext:value-type="float">
            <text:p>0.0536070278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571954" calcext:value-type="float">
            <text:p>6.571954</text:p>
          </table:table-cell>
          <table:table-cell office:value-type="float" office:value="6.5164433136" calcext:value-type="float">
            <text:p>6.5164433136</text:p>
          </table:table-cell>
          <table:table-cell table:formula="of:=POWER([.C1010]-6.75;2)" office:value-type="float" office:value="0.054548725762148" calcext:value-type="float">
            <text:p>0.0545487258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576257" calcext:value-type="float">
            <text:p>6.576257</text:p>
          </table:table-cell>
          <table:table-cell office:value-type="float" office:value="6.5139083475" calcext:value-type="float">
            <text:p>6.5139083475</text:p>
          </table:table-cell>
          <table:table-cell table:formula="of:=POWER([.C1011]-6.75;2)" office:value-type="float" office:value="0.0557392683801807" calcext:value-type="float">
            <text:p>0.0557392684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.526308" calcext:value-type="float">
            <text:p>6.526308</text:p>
          </table:table-cell>
          <table:table-cell office:value-type="float" office:value="6.5114373814" calcext:value-type="float">
            <text:p>6.5114373814</text:p>
          </table:table-cell>
          <table:table-cell table:formula="of:=POWER([.C1012]-6.75;2)" office:value-type="float" office:value="0.0569121229932889" calcext:value-type="float">
            <text:p>0.056912123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6.432003" calcext:value-type="float">
            <text:p>6.432003</text:p>
          </table:table-cell>
          <table:table-cell office:value-type="float" office:value="6.5095024068" calcext:value-type="float">
            <text:p>6.5095024068</text:p>
          </table:table-cell>
          <table:table-cell table:formula="of:=POWER([.C1013]-6.75;2)" office:value-type="float" office:value="0.0578390923349926" calcext:value-type="float">
            <text:p>0.057839092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309573" calcext:value-type="float">
            <text:p>6.309573</text:p>
          </table:table-cell>
          <table:table-cell office:value-type="float" office:value="6.5084424492" calcext:value-type="float">
            <text:p>6.5084424492</text:p>
          </table:table-cell>
          <table:table-cell table:formula="of:=POWER([.C1014]-6.75;2)" office:value-type="float" office:value="0.0583500503484944" calcext:value-type="float">
            <text:p>0.0583500503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6.180867" calcext:value-type="float">
            <text:p>6.180867</text:p>
          </table:table-cell>
          <table:table-cell office:value-type="float" office:value="6.5084302458" calcext:value-type="float">
            <text:p>6.5084302458</text:p>
          </table:table-cell>
          <table:table-cell table:formula="of:=POWER([.C1015]-6.75;2)" office:value-type="float" office:value="0.0583559461442486" calcext:value-type="float">
            <text:p>0.058355946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070362" calcext:value-type="float">
            <text:p>6.070362</text:p>
          </table:table-cell>
          <table:table-cell office:value-type="float" office:value="6.5094485508" calcext:value-type="float">
            <text:p>6.5094485508</text:p>
          </table:table-cell>
          <table:table-cell table:formula="of:=POWER([.C1016]-6.75;2)" office:value-type="float" office:value="0.0578649997122201" calcext:value-type="float">
            <text:p>0.0578649997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.999909" calcext:value-type="float">
            <text:p>5.999909</text:p>
          </table:table-cell>
          <table:table-cell office:value-type="float" office:value="6.5112901017" calcext:value-type="float">
            <text:p>6.5112901017</text:p>
          </table:table-cell>
          <table:table-cell table:formula="of:=POWER([.C1017]-6.75;2)" office:value-type="float" office:value="0.0569824155463962" calcext:value-type="float">
            <text:p>0.056982415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.982654" calcext:value-type="float">
            <text:p>5.982654</text:p>
          </table:table-cell>
          <table:table-cell office:value-type="float" office:value="6.5135950932" calcext:value-type="float">
            <text:p>6.5135950932</text:p>
          </table:table-cell>
          <table:table-cell table:formula="of:=POWER([.C1018]-6.75;2)" office:value-type="float" office:value="0.0558872799591166" calcext:value-type="float">
            <text:p>0.05588728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.018986" calcext:value-type="float">
            <text:p>6.018986</text:p>
          </table:table-cell>
          <table:table-cell office:value-type="float" office:value="6.515930161" calcext:value-type="float">
            <text:p>6.515930161</text:p>
          </table:table-cell>
          <table:table-cell table:formula="of:=POWER([.C1019]-6.75;2)" office:value-type="float" office:value="0.0547886895294859" calcext:value-type="float">
            <text:p>0.0547886895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6.096931" calcext:value-type="float">
            <text:p>6.096931</text:p>
          </table:table-cell>
          <table:table-cell office:value-type="float" office:value="6.5178921017" calcext:value-type="float">
            <text:p>6.5178921017</text:p>
          </table:table-cell>
          <table:table-cell table:formula="of:=POWER([.C1020]-6.75;2)" office:value-type="float" office:value="0.053874076453243" calcext:value-type="float">
            <text:p>0.0538740765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.196928" calcext:value-type="float">
            <text:p>6.196928</text:p>
          </table:table-cell>
          <table:table-cell office:value-type="float" office:value="6.5192019746" calcext:value-type="float">
            <text:p>6.5192019746</text:p>
          </table:table-cell>
          <table:table-cell table:formula="of:=POWER([.C1021]-6.75;2)" office:value-type="float" office:value="0.0532677285285392" calcext:value-type="float">
            <text:p>0.0532677285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6.298389" calcext:value-type="float">
            <text:p>6.298389</text:p>
          </table:table-cell>
          <table:table-cell office:value-type="float" office:value="6.5197568475" calcext:value-type="float">
            <text:p>6.5197568475</text:p>
          </table:table-cell>
          <table:table-cell table:formula="of:=POWER([.C1022]-6.75;2)" office:value-type="float" office:value="0.0530119092731382" calcext:value-type="float">
            <text:p>0.053011909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6.385126" calcext:value-type="float">
            <text:p>6.385126</text:p>
          </table:table-cell>
          <table:table-cell office:value-type="float" office:value="6.5196274915" calcext:value-type="float">
            <text:p>6.5196274915</text:p>
          </table:table-cell>
          <table:table-cell table:formula="of:=POWER([.C1023]-6.75;2)" office:value-type="float" office:value="0.0530714926725827" calcext:value-type="float">
            <text:p>0.0530714927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448109" calcext:value-type="float">
            <text:p>6.448109</text:p>
          </table:table-cell>
          <table:table-cell office:value-type="float" office:value="6.5190128898" calcext:value-type="float">
            <text:p>6.5190128898</text:p>
          </table:table-cell>
          <table:table-cell table:formula="of:=POWER([.C1024]-6.75;2)" office:value-type="float" office:value="0.053355045078547" calcext:value-type="float">
            <text:p>0.053355045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.485582" calcext:value-type="float">
            <text:p>6.485582</text:p>
          </table:table-cell>
          <table:table-cell office:value-type="float" office:value="6.518173178" calcext:value-type="float">
            <text:p>6.518173178</text:p>
          </table:table-cell>
          <table:table-cell table:formula="of:=POWER([.C1025]-6.75;2)" office:value-type="float" office:value="0.0537436753986199" calcext:value-type="float">
            <text:p>0.0537436754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.501364" calcext:value-type="float">
            <text:p>6.501364</text:p>
          </table:table-cell>
          <table:table-cell office:value-type="float" office:value="6.5173619831" calcext:value-type="float">
            <text:p>6.5173619831</text:p>
          </table:table-cell>
          <table:table-cell table:formula="of:=POWER([.C1026]-6.75;2)" office:value-type="float" office:value="0.0541204469071648" calcext:value-type="float">
            <text:p>0.0541204469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.502323" calcext:value-type="float">
            <text:p>6.502323</text:p>
          </table:table-cell>
          <table:table-cell office:value-type="float" office:value="6.5167732712" calcext:value-type="float">
            <text:p>6.5167732712</text:p>
          </table:table-cell>
          <table:table-cell table:formula="of:=POWER([.C1027]-6.75;2)" office:value-type="float" office:value="0.0543947070267488" calcext:value-type="float">
            <text:p>0.05439470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6.495898" calcext:value-type="float">
            <text:p>6.495898</text:p>
          </table:table-cell>
          <table:table-cell office:value-type="float" office:value="6.5165111695" calcext:value-type="float">
            <text:p>6.5165111695</text:p>
          </table:table-cell>
          <table:table-cell table:formula="of:=POWER([.C1028]-6.75;2)" office:value-type="float" office:value="0.0545170339682576" calcext:value-type="float">
            <text:p>0.054517034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6.488258" calcext:value-type="float">
            <text:p>6.488258</text:p>
          </table:table-cell>
          <table:table-cell office:value-type="float" office:value="6.5165851949" calcext:value-type="float">
            <text:p>6.5165851949</text:p>
          </table:table-cell>
          <table:table-cell table:formula="of:=POWER([.C1029]-6.75;2)" office:value-type="float" office:value="0.0544824712398709" calcext:value-type="float">
            <text:p>0.0544824712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.483359" calcext:value-type="float">
            <text:p>6.483359</text:p>
          </table:table-cell>
          <table:table-cell office:value-type="float" office:value="6.5169276864" calcext:value-type="float">
            <text:p>6.5169276864</text:p>
          </table:table-cell>
          <table:table-cell table:formula="of:=POWER([.C1030]-6.75;2)" office:value-type="float" office:value="0.0543227033668568" calcext:value-type="float">
            <text:p>0.0543227034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.482893" calcext:value-type="float">
            <text:p>6.482893</text:p>
          </table:table-cell>
          <table:table-cell office:value-type="float" office:value="6.5174260169" calcext:value-type="float">
            <text:p>6.5174260169</text:p>
          </table:table-cell>
          <table:table-cell table:formula="of:=POWER([.C1031]-6.75;2)" office:value-type="float" office:value="0.0540906576149991" calcext:value-type="float">
            <text:p>0.0540906576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6.486859" calcext:value-type="float">
            <text:p>6.486859</text:p>
          </table:table-cell>
          <table:table-cell office:value-type="float" office:value="6.5179596186" calcext:value-type="float">
            <text:p>6.5179596186</text:p>
          </table:table-cell>
          <table:table-cell table:formula="of:=POWER([.C1032]-6.75;2)" office:value-type="float" office:value="0.0538427386002575" calcext:value-type="float">
            <text:p>0.0538427386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6.494401" calcext:value-type="float">
            <text:p>6.494401</text:p>
          </table:table-cell>
          <table:table-cell office:value-type="float" office:value="6.5184320508" calcext:value-type="float">
            <text:p>6.5184320508</text:p>
          </table:table-cell>
          <table:table-cell table:formula="of:=POWER([.C1033]-6.75;2)" office:value-type="float" office:value="0.053623715096694" calcext:value-type="float">
            <text:p>0.0536237151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6.504574" calcext:value-type="float">
            <text:p>6.504574</text:p>
          </table:table-cell>
          <table:table-cell office:value-type="float" office:value="6.5187909068" calcext:value-type="float">
            <text:p>6.5187909068</text:p>
          </table:table-cell>
          <table:table-cell table:formula="of:=POWER([.C1034]-6.75;2)" office:value-type="float" office:value="0.0534576447783665" calcext:value-type="float">
            <text:p>0.0534576448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6.516825" calcext:value-type="float">
            <text:p>6.516825</text:p>
          </table:table-cell>
          <table:table-cell office:value-type="float" office:value="6.5190323559" calcext:value-type="float">
            <text:p>6.5190323559</text:p>
          </table:table-cell>
          <table:table-cell table:formula="of:=POWER([.C1035]-6.75;2)" office:value-type="float" office:value="0.0533460526211041" calcext:value-type="float">
            <text:p>0.053346052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6.53112" calcext:value-type="float">
            <text:p>6.53112</text:p>
          </table:table-cell>
          <table:table-cell office:value-type="float" office:value="6.5191917881" calcext:value-type="float">
            <text:p>6.5191917881</text:p>
          </table:table-cell>
          <table:table-cell table:formula="of:=POWER([.C1036]-6.75;2)" office:value-type="float" office:value="0.0532724306804755" calcext:value-type="float">
            <text:p>0.0532724307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6.547796" calcext:value-type="float">
            <text:p>6.547796</text:p>
          </table:table-cell>
          <table:table-cell office:value-type="float" office:value="6.5193255254" calcext:value-type="float">
            <text:p>6.5193255254</text:p>
          </table:table-cell>
          <table:table-cell table:formula="of:=POWER([.C1037]-6.75;2)" office:value-type="float" office:value="0.053210713231986" calcext:value-type="float">
            <text:p>0.0532107132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6.567262" calcext:value-type="float">
            <text:p>6.567262</text:p>
          </table:table-cell>
          <table:table-cell office:value-type="float" office:value="6.5194901695" calcext:value-type="float">
            <text:p>6.5194901695</text:p>
          </table:table-cell>
          <table:table-cell table:formula="of:=POWER([.C1038]-6.75;2)" office:value-type="float" office:value="0.0531347819571387" calcext:value-type="float">
            <text:p>0.05313478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.589702" calcext:value-type="float">
            <text:p>6.589702</text:p>
          </table:table-cell>
          <table:table-cell office:value-type="float" office:value="6.5197256186" calcext:value-type="float">
            <text:p>6.5197256186</text:p>
          </table:table-cell>
          <table:table-cell table:formula="of:=POWER([.C1039]-6.75;2)" office:value-type="float" office:value="0.0530262907291527" calcext:value-type="float">
            <text:p>0.0530262907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.61486" calcext:value-type="float">
            <text:p>6.61486</text:p>
          </table:table-cell>
          <table:table-cell office:value-type="float" office:value="6.5200453559" calcext:value-type="float">
            <text:p>6.5200453559</text:p>
          </table:table-cell>
          <table:table-cell table:formula="of:=POWER([.C1040]-6.75;2)" office:value-type="float" office:value="0.0528791383431578" calcext:value-type="float">
            <text:p>0.0528791383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.641941" calcext:value-type="float">
            <text:p>6.641941</text:p>
          </table:table-cell>
          <table:table-cell office:value-type="float" office:value="6.5204348136" calcext:value-type="float">
            <text:p>6.5204348136</text:p>
          </table:table-cell>
          <table:table-cell table:formula="of:=POWER([.C1041]-6.75;2)" office:value-type="float" office:value="0.0527001748068669" calcext:value-type="float">
            <text:p>0.0527001748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6.669631" calcext:value-type="float">
            <text:p>6.669631</text:p>
          </table:table-cell>
          <table:table-cell office:value-type="float" office:value="6.5208566441" calcext:value-type="float">
            <text:p>6.5208566441</text:p>
          </table:table-cell>
          <table:table-cell table:formula="of:=POWER([.C1042]-6.75;2)" office:value-type="float" office:value="0.052506677553114" calcext:value-type="float">
            <text:p>0.0525066776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.696229" calcext:value-type="float">
            <text:p>6.696229</text:p>
          </table:table-cell>
          <table:table-cell office:value-type="float" office:value="6.521260678" calcext:value-type="float">
            <text:p>6.521260678</text:p>
          </table:table-cell>
          <table:table-cell table:formula="of:=POWER([.C1043]-6.75;2)" office:value-type="float" office:value="0.0523216774290197" calcext:value-type="float">
            <text:p>0.0523216774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6.719894" calcext:value-type="float">
            <text:p>6.719894</text:p>
          </table:table-cell>
          <table:table-cell office:value-type="float" office:value="6.5215962627" calcext:value-type="float">
            <text:p>6.5215962627</text:p>
          </table:table-cell>
          <table:table-cell table:formula="of:=POWER([.C1044]-6.75;2)" office:value-type="float" office:value="0.0521682672126074" calcext:value-type="float">
            <text:p>0.0521682672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6.73898" calcext:value-type="float">
            <text:p>6.73898</text:p>
          </table:table-cell>
          <table:table-cell office:value-type="float" office:value="6.5218245678" calcext:value-type="float">
            <text:p>6.5218245678</text:p>
          </table:table-cell>
          <table:table-cell table:formula="of:=POWER([.C1045]-6.75;2)" office:value-type="float" office:value="0.052064027859657" calcext:value-type="float">
            <text:p>0.0520640279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.752392" calcext:value-type="float">
            <text:p>6.752392</text:p>
          </table:table-cell>
          <table:table-cell office:value-type="float" office:value="6.5219285847" calcext:value-type="float">
            <text:p>6.5219285847</text:p>
          </table:table-cell>
          <table:table-cell table:formula="of:=POWER([.C1046]-6.75;2)" office:value-type="float" office:value="0.0520165704769449" calcext:value-type="float">
            <text:p>0.0520165705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6.759881" calcext:value-type="float">
            <text:p>6.759881</text:p>
          </table:table-cell>
          <table:table-cell office:value-type="float" office:value="6.5219185932" calcext:value-type="float">
            <text:p>6.5219185932</text:p>
          </table:table-cell>
          <table:table-cell table:formula="of:=POWER([.C1047]-6.75;2)" office:value-type="float" office:value="0.0520211281278672" calcext:value-type="float">
            <text:p>0.052021128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6.762164" calcext:value-type="float">
            <text:p>6.762164</text:p>
          </table:table-cell>
          <table:table-cell office:value-type="float" office:value="6.5218314915" calcext:value-type="float">
            <text:p>6.5218314915</text:p>
          </table:table-cell>
          <table:table-cell table:formula="of:=POWER([.C1048]-6.75;2)" office:value-type="float" office:value="0.0520608682711144" calcext:value-type="float">
            <text:p>0.0520608683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6.760862" calcext:value-type="float">
            <text:p>6.760862</text:p>
          </table:table-cell>
          <table:table-cell office:value-type="float" office:value="6.5217235847" calcext:value-type="float">
            <text:p>6.5217235847</text:p>
          </table:table-cell>
          <table:table-cell table:formula="of:=POWER([.C1049]-6.75;2)" office:value-type="float" office:value="0.052110121782218" calcext:value-type="float">
            <text:p>0.0521101218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.758262" calcext:value-type="float">
            <text:p>6.758262</text:p>
          </table:table-cell>
          <table:table-cell office:value-type="float" office:value="6.5216579661" calcext:value-type="float">
            <text:p>6.5216579661</text:p>
          </table:table-cell>
          <table:table-cell table:formula="of:=POWER([.C1050]-6.75;2)" office:value-type="float" office:value="0.0521400844455886" calcext:value-type="float">
            <text:p>0.0521400844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.756953" calcext:value-type="float">
            <text:p>6.756953</text:p>
          </table:table-cell>
          <table:table-cell office:value-type="float" office:value="6.5216892966" calcext:value-type="float">
            <text:p>6.5216892966</text:p>
          </table:table-cell>
          <table:table-cell table:formula="of:=POWER([.C1051]-6.75;2)" office:value-type="float" office:value="0.0521257772870028" calcext:value-type="float">
            <text:p>0.0521257773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.759415" calcext:value-type="float">
            <text:p>6.759415</text:p>
          </table:table-cell>
          <table:table-cell office:value-type="float" office:value="6.5218497966" calcext:value-type="float">
            <text:p>6.5218497966</text:p>
          </table:table-cell>
          <table:table-cell table:formula="of:=POWER([.C1052]-6.75;2)" office:value-type="float" office:value="0.0520525153114615" calcext:value-type="float">
            <text:p>0.052052515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767583" calcext:value-type="float">
            <text:p>6.767583</text:p>
          </table:table-cell>
          <table:table-cell office:value-type="float" office:value="6.5221400424" calcext:value-type="float">
            <text:p>6.5221400424</text:p>
          </table:table-cell>
          <table:table-cell table:formula="of:=POWER([.C1053]-6.75;2)" office:value-type="float" office:value="0.0519201602774737" calcext:value-type="float">
            <text:p>0.0519201603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782443" calcext:value-type="float">
            <text:p>6.782443</text:p>
          </table:table-cell>
          <table:table-cell office:value-type="float" office:value="6.522527178" calcext:value-type="float">
            <text:p>6.522527178</text:p>
          </table:table-cell>
          <table:table-cell table:formula="of:=POWER([.C1054]-6.75;2)" office:value-type="float" office:value="0.0517438847486438" calcext:value-type="float">
            <text:p>0.051743884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803749" calcext:value-type="float">
            <text:p>6.803749</text:p>
          </table:table-cell>
          <table:table-cell office:value-type="float" office:value="6.5229509831" calcext:value-type="float">
            <text:p>6.5229509831</text:p>
          </table:table-cell>
          <table:table-cell table:formula="of:=POWER([.C1055]-6.75;2)" office:value-type="float" office:value="0.0515512560752563" calcext:value-type="float">
            <text:p>0.0515512561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82996" calcext:value-type="float">
            <text:p>6.82996</text:p>
          </table:table-cell>
          <table:table-cell office:value-type="float" office:value="6.5233361186" calcext:value-type="float">
            <text:p>6.5233361186</text:p>
          </table:table-cell>
          <table:table-cell table:formula="of:=POWER([.C1056]-6.75;2)" office:value-type="float" office:value="0.0513765151313134" calcext:value-type="float">
            <text:p>0.051376515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858463" calcext:value-type="float">
            <text:p>6.858463</text:p>
          </table:table-cell>
          <table:table-cell office:value-type="float" office:value="6.5236072712" calcext:value-type="float">
            <text:p>6.5236072712</text:p>
          </table:table-cell>
          <table:table-cell table:formula="of:=POWER([.C1057]-6.75;2)" office:value-type="float" office:value="0.0512536676535102" calcext:value-type="float">
            <text:p>0.051253667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886069" calcext:value-type="float">
            <text:p>6.886069</text:p>
          </table:table-cell>
          <table:table-cell office:value-type="float" office:value="6.5237031949" calcext:value-type="float">
            <text:p>6.5237031949</text:p>
          </table:table-cell>
          <table:table-cell table:formula="of:=POWER([.C1058]-6.75;2)" office:value-type="float" office:value="0.0512102439984672" calcext:value-type="float">
            <text:p>0.051210244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909639" calcext:value-type="float">
            <text:p>6.909639</text:p>
          </table:table-cell>
          <table:table-cell office:value-type="float" office:value="6.5235864915" calcext:value-type="float">
            <text:p>6.5235864915</text:p>
          </table:table-cell>
          <table:table-cell table:formula="of:=POWER([.C1059]-6.75;2)" office:value-type="float" office:value="0.0512630768312797" calcext:value-type="float">
            <text:p>0.0512630768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926661" calcext:value-type="float">
            <text:p>6.926661</text:p>
          </table:table-cell>
          <table:table-cell office:value-type="float" office:value="6.5232476271" calcext:value-type="float">
            <text:p>6.5232476271</text:p>
          </table:table-cell>
          <table:table-cell table:formula="of:=POWER([.C1060]-6.75;2)" office:value-type="float" office:value="0.0514166386157807" calcext:value-type="float">
            <text:p>0.0514166386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93564" calcext:value-type="float">
            <text:p>6.93564</text:p>
          </table:table-cell>
          <table:table-cell office:value-type="float" office:value="6.5227037034" calcext:value-type="float">
            <text:p>6.5227037034</text:p>
          </table:table-cell>
          <table:table-cell table:formula="of:=POWER([.C1061]-6.75;2)" office:value-type="float" office:value="0.051663606448075" calcext:value-type="float">
            <text:p>0.051663606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936239" calcext:value-type="float">
            <text:p>6.936239</text:p>
          </table:table-cell>
          <table:table-cell office:value-type="float" office:value="6.5219937627" calcext:value-type="float">
            <text:p>6.5219937627</text:p>
          </table:table-cell>
          <table:table-cell table:formula="of:=POWER([.C1062]-6.75;2)" office:value-type="float" office:value="0.0519868442477038" calcext:value-type="float">
            <text:p>0.0519868442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6.929223" calcext:value-type="float">
            <text:p>6.929223</text:p>
          </table:table-cell>
          <table:table-cell office:value-type="float" office:value="6.5211725678" calcext:value-type="float">
            <text:p>6.5211725678</text:p>
          </table:table-cell>
          <table:table-cell table:formula="of:=POWER([.C1063]-6.75;2)" office:value-type="float" office:value="0.0523619937272457" calcext:value-type="float">
            <text:p>0.0523619937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916266" calcext:value-type="float">
            <text:p>6.916266</text:p>
          </table:table-cell>
          <table:table-cell office:value-type="float" office:value="6.5203041017" calcext:value-type="float">
            <text:p>6.5203041017</text:p>
          </table:table-cell>
          <table:table-cell table:formula="of:=POWER([.C1064]-6.75;2)" office:value-type="float" office:value="0.052760205695844" calcext:value-type="float">
            <text:p>0.0527602057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6.899694" calcext:value-type="float">
            <text:p>6.899694</text:p>
          </table:table-cell>
          <table:table-cell office:value-type="float" office:value="6.5194548644" calcext:value-type="float">
            <text:p>6.5194548644</text:p>
          </table:table-cell>
          <table:table-cell table:formula="of:=POWER([.C1065]-6.75;2)" office:value-type="float" office:value="0.0531510595488223" calcext:value-type="float">
            <text:p>0.0531510595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6.882158" calcext:value-type="float">
            <text:p>6.882158</text:p>
          </table:table-cell>
          <table:table-cell office:value-type="float" office:value="6.5186864407" calcext:value-type="float">
            <text:p>6.5186864407</text:p>
          </table:table-cell>
          <table:table-cell table:formula="of:=POWER([.C1066]-6.75;2)" office:value-type="float" office:value="0.0535059627160347" calcext:value-type="float">
            <text:p>0.053505962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.866207" calcext:value-type="float">
            <text:p>6.866207</text:p>
          </table:table-cell>
          <table:table-cell office:value-type="float" office:value="6.5180473559" calcext:value-type="float">
            <text:p>6.5180473559</text:p>
          </table:table-cell>
          <table:table-cell table:formula="of:=POWER([.C1067]-6.75;2)" office:value-type="float" office:value="0.0538020291049811" calcext:value-type="float">
            <text:p>0.053802029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853809" calcext:value-type="float">
            <text:p>6.853809</text:p>
          </table:table-cell>
          <table:table-cell office:value-type="float" office:value="6.5175652542" calcext:value-type="float">
            <text:p>6.5175652542</text:p>
          </table:table-cell>
          <table:table-cell table:formula="of:=POWER([.C1068]-6.75;2)" office:value-type="float" office:value="0.0540259110551106" calcext:value-type="float">
            <text:p>0.054025911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845894" calcext:value-type="float">
            <text:p>6.845894</text:p>
          </table:table-cell>
          <table:table-cell office:value-type="float" office:value="6.5172416949" calcext:value-type="float">
            <text:p>6.5172416949</text:p>
          </table:table-cell>
          <table:table-cell table:formula="of:=POWER([.C1069]-6.75;2)" office:value-type="float" office:value="0.0541764285930247" calcext:value-type="float">
            <text:p>0.0541764286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842087" calcext:value-type="float">
            <text:p>6.842087</text:p>
          </table:table-cell>
          <table:table-cell office:value-type="float" office:value="6.5170519153" calcext:value-type="float">
            <text:p>6.5170519153</text:p>
          </table:table-cell>
          <table:table-cell table:formula="of:=POWER([.C1070]-6.75;2)" office:value-type="float" office:value="0.0542648101653985" calcext:value-type="float">
            <text:p>0.054264810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840785" calcext:value-type="float">
            <text:p>6.840785</text:p>
          </table:table-cell>
          <table:table-cell office:value-type="float" office:value="6.5169510763" calcext:value-type="float">
            <text:p>6.5169510763</text:p>
          </table:table-cell>
          <table:table-cell table:formula="of:=POWER([.C1071]-6.75;2)" office:value-type="float" office:value="0.0543118008377285" calcext:value-type="float">
            <text:p>0.0543118008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839586" calcext:value-type="float">
            <text:p>6.839586</text:p>
          </table:table-cell>
          <table:table-cell office:value-type="float" office:value="6.5168858814" calcext:value-type="float">
            <text:p>6.5168858814</text:p>
          </table:table-cell>
          <table:table-cell table:formula="of:=POWER([.C1072]-6.75;2)" office:value-type="float" office:value="0.0543421922906547" calcext:value-type="float">
            <text:p>0.0543421923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35981" calcext:value-type="float">
            <text:p>6.835981</text:p>
          </table:table-cell>
          <table:table-cell office:value-type="float" office:value="6.5168088559" calcext:value-type="float">
            <text:p>6.5168088559</text:p>
          </table:table-cell>
          <table:table-cell table:formula="of:=POWER([.C1073]-6.75;2)" office:value-type="float" office:value="0.054378109686667" calcext:value-type="float">
            <text:p>0.0543781097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828092" calcext:value-type="float">
            <text:p>6.828092</text:p>
          </table:table-cell>
          <table:table-cell office:value-type="float" office:value="6.5166908729" calcext:value-type="float">
            <text:p>6.5166908729</text:p>
          </table:table-cell>
          <table:table-cell table:formula="of:=POWER([.C1074]-6.75;2)" office:value-type="float" office:value="0.054433148788164" calcext:value-type="float">
            <text:p>0.0544331488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6.815184" calcext:value-type="float">
            <text:p>6.815184</text:p>
          </table:table-cell>
          <table:table-cell office:value-type="float" office:value="6.5165278729" calcext:value-type="float">
            <text:p>6.5165278729</text:p>
          </table:table-cell>
          <table:table-cell table:formula="of:=POWER([.C1075]-6.75;2)" office:value-type="float" office:value="0.0545092341325984" calcext:value-type="float">
            <text:p>0.054509234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797812" calcext:value-type="float">
            <text:p>6.797812</text:p>
          </table:table-cell>
          <table:table-cell office:value-type="float" office:value="6.5163396017" calcext:value-type="float">
            <text:p>6.5163396017</text:p>
          </table:table-cell>
          <table:table-cell table:formula="of:=POWER([.C1076]-6.75;2)" office:value-type="float" office:value="0.0545971817337145" calcext:value-type="float">
            <text:p>0.0545971817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6.777529" calcext:value-type="float">
            <text:p>6.777529</text:p>
          </table:table-cell>
          <table:table-cell office:value-type="float" office:value="6.5161606017" calcext:value-type="float">
            <text:p>6.5161606017</text:p>
          </table:table-cell>
          <table:table-cell table:formula="of:=POWER([.C1077]-6.75;2)" office:value-type="float" office:value="0.0546808641973059" calcext:value-type="float">
            <text:p>0.0546808642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.756293" calcext:value-type="float">
            <text:p>6.756293</text:p>
          </table:table-cell>
          <table:table-cell office:value-type="float" office:value="6.5160268983" calcext:value-type="float">
            <text:p>6.5160268983</text:p>
          </table:table-cell>
          <table:table-cell table:formula="of:=POWER([.C1078]-6.75;2)" office:value-type="float" office:value="0.0547434123191186" calcext:value-type="float">
            <text:p>0.0547434123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6.735778" calcext:value-type="float">
            <text:p>6.735778</text:p>
          </table:table-cell>
          <table:table-cell office:value-type="float" office:value="6.5159631271" calcext:value-type="float">
            <text:p>6.5159631271</text:p>
          </table:table-cell>
          <table:table-cell table:formula="of:=POWER([.C1079]-6.75;2)" office:value-type="float" office:value="0.0547732578768107" calcext:value-type="float">
            <text:p>0.0547732579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6.716877" calcext:value-type="float">
            <text:p>6.716877</text:p>
          </table:table-cell>
          <table:table-cell office:value-type="float" office:value="6.5159746695" calcext:value-type="float">
            <text:p>6.5159746695</text:p>
          </table:table-cell>
          <table:table-cell table:formula="of:=POWER([.C1080]-6.75;2)" office:value-type="float" office:value="0.0547678553156341" calcext:value-type="float">
            <text:p>0.0547678553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699553" calcext:value-type="float">
            <text:p>6.699553</text:p>
          </table:table-cell>
          <table:table-cell office:value-type="float" office:value="6.5160470085" calcext:value-type="float">
            <text:p>6.5160470085</text:p>
          </table:table-cell>
          <table:table-cell table:formula="of:=POWER([.C1081]-6.75;2)" office:value-type="float" office:value="0.054734002231799" calcext:value-type="float">
            <text:p>0.0547340022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6.683057" calcext:value-type="float">
            <text:p>6.683057</text:p>
          </table:table-cell>
          <table:table-cell office:value-type="float" office:value="6.5161514237" calcext:value-type="float">
            <text:p>6.5161514237</text:p>
          </table:table-cell>
          <table:table-cell table:formula="of:=POWER([.C1082]-6.75;2)" office:value-type="float" office:value="0.0546851566375368" calcext:value-type="float">
            <text:p>0.0546851566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666357" calcext:value-type="float">
            <text:p>6.666357</text:p>
          </table:table-cell>
          <table:table-cell office:value-type="float" office:value="6.5162542881" calcext:value-type="float">
            <text:p>6.5162542881</text:p>
          </table:table-cell>
          <table:table-cell table:formula="of:=POWER([.C1083]-6.75;2)" office:value-type="float" office:value="0.0546370578316379" calcext:value-type="float">
            <text:p>0.0546370578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6.648549" calcext:value-type="float">
            <text:p>6.648549</text:p>
          </table:table-cell>
          <table:table-cell office:value-type="float" office:value="6.5163266695" calcext:value-type="float">
            <text:p>6.5163266695</text:p>
          </table:table-cell>
          <table:table-cell table:formula="of:=POWER([.C1084]-6.75;2)" office:value-type="float" office:value="0.0546032253869624" calcext:value-type="float">
            <text:p>0.0546032254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.629094" calcext:value-type="float">
            <text:p>6.629094</text:p>
          </table:table-cell>
          <table:table-cell office:value-type="float" office:value="6.5163522627" calcext:value-type="float">
            <text:p>6.5163522627</text:p>
          </table:table-cell>
          <table:table-cell table:formula="of:=POWER([.C1085]-6.75;2)" office:value-type="float" office:value="0.0545912651454099" calcext:value-type="float">
            <text:p>0.054591265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.607852" calcext:value-type="float">
            <text:p>6.607852</text:p>
          </table:table-cell>
          <table:table-cell office:value-type="float" office:value="6.5163323729" calcext:value-type="float">
            <text:p>6.5163323729</text:p>
          </table:table-cell>
          <table:table-cell table:formula="of:=POWER([.C1086]-6.75;2)" office:value-type="float" office:value="0.0546005599545447" calcext:value-type="float">
            <text:p>0.0546005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.585013" calcext:value-type="float">
            <text:p>6.585013</text:p>
          </table:table-cell>
          <table:table-cell office:value-type="float" office:value="6.5162871864" calcext:value-type="float">
            <text:p>6.5162871864</text:p>
          </table:table-cell>
          <table:table-cell table:formula="of:=POWER([.C1087]-6.75;2)" office:value-type="float" office:value="0.0546216792408285" calcext:value-type="float">
            <text:p>0.0546216792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.561038" calcext:value-type="float">
            <text:p>6.561038</text:p>
          </table:table-cell>
          <table:table-cell office:value-type="float" office:value="6.5162522119" calcext:value-type="float">
            <text:p>6.5162522119</text:p>
          </table:table-cell>
          <table:table-cell table:formula="of:=POWER([.C1088]-6.75;2)" office:value-type="float" office:value="0.0546380284416423" calcext:value-type="float">
            <text:p>0.0546380284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.536673" calcext:value-type="float">
            <text:p>6.536673</text:p>
          </table:table-cell>
          <table:table-cell office:value-type="float" office:value="6.5162692966" calcext:value-type="float">
            <text:p>6.5162692966</text:p>
          </table:table-cell>
          <table:table-cell table:formula="of:=POWER([.C1089]-6.75;2)" office:value-type="float" office:value="0.0546300417118588" calcext:value-type="float">
            <text:p>0.0546300417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512967" calcext:value-type="float">
            <text:p>6.512967</text:p>
          </table:table-cell>
          <table:table-cell office:value-type="float" office:value="6.5163730424" calcext:value-type="float">
            <text:p>6.5163730424</text:p>
          </table:table-cell>
          <table:table-cell table:formula="of:=POWER([.C1090]-6.75;2)" office:value-type="float" office:value="0.0545815553174323" calcext:value-type="float">
            <text:p>0.054581555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491187" calcext:value-type="float">
            <text:p>6.491187</text:p>
          </table:table-cell>
          <table:table-cell office:value-type="float" office:value="6.516576161" calcext:value-type="float">
            <text:p>6.516576161</text:p>
          </table:table-cell>
          <table:table-cell table:formula="of:=POWER([.C1091]-6.75;2)" office:value-type="float" office:value="0.0544866886134981" calcext:value-type="float">
            <text:p>0.054486688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.472583" calcext:value-type="float">
            <text:p>6.472583</text:p>
          </table:table-cell>
          <table:table-cell office:value-type="float" office:value="6.5168592797" calcext:value-type="float">
            <text:p>6.5168592797</text:p>
          </table:table-cell>
          <table:table-cell table:formula="of:=POWER([.C1092]-6.75;2)" office:value-type="float" office:value="0.0543545954620027" calcext:value-type="float">
            <text:p>0.0543545955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6.458054" calcext:value-type="float">
            <text:p>6.458054</text:p>
          </table:table-cell>
          <table:table-cell office:value-type="float" office:value="6.5171703051" calcext:value-type="float">
            <text:p>6.5171703051</text:p>
          </table:table-cell>
          <table:table-cell table:formula="of:=POWER([.C1093]-6.75;2)" office:value-type="float" office:value="0.0542096668272269" calcext:value-type="float">
            <text:p>0.0542096668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.44785" calcext:value-type="float">
            <text:p>6.44785</text:p>
          </table:table-cell>
          <table:table-cell office:value-type="float" office:value="6.5174353983" calcext:value-type="float">
            <text:p>6.5174353983</text:p>
          </table:table-cell>
          <table:table-cell table:formula="of:=POWER([.C1094]-6.75;2)" office:value-type="float" office:value="0.0540862939638797" calcext:value-type="float">
            <text:p>0.054086294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6.441418" calcext:value-type="float">
            <text:p>6.441418</text:p>
          </table:table-cell>
          <table:table-cell office:value-type="float" office:value="6.5175792797" calcext:value-type="float">
            <text:p>6.5175792797</text:p>
          </table:table-cell>
          <table:table-cell table:formula="of:=POWER([.C1095]-6.75;2)" office:value-type="float" office:value="0.054019391224771" calcext:value-type="float">
            <text:p>0.054019391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.437412" calcext:value-type="float">
            <text:p>6.437412</text:p>
          </table:table-cell>
          <table:table-cell office:value-type="float" office:value="6.5175486017" calcext:value-type="float">
            <text:p>6.5175486017</text:p>
          </table:table-cell>
          <table:table-cell table:formula="of:=POWER([.C1096]-6.75;2)" office:value-type="float" office:value="0.0540336525716254" calcext:value-type="float">
            <text:p>0.054033652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.433767" calcext:value-type="float">
            <text:p>6.433767</text:p>
          </table:table-cell>
          <table:table-cell office:value-type="float" office:value="6.5173309746" calcext:value-type="float">
            <text:p>6.5173309746</text:p>
          </table:table-cell>
          <table:table-cell table:formula="of:=POWER([.C1097]-6.75;2)" office:value-type="float" office:value="0.0541348753805858" calcext:value-type="float">
            <text:p>0.0541348754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427768" calcext:value-type="float">
            <text:p>6.427768</text:p>
          </table:table-cell>
          <table:table-cell office:value-type="float" office:value="6.5169640339" calcext:value-type="float">
            <text:p>6.5169640339</text:p>
          </table:table-cell>
          <table:table-cell table:formula="of:=POWER([.C1098]-6.75;2)" office:value-type="float" office:value="0.0543057614961604" calcext:value-type="float">
            <text:p>0.0543057615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.416153" calcext:value-type="float">
            <text:p>6.416153</text:p>
          </table:table-cell>
          <table:table-cell office:value-type="float" office:value="6.5165325593" calcext:value-type="float">
            <text:p>6.5165325593</text:p>
          </table:table-cell>
          <table:table-cell table:formula="of:=POWER([.C1099]-6.75;2)" office:value-type="float" office:value="0.0545070458670081" calcext:value-type="float">
            <text:p>0.0545070459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.395468" calcext:value-type="float">
            <text:p>6.395468</text:p>
          </table:table-cell>
          <table:table-cell office:value-type="float" office:value="6.5161555254" calcext:value-type="float">
            <text:p>6.5161555254</text:p>
          </table:table-cell>
          <table:table-cell table:formula="of:=POWER([.C1100]-6.75;2)" office:value-type="float" office:value="0.0546832383009499" calcext:value-type="float">
            <text:p>0.054683238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.362872" calcext:value-type="float">
            <text:p>6.362872</text:p>
          </table:table-cell>
          <table:table-cell office:value-type="float" office:value="6.5159665169" calcext:value-type="float">
            <text:p>6.5159665169</text:p>
          </table:table-cell>
          <table:table-cell table:formula="of:=POWER([.C1101]-6.75;2)" office:value-type="float" office:value="0.0547716712119181" calcext:value-type="float">
            <text:p>0.054771671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.317451" calcext:value-type="float">
            <text:p>6.317451</text:p>
          </table:table-cell>
          <table:table-cell office:value-type="float" office:value="6.5160908814" calcext:value-type="float">
            <text:p>6.5160908814</text:p>
          </table:table-cell>
          <table:table-cell table:formula="of:=POWER([.C1102]-6.75;2)" office:value-type="float" office:value="0.0547134757642287" calcext:value-type="float">
            <text:p>0.0547134758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6.261706" calcext:value-type="float">
            <text:p>6.261706</text:p>
          </table:table-cell>
          <table:table-cell office:value-type="float" office:value="6.5166212373" calcext:value-type="float">
            <text:p>6.5166212373</text:p>
          </table:table-cell>
          <table:table-cell table:formula="of:=POWER([.C1103]-6.75;2)" office:value-type="float" office:value="0.054465646879383" calcext:value-type="float">
            <text:p>0.0544656469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202557" calcext:value-type="float">
            <text:p>6.202557</text:p>
          </table:table-cell>
          <table:table-cell office:value-type="float" office:value="6.5175927797" calcext:value-type="float">
            <text:p>6.5175927797</text:p>
          </table:table-cell>
          <table:table-cell table:formula="of:=POWER([.C1104]-6.75;2)" office:value-type="float" office:value="0.0540131160475727" calcext:value-type="float">
            <text:p>0.054013116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151024" calcext:value-type="float">
            <text:p>6.151024</text:p>
          </table:table-cell>
          <table:table-cell office:value-type="float" office:value="6.5189614661" calcext:value-type="float">
            <text:p>6.5189614661</text:p>
          </table:table-cell>
          <table:table-cell table:formula="of:=POWER([.C1105]-6.75;2)" office:value-type="float" office:value="0.0533788041466613" calcext:value-type="float">
            <text:p>0.053378804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119997" calcext:value-type="float">
            <text:p>6.119997</text:p>
          </table:table-cell>
          <table:table-cell office:value-type="float" office:value="6.5205916441" calcext:value-type="float">
            <text:p>6.5205916441</text:p>
          </table:table-cell>
          <table:table-cell table:formula="of:=POWER([.C1106]-6.75;2)" office:value-type="float" office:value="0.0526281937567413" calcext:value-type="float">
            <text:p>0.0526281938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120293" calcext:value-type="float">
            <text:p>6.120293</text:p>
          </table:table-cell>
          <table:table-cell office:value-type="float" office:value="6.5222625254" calcext:value-type="float">
            <text:p>6.5222625254</text:p>
          </table:table-cell>
          <table:table-cell table:formula="of:=POWER([.C1107]-6.75;2)" office:value-type="float" office:value="0.0518643573371855" calcext:value-type="float">
            <text:p>0.0518643573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156261" calcext:value-type="float">
            <text:p>6.156261</text:p>
          </table:table-cell>
          <table:table-cell office:value-type="float" office:value="6.5237007119" calcext:value-type="float">
            <text:p>6.5237007119</text:p>
          </table:table-cell>
          <table:table-cell table:formula="of:=POWER([.C1108]-6.75;2)" office:value-type="float" office:value="0.0512113677945667" calcext:value-type="float">
            <text:p>0.0512113678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222961" calcext:value-type="float">
            <text:p>6.222961</text:p>
          </table:table-cell>
          <table:table-cell office:value-type="float" office:value="6.5246372119" calcext:value-type="float">
            <text:p>6.5246372119</text:p>
          </table:table-cell>
          <table:table-cell table:formula="of:=POWER([.C1109]-6.75;2)" office:value-type="float" office:value="0.0507883862602055" calcext:value-type="float">
            <text:p>0.0507883863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306422" calcext:value-type="float">
            <text:p>6.306422</text:p>
          </table:table-cell>
          <table:table-cell office:value-type="float" office:value="6.524874322" calcext:value-type="float">
            <text:p>6.524874322</text:p>
          </table:table-cell>
          <table:table-cell table:formula="of:=POWER([.C1110]-6.75;2)" office:value-type="float" office:value="0.0506815708949595" calcext:value-type="float">
            <text:p>0.0506815709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386951" calcext:value-type="float">
            <text:p>6.386951</text:p>
          </table:table-cell>
          <table:table-cell office:value-type="float" office:value="6.5243403814" calcext:value-type="float">
            <text:p>6.5243403814</text:p>
          </table:table-cell>
          <table:table-cell table:formula="of:=POWER([.C1111]-6.75;2)" office:value-type="float" office:value="0.0509222634666974" calcext:value-type="float">
            <text:p>0.0509222635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443986" calcext:value-type="float">
            <text:p>6.443986</text:p>
          </table:table-cell>
          <table:table-cell office:value-type="float" office:value="6.5231147034" calcext:value-type="float">
            <text:p>6.5231147034</text:p>
          </table:table-cell>
          <table:table-cell table:formula="of:=POWER([.C1112]-6.75;2)" office:value-type="float" office:value="0.0514769378132699" calcext:value-type="float">
            <text:p>0.051476937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460704" calcext:value-type="float">
            <text:p>6.460704</text:p>
          </table:table-cell>
          <table:table-cell office:value-type="float" office:value="6.5214182542" calcext:value-type="float">
            <text:p>6.5214182542</text:p>
          </table:table-cell>
          <table:table-cell table:formula="of:=POWER([.C1113]-6.75;2)" office:value-type="float" office:value="0.0522496145129757" calcext:value-type="float">
            <text:p>0.0522496145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427119" calcext:value-type="float">
            <text:p>6.427119</text:p>
          </table:table-cell>
          <table:table-cell office:value-type="float" office:value="6.5195773305" calcext:value-type="float">
            <text:p>6.5195773305</text:p>
          </table:table-cell>
          <table:table-cell table:formula="of:=POWER([.C1114]-6.75;2)" office:value-type="float" office:value="0.0530946066195063" calcext:value-type="float">
            <text:p>0.053094606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341129" calcext:value-type="float">
            <text:p>6.341129</text:p>
          </table:table-cell>
          <table:table-cell office:value-type="float" office:value="6.5179720339" calcext:value-type="float">
            <text:p>6.5179720339</text:p>
          </table:table-cell>
          <table:table-cell table:formula="of:=POWER([.C1115]-6.75;2)" office:value-type="float" office:value="0.0538369770525029" calcext:value-type="float">
            <text:p>0.0538369771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207192" calcext:value-type="float">
            <text:p>6.207192</text:p>
          </table:table-cell>
          <table:table-cell office:value-type="float" office:value="6.5169799407" calcext:value-type="float">
            <text:p>6.5169799407</text:p>
          </table:table-cell>
          <table:table-cell table:formula="of:=POWER([.C1116]-6.75;2)" office:value-type="float" office:value="0.0542983480361756" calcext:value-type="float">
            <text:p>0.054298348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032034" calcext:value-type="float">
            <text:p>6.032034</text:p>
          </table:table-cell>
          <table:table-cell office:value-type="float" office:value="6.5169232542" calcext:value-type="float">
            <text:p>6.5169232542</text:p>
          </table:table-cell>
          <table:table-cell table:formula="of:=POWER([.C1117]-6.75;2)" office:value-type="float" office:value="0.0543247694327178" calcext:value-type="float">
            <text:p>0.054324769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.815046" calcext:value-type="float">
            <text:p>5.815046</text:p>
          </table:table-cell>
          <table:table-cell office:value-type="float" office:value="6.5180275508" calcext:value-type="float">
            <text:p>6.5180275508</text:p>
          </table:table-cell>
          <table:table-cell table:formula="of:=POWER([.C1118]-6.75;2)" office:value-type="float" office:value="0.0538112171878464" calcext:value-type="float">
            <text:p>0.053811217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5.521663" calcext:value-type="float">
            <text:p>5.521663</text:p>
          </table:table-cell>
          <table:table-cell office:value-type="float" office:value="6.5203983814" calcext:value-type="float">
            <text:p>6.5203983814</text:p>
          </table:table-cell>
          <table:table-cell table:formula="of:=POWER([.C1119]-6.75;2)" office:value-type="float" office:value="0.05271690326374" calcext:value-type="float">
            <text:p>0.0527169033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.946083" calcext:value-type="float">
            <text:p>4.946083</text:p>
          </table:table-cell>
          <table:table-cell office:value-type="float" office:value="6.5239760254" calcext:value-type="float">
            <text:p>6.5239760254</text:p>
          </table:table-cell>
          <table:table-cell table:formula="of:=POWER([.C1120]-6.75;2)" office:value-type="float" office:value="0.0510868370939816" calcext:value-type="float">
            <text:p>0.051086837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4.946083" calcext:value-type="float">
            <text:p>4.946083</text:p>
          </table:table-cell>
          <table:table-cell office:value-type="float" office:value="6.5271968898" calcext:value-type="float">
            <text:p>6.5271968898</text:p>
          </table:table-cell>
          <table:table-cell table:formula="of:=POWER([.C1121]-6.75;2)" office:value-type="float" office:value="0.0496412259147934" calcext:value-type="float">
            <text:p>0.0496412259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.795749" calcext:value-type="float">
            <text:p>7.795749</text:p>
          </table:table-cell>
          <table:table-cell office:value-type="float" office:value="6.5551450678" calcext:value-type="float">
            <text:p>6.5551450678</text:p>
          </table:table-cell>
          <table:table-cell table:formula="of:=POWER([.C1122]-6.75;2)" office:value-type="float" office:value="0.0379684446026667" calcext:value-type="float">
            <text:p>0.0379684446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724761" calcext:value-type="float">
            <text:p>6.724761</text:p>
          </table:table-cell>
          <table:table-cell office:value-type="float" office:value="6.5464704153" calcext:value-type="float">
            <text:p>6.5464704153</text:p>
          </table:table-cell>
          <table:table-cell table:formula="of:=POWER([.C1123]-6.75;2)" office:value-type="float" office:value="0.0414242918481545" calcext:value-type="float">
            <text:p>0.0414242918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448177" calcext:value-type="float">
            <text:p>6.448177</text:p>
          </table:table-cell>
          <table:table-cell office:value-type="float" office:value="6.5447291186" calcext:value-type="float">
            <text:p>6.5447291186</text:p>
          </table:table-cell>
          <table:table-cell table:formula="of:=POWER([.C1124]-6.75;2)" office:value-type="float" office:value="0.0421361347507328" calcext:value-type="float">
            <text:p>0.0421361348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334761" calcext:value-type="float">
            <text:p>6.334761</text:p>
          </table:table-cell>
          <table:table-cell office:value-type="float" office:value="6.5441402034" calcext:value-type="float">
            <text:p>6.5441402034</text:p>
          </table:table-cell>
          <table:table-cell table:formula="of:=POWER([.C1125]-6.75;2)" office:value-type="float" office:value="0.0423782558561935" calcext:value-type="float">
            <text:p>0.042378255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285779" calcext:value-type="float">
            <text:p>6.285779</text:p>
          </table:table-cell>
          <table:table-cell office:value-type="float" office:value="6.5436073898" calcext:value-type="float">
            <text:p>6.5436073898</text:p>
          </table:table-cell>
          <table:table-cell table:formula="of:=POWER([.C1126]-6.75;2)" office:value-type="float" office:value="0.0425979095451691" calcext:value-type="float">
            <text:p>0.0425979095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27" calcext:value-type="float">
            <text:p>6.27</text:p>
          </table:table-cell>
          <table:table-cell office:value-type="float" office:value="6.5427785508" calcext:value-type="float">
            <text:p>6.5427785508</text:p>
          </table:table-cell>
          <table:table-cell table:formula="of:=POWER([.C1127]-6.75;2)" office:value-type="float" office:value="0.0429407290085483" calcext:value-type="float">
            <text:p>0.042940729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272828" calcext:value-type="float">
            <text:p>6.272828</text:p>
          </table:table-cell>
          <table:table-cell office:value-type="float" office:value="6.5415939746" calcext:value-type="float">
            <text:p>6.5415939746</text:p>
          </table:table-cell>
          <table:table-cell table:formula="of:=POWER([.C1128]-6.75;2)" office:value-type="float" office:value="0.0434330714230256" calcext:value-type="float">
            <text:p>0.0434330714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284683" calcext:value-type="float">
            <text:p>6.284683</text:p>
          </table:table-cell>
          <table:table-cell office:value-type="float" office:value="6.5401590678" calcext:value-type="float">
            <text:p>6.5401590678</text:p>
          </table:table-cell>
          <table:table-cell table:formula="of:=POWER([.C1129]-6.75;2)" office:value-type="float" office:value="0.0440332168265649" calcext:value-type="float">
            <text:p>0.0440332168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297981" calcext:value-type="float">
            <text:p>6.297981</text:p>
          </table:table-cell>
          <table:table-cell office:value-type="float" office:value="6.5386694237" calcext:value-type="float">
            <text:p>6.5386694237</text:p>
          </table:table-cell>
          <table:table-cell table:formula="of:=POWER([.C1130]-6.75;2)" office:value-type="float" office:value="0.0446606124792901" calcext:value-type="float">
            <text:p>0.0446606125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306928" calcext:value-type="float">
            <text:p>6.306928</text:p>
          </table:table-cell>
          <table:table-cell office:value-type="float" office:value="6.5373437881" calcext:value-type="float">
            <text:p>6.5373437881</text:p>
          </table:table-cell>
          <table:table-cell table:formula="of:=POWER([.C1131]-6.75;2)" office:value-type="float" office:value="0.0452226644596576" calcext:value-type="float">
            <text:p>0.0452226645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308133" calcext:value-type="float">
            <text:p>6.308133</text:p>
          </table:table-cell>
          <table:table-cell office:value-type="float" office:value="6.5363648898" calcext:value-type="float">
            <text:p>6.5363648898</text:p>
          </table:table-cell>
          <table:table-cell table:formula="of:=POWER([.C1132]-6.75;2)" office:value-type="float" office:value="0.0456399603101663" calcext:value-type="float">
            <text:p>0.0456399603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301027" calcext:value-type="float">
            <text:p>6.301027</text:p>
          </table:table-cell>
          <table:table-cell office:value-type="float" office:value="6.5358384407" calcext:value-type="float">
            <text:p>6.5358384407</text:p>
          </table:table-cell>
          <table:table-cell table:formula="of:=POWER([.C1133]-6.75;2)" office:value-type="float" office:value="0.0458651734818074" calcext:value-type="float">
            <text:p>0.0458651735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287665" calcext:value-type="float">
            <text:p>6.287665</text:p>
          </table:table-cell>
          <table:table-cell office:value-type="float" office:value="6.5357781525" calcext:value-type="float">
            <text:p>6.5357781525</text:p>
          </table:table-cell>
          <table:table-cell table:formula="of:=POWER([.C1134]-6.75;2)" office:value-type="float" office:value="0.0458909999463133" calcext:value-type="float">
            <text:p>0.0458909999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271898" calcext:value-type="float">
            <text:p>6.271898</text:p>
          </table:table-cell>
          <table:table-cell office:value-type="float" office:value="6.5361168475" calcext:value-type="float">
            <text:p>6.5361168475</text:p>
          </table:table-cell>
          <table:table-cell table:formula="of:=POWER([.C1135]-6.75;2)" office:value-type="float" office:value="0.0457460029233384" calcext:value-type="float">
            <text:p>0.0457460029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258192" calcext:value-type="float">
            <text:p>6.258192</text:p>
          </table:table-cell>
          <table:table-cell office:value-type="float" office:value="6.5367365254" calcext:value-type="float">
            <text:p>6.5367365254</text:p>
          </table:table-cell>
          <table:table-cell table:formula="of:=POWER([.C1136]-6.75;2)" office:value-type="float" office:value="0.0454813095984647" calcext:value-type="float">
            <text:p>0.045481309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250495" calcext:value-type="float">
            <text:p>6.250495</text:p>
          </table:table-cell>
          <table:table-cell office:value-type="float" office:value="6.5375053983" calcext:value-type="float">
            <text:p>6.5375053983</text:p>
          </table:table-cell>
          <table:table-cell table:formula="of:=POWER([.C1137]-6.75;2)" office:value-type="float" office:value="0.0451539557516415" calcext:value-type="float">
            <text:p>0.0451539558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251496" calcext:value-type="float">
            <text:p>6.251496</text:p>
          </table:table-cell>
          <table:table-cell office:value-type="float" office:value="6.5383092288" calcext:value-type="float">
            <text:p>6.5383092288</text:p>
          </table:table-cell>
          <table:table-cell table:formula="of:=POWER([.C1138]-6.75;2)" office:value-type="float" office:value="0.0448129826112507" calcext:value-type="float">
            <text:p>0.0448129826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262403" calcext:value-type="float">
            <text:p>6.262403</text:p>
          </table:table-cell>
          <table:table-cell office:value-type="float" office:value="6.5390677712" calcext:value-type="float">
            <text:p>6.5390677712</text:p>
          </table:table-cell>
          <table:table-cell table:formula="of:=POWER([.C1139]-6.75;2)" office:value-type="float" office:value="0.0444924051465355" calcext:value-type="float">
            <text:p>0.0444924051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283125" calcext:value-type="float">
            <text:p>6.283125</text:p>
          </table:table-cell>
          <table:table-cell office:value-type="float" office:value="6.5397343051" calcext:value-type="float">
            <text:p>6.5397343051</text:p>
          </table:table-cell>
          <table:table-cell table:formula="of:=POWER([.C1140]-6.75;2)" office:value-type="float" office:value="0.04421166245178" calcext:value-type="float">
            <text:p>0.0442116625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312603" calcext:value-type="float">
            <text:p>6.312603</text:p>
          </table:table-cell>
          <table:table-cell office:value-type="float" office:value="6.5402837966" calcext:value-type="float">
            <text:p>6.5402837966</text:p>
          </table:table-cell>
          <table:table-cell table:formula="of:=POWER([.C1141]-6.75;2)" office:value-type="float" office:value="0.0439808859685103" calcext:value-type="float">
            <text:p>0.043980886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349023" calcext:value-type="float">
            <text:p>6.349023</text:p>
          </table:table-cell>
          <table:table-cell office:value-type="float" office:value="6.5406993051" calcext:value-type="float">
            <text:p>6.5406993051</text:p>
          </table:table-cell>
          <table:table-cell table:formula="of:=POWER([.C1142]-6.75;2)" office:value-type="float" office:value="0.0438067808856227" calcext:value-type="float">
            <text:p>0.0438067809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389861" calcext:value-type="float">
            <text:p>6.389861</text:p>
          </table:table-cell>
          <table:table-cell office:value-type="float" office:value="6.5409650254" calcext:value-type="float">
            <text:p>6.5409650254</text:p>
          </table:table-cell>
          <table:table-cell table:formula="of:=POWER([.C1143]-6.75;2)" office:value-type="float" office:value="0.0436956206060225" calcext:value-type="float">
            <text:p>0.0436956206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431896" calcext:value-type="float">
            <text:p>6.431896</text:p>
          </table:table-cell>
          <table:table-cell office:value-type="float" office:value="6.5410685678" calcext:value-type="float">
            <text:p>6.5410685678</text:p>
          </table:table-cell>
          <table:table-cell table:formula="of:=POWER([.C1144]-6.75;2)" office:value-type="float" office:value="0.0436523433611432" calcext:value-type="float">
            <text:p>0.0436523434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471395" calcext:value-type="float">
            <text:p>6.471395</text:p>
          </table:table-cell>
          <table:table-cell office:value-type="float" office:value="6.5410090847" calcext:value-type="float">
            <text:p>6.5410090847</text:p>
          </table:table-cell>
          <table:table-cell table:formula="of:=POWER([.C1145]-6.75;2)" office:value-type="float" office:value="0.0436772026779319" calcext:value-type="float">
            <text:p>0.043677202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504633" calcext:value-type="float">
            <text:p>6.504633</text:p>
          </table:table-cell>
          <table:table-cell office:value-type="float" office:value="6.540805" calcext:value-type="float">
            <text:p>6.540805</text:p>
          </table:table-cell>
          <table:table-cell table:formula="of:=POWER([.C1146]-6.75;2)" office:value-type="float" office:value="0.0437625480250001" calcext:value-type="float">
            <text:p>0.043762548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528672" calcext:value-type="float">
            <text:p>6.528672</text:p>
          </table:table-cell>
          <table:table-cell office:value-type="float" office:value="6.5404957627" calcext:value-type="float">
            <text:p>6.5404957627</text:p>
          </table:table-cell>
          <table:table-cell table:formula="of:=POWER([.C1147]-6.75;2)" office:value-type="float" office:value="0.0438920254466547" calcext:value-type="float">
            <text:p>0.0438920254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542162" calcext:value-type="float">
            <text:p>6.542162</text:p>
          </table:table-cell>
          <table:table-cell office:value-type="float" office:value="6.5401360678" calcext:value-type="float">
            <text:p>6.5401360678</text:p>
          </table:table-cell>
          <table:table-cell table:formula="of:=POWER([.C1148]-6.75;2)" office:value-type="float" office:value="0.0440428700384463" calcext:value-type="float">
            <text:p>0.04404287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545858" calcext:value-type="float">
            <text:p>6.545858</text:p>
          </table:table-cell>
          <table:table-cell office:value-type="float" office:value="6.5397844915" calcext:value-type="float">
            <text:p>6.5397844915</text:p>
          </table:table-cell>
          <table:table-cell table:formula="of:=POWER([.C1149]-6.75;2)" office:value-type="float" office:value="0.0441905600139136" calcext:value-type="float">
            <text:p>0.04419056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542606" calcext:value-type="float">
            <text:p>6.542606</text:p>
          </table:table-cell>
          <table:table-cell office:value-type="float" office:value="6.5394907797" calcext:value-type="float">
            <text:p>6.5394907797</text:p>
          </table:table-cell>
          <table:table-cell table:formula="of:=POWER([.C1150]-6.75;2)" office:value-type="float" office:value="0.0443141318313138" calcext:value-type="float">
            <text:p>0.044314131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536746" calcext:value-type="float">
            <text:p>6.536746</text:p>
          </table:table-cell>
          <table:table-cell office:value-type="float" office:value="6.5392857881" calcext:value-type="float">
            <text:p>6.5392857881</text:p>
          </table:table-cell>
          <table:table-cell table:formula="of:=POWER([.C1151]-6.75;2)" office:value-type="float" office:value="0.0444004790966381" calcext:value-type="float">
            <text:p>0.0444004791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533065" calcext:value-type="float">
            <text:p>6.533065</text:p>
          </table:table-cell>
          <table:table-cell office:value-type="float" office:value="6.5391766271" calcext:value-type="float">
            <text:p>6.5391766271</text:p>
          </table:table-cell>
          <table:table-cell table:formula="of:=POWER([.C1152]-6.75;2)" office:value-type="float" office:value="0.0444464945609325" calcext:value-type="float">
            <text:p>0.0444464946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535638" calcext:value-type="float">
            <text:p>6.535638</text:p>
          </table:table-cell>
          <table:table-cell office:value-type="float" office:value="6.5391475932" calcext:value-type="float">
            <text:p>6.5391475932</text:p>
          </table:table-cell>
          <table:table-cell table:formula="of:=POWER([.C1153]-6.75;2)" office:value-type="float" office:value="0.0444587374533527" calcext:value-type="float">
            <text:p>0.044458737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546901" calcext:value-type="float">
            <text:p>6.546901</text:p>
          </table:table-cell>
          <table:table-cell office:value-type="float" office:value="6.5391658644" calcext:value-type="float">
            <text:p>6.5391658644</text:p>
          </table:table-cell>
          <table:table-cell table:formula="of:=POWER([.C1154]-6.75;2)" office:value-type="float" office:value="0.0444510327341991" calcext:value-type="float">
            <text:p>0.0444510327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567224" calcext:value-type="float">
            <text:p>6.567224</text:p>
          </table:table-cell>
          <table:table-cell office:value-type="float" office:value="6.5391899492" calcext:value-type="float">
            <text:p>6.5391899492</text:p>
          </table:table-cell>
          <table:table-cell table:formula="of:=POWER([.C1155]-6.75;2)" office:value-type="float" office:value="0.0444408775182987" calcext:value-type="float">
            <text:p>0.044440877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595045" calcext:value-type="float">
            <text:p>6.595045</text:p>
          </table:table-cell>
          <table:table-cell office:value-type="float" office:value="6.5391787119" calcext:value-type="float">
            <text:p>6.5391787119</text:p>
          </table:table-cell>
          <table:table-cell table:formula="of:=POWER([.C1156]-6.75;2)" office:value-type="float" office:value="0.0444456155161432" calcext:value-type="float">
            <text:p>0.0444456155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627431" calcext:value-type="float">
            <text:p>6.627431</text:p>
          </table:table-cell>
          <table:table-cell office:value-type="float" office:value="6.5390991695" calcext:value-type="float">
            <text:p>6.5390991695</text:p>
          </table:table-cell>
          <table:table-cell table:formula="of:=POWER([.C1157]-6.75;2)" office:value-type="float" office:value="0.0444791603055897" calcext:value-type="float">
            <text:p>0.0444791603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660816" calcext:value-type="float">
            <text:p>6.660816</text:p>
          </table:table-cell>
          <table:table-cell office:value-type="float" office:value="6.5389318898" calcext:value-type="float">
            <text:p>6.5389318898</text:p>
          </table:table-cell>
          <table:table-cell table:formula="of:=POWER([.C1158]-6.75;2)" office:value-type="float" office:value="0.0445497471433995" calcext:value-type="float">
            <text:p>0.0445497471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691717" calcext:value-type="float">
            <text:p>6.691717</text:p>
          </table:table-cell>
          <table:table-cell office:value-type="float" office:value="6.5386739068" calcext:value-type="float">
            <text:p>6.5386739068</text:p>
          </table:table-cell>
          <table:table-cell table:formula="of:=POWER([.C1159]-6.75;2)" office:value-type="float" office:value="0.0446587176671752" calcext:value-type="float">
            <text:p>0.0446587177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717307" calcext:value-type="float">
            <text:p>6.717307</text:p>
          </table:table-cell>
          <table:table-cell office:value-type="float" office:value="6.5383393475" calcext:value-type="float">
            <text:p>6.5383393475</text:p>
          </table:table-cell>
          <table:table-cell table:formula="of:=POWER([.C1160]-6.75;2)" office:value-type="float" office:value="0.0448002318167258" calcext:value-type="float">
            <text:p>0.0448002318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35828" calcext:value-type="float">
            <text:p>6.735828</text:p>
          </table:table-cell>
          <table:table-cell office:value-type="float" office:value="6.5379581695" calcext:value-type="float">
            <text:p>6.5379581695</text:p>
          </table:table-cell>
          <table:table-cell table:formula="of:=POWER([.C1161]-6.75;2)" office:value-type="float" office:value="0.0449617378817909" calcext:value-type="float">
            <text:p>0.0449617379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746834" calcext:value-type="float">
            <text:p>6.746834</text:p>
          </table:table-cell>
          <table:table-cell office:value-type="float" office:value="6.5375731102" calcext:value-type="float">
            <text:p>6.5375731102</text:p>
          </table:table-cell>
          <table:table-cell table:formula="of:=POWER([.C1162]-6.75;2)" office:value-type="float" office:value="0.0451251835101012" calcext:value-type="float">
            <text:p>0.045125183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751254" calcext:value-type="float">
            <text:p>6.751254</text:p>
          </table:table-cell>
          <table:table-cell office:value-type="float" office:value="6.5372346695" calcext:value-type="float">
            <text:p>6.5372346695</text:p>
          </table:table-cell>
          <table:table-cell table:formula="of:=POWER([.C1163]-6.75;2)" office:value-type="float" office:value="0.0452690858627742" calcext:value-type="float">
            <text:p>0.0452690859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751213" calcext:value-type="float">
            <text:p>6.751213</text:p>
          </table:table-cell>
          <table:table-cell office:value-type="float" office:value="6.5369942288" calcext:value-type="float">
            <text:p>6.5369942288</text:p>
          </table:table-cell>
          <table:table-cell table:formula="of:=POWER([.C1164]-6.75;2)" office:value-type="float" office:value="0.0453714585645066" calcext:value-type="float">
            <text:p>0.045371458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749603" calcext:value-type="float">
            <text:p>6.749603</text:p>
          </table:table-cell>
          <table:table-cell office:value-type="float" office:value="6.5368956864" calcext:value-type="float">
            <text:p>6.5368956864</text:p>
          </table:table-cell>
          <table:table-cell table:formula="of:=POWER([.C1165]-6.75;2)" office:value-type="float" office:value="0.045413448474927" calcext:value-type="float">
            <text:p>0.0454134485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749431" calcext:value-type="float">
            <text:p>6.749431</text:p>
          </table:table-cell>
          <table:table-cell office:value-type="float" office:value="6.5369669407" calcext:value-type="float">
            <text:p>6.5369669407</text:p>
          </table:table-cell>
          <table:table-cell table:formula="of:=POWER([.C1166]-6.75;2)" office:value-type="float" office:value="0.0453830843547172" calcext:value-type="float">
            <text:p>0.0453830844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753119" calcext:value-type="float">
            <text:p>6.753119</text:p>
          </table:table-cell>
          <table:table-cell office:value-type="float" office:value="6.5372131949" calcext:value-type="float">
            <text:p>6.5372131949</text:p>
          </table:table-cell>
          <table:table-cell table:formula="of:=POWER([.C1167]-6.75;2)" office:value-type="float" office:value="0.0452782244246655" calcext:value-type="float">
            <text:p>0.045278224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761959" calcext:value-type="float">
            <text:p>6.761959</text:p>
          </table:table-cell>
          <table:table-cell office:value-type="float" office:value="6.5376137881" calcext:value-type="float">
            <text:p>6.5376137881</text:p>
          </table:table-cell>
          <table:table-cell table:formula="of:=POWER([.C1168]-6.75;2)" office:value-type="float" office:value="0.0451079030052318" calcext:value-type="float">
            <text:p>0.045107903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775892" calcext:value-type="float">
            <text:p>6.775892</text:p>
          </table:table-cell>
          <table:table-cell office:value-type="float" office:value="6.5381238051" calcext:value-type="float">
            <text:p>6.5381238051</text:p>
          </table:table-cell>
          <table:table-cell table:formula="of:=POWER([.C1169]-6.75;2)" office:value-type="float" office:value="0.0448915219653029" calcext:value-type="float">
            <text:p>0.044891522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793664" calcext:value-type="float">
            <text:p>6.793664</text:p>
          </table:table-cell>
          <table:table-cell office:value-type="float" office:value="6.5386802797" calcext:value-type="float">
            <text:p>6.5386802797</text:p>
          </table:table-cell>
          <table:table-cell table:formula="of:=POWER([.C1170]-6.75;2)" office:value-type="float" office:value="0.0446560241876701" calcext:value-type="float">
            <text:p>0.0446560242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813265" calcext:value-type="float">
            <text:p>6.813265</text:p>
          </table:table-cell>
          <table:table-cell office:value-type="float" office:value="6.5392117881" calcext:value-type="float">
            <text:p>6.5392117881</text:p>
          </table:table-cell>
          <table:table-cell table:formula="of:=POWER([.C1171]-6.75;2)" office:value-type="float" office:value="0.0444316702759992" calcext:value-type="float">
            <text:p>0.0444316703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832452" calcext:value-type="float">
            <text:p>6.832452</text:p>
          </table:table-cell>
          <table:table-cell office:value-type="float" office:value="6.5396497034" calcext:value-type="float">
            <text:p>6.5396497034</text:p>
          </table:table-cell>
          <table:table-cell table:formula="of:=POWER([.C1172]-6.75;2)" office:value-type="float" office:value="0.0442472472797079" calcext:value-type="float">
            <text:p>0.0442472473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849195" calcext:value-type="float">
            <text:p>6.849195</text:p>
          </table:table-cell>
          <table:table-cell office:value-type="float" office:value="6.5399392119" calcext:value-type="float">
            <text:p>6.5399392119</text:p>
          </table:table-cell>
          <table:table-cell table:formula="of:=POWER([.C1173]-6.75;2)" office:value-type="float" office:value="0.044125534697193" calcext:value-type="float">
            <text:p>0.0441255347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861956" calcext:value-type="float">
            <text:p>6.861956</text:p>
          </table:table-cell>
          <table:table-cell office:value-type="float" office:value="6.5400485254" calcext:value-type="float">
            <text:p>6.5400485254</text:p>
          </table:table-cell>
          <table:table-cell table:formula="of:=POWER([.C1174]-6.75;2)" office:value-type="float" office:value="0.0440796216867146" calcext:value-type="float">
            <text:p>0.0440796217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869782" calcext:value-type="float">
            <text:p>6.869782</text:p>
          </table:table-cell>
          <table:table-cell office:value-type="float" office:value="6.5399746949" calcext:value-type="float">
            <text:p>6.5399746949</text:p>
          </table:table-cell>
          <table:table-cell table:formula="of:=POWER([.C1175]-6.75;2)" office:value-type="float" office:value="0.0441106287823482" calcext:value-type="float">
            <text:p>0.0441106288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872298" calcext:value-type="float">
            <text:p>6.872298</text:p>
          </table:table-cell>
          <table:table-cell office:value-type="float" office:value="6.5397448305" calcext:value-type="float">
            <text:p>6.5397448305</text:p>
          </table:table-cell>
          <table:table-cell table:formula="of:=POWER([.C1176]-6.75;2)" office:value-type="float" office:value="0.0442072363014737" calcext:value-type="float">
            <text:p>0.044207236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869653" calcext:value-type="float">
            <text:p>6.869653</text:p>
          </table:table-cell>
          <table:table-cell office:value-type="float" office:value="6.5394117712" calcext:value-type="float">
            <text:p>6.5394117712</text:p>
          </table:table-cell>
          <table:table-cell table:formula="of:=POWER([.C1177]-6.75;2)" office:value-type="float" office:value="0.0443474021091211" calcext:value-type="float">
            <text:p>0.044347402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862478" calcext:value-type="float">
            <text:p>6.862478</text:p>
          </table:table-cell>
          <table:table-cell office:value-type="float" office:value="6.5390442966" calcext:value-type="float">
            <text:p>6.5390442966</text:p>
          </table:table-cell>
          <table:table-cell table:formula="of:=POWER([.C1178]-6.75;2)" office:value-type="float" office:value="0.0445023087969887" calcext:value-type="float">
            <text:p>0.044502308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851867" calcext:value-type="float">
            <text:p>6.851867</text:p>
          </table:table-cell>
          <table:table-cell office:value-type="float" office:value="6.5387132627" calcext:value-type="float">
            <text:p>6.5387132627</text:p>
          </table:table-cell>
          <table:table-cell table:formula="of:=POWER([.C1179]-6.75;2)" office:value-type="float" office:value="0.0446420853588792" calcext:value-type="float">
            <text:p>0.044642085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839338" calcext:value-type="float">
            <text:p>6.839338</text:p>
          </table:table-cell>
          <table:table-cell office:value-type="float" office:value="6.5384764746" calcext:value-type="float">
            <text:p>6.5384764746</text:p>
          </table:table-cell>
          <table:table-cell table:formula="of:=POWER([.C1180]-6.75;2)" office:value-type="float" office:value="0.0447422017976443" calcext:value-type="float">
            <text:p>0.0447422018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826744" calcext:value-type="float">
            <text:p>6.826744</text:p>
          </table:table-cell>
          <table:table-cell office:value-type="float" office:value="6.5383659237" calcext:value-type="float">
            <text:p>6.5383659237</text:p>
          </table:table-cell>
          <table:table-cell table:formula="of:=POWER([.C1181]-6.75;2)" office:value-type="float" office:value="0.0447889822513543" calcext:value-type="float">
            <text:p>0.0447889823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816056" calcext:value-type="float">
            <text:p>6.816056</text:p>
          </table:table-cell>
          <table:table-cell office:value-type="float" office:value="6.5383807881" calcext:value-type="float">
            <text:p>6.5383807881</text:p>
          </table:table-cell>
          <table:table-cell table:formula="of:=POWER([.C1182]-6.75;2)" office:value-type="float" office:value="0.0447826908451773" calcext:value-type="float">
            <text:p>0.0447826908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80902" calcext:value-type="float">
            <text:p>6.80902</text:p>
          </table:table-cell>
          <table:table-cell office:value-type="float" office:value="6.5384883814" calcext:value-type="float">
            <text:p>6.5384883814</text:p>
          </table:table-cell>
          <table:table-cell table:formula="of:=POWER([.C1183]-6.75;2)" office:value-type="float" office:value="0.044737164802792" calcext:value-type="float">
            <text:p>0.0447371648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806746" calcext:value-type="float">
            <text:p>6.806746</text:p>
          </table:table-cell>
          <table:table-cell office:value-type="float" office:value="6.5386331695" calcext:value-type="float">
            <text:p>6.5386331695</text:p>
          </table:table-cell>
          <table:table-cell table:formula="of:=POWER([.C1184]-6.75;2)" office:value-type="float" office:value="0.0446759370356158" calcext:value-type="float">
            <text:p>0.044675937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809319" calcext:value-type="float">
            <text:p>6.809319</text:p>
          </table:table-cell>
          <table:table-cell office:value-type="float" office:value="6.5387514831" calcext:value-type="float">
            <text:p>6.5387514831</text:p>
          </table:table-cell>
          <table:table-cell table:formula="of:=POWER([.C1185]-6.75;2)" office:value-type="float" office:value="0.0446259358924494" calcext:value-type="float">
            <text:p>0.0446259359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815629" calcext:value-type="float">
            <text:p>6.815629</text:p>
          </table:table-cell>
          <table:table-cell office:value-type="float" office:value="6.5387880085" calcext:value-type="float">
            <text:p>6.5387880085</text:p>
          </table:table-cell>
          <table:table-cell table:formula="of:=POWER([.C1186]-6.75;2)" office:value-type="float" office:value="0.044610505353396" calcext:value-type="float">
            <text:p>0.0446105054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8235" calcext:value-type="float">
            <text:p>6.8235</text:p>
          </table:table-cell>
          <table:table-cell office:value-type="float" office:value="6.5387091864" calcext:value-type="float">
            <text:p>6.5387091864</text:p>
          </table:table-cell>
          <table:table-cell table:formula="of:=POWER([.C1187]-6.75;2)" office:value-type="float" office:value="0.0446438079117499" calcext:value-type="float">
            <text:p>0.044643807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830188" calcext:value-type="float">
            <text:p>6.830188</text:p>
          </table:table-cell>
          <table:table-cell office:value-type="float" office:value="6.5385097458" calcext:value-type="float">
            <text:p>6.5385097458</text:p>
          </table:table-cell>
          <table:table-cell table:formula="of:=POWER([.C1188]-6.75;2)" office:value-type="float" office:value="0.0447281276215807" calcext:value-type="float">
            <text:p>0.044728127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833092" calcext:value-type="float">
            <text:p>6.833092</text:p>
          </table:table-cell>
          <table:table-cell office:value-type="float" office:value="6.5382106356" calcext:value-type="float">
            <text:p>6.5382106356</text:p>
          </table:table-cell>
          <table:table-cell table:formula="of:=POWER([.C1189]-6.75;2)" office:value-type="float" office:value="0.0448547348729558" calcext:value-type="float">
            <text:p>0.0448547349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830497" calcext:value-type="float">
            <text:p>6.830497</text:p>
          </table:table-cell>
          <table:table-cell office:value-type="float" office:value="6.5378499068" calcext:value-type="float">
            <text:p>6.5378499068</text:p>
          </table:table-cell>
          <table:table-cell table:formula="of:=POWER([.C1190]-6.75;2)" office:value-type="float" office:value="0.0450076620447687" calcext:value-type="float">
            <text:p>0.04500766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822059" calcext:value-type="float">
            <text:p>6.822059</text:p>
          </table:table-cell>
          <table:table-cell office:value-type="float" office:value="6.5374700508" calcext:value-type="float">
            <text:p>6.5374700508</text:p>
          </table:table-cell>
          <table:table-cell table:formula="of:=POWER([.C1191]-6.75;2)" office:value-type="float" office:value="0.0451689793069547" calcext:value-type="float">
            <text:p>0.0451689793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808858" calcext:value-type="float">
            <text:p>6.808858</text:p>
          </table:table-cell>
          <table:table-cell office:value-type="float" office:value="6.5371063644" calcext:value-type="float">
            <text:p>6.5371063644</text:p>
          </table:table-cell>
          <table:table-cell table:formula="of:=POWER([.C1192]-6.75;2)" office:value-type="float" office:value="0.0453237000789858" calcext:value-type="float">
            <text:p>0.0453237001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792968" calcext:value-type="float">
            <text:p>6.792968</text:p>
          </table:table-cell>
          <table:table-cell office:value-type="float" office:value="6.5367799068" calcext:value-type="float">
            <text:p>6.5367799068</text:p>
          </table:table-cell>
          <table:table-cell table:formula="of:=POWER([.C1193]-6.75;2)" office:value-type="float" office:value="0.0454628081442168" calcext:value-type="float">
            <text:p>0.045462808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77669" calcext:value-type="float">
            <text:p>6.77669</text:p>
          </table:table-cell>
          <table:table-cell office:value-type="float" office:value="6.536496322" calcext:value-type="float">
            <text:p>6.536496322</text:p>
          </table:table-cell>
          <table:table-cell table:formula="of:=POWER([.C1194]-6.75;2)" office:value-type="float" office:value="0.0455838205195278" calcext:value-type="float">
            <text:p>0.0455838205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761752" calcext:value-type="float">
            <text:p>6.761752</text:p>
          </table:table-cell>
          <table:table-cell office:value-type="float" office:value="6.5362497034" calcext:value-type="float">
            <text:p>6.5362497034</text:p>
          </table:table-cell>
          <table:table-cell table:formula="of:=POWER([.C1195]-6.75;2)" office:value-type="float" office:value="0.0456891892965879" calcext:value-type="float">
            <text:p>0.0456891893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748768" calcext:value-type="float">
            <text:p>6.748768</text:p>
          </table:table-cell>
          <table:table-cell office:value-type="float" office:value="6.5360286695" calcext:value-type="float">
            <text:p>6.5360286695</text:p>
          </table:table-cell>
          <table:table-cell table:formula="of:=POWER([.C1196]-6.75;2)" office:value-type="float" office:value="0.0457837302759401" calcext:value-type="float">
            <text:p>0.0457837303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73714" calcext:value-type="float">
            <text:p>6.73714</text:p>
          </table:table-cell>
          <table:table-cell office:value-type="float" office:value="6.5358219237" calcext:value-type="float">
            <text:p>6.5358219237</text:p>
          </table:table-cell>
          <table:table-cell table:formula="of:=POWER([.C1197]-6.75;2)" office:value-type="float" office:value="0.0458722483675685" calcext:value-type="float">
            <text:p>0.0458722484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725413" calcext:value-type="float">
            <text:p>6.725413</text:p>
          </table:table-cell>
          <table:table-cell office:value-type="float" office:value="6.5356216186" calcext:value-type="float">
            <text:p>6.5356216186</text:p>
          </table:table-cell>
          <table:table-cell table:formula="of:=POWER([.C1198]-6.75;2)" office:value-type="float" office:value="0.0459580904116837" calcext:value-type="float">
            <text:p>0.0459580904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711874" calcext:value-type="float">
            <text:p>6.711874</text:p>
          </table:table-cell>
          <table:table-cell office:value-type="float" office:value="6.5354243729" calcext:value-type="float">
            <text:p>6.5354243729</text:p>
          </table:table-cell>
          <table:table-cell table:formula="of:=POWER([.C1199]-6.75;2)" office:value-type="float" office:value="0.0460426997453584" calcext:value-type="float">
            <text:p>0.046042699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695195" calcext:value-type="float">
            <text:p>6.695195</text:p>
          </table:table-cell>
          <table:table-cell office:value-type="float" office:value="6.5352312627" calcext:value-type="float">
            <text:p>6.5352312627</text:p>
          </table:table-cell>
          <table:table-cell table:formula="of:=POWER([.C1200]-6.75;2)" office:value-type="float" office:value="0.0461256105214364" calcext:value-type="float">
            <text:p>0.046125610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674898" calcext:value-type="float">
            <text:p>6.674898</text:p>
          </table:table-cell>
          <table:table-cell office:value-type="float" office:value="6.5350475763" calcext:value-type="float">
            <text:p>6.5350475763</text:p>
          </table:table-cell>
          <table:table-cell table:formula="of:=POWER([.C1201]-6.75;2)" office:value-type="float" office:value="0.0462045444545042" calcext:value-type="float">
            <text:p>0.0462045445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651569" calcext:value-type="float">
            <text:p>6.651569</text:p>
          </table:table-cell>
          <table:table-cell office:value-type="float" office:value="6.5348824153" calcext:value-type="float">
            <text:p>6.5348824153</text:p>
          </table:table-cell>
          <table:table-cell table:formula="of:=POWER([.C1202]-6.75;2)" office:value-type="float" office:value="0.0462755752471616" calcext:value-type="float">
            <text:p>0.0462755752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626747" calcext:value-type="float">
            <text:p>6.626747</text:p>
          </table:table-cell>
          <table:table-cell office:value-type="float" office:value="6.5347469407" calcext:value-type="float">
            <text:p>6.5347469407</text:p>
          </table:table-cell>
          <table:table-cell table:formula="of:=POWER([.C1203]-6.75;2)" office:value-type="float" office:value="0.0463338795380094" calcext:value-type="float">
            <text:p>0.0463338795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60252" calcext:value-type="float">
            <text:p>6.60252</text:p>
          </table:table-cell>
          <table:table-cell office:value-type="float" office:value="6.5346503729" calcext:value-type="float">
            <text:p>6.5346503729</text:p>
          </table:table-cell>
          <table:table-cell table:formula="of:=POWER([.C1204]-6.75;2)" office:value-type="float" office:value="0.0463754618921091" calcext:value-type="float">
            <text:p>0.0463754619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580886" calcext:value-type="float">
            <text:p>6.580886</text:p>
          </table:table-cell>
          <table:table-cell office:value-type="float" office:value="6.5345942881" calcext:value-type="float">
            <text:p>6.5345942881</text:p>
          </table:table-cell>
          <table:table-cell table:formula="of:=POWER([.C1205]-6.75;2)" office:value-type="float" office:value="0.0463996207191458" calcext:value-type="float">
            <text:p>0.0463996207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563054" calcext:value-type="float">
            <text:p>6.563054</text:p>
          </table:table-cell>
          <table:table-cell office:value-type="float" office:value="6.5345677288" calcext:value-type="float">
            <text:p>6.5345677288</text:p>
          </table:table-cell>
          <table:table-cell table:formula="of:=POWER([.C1206]-6.75;2)" office:value-type="float" office:value="0.0464110634743904" calcext:value-type="float">
            <text:p>0.046411063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548915" calcext:value-type="float">
            <text:p>6.548915</text:p>
          </table:table-cell>
          <table:table-cell office:value-type="float" office:value="6.5345465678" calcext:value-type="float">
            <text:p>6.5345465678</text:p>
          </table:table-cell>
          <table:table-cell table:formula="of:=POWER([.C1207]-6.75;2)" office:value-type="float" office:value="0.0464201814467601" calcext:value-type="float">
            <text:p>0.0464201814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536935" calcext:value-type="float">
            <text:p>6.536935</text:p>
          </table:table-cell>
          <table:table-cell office:value-type="float" office:value="6.534499678" calcext:value-type="float">
            <text:p>6.534499678</text:p>
          </table:table-cell>
          <table:table-cell table:formula="of:=POWER([.C1208]-6.75;2)" office:value-type="float" office:value="0.0464403887821039" calcext:value-type="float">
            <text:p>0.046440388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524595" calcext:value-type="float">
            <text:p>6.524595</text:p>
          </table:table-cell>
          <table:table-cell office:value-type="float" office:value="6.5344012458" calcext:value-type="float">
            <text:p>6.5344012458</text:p>
          </table:table-cell>
          <table:table-cell table:formula="of:=POWER([.C1209]-6.75;2)" office:value-type="float" office:value="0.0464828228125921" calcext:value-type="float">
            <text:p>0.0464828228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509284" calcext:value-type="float">
            <text:p>6.509284</text:p>
          </table:table-cell>
          <table:table-cell office:value-type="float" office:value="6.5342451949" calcext:value-type="float">
            <text:p>6.5342451949</text:p>
          </table:table-cell>
          <table:table-cell table:formula="of:=POWER([.C1210]-6.75;2)" office:value-type="float" office:value="0.0465501359237388" calcext:value-type="float">
            <text:p>0.0465501359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489335" calcext:value-type="float">
            <text:p>6.489335</text:p>
          </table:table-cell>
          <table:table-cell office:value-type="float" office:value="6.5340555424" calcext:value-type="float">
            <text:p>6.5340555424</text:p>
          </table:table-cell>
          <table:table-cell table:formula="of:=POWER([.C1211]-6.75;2)" office:value-type="float" office:value="0.0466320087681582" calcext:value-type="float">
            <text:p>0.0466320088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464828" calcext:value-type="float">
            <text:p>6.464828</text:p>
          </table:table-cell>
          <table:table-cell office:value-type="float" office:value="6.5338870424" calcext:value-type="float">
            <text:p>6.5338870424</text:p>
          </table:table-cell>
          <table:table-cell table:formula="of:=POWER([.C1212]-6.75;2)" office:value-type="float" office:value="0.0467048104426194" calcext:value-type="float">
            <text:p>0.0467048104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437798" calcext:value-type="float">
            <text:p>6.437798</text:p>
          </table:table-cell>
          <table:table-cell office:value-type="float" office:value="6.5338133898" calcext:value-type="float">
            <text:p>6.5338133898</text:p>
          </table:table-cell>
          <table:table-cell table:formula="of:=POWER([.C1213]-6.75;2)" office:value-type="float" office:value="0.0467366504297669" calcext:value-type="float">
            <text:p>0.0467366504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411732" calcext:value-type="float">
            <text:p>6.411732</text:p>
          </table:table-cell>
          <table:table-cell office:value-type="float" office:value="6.5339048898" calcext:value-type="float">
            <text:p>6.5339048898</text:p>
          </table:table-cell>
          <table:table-cell table:formula="of:=POWER([.C1214]-6.75;2)" office:value-type="float" office:value="0.0466970966523499" calcext:value-type="float">
            <text:p>0.0466970967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390468" calcext:value-type="float">
            <text:p>6.390468</text:p>
          </table:table-cell>
          <table:table-cell office:value-type="float" office:value="6.5342016949" calcext:value-type="float">
            <text:p>6.5342016949</text:p>
          </table:table-cell>
          <table:table-cell table:formula="of:=POWER([.C1215]-6.75;2)" office:value-type="float" office:value="0.0465689084840326" calcext:value-type="float">
            <text:p>0.0465689085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376854" calcext:value-type="float">
            <text:p>6.376854</text:p>
          </table:table-cell>
          <table:table-cell office:value-type="float" office:value="6.5346909492" calcext:value-type="float">
            <text:p>6.5346909492</text:p>
          </table:table-cell>
          <table:table-cell table:formula="of:=POWER([.C1216]-6.75;2)" office:value-type="float" office:value="0.0463579873563971" calcext:value-type="float">
            <text:p>0.0463579874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371663" calcext:value-type="float">
            <text:p>6.371663</text:p>
          </table:table-cell>
          <table:table-cell office:value-type="float" office:value="6.5352959576" calcext:value-type="float">
            <text:p>6.5352959576</text:p>
          </table:table-cell>
          <table:table-cell table:formula="of:=POWER([.C1217]-6.75;2)" office:value-type="float" office:value="0.0460978258229011" calcext:value-type="float">
            <text:p>0.046097825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373165" calcext:value-type="float">
            <text:p>6.373165</text:p>
          </table:table-cell>
          <table:table-cell office:value-type="float" office:value="6.5358819407" calcext:value-type="float">
            <text:p>6.5358819407</text:p>
          </table:table-cell>
          <table:table-cell table:formula="of:=POWER([.C1218]-6.75;2)" office:value-type="float" office:value="0.0458465433183982" calcext:value-type="float">
            <text:p>0.0458465433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377547" calcext:value-type="float">
            <text:p>6.377547</text:p>
          </table:table-cell>
          <table:table-cell office:value-type="float" office:value="6.5362787542" calcext:value-type="float">
            <text:p>6.5362787542</text:p>
          </table:table-cell>
          <table:table-cell table:formula="of:=POWER([.C1219]-6.75;2)" office:value-type="float" office:value="0.0456767709063042" calcext:value-type="float">
            <text:p>0.0456767709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380033" calcext:value-type="float">
            <text:p>6.380033</text:p>
          </table:table-cell>
          <table:table-cell office:value-type="float" office:value="6.5363165678" calcext:value-type="float">
            <text:p>6.5363165678</text:p>
          </table:table-cell>
          <table:table-cell table:formula="of:=POWER([.C1220]-6.75;2)" office:value-type="float" office:value="0.0456606091967719" calcext:value-type="float">
            <text:p>0.0456606092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376348" calcext:value-type="float">
            <text:p>6.376348</text:p>
          </table:table-cell>
          <table:table-cell office:value-type="float" office:value="6.5358680678" calcext:value-type="float">
            <text:p>6.5358680678</text:p>
          </table:table-cell>
          <table:table-cell table:formula="of:=POWER([.C1221]-6.75;2)" office:value-type="float" office:value="0.0458524843877054" calcext:value-type="float">
            <text:p>0.0458524844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.364062" calcext:value-type="float">
            <text:p>6.364062</text:p>
          </table:table-cell>
          <table:table-cell office:value-type="float" office:value="6.5348884068" calcext:value-type="float">
            <text:p>6.5348884068</text:p>
          </table:table-cell>
          <table:table-cell table:formula="of:=POWER([.C1222]-6.75;2)" office:value-type="float" office:value="0.0462729975290421" calcext:value-type="float">
            <text:p>0.046272997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343385" calcext:value-type="float">
            <text:p>6.343385</text:p>
          </table:table-cell>
          <table:table-cell office:value-type="float" office:value="6.5334421525" calcext:value-type="float">
            <text:p>6.5334421525</text:p>
          </table:table-cell>
          <table:table-cell table:formula="of:=POWER([.C1223]-6.75;2)" office:value-type="float" office:value="0.0468973013138332" calcext:value-type="float">
            <text:p>0.0468973013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317161" calcext:value-type="float">
            <text:p>6.317161</text:p>
          </table:table-cell>
          <table:table-cell office:value-type="float" office:value="6.5317054153" calcext:value-type="float">
            <text:p>6.5317054153</text:p>
          </table:table-cell>
          <table:table-cell table:formula="of:=POWER([.C1224]-6.75;2)" office:value-type="float" office:value="0.0476525257093454" calcext:value-type="float">
            <text:p>0.0476525257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289999" calcext:value-type="float">
            <text:p>6.289999</text:p>
          </table:table-cell>
          <table:table-cell office:value-type="float" office:value="6.5299339915" calcext:value-type="float">
            <text:p>6.5299339915</text:p>
          </table:table-cell>
          <table:table-cell table:formula="of:=POWER([.C1225]-6.75;2)" office:value-type="float" office:value="0.048429048097122" calcext:value-type="float">
            <text:p>0.0484290481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266768" calcext:value-type="float">
            <text:p>6.266768</text:p>
          </table:table-cell>
          <table:table-cell office:value-type="float" office:value="6.5283989492" calcext:value-type="float">
            <text:p>6.5283989492</text:p>
          </table:table-cell>
          <table:table-cell table:formula="of:=POWER([.C1226]-6.75;2)" office:value-type="float" office:value="0.0491070257156644" calcext:value-type="float">
            <text:p>0.0491070257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25094" calcext:value-type="float">
            <text:p>6.25094</text:p>
          </table:table-cell>
          <table:table-cell office:value-type="float" office:value="6.5273069746" calcext:value-type="float">
            <text:p>6.5273069746</text:p>
          </table:table-cell>
          <table:table-cell table:formula="of:=POWER([.C1227]-6.75;2)" office:value-type="float" office:value="0.049592183561805" calcext:value-type="float">
            <text:p>0.0495921836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243417" calcext:value-type="float">
            <text:p>6.243417</text:p>
          </table:table-cell>
          <table:table-cell office:value-type="float" office:value="6.5267348305" calcext:value-type="float">
            <text:p>6.5267348305</text:p>
          </table:table-cell>
          <table:table-cell table:formula="of:=POWER([.C1228]-6.75;2)" office:value-type="float" office:value="0.0498473359118639" calcext:value-type="float">
            <text:p>0.0498473359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242321" calcext:value-type="float">
            <text:p>6.242321</text:p>
          </table:table-cell>
          <table:table-cell office:value-type="float" office:value="6.5266041186" calcext:value-type="float">
            <text:p>6.5266041186</text:p>
          </table:table-cell>
          <table:table-cell table:formula="of:=POWER([.C1229]-6.75;2)" office:value-type="float" office:value="0.0499057198264829" calcext:value-type="float">
            <text:p>0.0499057198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243805" calcext:value-type="float">
            <text:p>6.243805</text:p>
          </table:table-cell>
          <table:table-cell office:value-type="float" office:value="6.5267049153" calcext:value-type="float">
            <text:p>6.5267049153</text:p>
          </table:table-cell>
          <table:table-cell table:formula="of:=POWER([.C1230]-6.75;2)" office:value-type="float" office:value="0.0498606948511802" calcext:value-type="float">
            <text:p>0.0498606949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243475" calcext:value-type="float">
            <text:p>6.243475</text:p>
          </table:table-cell>
          <table:table-cell office:value-type="float" office:value="6.526757322" calcext:value-type="float">
            <text:p>6.526757322</text:p>
          </table:table-cell>
          <table:table-cell table:formula="of:=POWER([.C1231]-6.75;2)" office:value-type="float" office:value="0.0498372932806117" calcext:value-type="float">
            <text:p>0.0498372933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237694" calcext:value-type="float">
            <text:p>6.237694</text:p>
          </table:table-cell>
          <table:table-cell office:value-type="float" office:value="6.5264894068" calcext:value-type="float">
            <text:p>6.5264894068</text:p>
          </table:table-cell>
          <table:table-cell table:formula="of:=POWER([.C1232]-6.75;2)" office:value-type="float" office:value="0.049956985272616" calcext:value-type="float">
            <text:p>0.0499569853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224062" calcext:value-type="float">
            <text:p>6.224062</text:p>
          </table:table-cell>
          <table:table-cell office:value-type="float" office:value="6.5257110678" calcext:value-type="float">
            <text:p>6.5257110678</text:p>
          </table:table-cell>
          <table:table-cell table:formula="of:=POWER([.C1233]-6.75;2)" office:value-type="float" office:value="0.0503055251074164" calcext:value-type="float">
            <text:p>0.050305525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200503" calcext:value-type="float">
            <text:p>6.200503</text:p>
          </table:table-cell>
          <table:table-cell office:value-type="float" office:value="6.5243714746" calcext:value-type="float">
            <text:p>6.5243714746</text:p>
          </table:table-cell>
          <table:table-cell table:formula="of:=POWER([.C1234]-6.75;2)" office:value-type="float" office:value="0.0509082314741786" calcext:value-type="float">
            <text:p>0.0509082315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162341" calcext:value-type="float">
            <text:p>6.162341</text:p>
          </table:table-cell>
          <table:table-cell office:value-type="float" office:value="6.5225996356" calcext:value-type="float">
            <text:p>6.5225996356</text:p>
          </table:table-cell>
          <table:table-cell table:formula="of:=POWER([.C1235]-6.75;2)" office:value-type="float" office:value="0.0517109257292529" calcext:value-type="float">
            <text:p>0.0517109257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094804" calcext:value-type="float">
            <text:p>6.094804</text:p>
          </table:table-cell>
          <table:table-cell office:value-type="float" office:value="6.5207465254" calcext:value-type="float">
            <text:p>6.5207465254</text:p>
          </table:table-cell>
          <table:table-cell table:formula="of:=POWER([.C1236]-6.75;2)" office:value-type="float" office:value="0.0525571556161729" calcext:value-type="float">
            <text:p>0.0525571556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5.943825" calcext:value-type="float">
            <text:p>5.943825</text:p>
          </table:table-cell>
          <table:table-cell office:value-type="float" office:value="6.519504161" calcext:value-type="float">
            <text:p>6.519504161</text:p>
          </table:table-cell>
          <table:table-cell table:formula="of:=POWER([.C1237]-6.75;2)" office:value-type="float" office:value="0.0531283317963137" calcext:value-type="float">
            <text:p>0.0531283318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.326145" calcext:value-type="float">
            <text:p>5.326145</text:p>
          </table:table-cell>
          <table:table-cell office:value-type="float" office:value="6.5205201102" calcext:value-type="float">
            <text:p>6.5205201102</text:p>
          </table:table-cell>
          <table:table-cell table:formula="of:=POWER([.C1238]-6.75;2)" office:value-type="float" office:value="0.0526610198226203" calcext:value-type="float">
            <text:p>0.0526610198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8.243968" calcext:value-type="float">
            <text:p>8.243968</text:p>
          </table:table-cell>
          <table:table-cell office:value-type="float" office:value="6.5361442627" calcext:value-type="float">
            <text:p>6.5361442627</text:p>
          </table:table-cell>
          <table:table-cell table:formula="of:=POWER([.C1239]-6.75;2)" office:value-type="float" office:value="0.0457342763761267" calcext:value-type="float">
            <text:p>0.0457342764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77214" calcext:value-type="float">
            <text:p>6.77214</text:p>
          </table:table-cell>
          <table:table-cell office:value-type="float" office:value="6.5122668983" calcext:value-type="float">
            <text:p>6.5122668983</text:p>
          </table:table-cell>
          <table:table-cell table:formula="of:=POWER([.C1240]-6.75;2)" office:value-type="float" office:value="0.0565170276439025" calcext:value-type="float">
            <text:p>0.0565170276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519288" calcext:value-type="float">
            <text:p>6.519288</text:p>
          </table:table-cell>
          <table:table-cell office:value-type="float" office:value="6.5038021271" calcext:value-type="float">
            <text:p>6.5038021271</text:p>
          </table:table-cell>
          <table:table-cell table:formula="of:=POWER([.C1241]-6.75;2)" office:value-type="float" office:value="0.0606133926204845" calcext:value-type="float">
            <text:p>0.060613392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378685" calcext:value-type="float">
            <text:p>6.378685</text:p>
          </table:table-cell>
          <table:table-cell office:value-type="float" office:value="6.4988785508" calcext:value-type="float">
            <text:p>6.4988785508</text:p>
          </table:table-cell>
          <table:table-cell table:formula="of:=POWER([.C1242]-6.75;2)" office:value-type="float" office:value="0.0630619822483083" calcext:value-type="float">
            <text:p>0.0630619822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271889" calcext:value-type="float">
            <text:p>6.271889</text:p>
          </table:table-cell>
          <table:table-cell office:value-type="float" office:value="6.496226661" calcext:value-type="float">
            <text:p>6.496226661</text:p>
          </table:table-cell>
          <table:table-cell table:formula="of:=POWER([.C1243]-6.75;2)" office:value-type="float" office:value="0.0644009075872091" calcext:value-type="float">
            <text:p>0.0644009076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187976" calcext:value-type="float">
            <text:p>6.187976</text:p>
          </table:table-cell>
          <table:table-cell office:value-type="float" office:value="6.4953741949" calcext:value-type="float">
            <text:p>6.4953741949</text:p>
          </table:table-cell>
          <table:table-cell table:formula="of:=POWER([.C1244]-6.75;2)" office:value-type="float" office:value="0.0648343006228231" calcext:value-type="float">
            <text:p>0.064834300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6.13022" calcext:value-type="float">
            <text:p>6.13022</text:p>
          </table:table-cell>
          <table:table-cell office:value-type="float" office:value="6.495948178" calcext:value-type="float">
            <text:p>6.495948178</text:p>
          </table:table-cell>
          <table:table-cell table:formula="of:=POWER([.C1245]-6.75;2)" office:value-type="float" office:value="0.0645423282615197" calcext:value-type="float">
            <text:p>0.064542328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.103509" calcext:value-type="float">
            <text:p>6.103509</text:p>
          </table:table-cell>
          <table:table-cell office:value-type="float" office:value="6.4975365254" calcext:value-type="float">
            <text:p>6.4975365254</text:p>
          </table:table-cell>
          <table:table-cell table:formula="of:=POWER([.C1246]-6.75;2)" office:value-type="float" office:value="0.0637378060071048" calcext:value-type="float">
            <text:p>0.063737806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6.108905" calcext:value-type="float">
            <text:p>6.108905</text:p>
          </table:table-cell>
          <table:table-cell office:value-type="float" office:value="6.499681678" calcext:value-type="float">
            <text:p>6.499681678</text:p>
          </table:table-cell>
          <table:table-cell table:formula="of:=POWER([.C1247]-6.75;2)" office:value-type="float" office:value="0.0626592623288957" calcext:value-type="float">
            <text:p>0.0626592623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.141556" calcext:value-type="float">
            <text:p>6.141556</text:p>
          </table:table-cell>
          <table:table-cell office:value-type="float" office:value="6.5019287627" calcext:value-type="float">
            <text:p>6.5019287627</text:p>
          </table:table-cell>
          <table:table-cell table:formula="of:=POWER([.C1248]-6.75;2)" office:value-type="float" office:value="0.0615393387755527" calcext:value-type="float">
            <text:p>0.0615393388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.191418" calcext:value-type="float">
            <text:p>6.191418</text:p>
          </table:table-cell>
          <table:table-cell office:value-type="float" office:value="6.5038934746" calcext:value-type="float">
            <text:p>6.5038934746</text:p>
          </table:table-cell>
          <table:table-cell table:formula="of:=POWER([.C1249]-6.75;2)" office:value-type="float" office:value="0.0605684218444609" calcext:value-type="float">
            <text:p>0.0605684218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.246012" calcext:value-type="float">
            <text:p>6.246012</text:p>
          </table:table-cell>
          <table:table-cell office:value-type="float" office:value="6.5053213729" calcext:value-type="float">
            <text:p>6.5053213729</text:p>
          </table:table-cell>
          <table:table-cell table:formula="of:=POWER([.C1250]-6.75;2)" office:value-type="float" office:value="0.0598676305595408" calcext:value-type="float">
            <text:p>0.0598676306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.293913" calcext:value-type="float">
            <text:p>6.293913</text:p>
          </table:table-cell>
          <table:table-cell office:value-type="float" office:value="6.5061172542" calcext:value-type="float">
            <text:p>6.5061172542</text:p>
          </table:table-cell>
          <table:table-cell table:formula="of:=POWER([.C1251]-6.75;2)" office:value-type="float" office:value="0.0594787936989473" calcext:value-type="float">
            <text:p>0.059478793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.327631" calcext:value-type="float">
            <text:p>6.327631</text:p>
          </table:table-cell>
          <table:table-cell office:value-type="float" office:value="6.506335839" calcext:value-type="float">
            <text:p>6.506335839</text:p>
          </table:table-cell>
          <table:table-cell table:formula="of:=POWER([.C1252]-6.75;2)" office:value-type="float" office:value="0.0593722233558339" calcext:value-type="float">
            <text:p>0.0593722234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34502" calcext:value-type="float">
            <text:p>6.34502</text:p>
          </table:table-cell>
          <table:table-cell office:value-type="float" office:value="6.5061387203" calcext:value-type="float">
            <text:p>6.5061387203</text:p>
          </table:table-cell>
          <table:table-cell table:formula="of:=POWER([.C1253]-6.75;2)" office:value-type="float" office:value="0.0594683237369216" calcext:value-type="float">
            <text:p>0.059468323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348919" calcext:value-type="float">
            <text:p>6.348919</text:p>
          </table:table-cell>
          <table:table-cell office:value-type="float" office:value="6.5057326017" calcext:value-type="float">
            <text:p>6.5057326017</text:p>
          </table:table-cell>
          <table:table-cell table:formula="of:=POWER([.C1254]-6.75;2)" office:value-type="float" office:value="0.0596665618722508" calcext:value-type="float">
            <text:p>0.0596665619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345347" calcext:value-type="float">
            <text:p>6.345347</text:p>
          </table:table-cell>
          <table:table-cell office:value-type="float" office:value="6.5053081864" calcext:value-type="float">
            <text:p>6.5053081864</text:p>
          </table:table-cell>
          <table:table-cell table:formula="of:=POWER([.C1255]-6.75;2)" office:value-type="float" office:value="0.0598740836428573" calcext:value-type="float">
            <text:p>0.0598740836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341004" calcext:value-type="float">
            <text:p>6.341004</text:p>
          </table:table-cell>
          <table:table-cell office:value-type="float" office:value="6.5049968305" calcext:value-type="float">
            <text:p>6.5049968305</text:p>
          </table:table-cell>
          <table:table-cell table:formula="of:=POWER([.C1256]-6.75;2)" office:value-type="float" office:value="0.0600265530650459" calcext:value-type="float">
            <text:p>0.0600265531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341054" calcext:value-type="float">
            <text:p>6.341054</text:p>
          </table:table-cell>
          <table:table-cell office:value-type="float" office:value="6.5048542203" calcext:value-type="float">
            <text:p>6.5048542203</text:p>
          </table:table-cell>
          <table:table-cell table:formula="of:=POWER([.C1257]-6.75;2)" office:value-type="float" office:value="0.0600964533047207" calcext:value-type="float">
            <text:p>0.0600964533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347965" calcext:value-type="float">
            <text:p>6.347965</text:p>
          </table:table-cell>
          <table:table-cell office:value-type="float" office:value="6.5048700678" calcext:value-type="float">
            <text:p>6.5048700678</text:p>
          </table:table-cell>
          <table:table-cell table:formula="of:=POWER([.C1258]-6.75;2)" office:value-type="float" office:value="0.0600886836603767" calcext:value-type="float">
            <text:p>0.0600886837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361633" calcext:value-type="float">
            <text:p>6.361633</text:p>
          </table:table-cell>
          <table:table-cell office:value-type="float" office:value="6.5049940424" calcext:value-type="float">
            <text:p>6.5049940424</text:p>
          </table:table-cell>
          <table:table-cell table:formula="of:=POWER([.C1259]-6.75;2)" office:value-type="float" office:value="0.060027919259493" calcext:value-type="float">
            <text:p>0.0600279193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380378" calcext:value-type="float">
            <text:p>6.380378</text:p>
          </table:table-cell>
          <table:table-cell office:value-type="float" office:value="6.5051647373" calcext:value-type="float">
            <text:p>6.5051647373</text:p>
          </table:table-cell>
          <table:table-cell table:formula="of:=POWER([.C1260]-6.75;2)" office:value-type="float" office:value="0.0599443058613779" calcext:value-type="float">
            <text:p>0.0599443059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402079" calcext:value-type="float">
            <text:p>6.402079</text:p>
          </table:table-cell>
          <table:table-cell office:value-type="float" office:value="6.5053314407" calcext:value-type="float">
            <text:p>6.5053314407</text:p>
          </table:table-cell>
          <table:table-cell table:formula="of:=POWER([.C1261]-6.75;2)" office:value-type="float" office:value="0.0598627039099376" calcext:value-type="float">
            <text:p>0.0598627039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424877" calcext:value-type="float">
            <text:p>6.424877</text:p>
          </table:table-cell>
          <table:table-cell office:value-type="float" office:value="6.5054647797" calcext:value-type="float">
            <text:p>6.5054647797</text:p>
          </table:table-cell>
          <table:table-cell table:formula="of:=POWER([.C1262]-6.75;2)" office:value-type="float" office:value="0.0597974739671693" calcext:value-type="float">
            <text:p>0.059797474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447313" calcext:value-type="float">
            <text:p>6.447313</text:p>
          </table:table-cell>
          <table:table-cell office:value-type="float" office:value="6.5055582542" calcext:value-type="float">
            <text:p>6.5055582542</text:p>
          </table:table-cell>
          <table:table-cell table:formula="of:=POWER([.C1263]-6.75;2)" office:value-type="float" office:value="0.0597517670897517" calcext:value-type="float">
            <text:p>0.0597517671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468143" calcext:value-type="float">
            <text:p>6.468143</text:p>
          </table:table-cell>
          <table:table-cell office:value-type="float" office:value="6.505624839" calcext:value-type="float">
            <text:p>6.505624839</text:p>
          </table:table-cell>
          <table:table-cell table:formula="of:=POWER([.C1264]-6.75;2)" office:value-type="float" office:value="0.0597192193137758" calcext:value-type="float">
            <text:p>0.0597192193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486228" calcext:value-type="float">
            <text:p>6.486228</text:p>
          </table:table-cell>
          <table:table-cell office:value-type="float" office:value="6.5056921186" calcext:value-type="float">
            <text:p>6.5056921186</text:p>
          </table:table-cell>
          <table:table-cell table:formula="of:=POWER([.C1265]-6.75;2)" office:value-type="float" office:value="0.0596863409141565" calcext:value-type="float">
            <text:p>0.0596863409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00676" calcext:value-type="float">
            <text:p>6.500676</text:p>
          </table:table-cell>
          <table:table-cell office:value-type="float" office:value="6.5057966525" calcext:value-type="float">
            <text:p>6.5057966525</text:p>
          </table:table-cell>
          <table:table-cell table:formula="of:=POWER([.C1266]-6.75;2)" office:value-type="float" office:value="0.0596352749302058" calcext:value-type="float">
            <text:p>0.0596352749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5112" calcext:value-type="float">
            <text:p>6.5112</text:p>
          </table:table-cell>
          <table:table-cell office:value-type="float" office:value="6.5059767797" calcext:value-type="float">
            <text:p>6.5059767797</text:p>
          </table:table-cell>
          <table:table-cell table:formula="of:=POWER([.C1267]-6.75;2)" office:value-type="float" office:value="0.0595473320455823" calcext:value-type="float">
            <text:p>0.059547332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518417" calcext:value-type="float">
            <text:p>6.518417</text:p>
          </table:table-cell>
          <table:table-cell office:value-type="float" office:value="6.5062631949" calcext:value-type="float">
            <text:p>6.5062631949</text:p>
          </table:table-cell>
          <table:table-cell table:formula="of:=POWER([.C1268]-6.75;2)" office:value-type="float" office:value="0.0594076301603555" calcext:value-type="float">
            <text:p>0.059407630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523865" calcext:value-type="float">
            <text:p>6.523865</text:p>
          </table:table-cell>
          <table:table-cell office:value-type="float" office:value="6.5066684746" calcext:value-type="float">
            <text:p>6.5066684746</text:p>
          </table:table-cell>
          <table:table-cell table:formula="of:=POWER([.C1269]-6.75;2)" office:value-type="float" office:value="0.059210231253491" calcext:value-type="float">
            <text:p>0.059210231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529639" calcext:value-type="float">
            <text:p>6.529639</text:p>
          </table:table-cell>
          <table:table-cell office:value-type="float" office:value="6.5071788644" calcext:value-type="float">
            <text:p>6.5071788644</text:p>
          </table:table-cell>
          <table:table-cell table:formula="of:=POWER([.C1270]-6.75;2)" office:value-type="float" office:value="0.0589621038940735" calcext:value-type="float">
            <text:p>0.0589621039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537794" calcext:value-type="float">
            <text:p>6.537794</text:p>
          </table:table-cell>
          <table:table-cell office:value-type="float" office:value="6.5077524831" calcext:value-type="float">
            <text:p>6.5077524831</text:p>
          </table:table-cell>
          <table:table-cell table:formula="of:=POWER([.C1271]-6.75;2)" office:value-type="float" office:value="0.0586838594442158" calcext:value-type="float">
            <text:p>0.0586838594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549743" calcext:value-type="float">
            <text:p>6.549743</text:p>
          </table:table-cell>
          <table:table-cell office:value-type="float" office:value="6.5083264746" calcext:value-type="float">
            <text:p>6.5083264746</text:p>
          </table:table-cell>
          <table:table-cell table:formula="of:=POWER([.C1272]-6.75;2)" office:value-type="float" office:value="0.0584060928792642" calcext:value-type="float">
            <text:p>0.0584060929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565898" calcext:value-type="float">
            <text:p>6.565898</text:p>
          </table:table-cell>
          <table:table-cell office:value-type="float" office:value="6.5088326356" calcext:value-type="float">
            <text:p>6.5088326356</text:p>
          </table:table-cell>
          <table:table-cell table:formula="of:=POWER([.C1273]-6.75;2)" office:value-type="float" office:value="0.0581616976516423" calcext:value-type="float">
            <text:p>0.0581616977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585659" calcext:value-type="float">
            <text:p>6.585659</text:p>
          </table:table-cell>
          <table:table-cell office:value-type="float" office:value="6.5092169746" calcext:value-type="float">
            <text:p>6.5092169746</text:p>
          </table:table-cell>
          <table:table-cell table:formula="of:=POWER([.C1274]-6.75;2)" office:value-type="float" office:value="0.057976465320777" calcext:value-type="float">
            <text:p>0.0579764653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607692" calcext:value-type="float">
            <text:p>6.607692</text:p>
          </table:table-cell>
          <table:table-cell office:value-type="float" office:value="6.5094564746" calcext:value-type="float">
            <text:p>6.5094564746</text:p>
          </table:table-cell>
          <table:table-cell table:formula="of:=POWER([.C1275]-6.75;2)" office:value-type="float" office:value="0.0578611876118603" calcext:value-type="float">
            <text:p>0.057861187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.630374" calcext:value-type="float">
            <text:p>6.630374</text:p>
          </table:table-cell>
          <table:table-cell office:value-type="float" office:value="6.5095665339" calcext:value-type="float">
            <text:p>6.5095665339</text:p>
          </table:table-cell>
          <table:table-cell table:formula="of:=POWER([.C1276]-6.75;2)" office:value-type="float" office:value="0.0578082516208598" calcext:value-type="float">
            <text:p>0.0578082516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.652239" calcext:value-type="float">
            <text:p>6.652239</text:p>
          </table:table-cell>
          <table:table-cell office:value-type="float" office:value="6.5095958559" calcext:value-type="float">
            <text:p>6.5095958559</text:p>
          </table:table-cell>
          <table:table-cell table:formula="of:=POWER([.C1277]-6.75;2)" office:value-type="float" office:value="0.0577941525004537" calcext:value-type="float">
            <text:p>0.0577941525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.672328" calcext:value-type="float">
            <text:p>6.672328</text:p>
          </table:table-cell>
          <table:table-cell office:value-type="float" office:value="6.5096102966" calcext:value-type="float">
            <text:p>6.5096102966</text:p>
          </table:table-cell>
          <table:table-cell table:formula="of:=POWER([.C1278]-6.75;2)" office:value-type="float" office:value="0.05778720950074" calcext:value-type="float">
            <text:p>0.057787209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.690391" calcext:value-type="float">
            <text:p>6.690391</text:p>
          </table:table-cell>
          <table:table-cell office:value-type="float" office:value="6.5096715932" calcext:value-type="float">
            <text:p>6.5096715932</text:p>
          </table:table-cell>
          <table:table-cell table:formula="of:=POWER([.C1279]-6.75;2)" office:value-type="float" office:value="0.0577577431150262" calcext:value-type="float">
            <text:p>0.057757743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.706898" calcext:value-type="float">
            <text:p>6.706898</text:p>
          </table:table-cell>
          <table:table-cell office:value-type="float" office:value="6.5098184661" calcext:value-type="float">
            <text:p>6.5098184661</text:p>
          </table:table-cell>
          <table:table-cell table:formula="of:=POWER([.C1280]-6.75;2)" office:value-type="float" office:value="0.0576871692265566" calcext:value-type="float">
            <text:p>0.0576871692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.722882" calcext:value-type="float">
            <text:p>6.722882</text:p>
          </table:table-cell>
          <table:table-cell office:value-type="float" office:value="6.5100563814" calcext:value-type="float">
            <text:p>6.5100563814</text:p>
          </table:table-cell>
          <table:table-cell table:formula="of:=POWER([.C1281]-6.75;2)" office:value-type="float" office:value="0.0575729401068622" calcext:value-type="float">
            <text:p>0.057572940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.739585" calcext:value-type="float">
            <text:p>6.739585</text:p>
          </table:table-cell>
          <table:table-cell office:value-type="float" office:value="6.5103582627" calcext:value-type="float">
            <text:p>6.5103582627</text:p>
          </table:table-cell>
          <table:table-cell table:formula="of:=POWER([.C1282]-6.75;2)" office:value-type="float" office:value="0.057428162256162" calcext:value-type="float">
            <text:p>0.0574281623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.758011" calcext:value-type="float">
            <text:p>6.758011</text:p>
          </table:table-cell>
          <table:table-cell office:value-type="float" office:value="6.5106747881" calcext:value-type="float">
            <text:p>6.5106747881</text:p>
          </table:table-cell>
          <table:table-cell table:formula="of:=POWER([.C1283]-6.75;2)" office:value-type="float" office:value="0.0572765570509798" calcext:value-type="float">
            <text:p>0.057276557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.778489" calcext:value-type="float">
            <text:p>6.778489</text:p>
          </table:table-cell>
          <table:table-cell office:value-type="float" office:value="6.5109497712" calcext:value-type="float">
            <text:p>6.5109497712</text:p>
          </table:table-cell>
          <table:table-cell table:formula="of:=POWER([.C1284]-6.75;2)" office:value-type="float" office:value="0.0571450118893324" calcext:value-type="float">
            <text:p>0.0571450119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.800389" calcext:value-type="float">
            <text:p>6.800389</text:p>
          </table:table-cell>
          <table:table-cell office:value-type="float" office:value="6.5111354153" calcext:value-type="float">
            <text:p>6.5111354153</text:p>
          </table:table-cell>
          <table:table-cell table:formula="of:=POWER([.C1285]-6.75;2)" office:value-type="float" office:value="0.0570562898239034" calcext:value-type="float">
            <text:p>0.0570562898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.822141" calcext:value-type="float">
            <text:p>6.822141</text:p>
          </table:table-cell>
          <table:table-cell office:value-type="float" office:value="6.5112033983" calcext:value-type="float">
            <text:p>6.5112033983</text:p>
          </table:table-cell>
          <table:table-cell table:formula="of:=POWER([.C1286]-6.75;2)" office:value-type="float" office:value="0.0570238169834684" calcext:value-type="float">
            <text:p>0.057023817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841556" calcext:value-type="float">
            <text:p>6.841556</text:p>
          </table:table-cell>
          <table:table-cell office:value-type="float" office:value="6.5111495847" calcext:value-type="float">
            <text:p>6.5111495847</text:p>
          </table:table-cell>
          <table:table-cell table:formula="of:=POWER([.C1287]-6.75;2)" office:value-type="float" office:value="0.0570495208889825" calcext:value-type="float">
            <text:p>0.0570495209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856382" calcext:value-type="float">
            <text:p>6.856382</text:p>
          </table:table-cell>
          <table:table-cell office:value-type="float" office:value="6.5109926864" calcext:value-type="float">
            <text:p>6.5109926864</text:p>
          </table:table-cell>
          <table:table-cell table:formula="of:=POWER([.C1288]-6.75;2)" office:value-type="float" office:value="0.0571244959542888" calcext:value-type="float">
            <text:p>0.057124496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864939" calcext:value-type="float">
            <text:p>6.864939</text:p>
          </table:table-cell>
          <table:table-cell office:value-type="float" office:value="6.5107687797" calcext:value-type="float">
            <text:p>6.5107687797</text:p>
          </table:table-cell>
          <table:table-cell table:formula="of:=POWER([.C1289]-6.75;2)" office:value-type="float" office:value="0.057231576766227" calcext:value-type="float">
            <text:p>0.0572315768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866614" calcext:value-type="float">
            <text:p>6.866614</text:p>
          </table:table-cell>
          <table:table-cell office:value-type="float" office:value="6.5105237373" calcext:value-type="float">
            <text:p>6.5105237373</text:p>
          </table:table-cell>
          <table:table-cell table:formula="of:=POWER([.C1290]-6.75;2)" office:value-type="float" office:value="0.0573488803967595" calcext:value-type="float">
            <text:p>0.057348880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862094" calcext:value-type="float">
            <text:p>6.862094</text:p>
          </table:table-cell>
          <table:table-cell office:value-type="float" office:value="6.5103054492" calcext:value-type="float">
            <text:p>6.5103054492</text:p>
          </table:table-cell>
          <table:table-cell table:formula="of:=POWER([.C1291]-6.75;2)" office:value-type="float" office:value="0.057453477683214" calcext:value-type="float">
            <text:p>0.0574534777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853244" calcext:value-type="float">
            <text:p>6.853244</text:p>
          </table:table-cell>
          <table:table-cell office:value-type="float" office:value="6.510156661" calcext:value-type="float">
            <text:p>6.510156661</text:p>
          </table:table-cell>
          <table:table-cell table:formula="of:=POWER([.C1292]-6.75;2)" office:value-type="float" office:value="0.057524827262669" calcext:value-type="float">
            <text:p>0.0575248273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842658" calcext:value-type="float">
            <text:p>6.842658</text:p>
          </table:table-cell>
          <table:table-cell office:value-type="float" office:value="6.5101088475" calcext:value-type="float">
            <text:p>6.5101088475</text:p>
          </table:table-cell>
          <table:table-cell table:formula="of:=POWER([.C1293]-6.75;2)" office:value-type="float" office:value="0.0575477650477784" calcext:value-type="float">
            <text:p>0.057547765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832997" calcext:value-type="float">
            <text:p>6.832997</text:p>
          </table:table-cell>
          <table:table-cell office:value-type="float" office:value="6.5101775424" calcext:value-type="float">
            <text:p>6.5101775424</text:p>
          </table:table-cell>
          <table:table-cell table:formula="of:=POWER([.C1294]-6.75;2)" office:value-type="float" office:value="0.0575148111693037" calcext:value-type="float">
            <text:p>0.0575148112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826291" calcext:value-type="float">
            <text:p>6.826291</text:p>
          </table:table-cell>
          <table:table-cell office:value-type="float" office:value="6.5103598051" calcext:value-type="float">
            <text:p>6.5103598051</text:p>
          </table:table-cell>
          <table:table-cell table:formula="of:=POWER([.C1295]-6.75;2)" office:value-type="float" office:value="0.0574274230117099" calcext:value-type="float">
            <text:p>0.057427423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823416" calcext:value-type="float">
            <text:p>6.823416</text:p>
          </table:table-cell>
          <table:table-cell office:value-type="float" office:value="6.5106347288" calcext:value-type="float">
            <text:p>6.5106347288</text:p>
          </table:table-cell>
          <table:table-cell table:formula="of:=POWER([.C1296]-6.75;2)" office:value-type="float" office:value="0.0572957330566494" calcext:value-type="float">
            <text:p>0.0572957331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823926" calcext:value-type="float">
            <text:p>6.823926</text:p>
          </table:table-cell>
          <table:table-cell office:value-type="float" office:value="6.5109676864" calcext:value-type="float">
            <text:p>6.5109676864</text:p>
          </table:table-cell>
          <table:table-cell table:formula="of:=POWER([.C1297]-6.75;2)" office:value-type="float" office:value="0.0571364469449688" calcext:value-type="float">
            <text:p>0.0571364469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826293" calcext:value-type="float">
            <text:p>6.826293</text:p>
          </table:table-cell>
          <table:table-cell office:value-type="float" office:value="6.5113178644" calcext:value-type="float">
            <text:p>6.5113178644</text:p>
          </table:table-cell>
          <table:table-cell table:formula="of:=POWER([.C1298]-6.75;2)" office:value-type="float" office:value="0.0569691618545766" calcext:value-type="float">
            <text:p>0.0569691619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828498" calcext:value-type="float">
            <text:p>6.828498</text:p>
          </table:table-cell>
          <table:table-cell office:value-type="float" office:value="6.5116476525" calcext:value-type="float">
            <text:p>6.5116476525</text:p>
          </table:table-cell>
          <table:table-cell table:formula="of:=POWER([.C1299]-6.75;2)" office:value-type="float" office:value="0.0568118415587609" calcext:value-type="float">
            <text:p>0.056811841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828752" calcext:value-type="float">
            <text:p>6.828752</text:p>
          </table:table-cell>
          <table:table-cell office:value-type="float" office:value="6.5119309492" calcext:value-type="float">
            <text:p>6.5119309492</text:p>
          </table:table-cell>
          <table:table-cell table:formula="of:=POWER([.C1300]-6.75;2)" office:value-type="float" office:value="0.056676872948813" calcext:value-type="float">
            <text:p>0.0566768729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826105" calcext:value-type="float">
            <text:p>6.826105</text:p>
          </table:table-cell>
          <table:table-cell office:value-type="float" office:value="6.5121576949" calcext:value-type="float">
            <text:p>6.5121576949</text:p>
          </table:table-cell>
          <table:table-cell table:formula="of:=POWER([.C1301]-6.75;2)" office:value-type="float" office:value="0.0565689620952815" calcext:value-type="float">
            <text:p>0.0565689621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820707" calcext:value-type="float">
            <text:p>6.820707</text:p>
          </table:table-cell>
          <table:table-cell office:value-type="float" office:value="6.5123327712" calcext:value-type="float">
            <text:p>6.5123327712</text:p>
          </table:table-cell>
          <table:table-cell table:formula="of:=POWER([.C1302]-6.75;2)" office:value-type="float" office:value="0.0564857116454717" calcext:value-type="float">
            <text:p>0.056485711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813629" calcext:value-type="float">
            <text:p>6.813629</text:p>
          </table:table-cell>
          <table:table-cell office:value-type="float" office:value="6.5124698136" calcext:value-type="float">
            <text:p>6.5124698136</text:p>
          </table:table-cell>
          <table:table-cell table:formula="of:=POWER([.C1303]-6.75;2)" office:value-type="float" office:value="0.0564205894512187" calcext:value-type="float">
            <text:p>0.0564205895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806328" calcext:value-type="float">
            <text:p>6.806328</text:p>
          </table:table-cell>
          <table:table-cell office:value-type="float" office:value="6.5125828898" calcext:value-type="float">
            <text:p>6.5125828898</text:p>
          </table:table-cell>
          <table:table-cell table:formula="of:=POWER([.C1304]-6.75;2)" office:value-type="float" office:value="0.056366884215719" calcext:value-type="float">
            <text:p>0.0563668842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799966" calcext:value-type="float">
            <text:p>6.799966</text:p>
          </table:table-cell>
          <table:table-cell office:value-type="float" office:value="6.5126799661" calcext:value-type="float">
            <text:p>6.5126799661</text:p>
          </table:table-cell>
          <table:table-cell table:formula="of:=POWER([.C1305]-6.75;2)" office:value-type="float" office:value="0.056320798490297" calcext:value-type="float">
            <text:p>0.0563207985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794893" calcext:value-type="float">
            <text:p>6.794893</text:p>
          </table:table-cell>
          <table:table-cell office:value-type="float" office:value="6.512761322" calcext:value-type="float">
            <text:p>6.512761322</text:p>
          </table:table-cell>
          <table:table-cell table:formula="of:=POWER([.C1306]-6.75;2)" office:value-type="float" office:value="0.0562821903391876" calcext:value-type="float">
            <text:p>0.0562821903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790526" calcext:value-type="float">
            <text:p>6.790526</text:p>
          </table:table-cell>
          <table:table-cell office:value-type="float" office:value="6.5128232542" calcext:value-type="float">
            <text:p>6.5128232542</text:p>
          </table:table-cell>
          <table:table-cell table:formula="of:=POWER([.C1307]-6.75;2)" office:value-type="float" office:value="0.0562528087482779" calcext:value-type="float">
            <text:p>0.0562528087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785674" calcext:value-type="float">
            <text:p>6.785674</text:p>
          </table:table-cell>
          <table:table-cell office:value-type="float" office:value="6.5128639661" calcext:value-type="float">
            <text:p>6.5128639661</text:p>
          </table:table-cell>
          <table:table-cell table:formula="of:=POWER([.C1308]-6.75;2)" office:value-type="float" office:value="0.0562334985738218" calcext:value-type="float">
            <text:p>0.0562334986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779144" calcext:value-type="float">
            <text:p>6.779144</text:p>
          </table:table-cell>
          <table:table-cell office:value-type="float" office:value="6.5128873814" calcext:value-type="float">
            <text:p>6.5128873814</text:p>
          </table:table-cell>
          <table:table-cell table:formula="of:=POWER([.C1309]-6.75;2)" office:value-type="float" office:value="0.0562223938993492" calcext:value-type="float">
            <text:p>0.0562223939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770336" calcext:value-type="float">
            <text:p>6.770336</text:p>
          </table:table-cell>
          <table:table-cell office:value-type="float" office:value="6.5129016949" calcext:value-type="float">
            <text:p>6.5129016949</text:p>
          </table:table-cell>
          <table:table-cell table:formula="of:=POWER([.C1310]-6.75;2)" office:value-type="float" office:value="0.0562156062812927" calcext:value-type="float">
            <text:p>0.0562156063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759505" calcext:value-type="float">
            <text:p>6.759505</text:p>
          </table:table-cell>
          <table:table-cell office:value-type="float" office:value="6.5129129915" calcext:value-type="float">
            <text:p>6.5129129915</text:p>
          </table:table-cell>
          <table:table-cell table:formula="of:=POWER([.C1311]-6.75;2)" office:value-type="float" office:value="0.0562102495994789" calcext:value-type="float">
            <text:p>0.0562102496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747589" calcext:value-type="float">
            <text:p>6.747589</text:p>
          </table:table-cell>
          <table:table-cell office:value-type="float" office:value="6.5129178559" calcext:value-type="float">
            <text:p>6.5129178559</text:p>
          </table:table-cell>
          <table:table-cell table:formula="of:=POWER([.C1312]-6.75;2)" office:value-type="float" office:value="0.0562079430510534" calcext:value-type="float">
            <text:p>0.056207943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73567" calcext:value-type="float">
            <text:p>6.73567</text:p>
          </table:table-cell>
          <table:table-cell office:value-type="float" office:value="6.5128999322" calcext:value-type="float">
            <text:p>6.5128999322</text:p>
          </table:table-cell>
          <table:table-cell table:formula="of:=POWER([.C1313]-6.75;2)" office:value-type="float" office:value="0.0562164421507647" calcext:value-type="float">
            <text:p>0.0562164422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724372" calcext:value-type="float">
            <text:p>6.724372</text:p>
          </table:table-cell>
          <table:table-cell office:value-type="float" office:value="6.512833839" calcext:value-type="float">
            <text:p>6.512833839</text:p>
          </table:table-cell>
          <table:table-cell table:formula="of:=POWER([.C1314]-6.75;2)" office:value-type="float" office:value="0.056247787923478" calcext:value-type="float">
            <text:p>0.0562477879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713504" calcext:value-type="float">
            <text:p>6.713504</text:p>
          </table:table-cell>
          <table:table-cell office:value-type="float" office:value="6.5126956271" calcext:value-type="float">
            <text:p>6.5126956271</text:p>
          </table:table-cell>
          <table:table-cell table:formula="of:=POWER([.C1315]-6.75;2)" office:value-type="float" office:value="0.0563133653974621" calcext:value-type="float">
            <text:p>0.0563133654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702138" calcext:value-type="float">
            <text:p>6.702138</text:p>
          </table:table-cell>
          <table:table-cell office:value-type="float" office:value="6.5124752627" calcext:value-type="float">
            <text:p>6.5124752627</text:p>
          </table:table-cell>
          <table:table-cell table:formula="of:=POWER([.C1316]-6.75;2)" office:value-type="float" office:value="0.0564180008294341" calcext:value-type="float">
            <text:p>0.0564180008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689087" calcext:value-type="float">
            <text:p>6.689087</text:p>
          </table:table-cell>
          <table:table-cell office:value-type="float" office:value="6.5121851441" calcext:value-type="float">
            <text:p>6.5121851441</text:p>
          </table:table-cell>
          <table:table-cell table:formula="of:=POWER([.C1317]-6.75;2)" office:value-type="float" office:value="0.0565559056867378" calcext:value-type="float">
            <text:p>0.0565559057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67352" calcext:value-type="float">
            <text:p>6.67352</text:p>
          </table:table-cell>
          <table:table-cell office:value-type="float" office:value="6.5118601271" calcext:value-type="float">
            <text:p>6.5118601271</text:p>
          </table:table-cell>
          <table:table-cell table:formula="of:=POWER([.C1318]-6.75;2)" office:value-type="float" office:value="0.056710599064828" calcext:value-type="float">
            <text:p>0.0567105991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655409" calcext:value-type="float">
            <text:p>6.655409</text:p>
          </table:table-cell>
          <table:table-cell office:value-type="float" office:value="6.5115487966" calcext:value-type="float">
            <text:p>6.5115487966</text:p>
          </table:table-cell>
          <table:table-cell table:formula="of:=POWER([.C1319]-6.75;2)" office:value-type="float" office:value="0.0568589764029083" calcext:value-type="float">
            <text:p>0.0568589764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635583" calcext:value-type="float">
            <text:p>6.635583</text:p>
          </table:table-cell>
          <table:table-cell office:value-type="float" office:value="6.5112995254" calcext:value-type="float">
            <text:p>6.5112995254</text:p>
          </table:table-cell>
          <table:table-cell table:formula="of:=POWER([.C1320]-6.75;2)" office:value-type="float" office:value="0.0569779165742652" calcext:value-type="float">
            <text:p>0.056977916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615352" calcext:value-type="float">
            <text:p>6.615352</text:p>
          </table:table-cell>
          <table:table-cell office:value-type="float" office:value="6.5111472797" calcext:value-type="float">
            <text:p>6.5111472797</text:p>
          </table:table-cell>
          <table:table-cell table:formula="of:=POWER([.C1321]-6.75;2)" office:value-type="float" office:value="0.0570506219947099" calcext:value-type="float">
            <text:p>0.057050622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595902" calcext:value-type="float">
            <text:p>6.595902</text:p>
          </table:table-cell>
          <table:table-cell office:value-type="float" office:value="6.5111067203" calcext:value-type="float">
            <text:p>6.5111067203</text:p>
          </table:table-cell>
          <table:table-cell table:formula="of:=POWER([.C1322]-6.75;2)" office:value-type="float" office:value="0.0570699990858225" calcext:value-type="float">
            <text:p>0.0570699991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577752" calcext:value-type="float">
            <text:p>6.577752</text:p>
          </table:table-cell>
          <table:table-cell office:value-type="float" office:value="6.5111740678" calcext:value-type="float">
            <text:p>6.5111740678</text:p>
          </table:table-cell>
          <table:table-cell table:formula="of:=POWER([.C1323]-6.75;2)" office:value-type="float" office:value="0.0570378258911991" calcext:value-type="float">
            <text:p>0.0570378259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560557" calcext:value-type="float">
            <text:p>6.560557</text:p>
          </table:table-cell>
          <table:table-cell office:value-type="float" office:value="6.5113362797" calcext:value-type="float">
            <text:p>6.5113362797</text:p>
          </table:table-cell>
          <table:table-cell table:formula="of:=POWER([.C1324]-6.75;2)" office:value-type="float" office:value="0.0569603713874366" calcext:value-type="float">
            <text:p>0.056960371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543382" calcext:value-type="float">
            <text:p>6.543382</text:p>
          </table:table-cell>
          <table:table-cell office:value-type="float" office:value="6.5115825932" calcext:value-type="float">
            <text:p>6.5115825932</text:p>
          </table:table-cell>
          <table:table-cell table:formula="of:=POWER([.C1325]-6.75;2)" office:value-type="float" office:value="0.0568428598652367" calcext:value-type="float">
            <text:p>0.0568428599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52532" calcext:value-type="float">
            <text:p>6.52532</text:p>
          </table:table-cell>
          <table:table-cell office:value-type="float" office:value="6.5119121186" calcext:value-type="float">
            <text:p>6.5119121186</text:p>
          </table:table-cell>
          <table:table-cell table:formula="of:=POWER([.C1326]-6.75;2)" office:value-type="float" office:value="0.0566858392695406" calcext:value-type="float">
            <text:p>0.0566858393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506181" calcext:value-type="float">
            <text:p>6.506181</text:p>
          </table:table-cell>
          <table:table-cell office:value-type="float" office:value="6.5123326271" calcext:value-type="float">
            <text:p>6.5123326271</text:p>
          </table:table-cell>
          <table:table-cell table:formula="of:=POWER([.C1327]-6.75;2)" office:value-type="float" office:value="0.0564857801411876" calcext:value-type="float">
            <text:p>0.0564857801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86905" calcext:value-type="float">
            <text:p>6.486905</text:p>
          </table:table-cell>
          <table:table-cell office:value-type="float" office:value="6.5128495254" calcext:value-type="float">
            <text:p>6.5128495254</text:p>
          </table:table-cell>
          <table:table-cell table:formula="of:=POWER([.C1328]-6.75;2)" office:value-type="float" office:value="0.0562403476030052" calcext:value-type="float">
            <text:p>0.0562403476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469452" calcext:value-type="float">
            <text:p>6.469452</text:p>
          </table:table-cell>
          <table:table-cell office:value-type="float" office:value="6.5134487458" calcext:value-type="float">
            <text:p>6.5134487458</text:p>
          </table:table-cell>
          <table:table-cell table:formula="of:=POWER([.C1329]-6.75;2)" office:value-type="float" office:value="0.0559564958635931" calcext:value-type="float">
            <text:p>0.0559564959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456137" calcext:value-type="float">
            <text:p>6.456137</text:p>
          </table:table-cell>
          <table:table-cell office:value-type="float" office:value="6.5140810339" calcext:value-type="float">
            <text:p>6.5140810339</text:p>
          </table:table-cell>
          <table:table-cell table:formula="of:=POWER([.C1330]-6.75;2)" office:value-type="float" office:value="0.0556577585656929" calcext:value-type="float">
            <text:p>0.0556577586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448595" calcext:value-type="float">
            <text:p>6.448595</text:p>
          </table:table-cell>
          <table:table-cell office:value-type="float" office:value="6.5146559068" calcext:value-type="float">
            <text:p>6.5146559068</text:p>
          </table:table-cell>
          <table:table-cell table:formula="of:=POWER([.C1331]-6.75;2)" office:value-type="float" office:value="0.0553868422041304" calcext:value-type="float">
            <text:p>0.0553868422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446755" calcext:value-type="float">
            <text:p>6.446755</text:p>
          </table:table-cell>
          <table:table-cell office:value-type="float" office:value="6.5150509831" calcext:value-type="float">
            <text:p>6.5150509831</text:p>
          </table:table-cell>
          <table:table-cell table:formula="of:=POWER([.C1332]-6.75;2)" office:value-type="float" office:value="0.0552010405422764" calcext:value-type="float">
            <text:p>0.0552010405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482" calcext:value-type="float">
            <text:p>6.4482</text:p>
          </table:table-cell>
          <table:table-cell office:value-type="float" office:value="6.5151373475" calcext:value-type="float">
            <text:p>6.5151373475</text:p>
          </table:table-cell>
          <table:table-cell table:formula="of:=POWER([.C1333]-6.75;2)" office:value-type="float" office:value="0.0551604655393359" calcext:value-type="float">
            <text:p>0.0551604655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48245" calcext:value-type="float">
            <text:p>6.448245</text:p>
          </table:table-cell>
          <table:table-cell office:value-type="float" office:value="6.5148157119" calcext:value-type="float">
            <text:p>6.5148157119</text:p>
          </table:table-cell>
          <table:table-cell table:formula="of:=POWER([.C1334]-6.75;2)" office:value-type="float" office:value="0.0553116493691039" calcext:value-type="float">
            <text:p>0.0553116494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40809" calcext:value-type="float">
            <text:p>6.440809</text:p>
          </table:table-cell>
          <table:table-cell office:value-type="float" office:value="6.5140534746" calcext:value-type="float">
            <text:p>6.5140534746</text:p>
          </table:table-cell>
          <table:table-cell table:formula="of:=POWER([.C1335]-6.75;2)" office:value-type="float" office:value="0.0556707628483329" calcext:value-type="float">
            <text:p>0.0556707628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419989" calcext:value-type="float">
            <text:p>6.419989</text:p>
          </table:table-cell>
          <table:table-cell office:value-type="float" office:value="6.5129108983" calcext:value-type="float">
            <text:p>6.5129108983</text:p>
          </table:table-cell>
          <table:table-cell table:formula="of:=POWER([.C1336]-6.75;2)" office:value-type="float" office:value="0.0562112421449128" calcext:value-type="float">
            <text:p>0.0562112421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382009" calcext:value-type="float">
            <text:p>6.382009</text:p>
          </table:table-cell>
          <table:table-cell office:value-type="float" office:value="6.5115456102" calcext:value-type="float">
            <text:p>6.5115456102</text:p>
          </table:table-cell>
          <table:table-cell table:formula="of:=POWER([.C1337]-6.75;2)" office:value-type="float" office:value="0.0568604960148905" calcext:value-type="float">
            <text:p>0.056860496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32711" calcext:value-type="float">
            <text:p>6.32711</text:p>
          </table:table-cell>
          <table:table-cell office:value-type="float" office:value="6.5101895254" calcext:value-type="float">
            <text:p>6.5101895254</text:p>
          </table:table-cell>
          <table:table-cell table:formula="of:=POWER([.C1338]-6.75;2)" office:value-type="float" office:value="0.0575090637278771" calcext:value-type="float">
            <text:p>0.0575090637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260748" calcext:value-type="float">
            <text:p>6.260748</text:p>
          </table:table-cell>
          <table:table-cell office:value-type="float" office:value="6.509099322" calcext:value-type="float">
            <text:p>6.509099322</text:p>
          </table:table-cell>
          <table:table-cell table:formula="of:=POWER([.C1339]-6.75;2)" office:value-type="float" office:value="0.0580331366608597" calcext:value-type="float">
            <text:p>0.0580331367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193404" calcext:value-type="float">
            <text:p>6.193404</text:p>
          </table:table-cell>
          <table:table-cell office:value-type="float" office:value="6.5084910339" calcext:value-type="float">
            <text:p>6.5084910339</text:p>
          </table:table-cell>
          <table:table-cell table:formula="of:=POWER([.C1340]-6.75;2)" office:value-type="float" office:value="0.0583265807066908" calcext:value-type="float">
            <text:p>0.0583265807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13845" calcext:value-type="float">
            <text:p>6.13845</text:p>
          </table:table-cell>
          <table:table-cell office:value-type="float" office:value="6.5084777542" calcext:value-type="float">
            <text:p>6.5084777542</text:p>
          </table:table-cell>
          <table:table-cell table:formula="of:=POWER([.C1341]-6.75;2)" office:value-type="float" office:value="0.0583329952162755" calcext:value-type="float">
            <text:p>0.0583329952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108133" calcext:value-type="float">
            <text:p>6.108133</text:p>
          </table:table-cell>
          <table:table-cell office:value-type="float" office:value="6.5090337288" calcext:value-type="float">
            <text:p>6.5090337288</text:p>
          </table:table-cell>
          <table:table-cell table:formula="of:=POWER([.C1342]-6.75;2)" office:value-type="float" office:value="0.0580647438560318" calcext:value-type="float">
            <text:p>0.0580647439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108864" calcext:value-type="float">
            <text:p>6.108864</text:p>
          </table:table-cell>
          <table:table-cell office:value-type="float" office:value="6.5100037288" calcext:value-type="float">
            <text:p>6.5100037288</text:p>
          </table:table-cell>
          <table:table-cell table:formula="of:=POWER([.C1343]-6.75;2)" office:value-type="float" office:value="0.0575982101899039" calcext:value-type="float">
            <text:p>0.0575982102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137915" calcext:value-type="float">
            <text:p>6.137915</text:p>
          </table:table-cell>
          <table:table-cell office:value-type="float" office:value="6.5111612288" calcext:value-type="float">
            <text:p>6.5111612288</text:p>
          </table:table-cell>
          <table:table-cell table:formula="of:=POWER([.C1344]-6.75;2)" office:value-type="float" office:value="0.057043958628326" calcext:value-type="float">
            <text:p>0.0570439586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183427" calcext:value-type="float">
            <text:p>6.183427</text:p>
          </table:table-cell>
          <table:table-cell office:value-type="float" office:value="6.5122965763" calcext:value-type="float">
            <text:p>6.5122965763</text:p>
          </table:table-cell>
          <table:table-cell table:formula="of:=POWER([.C1345]-6.75;2)" office:value-type="float" office:value="0.0565029176387018" calcext:value-type="float">
            <text:p>0.056502917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227993" calcext:value-type="float">
            <text:p>6.227993</text:p>
          </table:table-cell>
          <table:table-cell office:value-type="float" office:value="6.5132986356" calcext:value-type="float">
            <text:p>6.5132986356</text:p>
          </table:table-cell>
          <table:table-cell table:formula="of:=POWER([.C1346]-6.75;2)" office:value-type="float" office:value="0.0560275359088216" calcext:value-type="float">
            <text:p>0.0560275359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254215" calcext:value-type="float">
            <text:p>6.254215</text:p>
          </table:table-cell>
          <table:table-cell office:value-type="float" office:value="6.5141938814" calcext:value-type="float">
            <text:p>6.5141938814</text:p>
          </table:table-cell>
          <table:table-cell table:formula="of:=POWER([.C1347]-6.75;2)" office:value-type="float" office:value="0.0556045255691974" calcext:value-type="float">
            <text:p>0.055604525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249989" calcext:value-type="float">
            <text:p>6.249989</text:p>
          </table:table-cell>
          <table:table-cell office:value-type="float" office:value="6.5151263136" calcext:value-type="float">
            <text:p>6.5151263136</text:p>
          </table:table-cell>
          <table:table-cell table:formula="of:=POWER([.C1348]-6.75;2)" office:value-type="float" office:value="0.0551656485631257" calcext:value-type="float">
            <text:p>0.0551656486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211861" calcext:value-type="float">
            <text:p>6.211861</text:p>
          </table:table-cell>
          <table:table-cell office:value-type="float" office:value="6.5162870508" calcext:value-type="float">
            <text:p>6.5162870508</text:p>
          </table:table-cell>
          <table:table-cell table:formula="of:=POWER([.C1349]-6.75;2)" office:value-type="float" office:value="0.0546217426237618" calcext:value-type="float">
            <text:p>0.0546217426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14585" calcext:value-type="float">
            <text:p>6.14585</text:p>
          </table:table-cell>
          <table:table-cell office:value-type="float" office:value="6.517820339" calcext:value-type="float">
            <text:p>6.517820339</text:p>
          </table:table-cell>
          <table:table-cell table:formula="of:=POWER([.C1350]-6.75;2)" office:value-type="float" office:value="0.0539073949820749" calcext:value-type="float">
            <text:p>0.053907395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06599" calcext:value-type="float">
            <text:p>6.06599</text:p>
          </table:table-cell>
          <table:table-cell office:value-type="float" office:value="6.5197363136" calcext:value-type="float">
            <text:p>6.5197363136</text:p>
          </table:table-cell>
          <table:table-cell table:formula="of:=POWER([.C1351]-6.75;2)" office:value-type="float" office:value="0.0530213652745175" calcext:value-type="float">
            <text:p>0.0530213653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.991426" calcext:value-type="float">
            <text:p>5.991426</text:p>
          </table:table-cell>
          <table:table-cell office:value-type="float" office:value="6.5218522119" calcext:value-type="float">
            <text:p>6.5218522119</text:p>
          </table:table-cell>
          <table:table-cell table:formula="of:=POWER([.C1352]-6.75;2)" office:value-type="float" office:value="0.0520514132149226" calcext:value-type="float">
            <text:p>0.052051413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5.943674" calcext:value-type="float">
            <text:p>5.943674</text:p>
          </table:table-cell>
          <table:table-cell office:value-type="float" office:value="6.523765" calcext:value-type="float">
            <text:p>6.523765</text:p>
          </table:table-cell>
          <table:table-cell table:formula="of:=POWER([.C1353]-6.75;2)" office:value-type="float" office:value="0.051182275225" calcext:value-type="float">
            <text:p>0.0511822752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5.948205" calcext:value-type="float">
            <text:p>5.948205</text:p>
          </table:table-cell>
          <table:table-cell office:value-type="float" office:value="6.5248196949" calcext:value-type="float">
            <text:p>6.5248196949</text:p>
          </table:table-cell>
          <table:table-cell table:formula="of:=POWER([.C1354]-6.75;2)" office:value-type="float" office:value="0.0507061698049292" calcext:value-type="float">
            <text:p>0.0507061698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063707" calcext:value-type="float">
            <text:p>6.063707</text:p>
          </table:table-cell>
          <table:table-cell office:value-type="float" office:value="6.5238755169" calcext:value-type="float">
            <text:p>6.5238755169</text:p>
          </table:table-cell>
          <table:table-cell table:formula="of:=POWER([.C1355]-6.75;2)" office:value-type="float" office:value="0.051132281857242" calcext:value-type="float">
            <text:p>0.0511322819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7.169795" calcext:value-type="float">
            <text:p>7.169795</text:p>
          </table:table-cell>
          <table:table-cell office:value-type="float" office:value="6.5163884322" calcext:value-type="float">
            <text:p>6.5163884322</text:p>
          </table:table-cell>
          <table:table-cell table:formula="of:=POWER([.C1356]-6.75;2)" office:value-type="float" office:value="0.0545743646099739" calcext:value-type="float">
            <text:p>0.0545743646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.426439" calcext:value-type="float">
            <text:p>5.426439</text:p>
          </table:table-cell>
          <table:table-cell office:value-type="float" office:value="6.5120014576" calcext:value-type="float">
            <text:p>6.5120014576</text:p>
          </table:table-cell>
          <table:table-cell table:formula="of:=POWER([.C1357]-6.75;2)" office:value-type="float" office:value="0.0566433061845245" calcext:value-type="float">
            <text:p>0.0566433062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.773297" calcext:value-type="float">
            <text:p>5.773297</text:p>
          </table:table-cell>
          <table:table-cell office:value-type="float" office:value="6.5167561695" calcext:value-type="float">
            <text:p>6.5167561695</text:p>
          </table:table-cell>
          <table:table-cell table:formula="of:=POWER([.C1358]-6.75;2)" office:value-type="float" office:value="0.0544026844663128" calcext:value-type="float">
            <text:p>0.0544026845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.938306" calcext:value-type="float">
            <text:p>5.938306</text:p>
          </table:table-cell>
          <table:table-cell office:value-type="float" office:value="6.5169587797" calcext:value-type="float">
            <text:p>6.5169587797</text:p>
          </table:table-cell>
          <table:table-cell table:formula="of:=POWER([.C1359]-6.75;2)" office:value-type="float" office:value="0.054308210358913" calcext:value-type="float">
            <text:p>0.0543082104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065762" calcext:value-type="float">
            <text:p>6.065762</text:p>
          </table:table-cell>
          <table:table-cell office:value-type="float" office:value="6.5150104068" calcext:value-type="float">
            <text:p>6.5150104068</text:p>
          </table:table-cell>
          <table:table-cell table:formula="of:=POWER([.C1360]-6.75;2)" office:value-type="float" office:value="0.0552201089123014" calcext:value-type="float">
            <text:p>0.055220108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171298" calcext:value-type="float">
            <text:p>6.171298</text:p>
          </table:table-cell>
          <table:table-cell office:value-type="float" office:value="6.511781161" calcext:value-type="float">
            <text:p>6.511781161</text:p>
          </table:table-cell>
          <table:table-cell table:formula="of:=POWER([.C1361]-6.75;2)" office:value-type="float" office:value="0.0567482152545079" calcext:value-type="float">
            <text:p>0.0567482153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255706" calcext:value-type="float">
            <text:p>6.255706</text:p>
          </table:table-cell>
          <table:table-cell office:value-type="float" office:value="6.5079207797" calcext:value-type="float">
            <text:p>6.5079207797</text:p>
          </table:table-cell>
          <table:table-cell table:formula="of:=POWER([.C1362]-6.75;2)" office:value-type="float" office:value="0.0586023489010559" calcext:value-type="float">
            <text:p>0.0586023489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317645" calcext:value-type="float">
            <text:p>6.317645</text:p>
          </table:table-cell>
          <table:table-cell office:value-type="float" office:value="6.5040072712" calcext:value-type="float">
            <text:p>6.5040072712</text:p>
          </table:table-cell>
          <table:table-cell table:formula="of:=POWER([.C1363]-6.75;2)" office:value-type="float" office:value="0.0605124226224704" calcext:value-type="float">
            <text:p>0.0605124226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356637" calcext:value-type="float">
            <text:p>6.356637</text:p>
          </table:table-cell>
          <table:table-cell office:value-type="float" office:value="6.5005477712" calcext:value-type="float">
            <text:p>6.5005477712</text:p>
          </table:table-cell>
          <table:table-cell table:formula="of:=POWER([.C1364]-6.75;2)" office:value-type="float" office:value="0.0622264144532876" calcext:value-type="float">
            <text:p>0.0622264145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374061" calcext:value-type="float">
            <text:p>6.374061</text:p>
          </table:table-cell>
          <table:table-cell office:value-type="float" office:value="6.4979436102" calcext:value-type="float">
            <text:p>6.4979436102</text:p>
          </table:table-cell>
          <table:table-cell table:formula="of:=POWER([.C1365]-6.75;2)" office:value-type="float" office:value="0.0635324236390095" calcext:value-type="float">
            <text:p>0.063532423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373392" calcext:value-type="float">
            <text:p>6.373392</text:p>
          </table:table-cell>
          <table:table-cell office:value-type="float" office:value="6.4964497034" calcext:value-type="float">
            <text:p>6.4964497034</text:p>
          </table:table-cell>
          <table:table-cell table:formula="of:=POWER([.C1366]-6.75;2)" office:value-type="float" office:value="0.0642877529059481" calcext:value-type="float">
            <text:p>0.0642877529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35991" calcext:value-type="float">
            <text:p>6.35991</text:p>
          </table:table-cell>
          <table:table-cell office:value-type="float" office:value="6.4961450932" calcext:value-type="float">
            <text:p>6.4961450932</text:p>
          </table:table-cell>
          <table:table-cell table:formula="of:=POWER([.C1367]-6.75;2)" office:value-type="float" office:value="0.0644423137064367" calcext:value-type="float">
            <text:p>0.0644423137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339926" calcext:value-type="float">
            <text:p>6.339926</text:p>
          </table:table-cell>
          <table:table-cell office:value-type="float" office:value="6.4969268983" calcext:value-type="float">
            <text:p>6.4969268983</text:p>
          </table:table-cell>
          <table:table-cell table:formula="of:=POWER([.C1368]-6.75;2)" office:value-type="float" office:value="0.0640459948040586" calcext:value-type="float">
            <text:p>0.0640459948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319706" calcext:value-type="float">
            <text:p>6.319706</text:p>
          </table:table-cell>
          <table:table-cell office:value-type="float" office:value="6.4985345254" calcext:value-type="float">
            <text:p>6.4985345254</text:p>
          </table:table-cell>
          <table:table-cell table:formula="of:=POWER([.C1369]-6.75;2)" office:value-type="float" office:value="0.0632348849158031" calcext:value-type="float">
            <text:p>0.0632348849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304371" calcext:value-type="float">
            <text:p>6.304371</text:p>
          </table:table-cell>
          <table:table-cell office:value-type="float" office:value="6.5006030763" calcext:value-type="float">
            <text:p>6.5006030763</text:p>
          </table:table-cell>
          <table:table-cell table:formula="of:=POWER([.C1370]-6.75;2)" office:value-type="float" office:value="0.0621988255510236" calcext:value-type="float">
            <text:p>0.0621988256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297098" calcext:value-type="float">
            <text:p>6.297098</text:p>
          </table:table-cell>
          <table:table-cell office:value-type="float" office:value="6.5027369915" calcext:value-type="float">
            <text:p>6.5027369915</text:p>
          </table:table-cell>
          <table:table-cell table:formula="of:=POWER([.C1371]-6.75;2)" office:value-type="float" office:value="0.0611389953724711" calcext:value-type="float">
            <text:p>0.0611389954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298838" calcext:value-type="float">
            <text:p>6.298838</text:p>
          </table:table-cell>
          <table:table-cell office:value-type="float" office:value="6.5045882288" calcext:value-type="float">
            <text:p>6.5045882288</text:p>
          </table:table-cell>
          <table:table-cell table:formula="of:=POWER([.C1372]-6.75;2)" office:value-type="float" office:value="0.060226937443521" calcext:value-type="float">
            <text:p>0.0602269374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308607" calcext:value-type="float">
            <text:p>6.308607</text:p>
          </table:table-cell>
          <table:table-cell office:value-type="float" office:value="6.5059204492" calcext:value-type="float">
            <text:p>6.5059204492</text:p>
          </table:table-cell>
          <table:table-cell table:formula="of:=POWER([.C1373]-6.75;2)" office:value-type="float" office:value="0.05957482711873" calcext:value-type="float">
            <text:p>0.0595748271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324176" calcext:value-type="float">
            <text:p>6.324176</text:p>
          </table:table-cell>
          <table:table-cell office:value-type="float" office:value="6.5066426525" calcext:value-type="float">
            <text:p>6.5066426525</text:p>
          </table:table-cell>
          <table:table-cell table:formula="of:=POWER([.C1374]-6.75;2)" office:value-type="float" office:value="0.0592227985822357" calcext:value-type="float">
            <text:p>0.059222798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342924" calcext:value-type="float">
            <text:p>6.342924</text:p>
          </table:table-cell>
          <table:table-cell office:value-type="float" office:value="6.5068039492" calcext:value-type="float">
            <text:p>6.5068039492</text:p>
          </table:table-cell>
          <table:table-cell table:formula="of:=POWER([.C1375]-6.75;2)" office:value-type="float" office:value="0.0591443191247162" calcext:value-type="float">
            <text:p>0.0591443191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362594" calcext:value-type="float">
            <text:p>6.362594</text:p>
          </table:table-cell>
          <table:table-cell office:value-type="float" office:value="6.5065531864" calcext:value-type="float">
            <text:p>6.5065531864</text:p>
          </table:table-cell>
          <table:table-cell table:formula="of:=POWER([.C1376]-6.75;2)" office:value-type="float" office:value="0.0592663510519933" calcext:value-type="float">
            <text:p>0.059266351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381775" calcext:value-type="float">
            <text:p>6.381775</text:p>
          </table:table-cell>
          <table:table-cell office:value-type="float" office:value="6.5060791695" calcext:value-type="float">
            <text:p>6.5060791695</text:p>
          </table:table-cell>
          <table:table-cell table:formula="of:=POWER([.C1377]-6.75;2)" office:value-type="float" office:value="0.05949737155181" calcext:value-type="float">
            <text:p>0.0594973716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400049" calcext:value-type="float">
            <text:p>6.400049</text:p>
          </table:table-cell>
          <table:table-cell office:value-type="float" office:value="6.5055530508" calcext:value-type="float">
            <text:p>6.5055530508</text:p>
          </table:table-cell>
          <table:table-cell table:formula="of:=POWER([.C1378]-6.75;2)" office:value-type="float" office:value="0.0597543109731875" calcext:value-type="float">
            <text:p>0.05975431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417813" calcext:value-type="float">
            <text:p>6.417813</text:p>
          </table:table-cell>
          <table:table-cell office:value-type="float" office:value="6.5050907034" calcext:value-type="float">
            <text:p>6.5050907034</text:p>
          </table:table-cell>
          <table:table-cell table:formula="of:=POWER([.C1379]-6.75;2)" office:value-type="float" office:value="0.0599805635611065" calcext:value-type="float">
            <text:p>0.059980563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435907" calcext:value-type="float">
            <text:p>6.435907</text:p>
          </table:table-cell>
          <table:table-cell office:value-type="float" office:value="6.5047425" calcext:value-type="float">
            <text:p>6.5047425</text:p>
          </table:table-cell>
          <table:table-cell table:formula="of:=POWER([.C1380]-6.75;2)" office:value-type="float" office:value="0.0601512413062501" calcext:value-type="float">
            <text:p>0.0601512413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5517" calcext:value-type="float">
            <text:p>6.45517</text:p>
          </table:table-cell>
          <table:table-cell office:value-type="float" office:value="6.5045062797" calcext:value-type="float">
            <text:p>6.5045062797</text:p>
          </table:table-cell>
          <table:table-cell table:formula="of:=POWER([.C1381]-6.75;2)" office:value-type="float" office:value="0.0602671667067346" calcext:value-type="float">
            <text:p>0.0602671667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76082" calcext:value-type="float">
            <text:p>6.476082</text:p>
          </table:table-cell>
          <table:table-cell office:value-type="float" office:value="6.5043520763" calcext:value-type="float">
            <text:p>6.5043520763</text:p>
          </table:table-cell>
          <table:table-cell table:formula="of:=POWER([.C1382]-6.75;2)" office:value-type="float" office:value="0.060342902418121" calcext:value-type="float">
            <text:p>0.0603429024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498563" calcext:value-type="float">
            <text:p>6.498563</text:p>
          </table:table-cell>
          <table:table-cell office:value-type="float" office:value="6.5042458475" calcext:value-type="float">
            <text:p>6.5042458475</text:p>
          </table:table-cell>
          <table:table-cell table:formula="of:=POWER([.C1383]-6.75;2)" office:value-type="float" office:value="0.0603951034709933" calcext:value-type="float">
            <text:p>0.0603951035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521931" calcext:value-type="float">
            <text:p>6.521931</text:p>
          </table:table-cell>
          <table:table-cell office:value-type="float" office:value="6.5041632373" calcext:value-type="float">
            <text:p>6.5041632373</text:p>
          </table:table-cell>
          <table:table-cell table:formula="of:=POWER([.C1384]-6.75;2)" office:value-type="float" office:value="0.060435713894816" calcext:value-type="float">
            <text:p>0.0604357139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544997" calcext:value-type="float">
            <text:p>6.544997</text:p>
          </table:table-cell>
          <table:table-cell office:value-type="float" office:value="6.5040914237" calcext:value-type="float">
            <text:p>6.5040914237</text:p>
          </table:table-cell>
          <table:table-cell table:formula="of:=POWER([.C1385]-6.75;2)" office:value-type="float" office:value="0.0604710278978928" calcext:value-type="float">
            <text:p>0.0604710279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56624" calcext:value-type="float">
            <text:p>6.56624</text:p>
          </table:table-cell>
          <table:table-cell office:value-type="float" office:value="6.5040231017" calcext:value-type="float">
            <text:p>6.5040231017</text:p>
          </table:table-cell>
          <table:table-cell table:formula="of:=POWER([.C1386]-6.75;2)" office:value-type="float" office:value="0.0605046344972887" calcext:value-type="float">
            <text:p>0.0605046345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584091" calcext:value-type="float">
            <text:p>6.584091</text:p>
          </table:table-cell>
          <table:table-cell office:value-type="float" office:value="6.5039501949" calcext:value-type="float">
            <text:p>6.5039501949</text:p>
          </table:table-cell>
          <table:table-cell table:formula="of:=POWER([.C1387]-6.75;2)" office:value-type="float" office:value="0.0605405065897481" calcext:value-type="float">
            <text:p>0.0605405066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597326" calcext:value-type="float">
            <text:p>6.597326</text:p>
          </table:table-cell>
          <table:table-cell office:value-type="float" office:value="6.5038626102" calcext:value-type="float">
            <text:p>6.5038626102</text:p>
          </table:table-cell>
          <table:table-cell table:formula="of:=POWER([.C1388]-6.75;2)" office:value-type="float" office:value="0.0605836146575573" calcext:value-type="float">
            <text:p>0.060583614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605525" calcext:value-type="float">
            <text:p>6.605525</text:p>
          </table:table-cell>
          <table:table-cell office:value-type="float" office:value="6.5037529322" calcext:value-type="float">
            <text:p>6.5037529322</text:p>
          </table:table-cell>
          <table:table-cell table:formula="of:=POWER([.C1389]-6.75;2)" office:value-type="float" office:value="0.0606376184000977" calcext:value-type="float">
            <text:p>0.0606376184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60947" calcext:value-type="float">
            <text:p>6.60947</text:p>
          </table:table-cell>
          <table:table-cell office:value-type="float" office:value="6.5036230085" calcext:value-type="float">
            <text:p>6.5036230085</text:p>
          </table:table-cell>
          <table:table-cell table:formula="of:=POWER([.C1390]-6.75;2)" office:value-type="float" office:value="0.0607016219405911" calcext:value-type="float">
            <text:p>0.060701621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61125" calcext:value-type="float">
            <text:p>6.61125</text:p>
          </table:table-cell>
          <table:table-cell office:value-type="float" office:value="6.5034869068" calcext:value-type="float">
            <text:p>6.5034869068</text:p>
          </table:table-cell>
          <table:table-cell table:formula="of:=POWER([.C1391]-6.75;2)" office:value-type="float" office:value="0.0607687051190318" calcext:value-type="float">
            <text:p>0.0607687051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61392" calcext:value-type="float">
            <text:p>6.61392</text:p>
          </table:table-cell>
          <table:table-cell office:value-type="float" office:value="6.5033670508" calcext:value-type="float">
            <text:p>6.5033670508</text:p>
          </table:table-cell>
          <table:table-cell table:formula="of:=POWER([.C1392]-6.75;2)" office:value-type="float" office:value="0.0608278116310899" calcext:value-type="float">
            <text:p>0.0608278116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620679" calcext:value-type="float">
            <text:p>6.620679</text:p>
          </table:table-cell>
          <table:table-cell office:value-type="float" office:value="6.5032847542" calcext:value-type="float">
            <text:p>6.5032847542</text:p>
          </table:table-cell>
          <table:table-cell table:formula="of:=POWER([.C1393]-6.75;2)" office:value-type="float" office:value="0.0608684125101544" calcext:value-type="float">
            <text:p>0.0608684125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633834" calcext:value-type="float">
            <text:p>6.633834</text:p>
          </table:table-cell>
          <table:table-cell office:value-type="float" office:value="6.5032503644" calcext:value-type="float">
            <text:p>6.5032503644</text:p>
          </table:table-cell>
          <table:table-cell table:formula="of:=POWER([.C1394]-6.75;2)" office:value-type="float" office:value="0.0608853826687326" calcext:value-type="float">
            <text:p>0.0608853827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653943" calcext:value-type="float">
            <text:p>6.653943</text:p>
          </table:table-cell>
          <table:table-cell office:value-type="float" office:value="6.5032589746" calcext:value-type="float">
            <text:p>6.5032589746</text:p>
          </table:table-cell>
          <table:table-cell table:formula="of:=POWER([.C1395]-6.75;2)" office:value-type="float" office:value="0.0608811336154437" calcext:value-type="float">
            <text:p>0.0608811336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679561" calcext:value-type="float">
            <text:p>6.679561</text:p>
          </table:table-cell>
          <table:table-cell office:value-type="float" office:value="6.5032944322" calcext:value-type="float">
            <text:p>6.5032944322</text:p>
          </table:table-cell>
          <table:table-cell table:formula="of:=POWER([.C1396]-6.75;2)" office:value-type="float" office:value="0.0608636371835206" calcext:value-type="float">
            <text:p>0.0608636372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707722" calcext:value-type="float">
            <text:p>6.707722</text:p>
          </table:table-cell>
          <table:table-cell office:value-type="float" office:value="6.5033395763" calcext:value-type="float">
            <text:p>6.5033395763</text:p>
          </table:table-cell>
          <table:table-cell table:formula="of:=POWER([.C1397]-6.75;2)" office:value-type="float" office:value="0.0608413646198634" calcext:value-type="float">
            <text:p>0.0608413646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734972" calcext:value-type="float">
            <text:p>6.734972</text:p>
          </table:table-cell>
          <table:table-cell office:value-type="float" office:value="6.5033867542" calcext:value-type="float">
            <text:p>6.5033867542</text:p>
          </table:table-cell>
          <table:table-cell table:formula="of:=POWER([.C1398]-6.75;2)" office:value-type="float" office:value="0.0608180930040112" calcext:value-type="float">
            <text:p>0.060818093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758504" calcext:value-type="float">
            <text:p>6.758504</text:p>
          </table:table-cell>
          <table:table-cell office:value-type="float" office:value="6.5034425847" calcext:value-type="float">
            <text:p>6.5034425847</text:p>
          </table:table-cell>
          <table:table-cell table:formula="of:=POWER([.C1399]-6.75;2)" office:value-type="float" office:value="0.0607905590394166" calcext:value-type="float">
            <text:p>0.060790559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776935" calcext:value-type="float">
            <text:p>6.776935</text:p>
          </table:table-cell>
          <table:table-cell office:value-type="float" office:value="6.5035241186" calcext:value-type="float">
            <text:p>6.5035241186</text:p>
          </table:table-cell>
          <table:table-cell table:formula="of:=POWER([.C1400]-6.75;2)" office:value-type="float" office:value="0.060750360111907" calcext:value-type="float">
            <text:p>0.060750360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790459" calcext:value-type="float">
            <text:p>6.790459</text:p>
          </table:table-cell>
          <table:table-cell office:value-type="float" office:value="6.5036481356" calcext:value-type="float">
            <text:p>6.5036481356</text:p>
          </table:table-cell>
          <table:table-cell table:formula="of:=POWER([.C1401]-6.75;2)" office:value-type="float" office:value="0.0606892410933561" calcext:value-type="float">
            <text:p>0.0606892411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800395" calcext:value-type="float">
            <text:p>6.800395</text:p>
          </table:table-cell>
          <table:table-cell office:value-type="float" office:value="6.503818839" calcext:value-type="float">
            <text:p>6.503818839</text:p>
          </table:table-cell>
          <table:table-cell table:formula="of:=POWER([.C1402]-6.75;2)" office:value-type="float" office:value="0.0606051640313079" calcext:value-type="float">
            <text:p>0.060605164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808411" calcext:value-type="float">
            <text:p>6.808411</text:p>
          </table:table-cell>
          <table:table-cell office:value-type="float" office:value="6.5040199915" calcext:value-type="float">
            <text:p>6.5040199915</text:p>
          </table:table-cell>
          <table:table-cell table:formula="of:=POWER([.C1403]-6.75;2)" office:value-type="float" office:value="0.0605061645816601" calcext:value-type="float">
            <text:p>0.0605061646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815791" calcext:value-type="float">
            <text:p>6.815791</text:p>
          </table:table-cell>
          <table:table-cell office:value-type="float" office:value="6.5042152966" calcext:value-type="float">
            <text:p>6.5042152966</text:p>
          </table:table-cell>
          <table:table-cell table:formula="of:=POWER([.C1404]-6.75;2)" office:value-type="float" office:value="0.060410120425426" calcext:value-type="float">
            <text:p>0.0604101204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823042" calcext:value-type="float">
            <text:p>6.823042</text:p>
          </table:table-cell>
          <table:table-cell office:value-type="float" office:value="6.5043571441" calcext:value-type="float">
            <text:p>6.5043571441</text:p>
          </table:table-cell>
          <table:table-cell table:formula="of:=POWER([.C1405]-6.75;2)" office:value-type="float" office:value="0.0603404126547081" calcext:value-type="float">
            <text:p>0.0603404127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829961" calcext:value-type="float">
            <text:p>6.829961</text:p>
          </table:table-cell>
          <table:table-cell office:value-type="float" office:value="6.5044003644" calcext:value-type="float">
            <text:p>6.5044003644</text:p>
          </table:table-cell>
          <table:table-cell table:formula="of:=POWER([.C1406]-6.75;2)" office:value-type="float" office:value="0.0603191810068526" calcext:value-type="float">
            <text:p>0.06031918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6.836024" calcext:value-type="float">
            <text:p>6.836024</text:p>
          </table:table-cell>
          <table:table-cell office:value-type="float" office:value="6.504315661" calcext:value-type="float">
            <text:p>6.504315661</text:p>
          </table:table-cell>
          <table:table-cell table:formula="of:=POWER([.C1407]-6.75;2)" office:value-type="float" office:value="0.0603607944298671" calcext:value-type="float">
            <text:p>0.0603607944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840856" calcext:value-type="float">
            <text:p>6.840856</text:p>
          </table:table-cell>
          <table:table-cell office:value-type="float" office:value="6.5040982627" calcext:value-type="float">
            <text:p>6.5040982627</text:p>
          </table:table-cell>
          <table:table-cell table:formula="of:=POWER([.C1408]-6.75;2)" office:value-type="float" office:value="0.060467664407158" calcext:value-type="float">
            <text:p>0.0604676644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6.844537" calcext:value-type="float">
            <text:p>6.844537</text:p>
          </table:table-cell>
          <table:table-cell office:value-type="float" office:value="6.5037695339" calcext:value-type="float">
            <text:p>6.5037695339</text:p>
          </table:table-cell>
          <table:table-cell table:formula="of:=POWER([.C1409]-6.75;2)" office:value-type="float" office:value="0.0606294424358233" calcext:value-type="float">
            <text:p>0.060629442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847602" calcext:value-type="float">
            <text:p>6.847602</text:p>
          </table:table-cell>
          <table:table-cell office:value-type="float" office:value="6.5033718136" calcext:value-type="float">
            <text:p>6.5033718136</text:p>
          </table:table-cell>
          <table:table-cell table:formula="of:=POWER([.C1410]-6.75;2)" office:value-type="float" office:value="0.060825462326953" calcext:value-type="float">
            <text:p>0.060825462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850764" calcext:value-type="float">
            <text:p>6.850764</text:p>
          </table:table-cell>
          <table:table-cell office:value-type="float" office:value="6.5029587373" calcext:value-type="float">
            <text:p>6.5029587373</text:p>
          </table:table-cell>
          <table:table-cell table:formula="of:=POWER([.C1411]-6.75;2)" office:value-type="float" office:value="0.0610293854764103" calcext:value-type="float">
            <text:p>0.0610293855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854504" calcext:value-type="float">
            <text:p>6.854504</text:p>
          </table:table-cell>
          <table:table-cell office:value-type="float" office:value="6.502584" calcext:value-type="float">
            <text:p>6.502584</text:p>
          </table:table-cell>
          <table:table-cell table:formula="of:=POWER([.C1412]-6.75;2)" office:value-type="float" office:value="0.0612146770560002" calcext:value-type="float">
            <text:p>0.0612146771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858732" calcext:value-type="float">
            <text:p>6.858732</text:p>
          </table:table-cell>
          <table:table-cell office:value-type="float" office:value="6.5022912966" calcext:value-type="float">
            <text:p>6.5022912966</text:p>
          </table:table-cell>
          <table:table-cell table:formula="of:=POWER([.C1413]-6.75;2)" office:value-type="float" office:value="0.0613596017401091" calcext:value-type="float">
            <text:p>0.0613596017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862705" calcext:value-type="float">
            <text:p>6.862705</text:p>
          </table:table-cell>
          <table:table-cell office:value-type="float" office:value="6.5021073983" calcext:value-type="float">
            <text:p>6.5021073983</text:p>
          </table:table-cell>
          <table:table-cell table:formula="of:=POWER([.C1414]-6.75;2)" office:value-type="float" office:value="0.061450741977595" calcext:value-type="float">
            <text:p>0.061450742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6.865247" calcext:value-type="float">
            <text:p>6.865247</text:p>
          </table:table-cell>
          <table:table-cell office:value-type="float" office:value="6.5020391102" calcext:value-type="float">
            <text:p>6.5020391102</text:p>
          </table:table-cell>
          <table:table-cell table:formula="of:=POWER([.C1415]-6.75;2)" office:value-type="float" office:value="0.0614846028704077" calcext:value-type="float">
            <text:p>0.0614846029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865208" calcext:value-type="float">
            <text:p>6.865208</text:p>
          </table:table-cell>
          <table:table-cell office:value-type="float" office:value="6.5020739661" calcext:value-type="float">
            <text:p>6.5020739661</text:p>
          </table:table-cell>
          <table:table-cell table:formula="of:=POWER([.C1416]-6.75;2)" office:value-type="float" office:value="0.0614673182853838" calcext:value-type="float">
            <text:p>0.0614673183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6.861927" calcext:value-type="float">
            <text:p>6.861927</text:p>
          </table:table-cell>
          <table:table-cell office:value-type="float" office:value="6.5021836356" calcext:value-type="float">
            <text:p>6.5021836356</text:p>
          </table:table-cell>
          <table:table-cell table:formula="of:=POWER([.C1417]-6.75;2)" office:value-type="float" office:value="0.0614129504644337" calcext:value-type="float">
            <text:p>0.0614129505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855508" calcext:value-type="float">
            <text:p>6.855508</text:p>
          </table:table-cell>
          <table:table-cell office:value-type="float" office:value="6.5023292627" calcext:value-type="float">
            <text:p>6.5023292627</text:p>
          </table:table-cell>
          <table:table-cell table:formula="of:=POWER([.C1418]-6.75;2)" office:value-type="float" office:value="0.0613407941147256" calcext:value-type="float">
            <text:p>0.0613407941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6.846764" calcext:value-type="float">
            <text:p>6.846764</text:p>
          </table:table-cell>
          <table:table-cell office:value-type="float" office:value="6.5024677881" calcext:value-type="float">
            <text:p>6.5024677881</text:p>
          </table:table-cell>
          <table:table-cell table:formula="of:=POWER([.C1419]-6.75;2)" office:value-type="float" office:value="0.0612721959281067" calcext:value-type="float">
            <text:p>0.061272195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6.836878" calcext:value-type="float">
            <text:p>6.836878</text:p>
          </table:table-cell>
          <table:table-cell office:value-type="float" office:value="6.5025589915" calcext:value-type="float">
            <text:p>6.5025589915</text:p>
          </table:table-cell>
          <table:table-cell table:formula="of:=POWER([.C1420]-6.75;2)" office:value-type="float" office:value="0.0612270526874971" calcext:value-type="float">
            <text:p>0.0612270527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.826972" calcext:value-type="float">
            <text:p>6.826972</text:p>
          </table:table-cell>
          <table:table-cell office:value-type="float" office:value="6.5025726017" calcext:value-type="float">
            <text:p>6.5025726017</text:p>
          </table:table-cell>
          <table:table-cell table:formula="of:=POWER([.C1421]-6.75;2)" office:value-type="float" office:value="0.0612203174295069" calcext:value-type="float">
            <text:p>0.0612203174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817783" calcext:value-type="float">
            <text:p>6.817783</text:p>
          </table:table-cell>
          <table:table-cell office:value-type="float" office:value="6.5024941441" calcext:value-type="float">
            <text:p>6.5024941441</text:p>
          </table:table-cell>
          <table:table-cell table:formula="of:=POWER([.C1422]-6.75;2)" office:value-type="float" office:value="0.0612591487047916" calcext:value-type="float">
            <text:p>0.0612591487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6.809566" calcext:value-type="float">
            <text:p>6.809566</text:p>
          </table:table-cell>
          <table:table-cell office:value-type="float" office:value="6.5023279746" calcext:value-type="float">
            <text:p>6.5023279746</text:p>
          </table:table-cell>
          <table:table-cell table:formula="of:=POWER([.C1423]-6.75;2)" office:value-type="float" office:value="0.0613414321657382" calcext:value-type="float">
            <text:p>0.061341432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802201" calcext:value-type="float">
            <text:p>6.802201</text:p>
          </table:table-cell>
          <table:table-cell office:value-type="float" office:value="6.5020960508" calcext:value-type="float">
            <text:p>6.5020960508</text:p>
          </table:table-cell>
          <table:table-cell table:formula="of:=POWER([.C1424]-6.75;2)" office:value-type="float" office:value="0.0614563680289564" calcext:value-type="float">
            <text:p>0.061456368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79533" calcext:value-type="float">
            <text:p>6.79533</text:p>
          </table:table-cell>
          <table:table-cell office:value-type="float" office:value="6.5018322288" calcext:value-type="float">
            <text:p>6.5018322288</text:p>
          </table:table-cell>
          <table:table-cell table:formula="of:=POWER([.C1425]-6.75;2)" office:value-type="float" office:value="0.0615872426623757" calcext:value-type="float">
            <text:p>0.0615872427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.788437" calcext:value-type="float">
            <text:p>6.788437</text:p>
          </table:table-cell>
          <table:table-cell office:value-type="float" office:value="6.5015740932" calcext:value-type="float">
            <text:p>6.5015740932</text:p>
          </table:table-cell>
          <table:table-cell table:formula="of:=POWER([.C1426]-6.75;2)" office:value-type="float" office:value="0.0617154311694021" calcext:value-type="float">
            <text:p>0.0617154312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.780833" calcext:value-type="float">
            <text:p>6.780833</text:p>
          </table:table-cell>
          <table:table-cell office:value-type="float" office:value="6.5013549237" calcext:value-type="float">
            <text:p>6.5013549237</text:p>
          </table:table-cell>
          <table:table-cell table:formula="of:=POWER([.C1427]-6.75;2)" office:value-type="float" office:value="0.0618243739682328" calcext:value-type="float">
            <text:p>0.061824374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.771669" calcext:value-type="float">
            <text:p>6.771669</text:p>
          </table:table-cell>
          <table:table-cell office:value-type="float" office:value="6.5011985763" calcext:value-type="float">
            <text:p>6.5011985763</text:p>
          </table:table-cell>
          <table:table-cell table:formula="of:=POWER([.C1428]-6.75;2)" office:value-type="float" office:value="0.0619021484351468" calcext:value-type="float">
            <text:p>0.0619021484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.760079" calcext:value-type="float">
            <text:p>6.760079</text:p>
          </table:table-cell>
          <table:table-cell office:value-type="float" office:value="6.5011180847" calcext:value-type="float">
            <text:p>6.5011180847</text:p>
          </table:table-cell>
          <table:table-cell table:formula="of:=POWER([.C1429]-6.75;2)" office:value-type="float" office:value="0.0619422077633964" calcext:value-type="float">
            <text:p>0.0619422078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.745474" calcext:value-type="float">
            <text:p>6.745474</text:p>
          </table:table-cell>
          <table:table-cell office:value-type="float" office:value="6.501117" calcext:value-type="float">
            <text:p>6.501117</text:p>
          </table:table-cell>
          <table:table-cell table:formula="of:=POWER([.C1430]-6.75;2)" office:value-type="float" office:value="0.0619427476890001" calcext:value-type="float">
            <text:p>0.061942747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.727871" calcext:value-type="float">
            <text:p>6.727871</text:p>
          </table:table-cell>
          <table:table-cell office:value-type="float" office:value="6.5011915169" calcext:value-type="float">
            <text:p>6.5011915169</text:p>
          </table:table-cell>
          <table:table-cell table:formula="of:=POWER([.C1431]-6.75;2)" office:value-type="float" office:value="0.0619056612625232" calcext:value-type="float">
            <text:p>0.0619056613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6.708063" calcext:value-type="float">
            <text:p>6.708063</text:p>
          </table:table-cell>
          <table:table-cell office:value-type="float" office:value="6.5013317797" calcext:value-type="float">
            <text:p>6.5013317797</text:p>
          </table:table-cell>
          <table:table-cell table:formula="of:=POWER([.C1432]-6.75;2)" office:value-type="float" office:value="0.0618358837871693" calcext:value-type="float">
            <text:p>0.0618358838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.687501" calcext:value-type="float">
            <text:p>6.687501</text:p>
          </table:table-cell>
          <table:table-cell office:value-type="float" office:value="6.5015221356" calcext:value-type="float">
            <text:p>6.5015221356</text:p>
          </table:table-cell>
          <table:table-cell table:formula="of:=POWER([.C1433]-6.75;2)" office:value-type="float" office:value="0.0617412490967847" calcext:value-type="float">
            <text:p>0.0617412491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6.667904" calcext:value-type="float">
            <text:p>6.667904</text:p>
          </table:table-cell>
          <table:table-cell office:value-type="float" office:value="6.5017412542" calcext:value-type="float">
            <text:p>6.5017412542</text:p>
          </table:table-cell>
          <table:table-cell table:formula="of:=POWER([.C1434]-6.75;2)" office:value-type="float" office:value="0.0616324048661892" calcext:value-type="float">
            <text:p>0.0616324049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6.650735" calcext:value-type="float">
            <text:p>6.650735</text:p>
          </table:table-cell>
          <table:table-cell office:value-type="float" office:value="6.5019631186" calcext:value-type="float">
            <text:p>6.5019631186</text:p>
          </table:table-cell>
          <table:table-cell table:formula="of:=POWER([.C1435]-6.75;2)" office:value-type="float" office:value="0.0615222945346377" calcext:value-type="float">
            <text:p>0.0615222945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636783" calcext:value-type="float">
            <text:p>6.636783</text:p>
          </table:table-cell>
          <table:table-cell office:value-type="float" office:value="6.502159322" calcext:value-type="float">
            <text:p>6.502159322</text:p>
          </table:table-cell>
          <table:table-cell table:formula="of:=POWER([.C1436]-6.75;2)" office:value-type="float" office:value="0.0614250016714998" calcext:value-type="float">
            <text:p>0.0614250017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625995" calcext:value-type="float">
            <text:p>6.625995</text:p>
          </table:table-cell>
          <table:table-cell office:value-type="float" office:value="6.5023017712" calcext:value-type="float">
            <text:p>6.5023017712</text:p>
          </table:table-cell>
          <table:table-cell table:formula="of:=POWER([.C1437]-6.75;2)" office:value-type="float" office:value="0.0613544125506572" calcext:value-type="float">
            <text:p>0.0613544126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617618" calcext:value-type="float">
            <text:p>6.617618</text:p>
          </table:table-cell>
          <table:table-cell office:value-type="float" office:value="6.502364661" calcext:value-type="float">
            <text:p>6.502364661</text:p>
          </table:table-cell>
          <table:table-cell table:formula="of:=POWER([.C1438]-6.75;2)" office:value-type="float" office:value="0.0613232611216451" calcext:value-type="float">
            <text:p>0.0613232611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610566" calcext:value-type="float">
            <text:p>6.610566</text:p>
          </table:table-cell>
          <table:table-cell office:value-type="float" office:value="6.5023249153" calcext:value-type="float">
            <text:p>6.5023249153</text:p>
          </table:table-cell>
          <table:table-cell table:formula="of:=POWER([.C1439]-6.75;2)" office:value-type="float" office:value="0.0613429475811522" calcext:value-type="float">
            <text:p>0.0613429476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603849" calcext:value-type="float">
            <text:p>6.603849</text:p>
          </table:table-cell>
          <table:table-cell office:value-type="float" office:value="6.502161339" calcext:value-type="float">
            <text:p>6.502161339</text:p>
          </table:table-cell>
          <table:table-cell table:formula="of:=POWER([.C1440]-6.75;2)" office:value-type="float" office:value="0.0614240018862731" calcext:value-type="float">
            <text:p>0.0614240019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596893" calcext:value-type="float">
            <text:p>6.596893</text:p>
          </table:table-cell>
          <table:table-cell office:value-type="float" office:value="6.5018540678" calcext:value-type="float">
            <text:p>6.5018540678</text:p>
          </table:table-cell>
          <table:table-cell table:formula="of:=POWER([.C1441]-6.75;2)" office:value-type="float" office:value="0.061576403667407" calcext:value-type="float">
            <text:p>0.0615764037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589622" calcext:value-type="float">
            <text:p>6.589622</text:p>
          </table:table-cell>
          <table:table-cell office:value-type="float" office:value="6.5013858898" calcext:value-type="float">
            <text:p>6.5013858898</text:p>
          </table:table-cell>
          <table:table-cell table:formula="of:=POWER([.C1442]-6.75;2)" office:value-type="float" office:value="0.0618089757905378" calcext:value-type="float">
            <text:p>0.0618089758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582266" calcext:value-type="float">
            <text:p>6.582266</text:p>
          </table:table-cell>
          <table:table-cell office:value-type="float" office:value="6.5007466356" calcext:value-type="float">
            <text:p>6.5007466356</text:p>
          </table:table-cell>
          <table:table-cell table:formula="of:=POWER([.C1443]-6.75;2)" office:value-type="float" office:value="0.0621272396647194" calcext:value-type="float">
            <text:p>0.0621272397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57494" calcext:value-type="float">
            <text:p>6.57494</text:p>
          </table:table-cell>
          <table:table-cell office:value-type="float" office:value="6.4999401695" calcext:value-type="float">
            <text:p>6.4999401695</text:p>
          </table:table-cell>
          <table:table-cell table:formula="of:=POWER([.C1444]-6.75;2)" office:value-type="float" office:value="0.0625299188296886" calcext:value-type="float">
            <text:p>0.062529918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567175" calcext:value-type="float">
            <text:p>6.567175</text:p>
          </table:table-cell>
          <table:table-cell office:value-type="float" office:value="6.498992178" calcext:value-type="float">
            <text:p>6.498992178</text:p>
          </table:table-cell>
          <table:table-cell table:formula="of:=POWER([.C1445]-6.75;2)" office:value-type="float" office:value="0.0630049267051837" calcext:value-type="float">
            <text:p>0.0630049267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557613" calcext:value-type="float">
            <text:p>6.557613</text:p>
          </table:table-cell>
          <table:table-cell office:value-type="float" office:value="6.4979560508" calcext:value-type="float">
            <text:p>6.4979560508</text:p>
          </table:table-cell>
          <table:table-cell table:formula="of:=POWER([.C1446]-6.75;2)" office:value-type="float" office:value="0.0635261523283322" calcext:value-type="float">
            <text:p>0.0635261523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544062" calcext:value-type="float">
            <text:p>6.544062</text:p>
          </table:table-cell>
          <table:table-cell office:value-type="float" office:value="6.4969141186" calcext:value-type="float">
            <text:p>6.4969141186</text:p>
          </table:table-cell>
          <table:table-cell table:formula="of:=POWER([.C1447]-6.75;2)" office:value-type="float" office:value="0.0640524633640147" calcext:value-type="float">
            <text:p>0.0640524634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523972" calcext:value-type="float">
            <text:p>6.523972</text:p>
          </table:table-cell>
          <table:table-cell office:value-type="float" office:value="6.4959724576" calcext:value-type="float">
            <text:p>6.4959724576</text:p>
          </table:table-cell>
          <table:table-cell table:formula="of:=POWER([.C1448]-6.75;2)" office:value-type="float" office:value="0.0645299922977839" calcext:value-type="float">
            <text:p>0.0645299923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495214" calcext:value-type="float">
            <text:p>6.495214</text:p>
          </table:table-cell>
          <table:table-cell office:value-type="float" office:value="6.4952488983" calcext:value-type="float">
            <text:p>6.4952488983</text:p>
          </table:table-cell>
          <table:table-cell table:formula="of:=POWER([.C1449]-6.75;2)" office:value-type="float" office:value="0.0648981238173638" calcext:value-type="float">
            <text:p>0.0648981238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456946" calcext:value-type="float">
            <text:p>6.456946</text:p>
          </table:table-cell>
          <table:table-cell office:value-type="float" office:value="6.4948549153" calcext:value-type="float">
            <text:p>6.4948549153</text:p>
          </table:table-cell>
          <table:table-cell table:formula="of:=POWER([.C1450]-6.75;2)" office:value-type="float" office:value="0.06509901424657" calcext:value-type="float">
            <text:p>0.065099014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410247" calcext:value-type="float">
            <text:p>6.410247</text:p>
          </table:table-cell>
          <table:table-cell office:value-type="float" office:value="6.4948728983" calcext:value-type="float">
            <text:p>6.4948728983</text:p>
          </table:table-cell>
          <table:table-cell table:formula="of:=POWER([.C1451]-6.75;2)" office:value-type="float" office:value="0.0650898380218423" calcext:value-type="float">
            <text:p>0.065089838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358301" calcext:value-type="float">
            <text:p>6.358301</text:p>
          </table:table-cell>
          <table:table-cell office:value-type="float" office:value="6.4953317627" calcext:value-type="float">
            <text:p>6.4953317627</text:p>
          </table:table-cell>
          <table:table-cell table:formula="of:=POWER([.C1452]-6.75;2)" office:value-type="float" office:value="0.064855911089489" calcext:value-type="float">
            <text:p>0.0648559111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6.305985" calcext:value-type="float">
            <text:p>6.305985</text:p>
          </table:table-cell>
          <table:table-cell office:value-type="float" office:value="6.4961856017" calcext:value-type="float">
            <text:p>6.4961856017</text:p>
          </table:table-cell>
          <table:table-cell table:formula="of:=POWER([.C1453]-6.75;2)" office:value-type="float" office:value="0.0644217487843912" calcext:value-type="float">
            <text:p>0.0644217488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258885" calcext:value-type="float">
            <text:p>6.258885</text:p>
          </table:table-cell>
          <table:table-cell office:value-type="float" office:value="6.4973027288" calcext:value-type="float">
            <text:p>6.4973027288</text:p>
          </table:table-cell>
          <table:table-cell table:formula="of:=POWER([.C1454]-6.75;2)" office:value-type="float" office:value="0.0638559108719262" calcext:value-type="float">
            <text:p>0.0638559109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.221991" calcext:value-type="float">
            <text:p>6.221991</text:p>
          </table:table-cell>
          <table:table-cell office:value-type="float" office:value="6.4984735339" calcext:value-type="float">
            <text:p>6.4984735339</text:p>
          </table:table-cell>
          <table:table-cell table:formula="of:=POWER([.C1455]-6.75;2)" office:value-type="float" office:value="0.0632655631487543" calcext:value-type="float">
            <text:p>0.0632655631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198466" calcext:value-type="float">
            <text:p>6.198466</text:p>
          </table:table-cell>
          <table:table-cell office:value-type="float" office:value="6.4994429153" calcext:value-type="float">
            <text:p>6.4994429153</text:p>
          </table:table-cell>
          <table:table-cell table:formula="of:=POWER([.C1456]-6.75;2)" office:value-type="float" office:value="0.0627788526933628" calcext:value-type="float">
            <text:p>0.0627788527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.18897" calcext:value-type="float">
            <text:p>6.18897</text:p>
          </table:table-cell>
          <table:table-cell office:value-type="float" office:value="6.4999657797" calcext:value-type="float">
            <text:p>6.4999657797</text:p>
          </table:table-cell>
          <table:table-cell table:formula="of:=POWER([.C1457]-6.75;2)" office:value-type="float" office:value="0.0625171113210289" calcext:value-type="float">
            <text:p>0.0625171113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6.191837" calcext:value-type="float">
            <text:p>6.191837</text:p>
          </table:table-cell>
          <table:table-cell office:value-type="float" office:value="6.4998737119" calcext:value-type="float">
            <text:p>6.4998737119</text:p>
          </table:table-cell>
          <table:table-cell table:formula="of:=POWER([.C1458]-6.75;2)" office:value-type="float" office:value="0.0625631599986841" calcext:value-type="float">
            <text:p>0.06256316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204055" calcext:value-type="float">
            <text:p>6.204055</text:p>
          </table:table-cell>
          <table:table-cell office:value-type="float" office:value="6.4991314407" calcext:value-type="float">
            <text:p>6.4991314407</text:p>
          </table:table-cell>
          <table:table-cell table:formula="of:=POWER([.C1459]-6.75;2)" office:value-type="float" office:value="0.0629350340452575" calcext:value-type="float">
            <text:p>0.062935034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6.222593" calcext:value-type="float">
            <text:p>6.222593</text:p>
          </table:table-cell>
          <table:table-cell office:value-type="float" office:value="6.4978593898" calcext:value-type="float">
            <text:p>6.4978593898</text:p>
          </table:table-cell>
          <table:table-cell table:formula="of:=POWER([.C1460]-6.75;2)" office:value-type="float" office:value="0.0635748873120282" calcext:value-type="float">
            <text:p>0.0635748873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.245449" calcext:value-type="float">
            <text:p>6.245449</text:p>
          </table:table-cell>
          <table:table-cell office:value-type="float" office:value="6.4963075932" calcext:value-type="float">
            <text:p>6.4963075932</text:p>
          </table:table-cell>
          <table:table-cell table:formula="of:=POWER([.C1461]-6.75;2)" office:value-type="float" office:value="0.0643598372679767" calcext:value-type="float">
            <text:p>0.0643598373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271886" calcext:value-type="float">
            <text:p>6.271886</text:p>
          </table:table-cell>
          <table:table-cell office:value-type="float" office:value="6.4947858898" calcext:value-type="float">
            <text:p>6.4947858898</text:p>
          </table:table-cell>
          <table:table-cell table:formula="of:=POWER([.C1462]-6.75;2)" office:value-type="float" office:value="0.0651342420451777" calcext:value-type="float">
            <text:p>0.065134242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6.30167" calcext:value-type="float">
            <text:p>6.30167</text:p>
          </table:table-cell>
          <table:table-cell office:value-type="float" office:value="6.4935766864" calcext:value-type="float">
            <text:p>6.4935766864</text:p>
          </table:table-cell>
          <table:table-cell table:formula="of:=POWER([.C1463]-6.75;2)" office:value-type="float" office:value="0.065752915757604" calcext:value-type="float">
            <text:p>0.0657529158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6.333632" calcext:value-type="float">
            <text:p>6.333632</text:p>
          </table:table-cell>
          <table:table-cell office:value-type="float" office:value="6.4928655847" calcext:value-type="float">
            <text:p>6.4928655847</text:p>
          </table:table-cell>
          <table:table-cell table:formula="of:=POWER([.C1464]-6.75;2)" office:value-type="float" office:value="0.0661181075316731" calcext:value-type="float">
            <text:p>0.0661181075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364242" calcext:value-type="float">
            <text:p>6.364242</text:p>
          </table:table-cell>
          <table:table-cell office:value-type="float" office:value="6.4927150508" calcext:value-type="float">
            <text:p>6.4927150508</text:p>
          </table:table-cell>
          <table:table-cell table:formula="of:=POWER([.C1465]-6.75;2)" office:value-type="float" office:value="0.0661955450848465" calcext:value-type="float">
            <text:p>0.0661955451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386956" calcext:value-type="float">
            <text:p>6.386956</text:p>
          </table:table-cell>
          <table:table-cell office:value-type="float" office:value="6.4930839492" calcext:value-type="float">
            <text:p>6.4930839492</text:p>
          </table:table-cell>
          <table:table-cell table:formula="of:=POWER([.C1466]-6.75;2)" office:value-type="float" office:value="0.0660058571586682" calcext:value-type="float">
            <text:p>0.0660058572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392789" calcext:value-type="float">
            <text:p>6.392789</text:p>
          </table:table-cell>
          <table:table-cell office:value-type="float" office:value="6.4938756186" calcext:value-type="float">
            <text:p>6.4938756186</text:p>
          </table:table-cell>
          <table:table-cell table:formula="of:=POWER([.C1467]-6.75;2)" office:value-type="float" office:value="0.0655996987475328" calcext:value-type="float">
            <text:p>0.0655996987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371935" calcext:value-type="float">
            <text:p>6.371935</text:p>
          </table:table-cell>
          <table:table-cell office:value-type="float" office:value="6.4949882203" calcext:value-type="float">
            <text:p>6.4949882203</text:p>
          </table:table-cell>
          <table:table-cell table:formula="of:=POWER([.C1468]-6.75;2)" office:value-type="float" office:value="0.0650310077857614" calcext:value-type="float">
            <text:p>0.0650310078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315666" calcext:value-type="float">
            <text:p>6.315666</text:p>
          </table:table-cell>
          <table:table-cell office:value-type="float" office:value="6.4963436356" calcext:value-type="float">
            <text:p>6.4963436356</text:p>
          </table:table-cell>
          <table:table-cell table:formula="of:=POWER([.C1469]-6.75;2)" office:value-type="float" office:value="0.0643415512006257" calcext:value-type="float">
            <text:p>0.0643415512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217135" calcext:value-type="float">
            <text:p>6.217135</text:p>
          </table:table-cell>
          <table:table-cell office:value-type="float" office:value="6.4978772288" calcext:value-type="float">
            <text:p>6.4978772288</text:p>
          </table:table-cell>
          <table:table-cell table:formula="of:=POWER([.C1470]-6.75;2)" office:value-type="float" office:value="0.0635658917575675" calcext:value-type="float">
            <text:p>0.0635658918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068128" calcext:value-type="float">
            <text:p>6.068128</text:p>
          </table:table-cell>
          <table:table-cell office:value-type="float" office:value="6.4994649153" calcext:value-type="float">
            <text:p>6.4994649153</text:p>
          </table:table-cell>
          <table:table-cell table:formula="of:=POWER([.C1471]-6.75;2)" office:value-type="float" office:value="0.0627678286656362" calcext:value-type="float">
            <text:p>0.0627678287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5.836792" calcext:value-type="float">
            <text:p>5.836792</text:p>
          </table:table-cell>
          <table:table-cell office:value-type="float" office:value="6.5006747458" calcext:value-type="float">
            <text:p>6.5006747458</text:p>
          </table:table-cell>
          <table:table-cell table:formula="of:=POWER([.C1472]-6.75;2)" office:value-type="float" office:value="0.0621630823818948" calcext:value-type="float">
            <text:p>0.0621630824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5.180231" calcext:value-type="float">
            <text:p>5.180231</text:p>
          </table:table-cell>
          <table:table-cell office:value-type="float" office:value="6.4992518305" calcext:value-type="float">
            <text:p>6.4992518305</text:p>
          </table:table-cell>
          <table:table-cell table:formula="of:=POWER([.C1473]-6.75;2)" office:value-type="float" office:value="0.0628746445076005" calcext:value-type="float">
            <text:p>0.0628746445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652132" calcext:value-type="float">
            <text:p>6.652132</text:p>
          </table:table-cell>
          <table:table-cell office:value-type="float" office:value="6.5033929915" calcext:value-type="float">
            <text:p>6.5033929915</text:p>
          </table:table-cell>
          <table:table-cell table:formula="of:=POWER([.C1474]-6.75;2)" office:value-type="float" office:value="0.060815016641319" calcext:value-type="float">
            <text:p>0.0608150166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5.987495" calcext:value-type="float">
            <text:p>5.987495</text:p>
          </table:table-cell>
          <table:table-cell office:value-type="float" office:value="6.5093882288" calcext:value-type="float">
            <text:p>6.5093882288</text:p>
          </table:table-cell>
          <table:table-cell table:formula="of:=POWER([.C1475]-6.75;2)" office:value-type="float" office:value="0.0578940244400013" calcext:value-type="float">
            <text:p>0.0578940244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.797205" calcext:value-type="float">
            <text:p>5.797205</text:p>
          </table:table-cell>
          <table:table-cell office:value-type="float" office:value="6.5167817881" calcext:value-type="float">
            <text:p>6.5167817881</text:p>
          </table:table-cell>
          <table:table-cell table:formula="of:=POWER([.C1476]-6.75;2)" office:value-type="float" office:value="0.0543907343618332" calcext:value-type="float">
            <text:p>0.0543907344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5.708398" calcext:value-type="float">
            <text:p>5.708398</text:p>
          </table:table-cell>
          <table:table-cell office:value-type="float" office:value="6.5239976949" calcext:value-type="float">
            <text:p>6.5239976949</text:p>
          </table:table-cell>
          <table:table-cell table:formula="of:=POWER([.C1477]-6.75;2)" office:value-type="float" office:value="0.0510770419105134" calcext:value-type="float">
            <text:p>0.0510770419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5.684711" calcext:value-type="float">
            <text:p>5.684711</text:p>
          </table:table-cell>
          <table:table-cell office:value-type="float" office:value="6.5308645847" calcext:value-type="float">
            <text:p>6.5308645847</text:p>
          </table:table-cell>
          <table:table-cell table:formula="of:=POWER([.C1478]-6.75;2)" office:value-type="float" office:value="0.0480203302387036" calcext:value-type="float">
            <text:p>0.0480203302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.715773" calcext:value-type="float">
            <text:p>5.715773</text:p>
          </table:table-cell>
          <table:table-cell office:value-type="float" office:value="6.5371692288" calcext:value-type="float">
            <text:p>6.5371692288</text:p>
          </table:table-cell>
          <table:table-cell table:formula="of:=POWER([.C1479]-6.75;2)" office:value-type="float" office:value="0.0452969371695868" calcext:value-type="float">
            <text:p>0.0452969372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5.793912" calcext:value-type="float">
            <text:p>5.793912</text:p>
          </table:table-cell>
          <table:table-cell office:value-type="float" office:value="6.5426671017" calcext:value-type="float">
            <text:p>6.5426671017</text:p>
          </table:table-cell>
          <table:table-cell table:formula="of:=POWER([.C1480]-6.75;2)" office:value-type="float" office:value="0.0429869307174781" calcext:value-type="float">
            <text:p>0.0429869307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909424" calcext:value-type="float">
            <text:p>5.909424</text:p>
          </table:table-cell>
          <table:table-cell office:value-type="float" office:value="6.5471214746" calcext:value-type="float">
            <text:p>6.5471214746</text:p>
          </table:table-cell>
          <table:table-cell table:formula="of:=POWER([.C1481]-6.75;2)" office:value-type="float" office:value="0.0411596960684785" calcext:value-type="float">
            <text:p>0.041159696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049346" calcext:value-type="float">
            <text:p>6.049346</text:p>
          </table:table-cell>
          <table:table-cell office:value-type="float" office:value="6.5503429237" calcext:value-type="float">
            <text:p>6.5503429237</text:p>
          </table:table-cell>
          <table:table-cell table:formula="of:=POWER([.C1482]-6.75;2)" office:value-type="float" office:value="0.0398629481166641" calcext:value-type="float">
            <text:p>0.0398629481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.19778" calcext:value-type="float">
            <text:p>6.19778</text:p>
          </table:table-cell>
          <table:table-cell office:value-type="float" office:value="6.5522272542" calcext:value-type="float">
            <text:p>6.5522272542</text:p>
          </table:table-cell>
          <table:table-cell table:formula="of:=POWER([.C1483]-6.75;2)" office:value-type="float" office:value="0.0391140589812714" calcext:value-type="float">
            <text:p>0.039114059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.337448" calcext:value-type="float">
            <text:p>6.337448</text:p>
          </table:table-cell>
          <table:table-cell office:value-type="float" office:value="6.5527857542" calcext:value-type="float">
            <text:p>6.5527857542</text:p>
          </table:table-cell>
          <table:table-cell table:formula="of:=POWER([.C1484]-6.75;2)" office:value-type="float" office:value="0.0388934587464627" calcext:value-type="float">
            <text:p>0.0388934587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.452163" calcext:value-type="float">
            <text:p>6.452163</text:p>
          </table:table-cell>
          <table:table-cell office:value-type="float" office:value="6.5521590763" calcext:value-type="float">
            <text:p>6.5521590763</text:p>
          </table:table-cell>
          <table:table-cell table:formula="of:=POWER([.C1485]-6.75;2)" office:value-type="float" office:value="0.0391410310904693" calcext:value-type="float">
            <text:p>0.0391410311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6.529626" calcext:value-type="float">
            <text:p>6.529626</text:p>
          </table:table-cell>
          <table:table-cell office:value-type="float" office:value="6.5506081695" calcext:value-type="float">
            <text:p>6.5506081695</text:p>
          </table:table-cell>
          <table:table-cell table:formula="of:=POWER([.C1486]-6.75;2)" office:value-type="float" office:value="0.0397571020701406" calcext:value-type="float">
            <text:p>0.0397571021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6.563795" calcext:value-type="float">
            <text:p>6.563795</text:p>
          </table:table-cell>
          <table:table-cell office:value-type="float" office:value="6.5484811271" calcext:value-type="float">
            <text:p>6.5484811271</text:p>
          </table:table-cell>
          <table:table-cell table:formula="of:=POWER([.C1487]-6.75;2)" office:value-type="float" office:value="0.0406098561348865" calcext:value-type="float">
            <text:p>0.0406098561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6.556173" calcext:value-type="float">
            <text:p>6.556173</text:p>
          </table:table-cell>
          <table:table-cell office:value-type="float" office:value="6.5461615085" calcext:value-type="float">
            <text:p>6.5461615085</text:p>
          </table:table-cell>
          <table:table-cell table:formula="of:=POWER([.C1488]-6.75;2)" office:value-type="float" office:value="0.0415501306169956" calcext:value-type="float">
            <text:p>0.0415501306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6.515544" calcext:value-type="float">
            <text:p>6.515544</text:p>
          </table:table-cell>
          <table:table-cell office:value-type="float" office:value="6.5440084407" calcext:value-type="float">
            <text:p>6.5440084407</text:p>
          </table:table-cell>
          <table:table-cell table:formula="of:=POWER([.C1489]-6.75;2)" office:value-type="float" office:value="0.0424325225028455" calcext:value-type="float">
            <text:p>0.0424325225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6.45604" calcext:value-type="float">
            <text:p>6.45604</text:p>
          </table:table-cell>
          <table:table-cell office:value-type="float" office:value="6.5423014746" calcext:value-type="float">
            <text:p>6.5423014746</text:p>
          </table:table-cell>
          <table:table-cell table:formula="of:=POWER([.C1490]-6.75;2)" office:value-type="float" office:value="0.0431386774533343" calcext:value-type="float">
            <text:p>0.0431386775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.393827" calcext:value-type="float">
            <text:p>6.393827</text:p>
          </table:table-cell>
          <table:table-cell office:value-type="float" office:value="6.5412024661" calcext:value-type="float">
            <text:p>6.5412024661</text:p>
          </table:table-cell>
          <table:table-cell table:formula="of:=POWER([.C1491]-6.75;2)" office:value-type="float" office:value="0.0435964101627218" calcext:value-type="float">
            <text:p>0.0435964102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.343209" calcext:value-type="float">
            <text:p>6.343209</text:p>
          </table:table-cell>
          <table:table-cell office:value-type="float" office:value="6.5407433475" calcext:value-type="float">
            <text:p>6.5407433475</text:p>
          </table:table-cell>
          <table:table-cell table:formula="of:=POWER([.C1492]-6.75;2)" office:value-type="float" office:value="0.0437883466155056" calcext:value-type="float">
            <text:p>0.0437883466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313334" calcext:value-type="float">
            <text:p>6.313334</text:p>
          </table:table-cell>
          <table:table-cell office:value-type="float" office:value="6.5408424153" calcext:value-type="float">
            <text:p>6.5408424153</text:p>
          </table:table-cell>
          <table:table-cell table:formula="of:=POWER([.C1493]-6.75;2)" office:value-type="float" office:value="0.0437468952375376" calcext:value-type="float">
            <text:p>0.0437468952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6.30666" calcext:value-type="float">
            <text:p>6.30666</text:p>
          </table:table-cell>
          <table:table-cell office:value-type="float" office:value="6.5413436441" calcext:value-type="float">
            <text:p>6.5413436441</text:p>
          </table:table-cell>
          <table:table-cell table:formula="of:=POWER([.C1494]-6.75;2)" office:value-type="float" office:value="0.0435374748574673" calcext:value-type="float">
            <text:p>0.0435374749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6.319693" calcext:value-type="float">
            <text:p>6.319693</text:p>
          </table:table-cell>
          <table:table-cell office:value-type="float" office:value="6.5420660847" calcext:value-type="float">
            <text:p>6.5420660847</text:p>
          </table:table-cell>
          <table:table-cell table:formula="of:=POWER([.C1495]-6.75;2)" office:value-type="float" office:value="0.0432365131319876" calcext:value-type="float">
            <text:p>0.0432365131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345492" calcext:value-type="float">
            <text:p>6.345492</text:p>
          </table:table-cell>
          <table:table-cell office:value-type="float" office:value="6.5428477458" calcext:value-type="float">
            <text:p>6.5428477458</text:p>
          </table:table-cell>
          <table:table-cell table:formula="of:=POWER([.C1496]-6.75;2)" office:value-type="float" office:value="0.0429120564201416" calcext:value-type="float">
            <text:p>0.0429120564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6.376725" calcext:value-type="float">
            <text:p>6.376725</text:p>
          </table:table-cell>
          <table:table-cell office:value-type="float" office:value="6.5435725085" calcext:value-type="float">
            <text:p>6.5435725085</text:p>
          </table:table-cell>
          <table:table-cell table:formula="of:=POWER([.C1497]-6.75;2)" office:value-type="float" office:value="0.0426123092469824" calcext:value-type="float">
            <text:p>0.0426123092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6.408033" calcext:value-type="float">
            <text:p>6.408033</text:p>
          </table:table-cell>
          <table:table-cell office:value-type="float" office:value="6.5441770424" calcext:value-type="float">
            <text:p>6.5441770424</text:p>
          </table:table-cell>
          <table:table-cell table:formula="of:=POWER([.C1498]-6.75;2)" office:value-type="float" office:value="0.0423630898752113" calcext:value-type="float">
            <text:p>0.0423630899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436974" calcext:value-type="float">
            <text:p>6.436974</text:p>
          </table:table-cell>
          <table:table-cell office:value-type="float" office:value="6.5446423559" calcext:value-type="float">
            <text:p>6.5446423559</text:p>
          </table:table-cell>
          <table:table-cell table:formula="of:=POWER([.C1499]-6.75;2)" office:value-type="float" office:value="0.0421717619903024" calcext:value-type="float">
            <text:p>0.042171762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463547" calcext:value-type="float">
            <text:p>6.463547</text:p>
          </table:table-cell>
          <table:table-cell office:value-type="float" office:value="6.5449784831" calcext:value-type="float">
            <text:p>6.5449784831</text:p>
          </table:table-cell>
          <table:table-cell table:formula="of:=POWER([.C1500]-6.75;2)" office:value-type="float" office:value="0.0420338223919772" calcext:value-type="float">
            <text:p>0.0420338224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.488815" calcext:value-type="float">
            <text:p>6.488815</text:p>
          </table:table-cell>
          <table:table-cell office:value-type="float" office:value="6.5452102119" calcext:value-type="float">
            <text:p>6.5452102119</text:p>
          </table:table-cell>
          <table:table-cell table:formula="of:=POWER([.C1501]-6.75;2)" office:value-type="float" office:value="0.041938857310043" calcext:value-type="float">
            <text:p>0.0419388573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6.513457" calcext:value-type="float">
            <text:p>6.513457</text:p>
          </table:table-cell>
          <table:table-cell office:value-type="float" office:value="6.5453684746" calcext:value-type="float">
            <text:p>6.5453684746</text:p>
          </table:table-cell>
          <table:table-cell table:formula="of:=POWER([.C1502]-6.75;2)" office:value-type="float" office:value="0.0418740611875308" calcext:value-type="float">
            <text:p>0.041874061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.536935" calcext:value-type="float">
            <text:p>6.536935</text:p>
          </table:table-cell>
          <table:table-cell office:value-type="float" office:value="6.5454874746" calcext:value-type="float">
            <text:p>6.5454874746</text:p>
          </table:table-cell>
          <table:table-cell table:formula="of:=POWER([.C1503]-6.75;2)" office:value-type="float" office:value="0.0418253730454857" calcext:value-type="float">
            <text:p>0.041825373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6.557637" calcext:value-type="float">
            <text:p>6.557637</text:p>
          </table:table-cell>
          <table:table-cell office:value-type="float" office:value="6.5456047966" calcext:value-type="float">
            <text:p>6.5456047966</text:p>
          </table:table-cell>
          <table:table-cell table:formula="of:=POWER([.C1504]-6.75;2)" office:value-type="float" office:value="0.0417773991729273" calcext:value-type="float">
            <text:p>0.0417773992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6.573756" calcext:value-type="float">
            <text:p>6.573756</text:p>
          </table:table-cell>
          <table:table-cell office:value-type="float" office:value="6.5457600339" calcext:value-type="float">
            <text:p>6.5457600339</text:p>
          </table:table-cell>
          <table:table-cell table:formula="of:=POWER([.C1505]-6.75;2)" office:value-type="float" office:value="0.0417139637525293" calcext:value-type="float">
            <text:p>0.0417139638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6.584384" calcext:value-type="float">
            <text:p>6.584384</text:p>
          </table:table-cell>
          <table:table-cell office:value-type="float" office:value="6.5459897203" calcext:value-type="float">
            <text:p>6.5459897203</text:p>
          </table:table-cell>
          <table:table-cell table:formula="of:=POWER([.C1506]-6.75;2)" office:value-type="float" office:value="0.0416201942232724" calcext:value-type="float">
            <text:p>0.0416201942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.590194" calcext:value-type="float">
            <text:p>6.590194</text:p>
          </table:table-cell>
          <table:table-cell office:value-type="float" office:value="6.5463191441" calcext:value-type="float">
            <text:p>6.5463191441</text:p>
          </table:table-cell>
          <table:table-cell table:formula="of:=POWER([.C1507]-6.75;2)" office:value-type="float" office:value="0.0414858910601566" calcext:value-type="float">
            <text:p>0.041485891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6.59341" calcext:value-type="float">
            <text:p>6.59341</text:p>
          </table:table-cell>
          <table:table-cell office:value-type="float" office:value="6.5467546186" calcext:value-type="float">
            <text:p>6.5467546186</text:p>
          </table:table-cell>
          <table:table-cell table:formula="of:=POWER([.C1508]-6.75;2)" office:value-type="float" office:value="0.0413086850604316" calcext:value-type="float">
            <text:p>0.0413086851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6.597107" calcext:value-type="float">
            <text:p>6.597107</text:p>
          </table:table-cell>
          <table:table-cell office:value-type="float" office:value="6.5472803644" calcext:value-type="float">
            <text:p>6.5472803644</text:p>
          </table:table-cell>
          <table:table-cell table:formula="of:=POWER([.C1509]-6.75;2)" office:value-type="float" office:value="0.0410952506577969" calcext:value-type="float">
            <text:p>0.0410952507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6.604209" calcext:value-type="float">
            <text:p>6.604209</text:p>
          </table:table-cell>
          <table:table-cell office:value-type="float" office:value="6.5478624576" calcext:value-type="float">
            <text:p>6.5478624576</text:p>
          </table:table-cell>
          <table:table-cell table:formula="of:=POWER([.C1510]-6.75;2)" office:value-type="float" office:value="0.0408595860475118" calcext:value-type="float">
            <text:p>0.04085958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616621" calcext:value-type="float">
            <text:p>6.616621</text:p>
          </table:table-cell>
          <table:table-cell office:value-type="float" office:value="6.548458678" calcext:value-type="float">
            <text:p>6.548458678</text:p>
          </table:table-cell>
          <table:table-cell table:formula="of:=POWER([.C1511]-6.75;2)" office:value-type="float" office:value="0.0406189044735076" calcext:value-type="float">
            <text:p>0.0406189045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63485" calcext:value-type="float">
            <text:p>6.63485</text:p>
          </table:table-cell>
          <table:table-cell office:value-type="float" office:value="6.5490300424" calcext:value-type="float">
            <text:p>6.5490300424</text:p>
          </table:table-cell>
          <table:table-cell table:formula="of:=POWER([.C1512]-6.75;2)" office:value-type="float" office:value="0.0403889238577458" calcext:value-type="float">
            <text:p>0.0403889239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658127" calcext:value-type="float">
            <text:p>6.658127</text:p>
          </table:table-cell>
          <table:table-cell office:value-type="float" office:value="6.549548339" calcext:value-type="float">
            <text:p>6.549548339</text:p>
          </table:table-cell>
          <table:table-cell table:formula="of:=POWER([.C1513]-6.75;2)" office:value-type="float" office:value="0.0401808683976588" calcext:value-type="float">
            <text:p>0.040180868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684888" calcext:value-type="float">
            <text:p>6.684888</text:p>
          </table:table-cell>
          <table:table-cell office:value-type="float" office:value="6.5499965424" calcext:value-type="float">
            <text:p>6.5499965424</text:p>
          </table:table-cell>
          <table:table-cell table:formula="of:=POWER([.C1514]-6.75;2)" office:value-type="float" office:value="0.0400013830519551" calcext:value-type="float">
            <text:p>0.0400013831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13289" calcext:value-type="float">
            <text:p>6.713289</text:p>
          </table:table-cell>
          <table:table-cell office:value-type="float" office:value="6.5503626525" calcext:value-type="float">
            <text:p>6.5503626525</text:p>
          </table:table-cell>
          <table:table-cell table:formula="of:=POWER([.C1515]-6.75;2)" office:value-type="float" office:value="0.0398550705168356" calcext:value-type="float">
            <text:p>0.0398550705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74156" calcext:value-type="float">
            <text:p>6.74156</text:p>
          </table:table-cell>
          <table:table-cell office:value-type="float" office:value="6.5506317797" calcext:value-type="float">
            <text:p>6.5506317797</text:p>
          </table:table-cell>
          <table:table-cell table:formula="of:=POWER([.C1516]-6.75;2)" office:value-type="float" office:value="0.0397476872655894" calcext:value-type="float">
            <text:p>0.0397476873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768125" calcext:value-type="float">
            <text:p>6.768125</text:p>
          </table:table-cell>
          <table:table-cell office:value-type="float" office:value="6.5507821695" calcext:value-type="float">
            <text:p>6.5507821695</text:p>
          </table:table-cell>
          <table:table-cell table:formula="of:=POWER([.C1517]-6.75;2)" office:value-type="float" office:value="0.0396877439891269" calcext:value-type="float">
            <text:p>0.039687744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.791569" calcext:value-type="float">
            <text:p>6.791569</text:p>
          </table:table-cell>
          <table:table-cell office:value-type="float" office:value="6.5507888051" calcext:value-type="float">
            <text:p>6.5507888051</text:p>
          </table:table-cell>
          <table:table-cell table:formula="of:=POWER([.C1518]-6.75;2)" office:value-type="float" office:value="0.0396851001734858" calcext:value-type="float">
            <text:p>0.039685100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6.810602" calcext:value-type="float">
            <text:p>6.810602</text:p>
          </table:table-cell>
          <table:table-cell office:value-type="float" office:value="6.5506340169" calcext:value-type="float">
            <text:p>6.5506340169</text:p>
          </table:table-cell>
          <table:table-cell table:formula="of:=POWER([.C1519]-6.75;2)" office:value-type="float" office:value="0.0397467952174294" calcext:value-type="float">
            <text:p>0.0397467952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6.824131" calcext:value-type="float">
            <text:p>6.824131</text:p>
          </table:table-cell>
          <table:table-cell office:value-type="float" office:value="6.5503205593" calcext:value-type="float">
            <text:p>6.5503205593</text:p>
          </table:table-cell>
          <table:table-cell table:formula="of:=POWER([.C1520]-6.75;2)" office:value-type="float" office:value="0.0398718790382647" calcext:value-type="float">
            <text:p>0.039871879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.831457" calcext:value-type="float">
            <text:p>6.831457</text:p>
          </table:table-cell>
          <table:table-cell office:value-type="float" office:value="6.5498810763" calcext:value-type="float">
            <text:p>6.5498810763</text:p>
          </table:table-cell>
          <table:table-cell table:formula="of:=POWER([.C1521]-6.75;2)" office:value-type="float" office:value="0.0400475836228464" calcext:value-type="float">
            <text:p>0.0400475836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6.832529" calcext:value-type="float">
            <text:p>6.832529</text:p>
          </table:table-cell>
          <table:table-cell office:value-type="float" office:value="6.5493790508" calcext:value-type="float">
            <text:p>6.5493790508</text:p>
          </table:table-cell>
          <table:table-cell table:formula="of:=POWER([.C1522]-6.75;2)" office:value-type="float" office:value="0.0402487652579091" calcext:value-type="float">
            <text:p>0.0402487653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828142" calcext:value-type="float">
            <text:p>6.828142</text:p>
          </table:table-cell>
          <table:table-cell office:value-type="float" office:value="6.5488997458" calcext:value-type="float">
            <text:p>6.5488997458</text:p>
          </table:table-cell>
          <table:table-cell table:formula="of:=POWER([.C1523]-6.75;2)" office:value-type="float" office:value="0.0404413122393046" calcext:value-type="float">
            <text:p>0.0404413122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6.819966" calcext:value-type="float">
            <text:p>6.819966</text:p>
          </table:table-cell>
          <table:table-cell office:value-type="float" office:value="6.5485333898" calcext:value-type="float">
            <text:p>6.5485333898</text:p>
          </table:table-cell>
          <table:table-cell table:formula="of:=POWER([.C1524]-6.75;2)" office:value-type="float" office:value="0.0405887950254787" calcext:value-type="float">
            <text:p>0.040588795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6.810371" calcext:value-type="float">
            <text:p>6.810371</text:p>
          </table:table-cell>
          <table:table-cell office:value-type="float" office:value="6.5483553644" calcext:value-type="float">
            <text:p>6.5483553644</text:p>
          </table:table-cell>
          <table:table-cell table:formula="of:=POWER([.C1525]-6.75;2)" office:value-type="float" office:value="0.0406605590662568" calcext:value-type="float">
            <text:p>0.0406605591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6.802066" calcext:value-type="float">
            <text:p>6.802066</text:p>
          </table:table-cell>
          <table:table-cell office:value-type="float" office:value="6.5484087034" calcext:value-type="float">
            <text:p>6.5484087034</text:p>
          </table:table-cell>
          <table:table-cell table:formula="of:=POWER([.C1526]-6.75;2)" office:value-type="float" office:value="0.0406390508648692" calcext:value-type="float">
            <text:p>0.0406390509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6.797606" calcext:value-type="float">
            <text:p>6.797606</text:p>
          </table:table-cell>
          <table:table-cell office:value-type="float" office:value="6.5486929576" calcext:value-type="float">
            <text:p>6.5486929576</text:p>
          </table:table-cell>
          <table:table-cell table:formula="of:=POWER([.C1527]-6.75;2)" office:value-type="float" office:value="0.0405245253198353" calcext:value-type="float">
            <text:p>0.040524525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798859" calcext:value-type="float">
            <text:p>6.798859</text:p>
          </table:table-cell>
          <table:table-cell office:value-type="float" office:value="6.5491620424" calcext:value-type="float">
            <text:p>6.5491620424</text:p>
          </table:table-cell>
          <table:table-cell table:formula="of:=POWER([.C1528]-6.75;2)" office:value-type="float" office:value="0.0403358852129395" calcext:value-type="float">
            <text:p>0.0403358852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806545" calcext:value-type="float">
            <text:p>6.806545</text:p>
          </table:table-cell>
          <table:table-cell office:value-type="float" office:value="6.5497317797" calcext:value-type="float">
            <text:p>6.5497317797</text:p>
          </table:table-cell>
          <table:table-cell table:formula="of:=POWER([.C1529]-6.75;2)" office:value-type="float" office:value="0.0401073600621293" calcext:value-type="float">
            <text:p>0.0401073601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819965" calcext:value-type="float">
            <text:p>6.819965</text:p>
          </table:table-cell>
          <table:table-cell office:value-type="float" office:value="6.5502962203" calcext:value-type="float">
            <text:p>6.5502962203</text:p>
          </table:table-cell>
          <table:table-cell table:formula="of:=POWER([.C1530]-6.75;2)" office:value-type="float" office:value="0.0398815996264662" calcext:value-type="float">
            <text:p>0.039881599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.837032" calcext:value-type="float">
            <text:p>6.837032</text:p>
          </table:table-cell>
          <table:table-cell office:value-type="float" office:value="6.5507500254" calcext:value-type="float">
            <text:p>6.5507500254</text:p>
          </table:table-cell>
          <table:table-cell table:formula="of:=POWER([.C1531]-6.75;2)" office:value-type="float" office:value="0.0397005523781006" calcext:value-type="float">
            <text:p>0.0397005524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6.854647" calcext:value-type="float">
            <text:p>6.854647</text:p>
          </table:table-cell>
          <table:table-cell office:value-type="float" office:value="6.5510122119" calcext:value-type="float">
            <text:p>6.5510122119</text:p>
          </table:table-cell>
          <table:table-cell table:formula="of:=POWER([.C1532]-6.75;2)" office:value-type="float" office:value="0.0395961398129306" calcext:value-type="float">
            <text:p>0.0395961398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.86936" calcext:value-type="float">
            <text:p>6.86936</text:p>
          </table:table-cell>
          <table:table-cell office:value-type="float" office:value="6.5510454746" calcext:value-type="float">
            <text:p>6.5510454746</text:p>
          </table:table-cell>
          <table:table-cell table:formula="of:=POWER([.C1533]-6.75;2)" office:value-type="float" office:value="0.0395829031771391" calcext:value-type="float">
            <text:p>0.039582903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6.878149" calcext:value-type="float">
            <text:p>6.878149</text:p>
          </table:table-cell>
          <table:table-cell office:value-type="float" office:value="6.5508654153" calcext:value-type="float">
            <text:p>6.5508654153</text:p>
          </table:table-cell>
          <table:table-cell table:formula="of:=POWER([.C1534]-6.75;2)" office:value-type="float" office:value="0.0396545828236416" calcext:value-type="float">
            <text:p>0.0396545828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6.879111" calcext:value-type="float">
            <text:p>6.879111</text:p>
          </table:table-cell>
          <table:table-cell office:value-type="float" office:value="6.5505366441" calcext:value-type="float">
            <text:p>6.5505366441</text:p>
          </table:table-cell>
          <table:table-cell table:formula="of:=POWER([.C1535]-6.75;2)" office:value-type="float" office:value="0.03978563034689" calcext:value-type="float">
            <text:p>0.0397856303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6.871854" calcext:value-type="float">
            <text:p>6.871854</text:p>
          </table:table-cell>
          <table:table-cell office:value-type="float" office:value="6.5501562542" calcext:value-type="float">
            <text:p>6.5501562542</text:p>
          </table:table-cell>
          <table:table-cell table:formula="of:=POWER([.C1536]-6.75;2)" office:value-type="float" office:value="0.039937522735375" calcext:value-type="float">
            <text:p>0.0399375227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6.857526" calcext:value-type="float">
            <text:p>6.857526</text:p>
          </table:table-cell>
          <table:table-cell office:value-type="float" office:value="6.5498293559" calcext:value-type="float">
            <text:p>6.5498293559</text:p>
          </table:table-cell>
          <table:table-cell table:formula="of:=POWER([.C1537]-6.75;2)" office:value-type="float" office:value="0.0400682867594089" calcext:value-type="float">
            <text:p>0.0400682868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.838484" calcext:value-type="float">
            <text:p>6.838484</text:p>
          </table:table-cell>
          <table:table-cell office:value-type="float" office:value="6.5496437119" calcext:value-type="float">
            <text:p>6.5496437119</text:p>
          </table:table-cell>
          <table:table-cell table:formula="of:=POWER([.C1538]-6.75;2)" office:value-type="float" office:value="0.0401426421812102" calcext:value-type="float">
            <text:p>0.0401426422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6.817714" calcext:value-type="float">
            <text:p>6.817714</text:p>
          </table:table-cell>
          <table:table-cell office:value-type="float" office:value="6.5496505339" calcext:value-type="float">
            <text:p>6.5496505339</text:p>
          </table:table-cell>
          <table:table-cell table:formula="of:=POWER([.C1539]-6.75;2)" office:value-type="float" office:value="0.0401399085665549" calcext:value-type="float">
            <text:p>0.0401399086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6.798175" calcext:value-type="float">
            <text:p>6.798175</text:p>
          </table:table-cell>
          <table:table-cell office:value-type="float" office:value="6.5498561186" calcext:value-type="float">
            <text:p>6.5498561186</text:p>
          </table:table-cell>
          <table:table-cell table:formula="of:=POWER([.C1540]-6.75;2)" office:value-type="float" office:value="0.0400575732618572" calcext:value-type="float">
            <text:p>0.0400575733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782199" calcext:value-type="float">
            <text:p>6.782199</text:p>
          </table:table-cell>
          <table:table-cell office:value-type="float" office:value="6.5502251017" calcext:value-type="float">
            <text:p>6.5502251017</text:p>
          </table:table-cell>
          <table:table-cell table:formula="of:=POWER([.C1541]-6.75;2)" office:value-type="float" office:value="0.0399100099907755" calcext:value-type="float">
            <text:p>0.0399100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.77107" calcext:value-type="float">
            <text:p>6.77107</text:p>
          </table:table-cell>
          <table:table-cell office:value-type="float" office:value="6.5506928814" calcext:value-type="float">
            <text:p>6.5506928814</text:p>
          </table:table-cell>
          <table:table-cell table:formula="of:=POWER([.C1542]-6.75;2)" office:value-type="float" office:value="0.0397233275246345" calcext:value-type="float">
            <text:p>0.0397233275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76487" calcext:value-type="float">
            <text:p>6.76487</text:p>
          </table:table-cell>
          <table:table-cell office:value-type="float" office:value="6.5511825424" calcext:value-type="float">
            <text:p>6.5511825424</text:p>
          </table:table-cell>
          <table:table-cell table:formula="of:=POWER([.C1543]-6.75;2)" office:value-type="float" office:value="0.0395283814465277" calcext:value-type="float">
            <text:p>0.0395283814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762575" calcext:value-type="float">
            <text:p>6.762575</text:p>
          </table:table-cell>
          <table:table-cell office:value-type="float" office:value="6.5516214915" calcext:value-type="float">
            <text:p>6.5516214915</text:p>
          </table:table-cell>
          <table:table-cell table:formula="of:=POWER([.C1544]-6.75;2)" office:value-type="float" office:value="0.0393540326346847" calcext:value-type="float">
            <text:p>0.0393540326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762384" calcext:value-type="float">
            <text:p>6.762384</text:p>
          </table:table-cell>
          <table:table-cell office:value-type="float" office:value="6.5519543559" calcext:value-type="float">
            <text:p>6.5519543559</text:p>
          </table:table-cell>
          <table:table-cell table:formula="of:=POWER([.C1545]-6.75;2)" office:value-type="float" office:value="0.0392220771469841" calcext:value-type="float">
            <text:p>0.039222077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6.762171" calcext:value-type="float">
            <text:p>6.762171</text:p>
          </table:table-cell>
          <table:table-cell office:value-type="float" office:value="6.5521504068" calcext:value-type="float">
            <text:p>6.5521504068</text:p>
          </table:table-cell>
          <table:table-cell table:formula="of:=POWER([.C1546]-6.75;2)" office:value-type="float" office:value="0.0391444615294055" calcext:value-type="float">
            <text:p>0.039144461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6.759951" calcext:value-type="float">
            <text:p>6.759951</text:p>
          </table:table-cell>
          <table:table-cell office:value-type="float" office:value="6.5522055254" calcext:value-type="float">
            <text:p>6.5522055254</text:p>
          </table:table-cell>
          <table:table-cell table:formula="of:=POWER([.C1547]-6.75;2)" office:value-type="float" office:value="0.0391226541822901" calcext:value-type="float">
            <text:p>0.0391226542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6.754267" calcext:value-type="float">
            <text:p>6.754267</text:p>
          </table:table-cell>
          <table:table-cell office:value-type="float" office:value="6.5521394237" calcext:value-type="float">
            <text:p>6.5521394237</text:p>
          </table:table-cell>
          <table:table-cell table:formula="of:=POWER([.C1548]-6.75;2)" office:value-type="float" office:value="0.0391488076537682" calcext:value-type="float">
            <text:p>0.039148807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6.744422" calcext:value-type="float">
            <text:p>6.744422</text:p>
          </table:table-cell>
          <table:table-cell office:value-type="float" office:value="6.5519889661" calcext:value-type="float">
            <text:p>6.5519889661</text:p>
          </table:table-cell>
          <table:table-cell table:formula="of:=POWER([.C1549]-6.75;2)" office:value-type="float" office:value="0.0392083695461471" calcext:value-type="float">
            <text:p>0.0392083695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730525" calcext:value-type="float">
            <text:p>6.730525</text:p>
          </table:table-cell>
          <table:table-cell office:value-type="float" office:value="6.5517987288" calcext:value-type="float">
            <text:p>6.5517987288</text:p>
          </table:table-cell>
          <table:table-cell table:formula="of:=POWER([.C1550]-6.75;2)" office:value-type="float" office:value="0.0392837439052961" calcext:value-type="float">
            <text:p>0.0392837439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.713357" calcext:value-type="float">
            <text:p>6.713357</text:p>
          </table:table-cell>
          <table:table-cell office:value-type="float" office:value="6.5516101949" calcext:value-type="float">
            <text:p>6.5516101949</text:p>
          </table:table-cell>
          <table:table-cell table:formula="of:=POWER([.C1551]-6.75;2)" office:value-type="float" office:value="0.0393585147676159" calcext:value-type="float">
            <text:p>0.0393585148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6.694084" calcext:value-type="float">
            <text:p>6.694084</text:p>
          </table:table-cell>
          <table:table-cell office:value-type="float" office:value="6.5514519322" calcext:value-type="float">
            <text:p>6.5514519322</text:p>
          </table:table-cell>
          <table:table-cell table:formula="of:=POWER([.C1552]-6.75;2)" office:value-type="float" office:value="0.0394213352271134" calcext:value-type="float">
            <text:p>0.0394213352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6.673887" calcext:value-type="float">
            <text:p>6.673887</text:p>
          </table:table-cell>
          <table:table-cell office:value-type="float" office:value="6.5513333814" calcext:value-type="float">
            <text:p>6.5513333814</text:p>
          </table:table-cell>
          <table:table-cell table:formula="of:=POWER([.C1553]-6.75;2)" office:value-type="float" office:value="0.0394684253459578" calcext:value-type="float">
            <text:p>0.039468425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653592" calcext:value-type="float">
            <text:p>6.653592</text:p>
          </table:table-cell>
          <table:table-cell office:value-type="float" office:value="6.5512444068" calcext:value-type="float">
            <text:p>6.5512444068</text:p>
          </table:table-cell>
          <table:table-cell table:formula="of:=POWER([.C1554]-6.75;2)" office:value-type="float" office:value="0.0395037858282837" calcext:value-type="float">
            <text:p>0.0395037858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633416" calcext:value-type="float">
            <text:p>6.633416</text:p>
          </table:table-cell>
          <table:table-cell office:value-type="float" office:value="6.5511612458" calcext:value-type="float">
            <text:p>6.5511612458</text:p>
          </table:table-cell>
          <table:table-cell table:formula="of:=POWER([.C1555]-6.75;2)" office:value-type="float" office:value="0.0395368501718079" calcext:value-type="float">
            <text:p>0.0395368502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612928" calcext:value-type="float">
            <text:p>6.612928</text:p>
          </table:table-cell>
          <table:table-cell office:value-type="float" office:value="6.5510571949" calcext:value-type="float">
            <text:p>6.5510571949</text:p>
          </table:table-cell>
          <table:table-cell table:formula="of:=POWER([.C1556]-6.75;2)" office:value-type="float" office:value="0.0395782397010565" calcext:value-type="float">
            <text:p>0.0395782397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591264" calcext:value-type="float">
            <text:p>6.591264</text:p>
          </table:table-cell>
          <table:table-cell office:value-type="float" office:value="6.5509146102" calcext:value-type="float">
            <text:p>6.5509146102</text:p>
          </table:table-cell>
          <table:table-cell table:formula="of:=POWER([.C1557]-6.75;2)" office:value-type="float" office:value="0.0396349924318181" calcext:value-type="float">
            <text:p>0.039634992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6.567591" calcext:value-type="float">
            <text:p>6.567591</text:p>
          </table:table-cell>
          <table:table-cell office:value-type="float" office:value="6.5507340763" calcext:value-type="float">
            <text:p>6.5507340763</text:p>
          </table:table-cell>
          <table:table-cell table:formula="of:=POWER([.C1558]-6.75;2)" office:value-type="float" office:value="0.0397069083480141" calcext:value-type="float">
            <text:p>0.0397069083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.541648" calcext:value-type="float">
            <text:p>6.541648</text:p>
          </table:table-cell>
          <table:table-cell office:value-type="float" office:value="6.5505371695" calcext:value-type="float">
            <text:p>6.5505371695</text:p>
          </table:table-cell>
          <table:table-cell table:formula="of:=POWER([.C1559]-6.75;2)" office:value-type="float" office:value="0.0397854207510717" calcext:value-type="float">
            <text:p>0.0397854208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.51419" calcext:value-type="float">
            <text:p>6.51419</text:p>
          </table:table-cell>
          <table:table-cell office:value-type="float" office:value="6.5503615085" calcext:value-type="float">
            <text:p>6.5503615085</text:p>
          </table:table-cell>
          <table:table-cell table:formula="of:=POWER([.C1560]-6.75;2)" office:value-type="float" office:value="0.0398555272883956" calcext:value-type="float">
            <text:p>0.0398555273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.487103" calcext:value-type="float">
            <text:p>6.487103</text:p>
          </table:table-cell>
          <table:table-cell office:value-type="float" office:value="6.5502493136" calcext:value-type="float">
            <text:p>6.5502493136</text:p>
          </table:table-cell>
          <table:table-cell table:formula="of:=POWER([.C1561]-6.75;2)" office:value-type="float" office:value="0.0399003367172711" calcext:value-type="float">
            <text:p>0.0399003367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6.463077" calcext:value-type="float">
            <text:p>6.463077</text:p>
          </table:table-cell>
          <table:table-cell office:value-type="float" office:value="6.5502331356" calcext:value-type="float">
            <text:p>6.5502331356</text:p>
          </table:table-cell>
          <table:table-cell table:formula="of:=POWER([.C1562]-6.75;2)" office:value-type="float" office:value="0.0399068001122079" calcext:value-type="float">
            <text:p>0.0399068001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6.444912" calcext:value-type="float">
            <text:p>6.444912</text:p>
          </table:table-cell>
          <table:table-cell office:value-type="float" office:value="6.5503236949" calcext:value-type="float">
            <text:p>6.5503236949</text:p>
          </table:table-cell>
          <table:table-cell table:formula="of:=POWER([.C1563]-6.75;2)" office:value-type="float" office:value="0.0398706268183882" calcext:value-type="float">
            <text:p>0.0398706268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434665" calcext:value-type="float">
            <text:p>6.434665</text:p>
          </table:table-cell>
          <table:table-cell office:value-type="float" office:value="6.5505038305" calcext:value-type="float">
            <text:p>6.5505038305</text:p>
          </table:table-cell>
          <table:table-cell table:formula="of:=POWER([.C1564]-6.75;2)" office:value-type="float" office:value="0.0397987216451726" calcext:value-type="float">
            <text:p>0.0397987216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432946" calcext:value-type="float">
            <text:p>6.432946</text:p>
          </table:table-cell>
          <table:table-cell office:value-type="float" office:value="6.5507305254" calcext:value-type="float">
            <text:p>6.5507305254</text:p>
          </table:table-cell>
          <table:table-cell table:formula="of:=POWER([.C1565]-6.75;2)" office:value-type="float" office:value="0.0397083235073602" calcext:value-type="float">
            <text:p>0.0397083235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438592" calcext:value-type="float">
            <text:p>6.438592</text:p>
          </table:table-cell>
          <table:table-cell office:value-type="float" office:value="6.5509439661" calcext:value-type="float">
            <text:p>6.5509439661</text:p>
          </table:table-cell>
          <table:table-cell table:formula="of:=POWER([.C1566]-6.75;2)" office:value-type="float" office:value="0.0396233046319979" calcext:value-type="float">
            <text:p>0.0396233046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448724" calcext:value-type="float">
            <text:p>6.448724</text:p>
          </table:table-cell>
          <table:table-cell office:value-type="float" office:value="6.5510804407" calcext:value-type="float">
            <text:p>6.5510804407</text:p>
          </table:table-cell>
          <table:table-cell table:formula="of:=POWER([.C1567]-6.75;2)" office:value-type="float" office:value="0.0395689910721063" calcext:value-type="float">
            <text:p>0.0395689911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459068" calcext:value-type="float">
            <text:p>6.459068</text:p>
          </table:table-cell>
          <table:table-cell office:value-type="float" office:value="6.5510860508" calcext:value-type="float">
            <text:p>6.5510860508</text:p>
          </table:table-cell>
          <table:table-cell table:formula="of:=POWER([.C1568]-6.75;2)" office:value-type="float" office:value="0.03956675918634" calcext:value-type="float">
            <text:p>0.0395667592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464393" calcext:value-type="float">
            <text:p>6.464393</text:p>
          </table:table-cell>
          <table:table-cell office:value-type="float" office:value="6.5509299237" calcext:value-type="float">
            <text:p>6.5509299237</text:p>
          </table:table-cell>
          <table:table-cell table:formula="of:=POWER([.C1569]-6.75;2)" office:value-type="float" office:value="0.0396288952780878" calcext:value-type="float">
            <text:p>0.0396288953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.459054" calcext:value-type="float">
            <text:p>6.459054</text:p>
          </table:table-cell>
          <table:table-cell office:value-type="float" office:value="6.5506170169" calcext:value-type="float">
            <text:p>6.5506170169</text:p>
          </table:table-cell>
          <table:table-cell table:formula="of:=POWER([.C1570]-6.75;2)" office:value-type="float" office:value="0.0397535739498547" calcext:value-type="float">
            <text:p>0.0397535739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.437806" calcext:value-type="float">
            <text:p>6.437806</text:p>
          </table:table-cell>
          <table:table-cell office:value-type="float" office:value="6.5502004492" calcext:value-type="float">
            <text:p>6.5502004492</text:p>
          </table:table-cell>
          <table:table-cell table:formula="of:=POWER([.C1571]-6.75;2)" office:value-type="float" office:value="0.0399198604998817" calcext:value-type="float">
            <text:p>0.0399198605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.39704" calcext:value-type="float">
            <text:p>6.39704</text:p>
          </table:table-cell>
          <table:table-cell office:value-type="float" office:value="6.5497902966" calcext:value-type="float">
            <text:p>6.5497902966</text:p>
          </table:table-cell>
          <table:table-cell table:formula="of:=POWER([.C1572]-6.75;2)" office:value-type="float" office:value="0.0400839253355158" calcext:value-type="float">
            <text:p>0.0400839253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.336378" calcext:value-type="float">
            <text:p>6.336378</text:p>
          </table:table-cell>
          <table:table-cell office:value-type="float" office:value="6.5495520254" calcext:value-type="float">
            <text:p>6.5495520254</text:p>
          </table:table-cell>
          <table:table-cell table:formula="of:=POWER([.C1573]-6.75;2)" office:value-type="float" office:value="0.0401793905212424" calcext:value-type="float">
            <text:p>0.040179390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6.260164" calcext:value-type="float">
            <text:p>6.260164</text:p>
          </table:table-cell>
          <table:table-cell office:value-type="float" office:value="6.5496865424" calcext:value-type="float">
            <text:p>6.5496865424</text:p>
          </table:table-cell>
          <table:table-cell table:formula="of:=POWER([.C1574]-6.75;2)" office:value-type="float" office:value="0.040125481295667" calcext:value-type="float">
            <text:p>0.0401254813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.178106" calcext:value-type="float">
            <text:p>6.178106</text:p>
          </table:table-cell>
          <table:table-cell office:value-type="float" office:value="6.5503875932" calcext:value-type="float">
            <text:p>6.5503875932</text:p>
          </table:table-cell>
          <table:table-cell table:formula="of:=POWER([.C1575]-6.75;2)" office:value-type="float" office:value="0.0398451129484887" calcext:value-type="float">
            <text:p>0.0398451129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104249" calcext:value-type="float">
            <text:p>6.104249</text:p>
          </table:table-cell>
          <table:table-cell office:value-type="float" office:value="6.5517816864" calcext:value-type="float">
            <text:p>6.5517816864</text:p>
          </table:table-cell>
          <table:table-cell table:formula="of:=POWER([.C1576]-6.75;2)" office:value-type="float" office:value="0.0392904998464279" calcext:value-type="float">
            <text:p>0.0392904998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053953" calcext:value-type="float">
            <text:p>6.053953</text:p>
          </table:table-cell>
          <table:table-cell office:value-type="float" office:value="6.5538672373" calcext:value-type="float">
            <text:p>6.5538672373</text:p>
          </table:table-cell>
          <table:table-cell table:formula="of:=POWER([.C1577]-6.75;2)" office:value-type="float" office:value="0.0384680606043343" calcext:value-type="float">
            <text:p>0.0384680606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039481" calcext:value-type="float">
            <text:p>6.039481</text:p>
          </table:table-cell>
          <table:table-cell office:value-type="float" office:value="6.5564773051" calcext:value-type="float">
            <text:p>6.5564773051</text:p>
          </table:table-cell>
          <table:table-cell table:formula="of:=POWER([.C1578]-6.75;2)" office:value-type="float" office:value="0.0374510334413586" calcext:value-type="float">
            <text:p>0.037451033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065888" calcext:value-type="float">
            <text:p>6.065888</text:p>
          </table:table-cell>
          <table:table-cell office:value-type="float" office:value="6.5592864831" calcext:value-type="float">
            <text:p>6.5592864831</text:p>
          </table:table-cell>
          <table:table-cell table:formula="of:=POWER([.C1579]-6.75;2)" office:value-type="float" office:value="0.0363716455283665" calcext:value-type="float">
            <text:p>0.0363716455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1292" calcext:value-type="float">
            <text:p>6.1292</text:p>
          </table:table-cell>
          <table:table-cell office:value-type="float" office:value="6.5618662542" calcext:value-type="float">
            <text:p>6.5618662542</text:p>
          </table:table-cell>
          <table:table-cell table:formula="of:=POWER([.C1580]-6.75;2)" office:value-type="float" office:value="0.035394306308739" calcext:value-type="float">
            <text:p>0.0353943063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21776" calcext:value-type="float">
            <text:p>6.21776</text:p>
          </table:table-cell>
          <table:table-cell office:value-type="float" office:value="6.563771339" calcext:value-type="float">
            <text:p>6.563771339</text:p>
          </table:table-cell>
          <table:table-cell table:formula="of:=POWER([.C1581]-6.75;2)" office:value-type="float" office:value="0.034681114177853" calcext:value-type="float">
            <text:p>0.034681114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315869" calcext:value-type="float">
            <text:p>6.315869</text:p>
          </table:table-cell>
          <table:table-cell office:value-type="float" office:value="6.5646271441" calcext:value-type="float">
            <text:p>6.5646271441</text:p>
          </table:table-cell>
          <table:table-cell table:formula="of:=POWER([.C1582]-6.75;2)" office:value-type="float" office:value="0.0343630957045221" calcext:value-type="float">
            <text:p>0.0343630957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407772" calcext:value-type="float">
            <text:p>6.407772</text:p>
          </table:table-cell>
          <table:table-cell office:value-type="float" office:value="6.5641921102" calcext:value-type="float">
            <text:p>6.5641921102</text:p>
          </table:table-cell>
          <table:table-cell table:formula="of:=POWER([.C1583]-6.75;2)" office:value-type="float" office:value="0.0345245719119288" calcext:value-type="float">
            <text:p>0.0345245719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480373" calcext:value-type="float">
            <text:p>6.480373</text:p>
          </table:table-cell>
          <table:table-cell office:value-type="float" office:value="6.562383661" calcext:value-type="float">
            <text:p>6.562383661</text:p>
          </table:table-cell>
          <table:table-cell table:formula="of:=POWER([.C1584]-6.75;2)" office:value-type="float" office:value="0.0351998906597629" calcext:value-type="float">
            <text:p>0.0351998907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524076" calcext:value-type="float">
            <text:p>6.524076</text:p>
          </table:table-cell>
          <table:table-cell office:value-type="float" office:value="6.5592702797" calcext:value-type="float">
            <text:p>6.5592702797</text:p>
          </table:table-cell>
          <table:table-cell table:formula="of:=POWER([.C1585]-6.75;2)" office:value-type="float" office:value="0.0363778262057163" calcext:value-type="float">
            <text:p>0.0363778262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531874" calcext:value-type="float">
            <text:p>6.531874</text:p>
          </table:table-cell>
          <table:table-cell office:value-type="float" office:value="6.5550386695" calcext:value-type="float">
            <text:p>6.5550386695</text:p>
          </table:table-cell>
          <table:table-cell table:formula="of:=POWER([.C1586]-6.75;2)" office:value-type="float" office:value="0.0380099203903302" calcext:value-type="float">
            <text:p>0.0380099204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49663" calcext:value-type="float">
            <text:p>6.49663</text:p>
          </table:table-cell>
          <table:table-cell office:value-type="float" office:value="6.5499441864" calcext:value-type="float">
            <text:p>6.5499441864</text:p>
          </table:table-cell>
          <table:table-cell table:formula="of:=POWER([.C1587]-6.75;2)" office:value-type="float" office:value="0.0400223285551578" calcext:value-type="float">
            <text:p>0.0400223286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404482" calcext:value-type="float">
            <text:p>6.404482</text:p>
          </table:table-cell>
          <table:table-cell office:value-type="float" office:value="6.544244" calcext:value-type="float">
            <text:p>6.544244</text:p>
          </table:table-cell>
          <table:table-cell table:formula="of:=POWER([.C1588]-6.75;2)" office:value-type="float" office:value="0.042335531536" calcext:value-type="float">
            <text:p>0.0423355315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6.210888" calcext:value-type="float">
            <text:p>6.210888</text:p>
          </table:table-cell>
          <table:table-cell office:value-type="float" office:value="6.5380684492" calcext:value-type="float">
            <text:p>6.5380684492</text:p>
          </table:table-cell>
          <table:table-cell table:formula="of:=POWER([.C1589]-6.75;2)" office:value-type="float" office:value="0.044914982224493" calcext:value-type="float">
            <text:p>0.0449149822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5.668888" calcext:value-type="float">
            <text:p>5.668888</text:p>
          </table:table-cell>
          <table:table-cell office:value-type="float" office:value="6.5308154661" calcext:value-type="float">
            <text:p>6.5308154661</text:p>
          </table:table-cell>
          <table:table-cell table:formula="of:=POWER([.C1590]-6.75;2)" office:value-type="float" office:value="0.0480418599009603" calcext:value-type="float">
            <text:p>0.048041859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.668888" calcext:value-type="float">
            <text:p>5.668888</text:p>
          </table:table-cell>
          <table:table-cell office:value-type="float" office:value="6.4992644237" calcext:value-type="float">
            <text:p>6.4992644237</text:p>
          </table:table-cell>
          <table:table-cell table:formula="of:=POWER([.C1591]-6.75;2)" office:value-type="float" office:value="0.0628683292224933" calcext:value-type="float">
            <text:p>0.0628683292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.35957" calcext:value-type="float">
            <text:p>7.35957</text:p>
          </table:table-cell>
          <table:table-cell office:value-type="float" office:value="6.5115185254" calcext:value-type="float">
            <text:p>6.5115185254</text:p>
          </table:table-cell>
          <table:table-cell table:formula="of:=POWER([.C1592]-6.75;2)" office:value-type="float" office:value="0.0568734137273906" calcext:value-type="float">
            <text:p>0.0568734137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6.859935" calcext:value-type="float">
            <text:p>6.859935</text:p>
          </table:table-cell>
          <table:table-cell office:value-type="float" office:value="6.5043603983" calcext:value-type="float">
            <text:p>6.5043603983</text:p>
          </table:table-cell>
          <table:table-cell table:formula="of:=POWER([.C1593]-6.75;2)" office:value-type="float" office:value="0.0603388139233345" calcext:value-type="float">
            <text:p>0.0603388139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6.648682" calcext:value-type="float">
            <text:p>6.648682</text:p>
          </table:table-cell>
          <table:table-cell office:value-type="float" office:value="6.5003100932" calcext:value-type="float">
            <text:p>6.5003100932</text:p>
          </table:table-cell>
          <table:table-cell table:formula="of:=POWER([.C1594]-6.75;2)" office:value-type="float" office:value="0.0623450495577929" calcext:value-type="float">
            <text:p>0.0623450496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.518691" calcext:value-type="float">
            <text:p>6.518691</text:p>
          </table:table-cell>
          <table:table-cell office:value-type="float" office:value="6.4977971271" calcext:value-type="float">
            <text:p>6.4977971271</text:p>
          </table:table-cell>
          <table:table-cell table:formula="of:=POWER([.C1595]-6.75;2)" office:value-type="float" office:value="0.0636062890990135" calcext:value-type="float">
            <text:p>0.0636062891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6.428659" calcext:value-type="float">
            <text:p>6.428659</text:p>
          </table:table-cell>
          <table:table-cell office:value-type="float" office:value="6.4964722034" calcext:value-type="float">
            <text:p>6.4964722034</text:p>
          </table:table-cell>
          <table:table-cell table:formula="of:=POWER([.C1596]-6.75;2)" office:value-type="float" office:value="0.0642763436488511" calcext:value-type="float">
            <text:p>0.0642763436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6.364522" calcext:value-type="float">
            <text:p>6.364522</text:p>
          </table:table-cell>
          <table:table-cell office:value-type="float" office:value="6.4961121356" calcext:value-type="float">
            <text:p>6.4961121356</text:p>
          </table:table-cell>
          <table:table-cell table:formula="of:=POWER([.C1597]-6.75;2)" office:value-type="float" office:value="0.0644590476895929" calcext:value-type="float">
            <text:p>0.0644590477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319528" calcext:value-type="float">
            <text:p>6.319528</text:p>
          </table:table-cell>
          <table:table-cell office:value-type="float" office:value="6.4964639661" calcext:value-type="float">
            <text:p>6.4964639661</text:p>
          </table:table-cell>
          <table:table-cell table:formula="of:=POWER([.C1598]-6.75;2)" office:value-type="float" office:value="0.0642805204857418" calcext:value-type="float">
            <text:p>0.0642805205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289555" calcext:value-type="float">
            <text:p>6.289555</text:p>
          </table:table-cell>
          <table:table-cell office:value-type="float" office:value="6.497223322" calcext:value-type="float">
            <text:p>6.497223322</text:p>
          </table:table-cell>
          <table:table-cell table:formula="of:=POWER([.C1599]-6.75;2)" office:value-type="float" office:value="0.0638960489407157" calcext:value-type="float">
            <text:p>0.0638960489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271697" calcext:value-type="float">
            <text:p>6.271697</text:p>
          </table:table-cell>
          <table:table-cell office:value-type="float" office:value="6.4980578136" calcext:value-type="float">
            <text:p>6.4980578136</text:p>
          </table:table-cell>
          <table:table-cell table:formula="of:=POWER([.C1600]-6.75;2)" office:value-type="float" office:value="0.0634748652880123" calcext:value-type="float">
            <text:p>0.0634748653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263683" calcext:value-type="float">
            <text:p>6.263683</text:p>
          </table:table-cell>
          <table:table-cell office:value-type="float" office:value="6.4986530085" calcext:value-type="float">
            <text:p>6.4986530085</text:p>
          </table:table-cell>
          <table:table-cell table:formula="of:=POWER([.C1601]-6.75;2)" office:value-type="float" office:value="0.0631753101361012" calcext:value-type="float">
            <text:p>0.063175310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2635" calcext:value-type="float">
            <text:p>6.2635</text:p>
          </table:table-cell>
          <table:table-cell office:value-type="float" office:value="6.4987664407" calcext:value-type="float">
            <text:p>6.4987664407</text:p>
          </table:table-cell>
          <table:table-cell table:formula="of:=POWER([.C1602]-6.75;2)" office:value-type="float" office:value="0.0631183013185467" calcext:value-type="float">
            <text:p>0.063118301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269156" calcext:value-type="float">
            <text:p>6.269156</text:p>
          </table:table-cell>
          <table:table-cell office:value-type="float" office:value="6.4982745847" calcext:value-type="float">
            <text:p>6.4982745847</text:p>
          </table:table-cell>
          <table:table-cell table:formula="of:=POWER([.C1603]-6.75;2)" office:value-type="float" office:value="0.0633656847079575" calcext:value-type="float">
            <text:p>0.0633656847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278635" calcext:value-type="float">
            <text:p>6.278635</text:p>
          </table:table-cell>
          <table:table-cell office:value-type="float" office:value="6.4971973898" calcext:value-type="float">
            <text:p>6.4971973898</text:p>
          </table:table-cell>
          <table:table-cell table:formula="of:=POWER([.C1604]-6.75;2)" office:value-type="float" office:value="0.0639091597239331" calcext:value-type="float">
            <text:p>0.0639091597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29008" calcext:value-type="float">
            <text:p>6.29008</text:p>
          </table:table-cell>
          <table:table-cell office:value-type="float" office:value="6.4956888475" calcext:value-type="float">
            <text:p>6.4956888475</text:p>
          </table:table-cell>
          <table:table-cell table:formula="of:=POWER([.C1605]-6.75;2)" office:value-type="float" office:value="0.0646741622858781" calcext:value-type="float">
            <text:p>0.0646741623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302111" calcext:value-type="float">
            <text:p>6.302111</text:p>
          </table:table-cell>
          <table:table-cell office:value-type="float" office:value="6.4939924915" calcext:value-type="float">
            <text:p>6.4939924915</text:p>
          </table:table-cell>
          <table:table-cell table:formula="of:=POWER([.C1606]-6.75;2)" office:value-type="float" office:value="0.0655398444083774" calcext:value-type="float">
            <text:p>0.0655398444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314122" calcext:value-type="float">
            <text:p>6.314122</text:p>
          </table:table-cell>
          <table:table-cell office:value-type="float" office:value="6.4923745339" calcext:value-type="float">
            <text:p>6.4923745339</text:p>
          </table:table-cell>
          <table:table-cell table:formula="of:=POWER([.C1607]-6.75;2)" office:value-type="float" office:value="0.0663708807832424" calcext:value-type="float">
            <text:p>0.0663708808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326357" calcext:value-type="float">
            <text:p>6.326357</text:p>
          </table:table-cell>
          <table:table-cell office:value-type="float" office:value="6.4910568983" calcext:value-type="float">
            <text:p>6.4910568983</text:p>
          </table:table-cell>
          <table:table-cell table:formula="of:=POWER([.C1608]-6.75;2)" office:value-type="float" office:value="0.0670515299180165" calcext:value-type="float">
            <text:p>0.0670515299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339651" calcext:value-type="float">
            <text:p>6.339651</text:p>
          </table:table-cell>
          <table:table-cell office:value-type="float" office:value="6.4901714407" calcext:value-type="float">
            <text:p>6.4901714407</text:p>
          </table:table-cell>
          <table:table-cell table:formula="of:=POWER([.C1609]-6.75;2)" office:value-type="float" office:value="0.0675108802279135" calcext:value-type="float">
            <text:p>0.0675108802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354899" calcext:value-type="float">
            <text:p>6.354899</text:p>
          </table:table-cell>
          <table:table-cell office:value-type="float" office:value="6.4897460593" calcext:value-type="float">
            <text:p>6.4897460593</text:p>
          </table:table-cell>
          <table:table-cell table:formula="of:=POWER([.C1610]-6.75;2)" office:value-type="float" office:value="0.0677321136498792" calcext:value-type="float">
            <text:p>0.067732113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372479" calcext:value-type="float">
            <text:p>6.372479</text:p>
          </table:table-cell>
          <table:table-cell office:value-type="float" office:value="6.4897204492" calcext:value-type="float">
            <text:p>6.4897204492</text:p>
          </table:table-cell>
          <table:table-cell table:formula="of:=POWER([.C1611]-6.75;2)" office:value-type="float" office:value="0.0677454445646498" calcext:value-type="float">
            <text:p>0.0677454446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391908" calcext:value-type="float">
            <text:p>6.391908</text:p>
          </table:table-cell>
          <table:table-cell office:value-type="float" office:value="6.4899805169" calcext:value-type="float">
            <text:p>6.4899805169</text:p>
          </table:table-cell>
          <table:table-cell table:formula="of:=POWER([.C1612]-6.75;2)" office:value-type="float" office:value="0.0676101315915911" calcext:value-type="float">
            <text:p>0.0676101316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411929" calcext:value-type="float">
            <text:p>6.411929</text:p>
          </table:table-cell>
          <table:table-cell office:value-type="float" office:value="6.4903978729" calcext:value-type="float">
            <text:p>6.4903978729</text:p>
          </table:table-cell>
          <table:table-cell table:formula="of:=POWER([.C1613]-6.75;2)" office:value-type="float" office:value="0.0673932643948445" calcext:value-type="float">
            <text:p>0.0673932644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431014" calcext:value-type="float">
            <text:p>6.431014</text:p>
          </table:table-cell>
          <table:table-cell office:value-type="float" office:value="6.4908628475" calcext:value-type="float">
            <text:p>6.4908628475</text:p>
          </table:table-cell>
          <table:table-cell table:formula="of:=POWER([.C1614]-6.75;2)" office:value-type="float" office:value="0.0671520638058083" calcext:value-type="float">
            <text:p>0.0671520638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44806" calcext:value-type="float">
            <text:p>6.44806</text:p>
          </table:table-cell>
          <table:table-cell office:value-type="float" office:value="6.4913037034" calcext:value-type="float">
            <text:p>6.4913037034</text:p>
          </table:table-cell>
          <table:table-cell table:formula="of:=POWER([.C1615]-6.75;2)" office:value-type="float" office:value="0.0669237738745553" calcext:value-type="float">
            <text:p>0.0669237739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46294" calcext:value-type="float">
            <text:p>6.46294</text:p>
          </table:table-cell>
          <table:table-cell office:value-type="float" office:value="6.491689822" calcext:value-type="float">
            <text:p>6.491689822</text:p>
          </table:table-cell>
          <table:table-cell table:formula="of:=POWER([.C1616]-6.75;2)" office:value-type="float" office:value="0.0667241480583919" calcext:value-type="float">
            <text:p>0.0667241481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476637" calcext:value-type="float">
            <text:p>6.476637</text:p>
          </table:table-cell>
          <table:table-cell office:value-type="float" office:value="6.4920217627" calcext:value-type="float">
            <text:p>6.4920217627</text:p>
          </table:table-cell>
          <table:table-cell table:formula="of:=POWER([.C1617]-6.75;2)" office:value-type="float" office:value="0.066552770920415" calcext:value-type="float">
            <text:p>0.0665527709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490891" calcext:value-type="float">
            <text:p>6.490891</text:p>
          </table:table-cell>
          <table:table-cell office:value-type="float" office:value="6.4923141949" calcext:value-type="float">
            <text:p>6.4923141949</text:p>
          </table:table-cell>
          <table:table-cell table:formula="of:=POWER([.C1618]-6.75;2)" office:value-type="float" office:value="0.0664019741500354" calcext:value-type="float">
            <text:p>0.0664019742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50749" calcext:value-type="float">
            <text:p>6.50749</text:p>
          </table:table-cell>
          <table:table-cell office:value-type="float" office:value="6.4925791864" calcext:value-type="float">
            <text:p>6.4925791864</text:p>
          </table:table-cell>
          <table:table-cell table:formula="of:=POWER([.C1619]-6.75;2)" office:value-type="float" office:value="0.0662654752744857" calcext:value-type="float">
            <text:p>0.0662654753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527499" calcext:value-type="float">
            <text:p>6.527499</text:p>
          </table:table-cell>
          <table:table-cell office:value-type="float" office:value="6.4928157797" calcext:value-type="float">
            <text:p>6.4928157797</text:p>
          </table:table-cell>
          <table:table-cell table:formula="of:=POWER([.C1620]-6.75;2)" office:value-type="float" office:value="0.066143723171319" calcext:value-type="float">
            <text:p>0.0661437232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550779" calcext:value-type="float">
            <text:p>6.550779</text:p>
          </table:table-cell>
          <table:table-cell office:value-type="float" office:value="6.4930087712" calcext:value-type="float">
            <text:p>6.4930087712</text:p>
          </table:table-cell>
          <table:table-cell table:formula="of:=POWER([.C1621]-6.75;2)" office:value-type="float" office:value="0.0660444916801337" calcext:value-type="float">
            <text:p>0.0660444917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575955" calcext:value-type="float">
            <text:p>6.575955</text:p>
          </table:table-cell>
          <table:table-cell office:value-type="float" office:value="6.4931352288" calcext:value-type="float">
            <text:p>6.4931352288</text:p>
          </table:table-cell>
          <table:table-cell table:formula="of:=POWER([.C1622]-6.75;2)" office:value-type="float" office:value="0.0659795106836284" calcext:value-type="float">
            <text:p>0.065979510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600859" calcext:value-type="float">
            <text:p>6.600859</text:p>
          </table:table-cell>
          <table:table-cell office:value-type="float" office:value="6.4931750339" calcext:value-type="float">
            <text:p>6.4931750339</text:p>
          </table:table-cell>
          <table:table-cell table:formula="of:=POWER([.C1623]-6.75;2)" office:value-type="float" office:value="0.0659590632122661" calcext:value-type="float">
            <text:p>0.0659590632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623256" calcext:value-type="float">
            <text:p>6.623256</text:p>
          </table:table-cell>
          <table:table-cell office:value-type="float" office:value="6.4931206017" calcext:value-type="float">
            <text:p>6.4931206017</text:p>
          </table:table-cell>
          <table:table-cell table:formula="of:=POWER([.C1624]-6.75;2)" office:value-type="float" office:value="0.0659870252709699" calcext:value-type="float">
            <text:p>0.0659870253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64158" calcext:value-type="float">
            <text:p>6.64158</text:p>
          </table:table-cell>
          <table:table-cell office:value-type="float" office:value="6.4929823559" calcext:value-type="float">
            <text:p>6.4929823559</text:p>
          </table:table-cell>
          <table:table-cell table:formula="of:=POWER([.C1625]-6.75;2)" office:value-type="float" office:value="0.0660580693787144" calcext:value-type="float">
            <text:p>0.0660580694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655448" calcext:value-type="float">
            <text:p>6.655448</text:p>
          </table:table-cell>
          <table:table-cell office:value-type="float" office:value="6.4927884831" calcext:value-type="float">
            <text:p>6.4927884831</text:p>
          </table:table-cell>
          <table:table-cell table:formula="of:=POWER([.C1626]-6.75;2)" office:value-type="float" office:value="0.066157764425999" calcext:value-type="float">
            <text:p>0.0661577644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665794" calcext:value-type="float">
            <text:p>6.665794</text:p>
          </table:table-cell>
          <table:table-cell office:value-type="float" office:value="6.4925790424" calcext:value-type="float">
            <text:p>6.4925790424</text:p>
          </table:table-cell>
          <table:table-cell table:formula="of:=POWER([.C1627]-6.75;2)" office:value-type="float" office:value="0.066265549411701" calcext:value-type="float">
            <text:p>0.0662655494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674563" calcext:value-type="float">
            <text:p>6.674563</text:p>
          </table:table-cell>
          <table:table-cell office:value-type="float" office:value="6.4923959746" calcext:value-type="float">
            <text:p>6.4923959746</text:p>
          </table:table-cell>
          <table:table-cell table:formula="of:=POWER([.C1628]-6.75;2)" office:value-type="float" office:value="0.0663598339022839" calcext:value-type="float">
            <text:p>0.0663598339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684042" calcext:value-type="float">
            <text:p>6.684042</text:p>
          </table:table-cell>
          <table:table-cell office:value-type="float" office:value="6.492271678" calcext:value-type="float">
            <text:p>6.492271678</text:p>
          </table:table-cell>
          <table:table-cell table:formula="of:=POWER([.C1629]-6.75;2)" office:value-type="float" office:value="0.0664238879609358" calcext:value-type="float">
            <text:p>0.066423888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696009" calcext:value-type="float">
            <text:p>6.696009</text:p>
          </table:table-cell>
          <table:table-cell office:value-type="float" office:value="6.4922197881" calcext:value-type="float">
            <text:p>6.4922197881</text:p>
          </table:table-cell>
          <table:table-cell table:formula="of:=POWER([.C1630]-6.75;2)" office:value-type="float" office:value="0.066450637647209" calcext:value-type="float">
            <text:p>0.0664506376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711015" calcext:value-type="float">
            <text:p>6.711015</text:p>
          </table:table-cell>
          <table:table-cell office:value-type="float" office:value="6.4922320593" calcext:value-type="float">
            <text:p>6.4922320593</text:p>
          </table:table-cell>
          <table:table-cell table:formula="of:=POWER([.C1631]-6.75;2)" office:value-type="float" office:value="0.0664443112527187" calcext:value-type="float">
            <text:p>0.0664443113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728089" calcext:value-type="float">
            <text:p>6.728089</text:p>
          </table:table-cell>
          <table:table-cell office:value-type="float" office:value="6.4922832712" calcext:value-type="float">
            <text:p>6.4922832712</text:p>
          </table:table-cell>
          <table:table-cell table:formula="of:=POWER([.C1632]-6.75;2)" office:value-type="float" office:value="0.0664179123033729" calcext:value-type="float">
            <text:p>0.0664179123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745046" calcext:value-type="float">
            <text:p>6.745046</text:p>
          </table:table-cell>
          <table:table-cell office:value-type="float" office:value="6.4923429746" calcext:value-type="float">
            <text:p>6.4923429746</text:p>
          </table:table-cell>
          <table:table-cell table:formula="of:=POWER([.C1633]-6.75;2)" office:value-type="float" office:value="0.0663871427379764" calcext:value-type="float">
            <text:p>0.0663871427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759306" calcext:value-type="float">
            <text:p>6.759306</text:p>
          </table:table-cell>
          <table:table-cell office:value-type="float" office:value="6.4923894068" calcext:value-type="float">
            <text:p>6.4923894068</text:p>
          </table:table-cell>
          <table:table-cell table:formula="of:=POWER([.C1634]-6.75;2)" office:value-type="float" office:value="0.0663632177288558" calcext:value-type="float">
            <text:p>0.0663632177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768908" calcext:value-type="float">
            <text:p>6.768908</text:p>
          </table:table-cell>
          <table:table-cell office:value-type="float" office:value="6.4924193644" calcext:value-type="float">
            <text:p>6.4924193644</text:p>
          </table:table-cell>
          <table:table-cell table:formula="of:=POWER([.C1635]-6.75;2)" office:value-type="float" office:value="0.0663477838361" calcext:value-type="float">
            <text:p>0.0663477838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773304" calcext:value-type="float">
            <text:p>6.773304</text:p>
          </table:table-cell>
          <table:table-cell office:value-type="float" office:value="6.4924495593" calcext:value-type="float">
            <text:p>6.4924495593</text:p>
          </table:table-cell>
          <table:table-cell table:formula="of:=POWER([.C1636]-6.75;2)" office:value-type="float" office:value="0.0663322295047643" calcext:value-type="float">
            <text:p>0.0663322295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773614" calcext:value-type="float">
            <text:p>6.773614</text:p>
          </table:table-cell>
          <table:table-cell office:value-type="float" office:value="6.4925087034" calcext:value-type="float">
            <text:p>6.4925087034</text:p>
          </table:table-cell>
          <table:table-cell table:formula="of:=POWER([.C1637]-6.75;2)" office:value-type="float" office:value="0.066301767824749" calcext:value-type="float">
            <text:p>0.066301767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772272" calcext:value-type="float">
            <text:p>6.772272</text:p>
          </table:table-cell>
          <table:table-cell office:value-type="float" office:value="6.4926238644" calcext:value-type="float">
            <text:p>6.4926238644</text:p>
          </table:table-cell>
          <table:table-cell table:formula="of:=POWER([.C1638]-6.75;2)" office:value-type="float" office:value="0.0662424751763898" calcext:value-type="float">
            <text:p>0.0662424752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772218" calcext:value-type="float">
            <text:p>6.772218</text:p>
          </table:table-cell>
          <table:table-cell office:value-type="float" office:value="6.4928069153" calcext:value-type="float">
            <text:p>6.4928069153</text:p>
          </table:table-cell>
          <table:table-cell table:formula="of:=POWER([.C1639]-6.75;2)" office:value-type="float" office:value="0.0661482828175013" calcext:value-type="float">
            <text:p>0.0661482828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775971" calcext:value-type="float">
            <text:p>6.775971</text:p>
          </table:table-cell>
          <table:table-cell office:value-type="float" office:value="6.4930467797" calcext:value-type="float">
            <text:p>6.4930467797</text:p>
          </table:table-cell>
          <table:table-cell table:formula="of:=POWER([.C1640]-6.75;2)" office:value-type="float" office:value="0.0660249574225402" calcext:value-type="float">
            <text:p>0.0660249574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784912" calcext:value-type="float">
            <text:p>6.784912</text:p>
          </table:table-cell>
          <table:table-cell office:value-type="float" office:value="6.4933102797" calcext:value-type="float">
            <text:p>6.4933102797</text:p>
          </table:table-cell>
          <table:table-cell table:formula="of:=POWER([.C1641]-6.75;2)" office:value-type="float" office:value="0.0658896125076921" calcext:value-type="float">
            <text:p>0.0658896125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798959" calcext:value-type="float">
            <text:p>6.798959</text:p>
          </table:table-cell>
          <table:table-cell office:value-type="float" office:value="6.4935508644" calcext:value-type="float">
            <text:p>6.4935508644</text:p>
          </table:table-cell>
          <table:table-cell table:formula="of:=POWER([.C1642]-6.75;2)" office:value-type="float" office:value="0.065766159149987" calcext:value-type="float">
            <text:p>0.0657661591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816665" calcext:value-type="float">
            <text:p>6.816665</text:p>
          </table:table-cell>
          <table:table-cell office:value-type="float" office:value="6.4937222119" calcext:value-type="float">
            <text:p>6.4937222119</text:p>
          </table:table-cell>
          <table:table-cell table:formula="of:=POWER([.C1643]-6.75;2)" office:value-type="float" office:value="0.0656783046734286" calcext:value-type="float">
            <text:p>0.065678304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835608" calcext:value-type="float">
            <text:p>6.835608</text:p>
          </table:table-cell>
          <table:table-cell office:value-type="float" office:value="6.4937924492" calcext:value-type="float">
            <text:p>6.4937924492</text:p>
          </table:table-cell>
          <table:table-cell table:formula="of:=POWER([.C1644]-6.75;2)" office:value-type="float" office:value="0.0656423090869347" calcext:value-type="float">
            <text:p>0.0656423091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852958" calcext:value-type="float">
            <text:p>6.852958</text:p>
          </table:table-cell>
          <table:table-cell office:value-type="float" office:value="6.4937558644" calcext:value-type="float">
            <text:p>6.4937558644</text:p>
          </table:table-cell>
          <table:table-cell table:formula="of:=POWER([.C1645]-6.75;2)" office:value-type="float" office:value="0.0656610570293913" calcext:value-type="float">
            <text:p>0.065661057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866088" calcext:value-type="float">
            <text:p>6.866088</text:p>
          </table:table-cell>
          <table:table-cell office:value-type="float" office:value="6.4936394746" calcext:value-type="float">
            <text:p>6.4936394746</text:p>
          </table:table-cell>
          <table:table-cell table:formula="of:=POWER([.C1646]-6.75;2)" office:value-type="float" office:value="0.065720718983364" calcext:value-type="float">
            <text:p>0.065720719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873149" calcext:value-type="float">
            <text:p>6.873149</text:p>
          </table:table-cell>
          <table:table-cell office:value-type="float" office:value="6.4935030254" calcext:value-type="float">
            <text:p>6.4935030254</text:p>
          </table:table-cell>
          <table:table-cell table:formula="of:=POWER([.C1647]-6.75;2)" office:value-type="float" office:value="0.0657906979789531" calcext:value-type="float">
            <text:p>0.065790698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873514" calcext:value-type="float">
            <text:p>6.873514</text:p>
          </table:table-cell>
          <table:table-cell office:value-type="float" office:value="6.4934313559" calcext:value-type="float">
            <text:p>6.4934313559</text:p>
          </table:table-cell>
          <table:table-cell table:formula="of:=POWER([.C1648]-6.75;2)" office:value-type="float" office:value="0.0658274691353123" calcext:value-type="float">
            <text:p>0.0658274691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86797" calcext:value-type="float">
            <text:p>6.86797</text:p>
          </table:table-cell>
          <table:table-cell office:value-type="float" office:value="6.4935192034" calcext:value-type="float">
            <text:p>6.4935192034</text:p>
          </table:table-cell>
          <table:table-cell table:formula="of:=POWER([.C1649]-6.75;2)" office:value-type="float" office:value="0.0657823990245706" calcext:value-type="float">
            <text:p>0.065782399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858572" calcext:value-type="float">
            <text:p>6.858572</text:p>
          </table:table-cell>
          <table:table-cell office:value-type="float" office:value="6.4938502203" calcext:value-type="float">
            <text:p>6.4938502203</text:p>
          </table:table-cell>
          <table:table-cell table:formula="of:=POWER([.C1650]-6.75;2)" office:value-type="float" office:value="0.0656127096403587" calcext:value-type="float">
            <text:p>0.065612709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848113" calcext:value-type="float">
            <text:p>6.848113</text:p>
          </table:table-cell>
          <table:table-cell office:value-type="float" office:value="6.4944742542" calcext:value-type="float">
            <text:p>6.4944742542</text:p>
          </table:table-cell>
          <table:table-cell table:formula="of:=POWER([.C1651]-6.75;2)" office:value-type="float" office:value="0.0652934067666462" calcext:value-type="float">
            <text:p>0.0652934068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839354" calcext:value-type="float">
            <text:p>6.839354</text:p>
          </table:table-cell>
          <table:table-cell office:value-type="float" office:value="6.4953889237" calcext:value-type="float">
            <text:p>6.4953889237</text:p>
          </table:table-cell>
          <table:table-cell table:formula="of:=POWER([.C1652]-6.75;2)" office:value-type="float" office:value="0.0648268001746443" calcext:value-type="float">
            <text:p>0.064826800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834225" calcext:value-type="float">
            <text:p>6.834225</text:p>
          </table:table-cell>
          <table:table-cell office:value-type="float" office:value="6.4965315254" calcext:value-type="float">
            <text:p>6.4965315254</text:p>
          </table:table-cell>
          <table:table-cell table:formula="of:=POWER([.C1653]-6.75;2)" office:value-type="float" office:value="0.0642462676160509" calcext:value-type="float">
            <text:p>0.0642462676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83328" calcext:value-type="float">
            <text:p>6.83328</text:p>
          </table:table-cell>
          <table:table-cell office:value-type="float" office:value="6.4977853983" calcext:value-type="float">
            <text:p>6.4977853983</text:p>
          </table:table-cell>
          <table:table-cell table:formula="of:=POWER([.C1654]-6.75;2)" office:value-type="float" office:value="0.0636122053106899" calcext:value-type="float">
            <text:p>0.0636122053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83562" calcext:value-type="float">
            <text:p>6.83562</text:p>
          </table:table-cell>
          <table:table-cell office:value-type="float" office:value="6.4990007203" calcext:value-type="float">
            <text:p>6.4990007203</text:p>
          </table:table-cell>
          <table:table-cell table:formula="of:=POWER([.C1655]-6.75;2)" office:value-type="float" office:value="0.063000638409919" calcext:value-type="float">
            <text:p>0.0630006384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839289" calcext:value-type="float">
            <text:p>6.839289</text:p>
          </table:table-cell>
          <table:table-cell office:value-type="float" office:value="6.5000251271" calcext:value-type="float">
            <text:p>6.5000251271</text:p>
          </table:table-cell>
          <table:table-cell table:formula="of:=POWER([.C1656]-6.75;2)" office:value-type="float" office:value="0.0624874370813713" calcext:value-type="float">
            <text:p>0.0624874371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841973" calcext:value-type="float">
            <text:p>6.841973</text:p>
          </table:table-cell>
          <table:table-cell office:value-type="float" office:value="6.5007360847" calcext:value-type="float">
            <text:p>6.5007360847</text:p>
          </table:table-cell>
          <table:table-cell table:formula="of:=POWER([.C1657]-6.75;2)" office:value-type="float" office:value="0.0621324994706857" calcext:value-type="float">
            <text:p>0.0621324995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841715" calcext:value-type="float">
            <text:p>6.841715</text:p>
          </table:table-cell>
          <table:table-cell office:value-type="float" office:value="6.5010660678" calcext:value-type="float">
            <text:p>6.5010660678</text:p>
          </table:table-cell>
          <table:table-cell table:formula="of:=POWER([.C1658]-6.75;2)" office:value-type="float" office:value="0.0619681026005542" calcext:value-type="float">
            <text:p>0.0619681026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837397" calcext:value-type="float">
            <text:p>6.837397</text:p>
          </table:table-cell>
          <table:table-cell office:value-type="float" office:value="6.5010133729" calcext:value-type="float">
            <text:p>6.5010133729</text:p>
          </table:table-cell>
          <table:table-cell table:formula="of:=POWER([.C1659]-6.75;2)" office:value-type="float" office:value="0.0619943404746344" calcext:value-type="float">
            <text:p>0.0619943405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82885" calcext:value-type="float">
            <text:p>6.82885</text:p>
          </table:table-cell>
          <table:table-cell office:value-type="float" office:value="6.5006357627" calcext:value-type="float">
            <text:p>6.5006357627</text:p>
          </table:table-cell>
          <table:table-cell table:formula="of:=POWER([.C1660]-6.75;2)" office:value-type="float" office:value="0.0621825228442107" calcext:value-type="float">
            <text:p>0.062182522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816666" calcext:value-type="float">
            <text:p>6.816666</text:p>
          </table:table-cell>
          <table:table-cell office:value-type="float" office:value="6.5000296356" calcext:value-type="float">
            <text:p>6.5000296356</text:p>
          </table:table-cell>
          <table:table-cell table:formula="of:=POWER([.C1661]-6.75;2)" office:value-type="float" office:value="0.0624851830782689" calcext:value-type="float">
            <text:p>0.0624851831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801853" calcext:value-type="float">
            <text:p>6.801853</text:p>
          </table:table-cell>
          <table:table-cell office:value-type="float" office:value="6.4993021017" calcext:value-type="float">
            <text:p>6.4993021017</text:p>
          </table:table-cell>
          <table:table-cell table:formula="of:=POWER([.C1662]-6.75;2)" office:value-type="float" office:value="0.0628494362120373" calcext:value-type="float">
            <text:p>0.0628494362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785518" calcext:value-type="float">
            <text:p>6.785518</text:p>
          </table:table-cell>
          <table:table-cell office:value-type="float" office:value="6.4985456271" calcext:value-type="float">
            <text:p>6.4985456271</text:p>
          </table:table-cell>
          <table:table-cell table:formula="of:=POWER([.C1663]-6.75;2)" office:value-type="float" office:value="0.0632293016505321" calcext:value-type="float">
            <text:p>0.0632293017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768675" calcext:value-type="float">
            <text:p>6.768675</text:p>
          </table:table-cell>
          <table:table-cell office:value-type="float" office:value="6.4978231864" calcext:value-type="float">
            <text:p>6.4978231864</text:p>
          </table:table-cell>
          <table:table-cell table:formula="of:=POWER([.C1664]-6.75;2)" office:value-type="float" office:value="0.0635931453174493" calcext:value-type="float">
            <text:p>0.0635931453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752151" calcext:value-type="float">
            <text:p>6.752151</text:p>
          </table:table-cell>
          <table:table-cell office:value-type="float" office:value="6.4971671102" calcext:value-type="float">
            <text:p>6.4971671102</text:p>
          </table:table-cell>
          <table:table-cell table:formula="of:=POWER([.C1665]-6.75;2)" office:value-type="float" office:value="0.0639244701646188" calcext:value-type="float">
            <text:p>0.0639244702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736513" calcext:value-type="float">
            <text:p>6.736513</text:p>
          </table:table-cell>
          <table:table-cell office:value-type="float" office:value="6.4965891102" calcext:value-type="float">
            <text:p>6.4965891102</text:p>
          </table:table-cell>
          <table:table-cell table:formula="of:=POWER([.C1666]-6.75;2)" office:value-type="float" office:value="0.0642170790692275" calcext:value-type="float">
            <text:p>0.064217079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721974" calcext:value-type="float">
            <text:p>6.721974</text:p>
          </table:table-cell>
          <table:table-cell office:value-type="float" office:value="6.4960948475" calcext:value-type="float">
            <text:p>6.4960948475</text:p>
          </table:table-cell>
          <table:table-cell table:formula="of:=POWER([.C1667]-6.75;2)" office:value-type="float" office:value="0.0644678264660482" calcext:value-type="float">
            <text:p>0.0644678265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708278" calcext:value-type="float">
            <text:p>6.708278</text:p>
          </table:table-cell>
          <table:table-cell office:value-type="float" office:value="6.4956952288" calcext:value-type="float">
            <text:p>6.4956952288</text:p>
          </table:table-cell>
          <table:table-cell table:formula="of:=POWER([.C1668]-6.75;2)" office:value-type="float" office:value="0.0646709166550844" calcext:value-type="float">
            <text:p>0.0646709167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694682" calcext:value-type="float">
            <text:p>6.694682</text:p>
          </table:table-cell>
          <table:table-cell office:value-type="float" office:value="6.4954090424" calcext:value-type="float">
            <text:p>6.4954090424</text:p>
          </table:table-cell>
          <table:table-cell table:formula="of:=POWER([.C1669]-6.75;2)" office:value-type="float" office:value="0.0648165556916848" calcext:value-type="float">
            <text:p>0.064816555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680095" calcext:value-type="float">
            <text:p>6.680095</text:p>
          </table:table-cell>
          <table:table-cell office:value-type="float" office:value="6.4952557966" calcext:value-type="float">
            <text:p>6.4952557966</text:p>
          </table:table-cell>
          <table:table-cell table:formula="of:=POWER([.C1670]-6.75;2)" office:value-type="float" office:value="0.0648946091659004" calcext:value-type="float">
            <text:p>0.0648946092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663388" calcext:value-type="float">
            <text:p>6.663388</text:p>
          </table:table-cell>
          <table:table-cell office:value-type="float" office:value="6.4952429153" calcext:value-type="float">
            <text:p>6.4952429153</text:p>
          </table:table-cell>
          <table:table-cell table:formula="of:=POWER([.C1671]-6.75;2)" office:value-type="float" office:value="0.0649011722048428" calcext:value-type="float">
            <text:p>0.0649011722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643779" calcext:value-type="float">
            <text:p>6.643779</text:p>
          </table:table-cell>
          <table:table-cell office:value-type="float" office:value="6.4953542712" calcext:value-type="float">
            <text:p>6.4953542712</text:p>
          </table:table-cell>
          <table:table-cell table:formula="of:=POWER([.C1672]-6.75;2)" office:value-type="float" office:value="0.0648444471960831" calcext:value-type="float">
            <text:p>0.0648444472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621138" calcext:value-type="float">
            <text:p>6.621138</text:p>
          </table:table-cell>
          <table:table-cell office:value-type="float" office:value="6.4955467458" calcext:value-type="float">
            <text:p>6.4955467458</text:p>
          </table:table-cell>
          <table:table-cell table:formula="of:=POWER([.C1673]-6.75;2)" office:value-type="float" office:value="0.0647464585729696" calcext:value-type="float">
            <text:p>0.0647464586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596103" calcext:value-type="float">
            <text:p>6.596103</text:p>
          </table:table-cell>
          <table:table-cell office:value-type="float" office:value="6.4957579153" calcext:value-type="float">
            <text:p>6.4957579153</text:p>
          </table:table-cell>
          <table:table-cell table:formula="of:=POWER([.C1674]-6.75;2)" office:value-type="float" office:value="0.0646390376326017" calcext:value-type="float">
            <text:p>0.0646390376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569961" calcext:value-type="float">
            <text:p>6.569961</text:p>
          </table:table-cell>
          <table:table-cell office:value-type="float" office:value="6.4959225169" calcext:value-type="float">
            <text:p>6.4959225169</text:p>
          </table:table-cell>
          <table:table-cell table:formula="of:=POWER([.C1675]-6.75;2)" office:value-type="float" office:value="0.0645553674184306" calcext:value-type="float">
            <text:p>0.0645553674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544356" calcext:value-type="float">
            <text:p>6.544356</text:p>
          </table:table-cell>
          <table:table-cell office:value-type="float" office:value="6.4959912288" calcext:value-type="float">
            <text:p>6.4959912288</text:p>
          </table:table-cell>
          <table:table-cell table:formula="of:=POWER([.C1676]-6.75;2)" office:value-type="float" office:value="0.0645204558465338" calcext:value-type="float">
            <text:p>0.0645204558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52092" calcext:value-type="float">
            <text:p>6.52092</text:p>
          </table:table-cell>
          <table:table-cell office:value-type="float" office:value="6.4959434915" calcext:value-type="float">
            <text:p>6.4959434915</text:p>
          </table:table-cell>
          <table:table-cell table:formula="of:=POWER([.C1677]-6.75;2)" office:value-type="float" office:value="0.0645447095112104" calcext:value-type="float">
            <text:p>0.0645447095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6.500951" calcext:value-type="float">
            <text:p>6.500951</text:p>
          </table:table-cell>
          <table:table-cell office:value-type="float" office:value="6.4957882542" calcext:value-type="float">
            <text:p>6.4957882542</text:p>
          </table:table-cell>
          <table:table-cell table:formula="of:=POWER([.C1678]-6.75;2)" office:value-type="float" office:value="0.0646236117026839" calcext:value-type="float">
            <text:p>0.0646236117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6.485194" calcext:value-type="float">
            <text:p>6.485194</text:p>
          </table:table-cell>
          <table:table-cell office:value-type="float" office:value="6.4955518898" calcext:value-type="float">
            <text:p>6.4955518898</text:p>
          </table:table-cell>
          <table:table-cell table:formula="of:=POWER([.C1679]-6.75;2)" office:value-type="float" office:value="0.0647438407843515" calcext:value-type="float">
            <text:p>0.0647438408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.473763" calcext:value-type="float">
            <text:p>6.473763</text:p>
          </table:table-cell>
          <table:table-cell office:value-type="float" office:value="6.4952586695" calcext:value-type="float">
            <text:p>6.4952586695</text:p>
          </table:table-cell>
          <table:table-cell table:formula="of:=POWER([.C1680]-6.75;2)" office:value-type="float" office:value="0.0648931454649102" calcext:value-type="float">
            <text:p>0.0648931455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.466168" calcext:value-type="float">
            <text:p>6.466168</text:p>
          </table:table-cell>
          <table:table-cell office:value-type="float" office:value="6.4949131017" calcext:value-type="float">
            <text:p>6.4949131017</text:p>
          </table:table-cell>
          <table:table-cell table:formula="of:=POWER([.C1681]-6.75;2)" office:value-type="float" office:value="0.0650693256843146" calcext:value-type="float">
            <text:p>0.0650693257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461415" calcext:value-type="float">
            <text:p>6.461415</text:p>
          </table:table-cell>
          <table:table-cell office:value-type="float" office:value="6.4944927458" calcext:value-type="float">
            <text:p>6.4944927458</text:p>
          </table:table-cell>
          <table:table-cell table:formula="of:=POWER([.C1682]-6.75;2)" office:value-type="float" office:value="0.0652839569488236" calcext:value-type="float">
            <text:p>0.0652839569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458132" calcext:value-type="float">
            <text:p>6.458132</text:p>
          </table:table-cell>
          <table:table-cell office:value-type="float" office:value="6.4939555254" calcext:value-type="float">
            <text:p>6.4939555254</text:p>
          </table:table-cell>
          <table:table-cell table:formula="of:=POWER([.C1683]-6.75;2)" office:value-type="float" office:value="0.0655587729731902" calcext:value-type="float">
            <text:p>0.065558773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454696" calcext:value-type="float">
            <text:p>6.454696</text:p>
          </table:table-cell>
          <table:table-cell office:value-type="float" office:value="6.4932595254" calcext:value-type="float">
            <text:p>6.4932595254</text:p>
          </table:table-cell>
          <table:table-cell table:formula="of:=POWER([.C1684]-6.75;2)" office:value-type="float" office:value="0.0659156712978332" calcext:value-type="float">
            <text:p>0.0659156713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449386" calcext:value-type="float">
            <text:p>6.449386</text:p>
          </table:table-cell>
          <table:table-cell office:value-type="float" office:value="6.4923888136" calcext:value-type="float">
            <text:p>6.4923888136</text:p>
          </table:table-cell>
          <table:table-cell table:formula="of:=POWER([.C1685]-6.75;2)" office:value-type="float" office:value="0.0663635233584156" calcext:value-type="float">
            <text:p>0.0663635234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440645" calcext:value-type="float">
            <text:p>6.440645</text:p>
          </table:table-cell>
          <table:table-cell office:value-type="float" office:value="6.4913767373" calcext:value-type="float">
            <text:p>6.4913767373</text:p>
          </table:table-cell>
          <table:table-cell table:formula="of:=POWER([.C1686]-6.75;2)" office:value-type="float" office:value="0.066885992009593" calcext:value-type="float">
            <text:p>0.066885992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42747" calcext:value-type="float">
            <text:p>6.42747</text:p>
          </table:table-cell>
          <table:table-cell office:value-type="float" office:value="6.4903179237" calcext:value-type="float">
            <text:p>6.4903179237</text:p>
          </table:table-cell>
          <table:table-cell table:formula="of:=POWER([.C1687]-6.75;2)" office:value-type="float" office:value="0.0674347807514789" calcext:value-type="float">
            <text:p>0.067434780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409899" calcext:value-type="float">
            <text:p>6.409899</text:p>
          </table:table-cell>
          <table:table-cell office:value-type="float" office:value="6.4893622373" calcext:value-type="float">
            <text:p>6.4893622373</text:p>
          </table:table-cell>
          <table:table-cell table:formula="of:=POWER([.C1688]-6.75;2)" office:value-type="float" office:value="0.0679320433452615" calcext:value-type="float">
            <text:p>0.0679320433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389408" calcext:value-type="float">
            <text:p>6.389408</text:p>
          </table:table-cell>
          <table:table-cell office:value-type="float" office:value="6.4886879831" calcext:value-type="float">
            <text:p>6.4886879831</text:p>
          </table:table-cell>
          <table:table-cell table:formula="of:=POWER([.C1689]-6.75;2)" office:value-type="float" office:value="0.0682839701763458" calcext:value-type="float">
            <text:p>0.0682839702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368924" calcext:value-type="float">
            <text:p>6.368924</text:p>
          </table:table-cell>
          <table:table-cell office:value-type="float" office:value="6.4884578136" calcext:value-type="float">
            <text:p>6.4884578136</text:p>
          </table:table-cell>
          <table:table-cell table:formula="of:=POWER([.C1690]-6.75;2)" office:value-type="float" office:value="0.0684043152668923" calcext:value-type="float">
            <text:p>0.0684043153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352251" calcext:value-type="float">
            <text:p>6.352251</text:p>
          </table:table-cell>
          <table:table-cell office:value-type="float" office:value="6.4887686271" calcext:value-type="float">
            <text:p>6.4887686271</text:p>
          </table:table-cell>
          <table:table-cell table:formula="of:=POWER([.C1691]-6.75;2)" office:value-type="float" office:value="0.068241830187219" calcext:value-type="float">
            <text:p>0.0682418302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342888" calcext:value-type="float">
            <text:p>6.342888</text:p>
          </table:table-cell>
          <table:table-cell office:value-type="float" office:value="6.4896113644" calcext:value-type="float">
            <text:p>6.4896113644</text:p>
          </table:table-cell>
          <table:table-cell table:formula="of:=POWER([.C1692]-6.75;2)" office:value-type="float" office:value="0.0678022415496296" calcext:value-type="float">
            <text:p>0.0678022415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342609" calcext:value-type="float">
            <text:p>6.342609</text:p>
          </table:table-cell>
          <table:table-cell office:value-type="float" office:value="6.4908562542" calcext:value-type="float">
            <text:p>6.4908562542</text:p>
          </table:table-cell>
          <table:table-cell table:formula="of:=POWER([.C1693]-6.75;2)" office:value-type="float" office:value="0.0671554809872552" calcext:value-type="float">
            <text:p>0.067155481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350344" calcext:value-type="float">
            <text:p>6.350344</text:p>
          </table:table-cell>
          <table:table-cell office:value-type="float" office:value="6.4922714068" calcext:value-type="float">
            <text:p>6.4922714068</text:p>
          </table:table-cell>
          <table:table-cell table:formula="of:=POWER([.C1694]-6.75;2)" office:value-type="float" office:value="0.0664240277528508" calcext:value-type="float">
            <text:p>0.0664240278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361941" calcext:value-type="float">
            <text:p>6.361941</text:p>
          </table:table-cell>
          <table:table-cell office:value-type="float" office:value="6.4935715085" calcext:value-type="float">
            <text:p>6.4935715085</text:p>
          </table:table-cell>
          <table:table-cell table:formula="of:=POWER([.C1695]-6.75;2)" office:value-type="float" office:value="0.0657555712529658" calcext:value-type="float">
            <text:p>0.0657555713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370964" calcext:value-type="float">
            <text:p>6.370964</text:p>
          </table:table-cell>
          <table:table-cell office:value-type="float" office:value="6.4944828814" calcext:value-type="float">
            <text:p>6.4944828814</text:p>
          </table:table-cell>
          <table:table-cell table:formula="of:=POWER([.C1696]-6.75;2)" office:value-type="float" office:value="0.0652889978976466" calcext:value-type="float">
            <text:p>0.0652889979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6.370301" calcext:value-type="float">
            <text:p>6.370301</text:p>
          </table:table-cell>
          <table:table-cell office:value-type="float" office:value="6.4948063559" calcext:value-type="float">
            <text:p>6.4948063559</text:p>
          </table:table-cell>
          <table:table-cell table:formula="of:=POWER([.C1697]-6.75;2)" office:value-type="float" office:value="0.0651237959890376" calcext:value-type="float">
            <text:p>0.065123796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6.354" calcext:value-type="float">
            <text:p>6.354</text:p>
          </table:table-cell>
          <table:table-cell office:value-type="float" office:value="6.4944606525" calcext:value-type="float">
            <text:p>6.4944606525</text:p>
          </table:table-cell>
          <table:table-cell table:formula="of:=POWER([.C1698]-6.75;2)" office:value-type="float" office:value="0.0653003581207258" calcext:value-type="float">
            <text:p>0.0653003581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6.318745" calcext:value-type="float">
            <text:p>6.318745</text:p>
          </table:table-cell>
          <table:table-cell office:value-type="float" office:value="6.4934952119" calcext:value-type="float">
            <text:p>6.4934952119</text:p>
          </table:table-cell>
          <table:table-cell table:formula="of:=POWER([.C1699]-6.75;2)" office:value-type="float" office:value="0.0657947063182259" calcext:value-type="float">
            <text:p>0.065794706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.264535" calcext:value-type="float">
            <text:p>6.264535</text:p>
          </table:table-cell>
          <table:table-cell office:value-type="float" office:value="6.4920694746" calcext:value-type="float">
            <text:p>6.4920694746</text:p>
          </table:table-cell>
          <table:table-cell table:formula="of:=POWER([.C1700]-6.75;2)" office:value-type="float" office:value="0.06652815593312" calcext:value-type="float">
            <text:p>0.0665281559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.194375" calcext:value-type="float">
            <text:p>6.194375</text:p>
          </table:table-cell>
          <table:table-cell office:value-type="float" office:value="6.4904029915" calcext:value-type="float">
            <text:p>6.4904029915</text:p>
          </table:table-cell>
          <table:table-cell table:formula="of:=POWER([.C1701]-6.75;2)" office:value-type="float" office:value="0.0673906068221491" calcext:value-type="float">
            <text:p>0.067390606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112994" calcext:value-type="float">
            <text:p>6.112994</text:p>
          </table:table-cell>
          <table:table-cell office:value-type="float" office:value="6.4887071864" calcext:value-type="float">
            <text:p>6.4887071864</text:p>
          </table:table-cell>
          <table:table-cell table:formula="of:=POWER([.C1702]-6.75;2)" office:value-type="float" office:value="0.0682739344390043" calcext:value-type="float">
            <text:p>0.068273934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6.024746" calcext:value-type="float">
            <text:p>6.024746</text:p>
          </table:table-cell>
          <table:table-cell office:value-type="float" office:value="6.4871122288" calcext:value-type="float">
            <text:p>6.4871122288</text:p>
          </table:table-cell>
          <table:table-cell table:formula="of:=POWER([.C1703]-6.75;2)" office:value-type="float" office:value="0.0691099802465035" calcext:value-type="float">
            <text:p>0.069109980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.930725" calcext:value-type="float">
            <text:p>5.930725</text:p>
          </table:table-cell>
          <table:table-cell office:value-type="float" office:value="6.4855975678" calcext:value-type="float">
            <text:p>6.4855975678</text:p>
          </table:table-cell>
          <table:table-cell table:formula="of:=POWER([.C1704]-6.75;2)" office:value-type="float" office:value="0.0699086461532755" calcext:value-type="float">
            <text:p>0.0699086462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5.824008" calcext:value-type="float">
            <text:p>5.824008</text:p>
          </table:table-cell>
          <table:table-cell office:value-type="float" office:value="6.4839102203" calcext:value-type="float">
            <text:p>6.4839102203</text:p>
          </table:table-cell>
          <table:table-cell table:formula="of:=POWER([.C1705]-6.75;2)" office:value-type="float" office:value="0.0708037708607944" calcext:value-type="float">
            <text:p>0.0708037709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5.675767" calcext:value-type="float">
            <text:p>5.675767</text:p>
          </table:table-cell>
          <table:table-cell office:value-type="float" office:value="6.4813582881" calcext:value-type="float">
            <text:p>6.4813582881</text:p>
          </table:table-cell>
          <table:table-cell table:formula="of:=POWER([.C1706]-6.75;2)" office:value-type="float" office:value="0.0721683693725626" calcext:value-type="float">
            <text:p>0.0721683694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5.355036" calcext:value-type="float">
            <text:p>5.355036</text:p>
          </table:table-cell>
          <table:table-cell office:value-type="float" office:value="6.4757206017" calcext:value-type="float">
            <text:p>6.4757206017</text:p>
          </table:table-cell>
          <table:table-cell table:formula="of:=POWER([.C1707]-6.75;2)" office:value-type="float" office:value="0.0752291883318101" calcext:value-type="float">
            <text:p>0.0752291883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945865" calcext:value-type="float">
            <text:p>1.945865</text:p>
          </table:table-cell>
          <table:table-cell office:value-type="float" office:value="6.4728009746" calcext:value-type="float">
            <text:p>6.4728009746</text:p>
          </table:table-cell>
          <table:table-cell table:formula="of:=POWER([.C1708]-6.75;2)" office:value-type="float" office:value="0.0768392996827098" calcext:value-type="float">
            <text:p>0.0768392997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.114872" calcext:value-type="float">
            <text:p>7.114872</text:p>
          </table:table-cell>
          <table:table-cell office:value-type="float" office:value="6.5314073729" calcext:value-type="float">
            <text:p>6.5314073729</text:p>
          </table:table-cell>
          <table:table-cell table:formula="of:=POWER([.C1709]-6.75;2)" office:value-type="float" office:value="0.0477827366224795" calcext:value-type="float">
            <text:p>0.0477827366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6.514911" calcext:value-type="float">
            <text:p>6.514911</text:p>
          </table:table-cell>
          <table:table-cell office:value-type="float" office:value="6.5313491864" calcext:value-type="float">
            <text:p>6.5313491864</text:p>
          </table:table-cell>
          <table:table-cell table:formula="of:=POWER([.C1710]-6.75;2)" office:value-type="float" office:value="0.047808178287942" calcext:value-type="float">
            <text:p>0.0478081783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.381999" calcext:value-type="float">
            <text:p>6.381999</text:p>
          </table:table-cell>
          <table:table-cell office:value-type="float" office:value="6.5328712034" calcext:value-type="float">
            <text:p>6.5328712034</text:p>
          </table:table-cell>
          <table:table-cell table:formula="of:=POWER([.C1711]-6.75;2)" office:value-type="float" office:value="0.0471449143129642" calcext:value-type="float">
            <text:p>0.0471449143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6.352152" calcext:value-type="float">
            <text:p>6.352152</text:p>
          </table:table-cell>
          <table:table-cell office:value-type="float" office:value="6.5338985678" calcext:value-type="float">
            <text:p>6.5338985678</text:p>
          </table:table-cell>
          <table:table-cell table:formula="of:=POWER([.C1712]-6.75;2)" office:value-type="float" office:value="0.0466998289988913" calcext:value-type="float">
            <text:p>0.04669982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36235" calcext:value-type="float">
            <text:p>6.36235</text:p>
          </table:table-cell>
          <table:table-cell office:value-type="float" office:value="6.5342610085" calcext:value-type="float">
            <text:p>6.5342610085</text:p>
          </table:table-cell>
          <table:table-cell table:formula="of:=POWER([.C1713]-6.75;2)" office:value-type="float" office:value="0.0465433124534372" calcext:value-type="float">
            <text:p>0.0465433125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386171" calcext:value-type="float">
            <text:p>6.386171</text:p>
          </table:table-cell>
          <table:table-cell office:value-type="float" office:value="6.5339747288" calcext:value-type="float">
            <text:p>6.5339747288</text:p>
          </table:table-cell>
          <table:table-cell table:formula="of:=POWER([.C1714]-6.75;2)" office:value-type="float" office:value="0.0466669177970337" calcext:value-type="float">
            <text:p>0.0466669178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406038" calcext:value-type="float">
            <text:p>6.406038</text:p>
          </table:table-cell>
          <table:table-cell office:value-type="float" office:value="6.533126839" calcext:value-type="float">
            <text:p>6.533126839</text:p>
          </table:table-cell>
          <table:table-cell table:formula="of:=POWER([.C1715]-6.75;2)" office:value-type="float" office:value="0.0470339679621318" calcext:value-type="float">
            <text:p>0.047033968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409132" calcext:value-type="float">
            <text:p>6.409132</text:p>
          </table:table-cell>
          <table:table-cell office:value-type="float" office:value="6.5318709746" calcext:value-type="float">
            <text:p>6.5318709746</text:p>
          </table:table-cell>
          <table:table-cell table:formula="of:=POWER([.C1716]-6.75;2)" office:value-type="float" office:value="0.0475802717219537" calcext:value-type="float">
            <text:p>0.0475802717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388025" calcext:value-type="float">
            <text:p>6.388025</text:p>
          </table:table-cell>
          <table:table-cell office:value-type="float" office:value="6.5304250339" calcext:value-type="float">
            <text:p>6.5304250339</text:p>
          </table:table-cell>
          <table:table-cell table:formula="of:=POWER([.C1717]-6.75;2)" office:value-type="float" office:value="0.048213165737816" calcext:value-type="float">
            <text:p>0.0482131657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34193" calcext:value-type="float">
            <text:p>6.34193</text:p>
          </table:table-cell>
          <table:table-cell office:value-type="float" office:value="6.5290505254" calcext:value-type="float">
            <text:p>6.5290505254</text:p>
          </table:table-cell>
          <table:table-cell table:formula="of:=POWER([.C1718]-6.75;2)" office:value-type="float" office:value="0.0488186703260162" calcext:value-type="float">
            <text:p>0.0488186703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277068" calcext:value-type="float">
            <text:p>6.277068</text:p>
          </table:table-cell>
          <table:table-cell office:value-type="float" office:value="6.5280113475" calcext:value-type="float">
            <text:p>6.5280113475</text:p>
          </table:table-cell>
          <table:table-cell table:formula="of:=POWER([.C1719]-6.75;2)" office:value-type="float" office:value="0.0492789618387659" calcext:value-type="float">
            <text:p>0.0492789618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205461" calcext:value-type="float">
            <text:p>6.205461</text:p>
          </table:table-cell>
          <table:table-cell office:value-type="float" office:value="6.5275200763" calcext:value-type="float">
            <text:p>6.5275200763</text:p>
          </table:table-cell>
          <table:table-cell table:formula="of:=POWER([.C1720]-6.75;2)" office:value-type="float" office:value="0.0494973164495578" calcext:value-type="float">
            <text:p>0.0494973164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142047" calcext:value-type="float">
            <text:p>6.142047</text:p>
          </table:table-cell>
          <table:table-cell office:value-type="float" office:value="6.5276873136" calcext:value-type="float">
            <text:p>6.5276873136</text:p>
          </table:table-cell>
          <table:table-cell table:formula="of:=POWER([.C1721]-6.75;2)" office:value-type="float" office:value="0.049422930534385" calcext:value-type="float">
            <text:p>0.0494229305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100627" calcext:value-type="float">
            <text:p>6.100627</text:p>
          </table:table-cell>
          <table:table-cell office:value-type="float" office:value="6.5284924492" calcext:value-type="float">
            <text:p>6.5284924492</text:p>
          </table:table-cell>
          <table:table-cell table:formula="of:=POWER([.C1722]-6.75;2)" office:value-type="float" office:value="0.0490655950614147" calcext:value-type="float">
            <text:p>0.0490655951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08991" calcext:value-type="float">
            <text:p>6.08991</text:p>
          </table:table-cell>
          <table:table-cell office:value-type="float" office:value="6.5297895508" calcext:value-type="float">
            <text:p>6.5297895508</text:p>
          </table:table-cell>
          <table:table-cell table:formula="of:=POWER([.C1723]-6.75;2)" office:value-type="float" office:value="0.0484926419368656" calcext:value-type="float">
            <text:p>0.0484926419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111192" calcext:value-type="float">
            <text:p>6.111192</text:p>
          </table:table-cell>
          <table:table-cell office:value-type="float" office:value="6.5313497542" calcext:value-type="float">
            <text:p>6.5313497542</text:p>
          </table:table-cell>
          <table:table-cell table:formula="of:=POWER([.C1724]-6.75;2)" office:value-type="float" office:value="0.0478079299884005" calcext:value-type="float">
            <text:p>0.04780793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158641" calcext:value-type="float">
            <text:p>6.158641</text:p>
          </table:table-cell>
          <table:table-cell office:value-type="float" office:value="6.5329256525" calcext:value-type="float">
            <text:p>6.5329256525</text:p>
          </table:table-cell>
          <table:table-cell table:formula="of:=POWER([.C1725]-6.75;2)" office:value-type="float" office:value="0.0471212723425506" calcext:value-type="float">
            <text:p>0.0471212723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221873" calcext:value-type="float">
            <text:p>6.221873</text:p>
          </table:table-cell>
          <table:table-cell office:value-type="float" office:value="6.5343135847" calcext:value-type="float">
            <text:p>6.5343135847</text:p>
          </table:table-cell>
          <table:table-cell table:formula="of:=POWER([.C1726]-6.75;2)" office:value-type="float" office:value="0.0465206297449643" calcext:value-type="float">
            <text:p>0.0465206297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289456" calcext:value-type="float">
            <text:p>6.289456</text:p>
          </table:table-cell>
          <table:table-cell office:value-type="float" office:value="6.5353922542" calcext:value-type="float">
            <text:p>6.5353922542</text:p>
          </table:table-cell>
          <table:table-cell table:formula="of:=POWER([.C1727]-6.75;2)" office:value-type="float" office:value="0.0460564845573576" calcext:value-type="float">
            <text:p>0.0460564846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351877" calcext:value-type="float">
            <text:p>6.351877</text:p>
          </table:table-cell>
          <table:table-cell office:value-type="float" office:value="6.5361294492" calcext:value-type="float">
            <text:p>6.5361294492</text:p>
          </table:table-cell>
          <table:table-cell table:formula="of:=POWER([.C1728]-6.75;2)" office:value-type="float" office:value="0.0457406124994955" calcext:value-type="float">
            <text:p>0.0457406125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6.403167" calcext:value-type="float">
            <text:p>6.403167</text:p>
          </table:table-cell>
          <table:table-cell office:value-type="float" office:value="6.5365630254" calcext:value-type="float">
            <text:p>6.5365630254</text:p>
          </table:table-cell>
          <table:table-cell table:formula="of:=POWER([.C1729]-6.75;2)" office:value-type="float" office:value="0.0455553421264012" calcext:value-type="float">
            <text:p>0.0455553421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6.441156" calcext:value-type="float">
            <text:p>6.441156</text:p>
          </table:table-cell>
          <table:table-cell office:value-type="float" office:value="6.5367702203" calcext:value-type="float">
            <text:p>6.5367702203</text:p>
          </table:table-cell>
          <table:table-cell table:formula="of:=POWER([.C1730]-6.75;2)" office:value-type="float" office:value="0.0454669389509104" calcext:value-type="float">
            <text:p>0.045466939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.466796" calcext:value-type="float">
            <text:p>6.466796</text:p>
          </table:table-cell>
          <table:table-cell office:value-type="float" office:value="6.5368387119" calcext:value-type="float">
            <text:p>6.5368387119</text:p>
          </table:table-cell>
          <table:table-cell table:formula="of:=POWER([.C1731]-6.75;2)" office:value-type="float" office:value="0.0454377347444513" calcext:value-type="float">
            <text:p>0.0454377347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6.483035" calcext:value-type="float">
            <text:p>6.483035</text:p>
          </table:table-cell>
          <table:table-cell office:value-type="float" office:value="6.5368468898" calcext:value-type="float">
            <text:p>6.5368468898</text:p>
          </table:table-cell>
          <table:table-cell table:formula="of:=POWER([.C1732]-6.75;2)" office:value-type="float" office:value="0.0454342483879335" calcext:value-type="float">
            <text:p>0.0454342484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6.493622" calcext:value-type="float">
            <text:p>6.493622</text:p>
          </table:table-cell>
          <table:table-cell office:value-type="float" office:value="6.5368542373" calcext:value-type="float">
            <text:p>6.5368542373</text:p>
          </table:table-cell>
          <table:table-cell table:formula="of:=POWER([.C1733]-6.75;2)" office:value-type="float" office:value="0.0454311161569647" calcext:value-type="float">
            <text:p>0.0454311162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.502109" calcext:value-type="float">
            <text:p>6.502109</text:p>
          </table:table-cell>
          <table:table-cell office:value-type="float" office:value="6.5368985169" calcext:value-type="float">
            <text:p>6.5368985169</text:p>
          </table:table-cell>
          <table:table-cell table:formula="of:=POWER([.C1734]-6.75;2)" office:value-type="float" office:value="0.0454122420994196" calcext:value-type="float">
            <text:p>0.0454122421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6.511144" calcext:value-type="float">
            <text:p>6.511144</text:p>
          </table:table-cell>
          <table:table-cell office:value-type="float" office:value="6.5369957034" calcext:value-type="float">
            <text:p>6.5369957034</text:p>
          </table:table-cell>
          <table:table-cell table:formula="of:=POWER([.C1735]-6.75;2)" office:value-type="float" office:value="0.0453708303700609" calcext:value-type="float">
            <text:p>0.0453708304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.52216" calcext:value-type="float">
            <text:p>6.52216</text:p>
          </table:table-cell>
          <table:table-cell office:value-type="float" office:value="6.5371408814" calcext:value-type="float">
            <text:p>6.5371408814</text:p>
          </table:table-cell>
          <table:table-cell table:formula="of:=POWER([.C1736]-6.75;2)" office:value-type="float" office:value="0.0453090043711689" calcext:value-type="float">
            <text:p>0.0453090044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6.535408" calcext:value-type="float">
            <text:p>6.535408</text:p>
          </table:table-cell>
          <table:table-cell office:value-type="float" office:value="6.5373106441" calcext:value-type="float">
            <text:p>6.5373106441</text:p>
          </table:table-cell>
          <table:table-cell table:formula="of:=POWER([.C1737]-6.75;2)" office:value-type="float" office:value="0.045236762113157" calcext:value-type="float">
            <text:p>0.0452367621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6.550272" calcext:value-type="float">
            <text:p>6.550272</text:p>
          </table:table-cell>
          <table:table-cell office:value-type="float" office:value="6.5374691441" calcext:value-type="float">
            <text:p>6.5374691441</text:p>
          </table:table-cell>
          <table:table-cell table:formula="of:=POWER([.C1738]-6.75;2)" office:value-type="float" office:value="0.0451693647095865" calcext:value-type="float">
            <text:p>0.0451693647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.565701" calcext:value-type="float">
            <text:p>6.565701</text:p>
          </table:table-cell>
          <table:table-cell office:value-type="float" office:value="6.5375785763" calcext:value-type="float">
            <text:p>6.5375785763</text:p>
          </table:table-cell>
          <table:table-cell table:formula="of:=POWER([.C1739]-6.75;2)" office:value-type="float" office:value="0.0451228612467351" calcext:value-type="float">
            <text:p>0.0451228612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580652" calcext:value-type="float">
            <text:p>6.580652</text:p>
          </table:table-cell>
          <table:table-cell office:value-type="float" office:value="6.5376127034" calcext:value-type="float">
            <text:p>6.5376127034</text:p>
          </table:table-cell>
          <table:table-cell table:formula="of:=POWER([.C1740]-6.75;2)" office:value-type="float" office:value="0.0451083637570565" calcext:value-type="float">
            <text:p>0.0451083638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594436" calcext:value-type="float">
            <text:p>6.594436</text:p>
          </table:table-cell>
          <table:table-cell office:value-type="float" office:value="6.5375692119" calcext:value-type="float">
            <text:p>6.5375692119</text:p>
          </table:table-cell>
          <table:table-cell table:formula="of:=POWER([.C1741]-6.75;2)" office:value-type="float" office:value="0.045126839732787" calcext:value-type="float">
            <text:p>0.0451268397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606943" calcext:value-type="float">
            <text:p>6.606943</text:p>
          </table:table-cell>
          <table:table-cell office:value-type="float" office:value="6.5374758814" calcext:value-type="float">
            <text:p>6.5374758814</text:p>
          </table:table-cell>
          <table:table-cell table:formula="of:=POWER([.C1742]-6.75;2)" office:value-type="float" office:value="0.045166500986707" calcext:value-type="float">
            <text:p>0.045166501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618703" calcext:value-type="float">
            <text:p>6.618703</text:p>
          </table:table-cell>
          <table:table-cell office:value-type="float" office:value="6.537386822" calcext:value-type="float">
            <text:p>6.537386822</text:p>
          </table:table-cell>
          <table:table-cell table:formula="of:=POWER([.C1743]-6.75;2)" office:value-type="float" office:value="0.0452043634592596" calcext:value-type="float">
            <text:p>0.0452043635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630734" calcext:value-type="float">
            <text:p>6.630734</text:p>
          </table:table-cell>
          <table:table-cell office:value-type="float" office:value="6.5373686441" calcext:value-type="float">
            <text:p>6.5373686441</text:p>
          </table:table-cell>
          <table:table-cell table:formula="of:=POWER([.C1744]-6.75;2)" office:value-type="float" office:value="0.0452120935118725" calcext:value-type="float">
            <text:p>0.0452120935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644192" calcext:value-type="float">
            <text:p>6.644192</text:p>
          </table:table-cell>
          <table:table-cell office:value-type="float" office:value="6.5374807288" calcext:value-type="float">
            <text:p>6.5374807288</text:p>
          </table:table-cell>
          <table:table-cell table:formula="of:=POWER([.C1745]-6.75;2)" office:value-type="float" office:value="0.045164440631379" calcext:value-type="float">
            <text:p>0.0451644406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659896" calcext:value-type="float">
            <text:p>6.659896</text:p>
          </table:table-cell>
          <table:table-cell office:value-type="float" office:value="6.5377566186" calcext:value-type="float">
            <text:p>6.5377566186</text:p>
          </table:table-cell>
          <table:table-cell table:formula="of:=POWER([.C1746]-6.75;2)" office:value-type="float" office:value="0.0450472529481061" calcext:value-type="float">
            <text:p>0.0450472529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677919" calcext:value-type="float">
            <text:p>6.677919</text:p>
          </table:table-cell>
          <table:table-cell office:value-type="float" office:value="6.5381933983" calcext:value-type="float">
            <text:p>6.5381933983</text:p>
          </table:table-cell>
          <table:table-cell table:formula="of:=POWER([.C1747]-6.75;2)" office:value-type="float" office:value="0.0448620365237025" calcext:value-type="float">
            <text:p>0.044862036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697457" calcext:value-type="float">
            <text:p>6.697457</text:p>
          </table:table-cell>
          <table:table-cell office:value-type="float" office:value="6.5387527712" calcext:value-type="float">
            <text:p>6.5387527712</text:p>
          </table:table-cell>
          <table:table-cell table:formula="of:=POWER([.C1748]-6.75;2)" office:value-type="float" office:value="0.0446253916756794" calcext:value-type="float">
            <text:p>0.0446253917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717058" calcext:value-type="float">
            <text:p>6.717058</text:p>
          </table:table-cell>
          <table:table-cell office:value-type="float" office:value="6.5393723983" calcext:value-type="float">
            <text:p>6.5393723983</text:p>
          </table:table-cell>
          <table:table-cell table:formula="of:=POWER([.C1749]-6.75;2)" office:value-type="float" office:value="0.0443639865978937" calcext:value-type="float">
            <text:p>0.044363986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735134" calcext:value-type="float">
            <text:p>6.735134</text:p>
          </table:table-cell>
          <table:table-cell office:value-type="float" office:value="6.5399824661" calcext:value-type="float">
            <text:p>6.5399824661</text:p>
          </table:table-cell>
          <table:table-cell table:formula="of:=POWER([.C1750]-6.75;2)" office:value-type="float" office:value="0.0441073645454378" calcext:value-type="float">
            <text:p>0.0441073645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750525" calcext:value-type="float">
            <text:p>6.750525</text:p>
          </table:table-cell>
          <table:table-cell office:value-type="float" office:value="6.5405211356" calcext:value-type="float">
            <text:p>6.5405211356</text:p>
          </table:table-cell>
          <table:table-cell table:formula="of:=POWER([.C1751]-6.75;2)" office:value-type="float" office:value="0.0438813946303137" calcext:value-type="float">
            <text:p>0.0438813946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762841" calcext:value-type="float">
            <text:p>6.762841</text:p>
          </table:table-cell>
          <table:table-cell office:value-type="float" office:value="6.5409443475" calcext:value-type="float">
            <text:p>6.5409443475</text:p>
          </table:table-cell>
          <table:table-cell table:formula="of:=POWER([.C1752]-6.75;2)" office:value-type="float" office:value="0.0437042658422008" calcext:value-type="float">
            <text:p>0.0437042658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772471" calcext:value-type="float">
            <text:p>6.772471</text:p>
          </table:table-cell>
          <table:table-cell office:value-type="float" office:value="6.541228839" calcext:value-type="float">
            <text:p>6.541228839</text:p>
          </table:table-cell>
          <table:table-cell table:formula="of:=POWER([.C1753]-6.75;2)" office:value-type="float" office:value="0.0435853976652878" calcext:value-type="float">
            <text:p>0.0435853977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780283" calcext:value-type="float">
            <text:p>6.780283</text:p>
          </table:table-cell>
          <table:table-cell office:value-type="float" office:value="6.5413703644" calcext:value-type="float">
            <text:p>6.5413703644</text:p>
          </table:table-cell>
          <table:table-cell table:formula="of:=POWER([.C1754]-6.75;2)" office:value-type="float" office:value="0.0435263248505889" calcext:value-type="float">
            <text:p>0.0435263249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787203" calcext:value-type="float">
            <text:p>6.787203</text:p>
          </table:table-cell>
          <table:table-cell office:value-type="float" office:value="6.541380322" calcext:value-type="float">
            <text:p>6.541380322</text:p>
          </table:table-cell>
          <table:table-cell table:formula="of:=POWER([.C1755]-6.75;2)" office:value-type="float" office:value="0.0435221700488236" calcext:value-type="float">
            <text:p>0.04352217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793872" calcext:value-type="float">
            <text:p>6.793872</text:p>
          </table:table-cell>
          <table:table-cell office:value-type="float" office:value="6.5412831102" calcext:value-type="float">
            <text:p>6.5412831102</text:p>
          </table:table-cell>
          <table:table-cell table:formula="of:=POWER([.C1756]-6.75;2)" office:value-type="float" office:value="0.0435627400877853" calcext:value-type="float">
            <text:p>0.0435627401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800522" calcext:value-type="float">
            <text:p>6.800522</text:p>
          </table:table-cell>
          <table:table-cell office:value-type="float" office:value="6.5411144153" calcext:value-type="float">
            <text:p>6.5411144153</text:p>
          </table:table-cell>
          <table:table-cell table:formula="of:=POWER([.C1757]-6.75;2)" office:value-type="float" office:value="0.0436331874954609" calcext:value-type="float">
            <text:p>0.0436331875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807064" calcext:value-type="float">
            <text:p>6.807064</text:p>
          </table:table-cell>
          <table:table-cell office:value-type="float" office:value="6.540918661" calcext:value-type="float">
            <text:p>6.540918661</text:p>
          </table:table-cell>
          <table:table-cell table:formula="of:=POWER([.C1758]-6.75;2)" office:value-type="float" office:value="0.0437150063180329" calcext:value-type="float">
            <text:p>0.0437150063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.813301" calcext:value-type="float">
            <text:p>6.813301</text:p>
          </table:table-cell>
          <table:table-cell office:value-type="float" office:value="6.5407435847" calcext:value-type="float">
            <text:p>6.5407435847</text:p>
          </table:table-cell>
          <table:table-cell table:formula="of:=POWER([.C1759]-6.75;2)" office:value-type="float" office:value="0.0437882473442059" calcext:value-type="float">
            <text:p>0.0437882473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6.819178" calcext:value-type="float">
            <text:p>6.819178</text:p>
          </table:table-cell>
          <table:table-cell office:value-type="float" office:value="6.5406315254" calcext:value-type="float">
            <text:p>6.5406315254</text:p>
          </table:table-cell>
          <table:table-cell table:formula="of:=POWER([.C1760]-6.75;2)" office:value-type="float" office:value="0.0438351581563307" calcext:value-type="float">
            <text:p>0.0438351582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.824953" calcext:value-type="float">
            <text:p>6.824953</text:p>
          </table:table-cell>
          <table:table-cell office:value-type="float" office:value="6.5406089915" calcext:value-type="float">
            <text:p>6.5406089915</text:p>
          </table:table-cell>
          <table:table-cell table:formula="of:=POWER([.C1761]-6.75;2)" office:value-type="float" office:value="0.043844594440647" calcext:value-type="float">
            <text:p>0.0438445944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6.831291" calcext:value-type="float">
            <text:p>6.831291</text:p>
          </table:table-cell>
          <table:table-cell office:value-type="float" office:value="6.5406779661" calcext:value-type="float">
            <text:p>6.5406779661</text:p>
          </table:table-cell>
          <table:table-cell table:formula="of:=POWER([.C1762]-6.75;2)" office:value-type="float" office:value="0.0438157138760325" calcext:value-type="float">
            <text:p>0.0438157139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6.839224" calcext:value-type="float">
            <text:p>6.839224</text:p>
          </table:table-cell>
          <table:table-cell office:value-type="float" office:value="6.5408119831" calcext:value-type="float">
            <text:p>6.5408119831</text:p>
          </table:table-cell>
          <table:table-cell table:formula="of:=POWER([.C1763]-6.75;2)" office:value-type="float" office:value="0.0437596264145546" calcext:value-type="float">
            <text:p>0.0437596264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6.849987" calcext:value-type="float">
            <text:p>6.849987</text:p>
          </table:table-cell>
          <table:table-cell office:value-type="float" office:value="6.5409586949" calcext:value-type="float">
            <text:p>6.5409586949</text:p>
          </table:table-cell>
          <table:table-cell table:formula="of:=POWER([.C1764]-6.75;2)" office:value-type="float" office:value="0.0436982672379111" calcext:value-type="float">
            <text:p>0.0436982672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.864692" calcext:value-type="float">
            <text:p>6.864692</text:p>
          </table:table-cell>
          <table:table-cell office:value-type="float" office:value="6.5410482203" calcext:value-type="float">
            <text:p>6.5410482203</text:p>
          </table:table-cell>
          <table:table-cell table:formula="of:=POWER([.C1765]-6.75;2)" office:value-type="float" office:value="0.0436608462397972" calcext:value-type="float">
            <text:p>0.0436608462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6.88388" calcext:value-type="float">
            <text:p>6.88388</text:p>
          </table:table-cell>
          <table:table-cell office:value-type="float" office:value="6.5410053644" calcext:value-type="float">
            <text:p>6.5410053644</text:p>
          </table:table-cell>
          <table:table-cell table:formula="of:=POWER([.C1766]-6.75;2)" office:value-type="float" office:value="0.0436787577095767" calcext:value-type="float">
            <text:p>0.0436787577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6.90703" calcext:value-type="float">
            <text:p>6.90703</text:p>
          </table:table-cell>
          <table:table-cell office:value-type="float" office:value="6.5407631356" calcext:value-type="float">
            <text:p>6.5407631356</text:p>
          </table:table-cell>
          <table:table-cell table:formula="of:=POWER([.C1767]-6.75;2)" office:value-type="float" office:value="0.0437800654239441" calcext:value-type="float">
            <text:p>0.0437800654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932208" calcext:value-type="float">
            <text:p>6.932208</text:p>
          </table:table-cell>
          <table:table-cell office:value-type="float" office:value="6.5402754915" calcext:value-type="float">
            <text:p>6.5402754915</text:p>
          </table:table-cell>
          <table:table-cell table:formula="of:=POWER([.C1768]-6.75;2)" office:value-type="float" office:value="0.0439843694655665" calcext:value-type="float">
            <text:p>0.0439843695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956044" calcext:value-type="float">
            <text:p>6.956044</text:p>
          </table:table-cell>
          <table:table-cell office:value-type="float" office:value="6.5395276864" calcext:value-type="float">
            <text:p>6.5395276864</text:p>
          </table:table-cell>
          <table:table-cell table:formula="of:=POWER([.C1769]-6.75;2)" office:value-type="float" office:value="0.0442985947921369" calcext:value-type="float">
            <text:p>0.0442985948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974181" calcext:value-type="float">
            <text:p>6.974181</text:p>
          </table:table-cell>
          <table:table-cell office:value-type="float" office:value="6.5385428305" calcext:value-type="float">
            <text:p>6.5385428305</text:p>
          </table:table-cell>
          <table:table-cell table:formula="of:=POWER([.C1770]-6.75;2)" office:value-type="float" office:value="0.0447141345329518" calcext:value-type="float">
            <text:p>0.044714134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982182" calcext:value-type="float">
            <text:p>6.982182</text:p>
          </table:table-cell>
          <table:table-cell office:value-type="float" office:value="6.5373831102" calcext:value-type="float">
            <text:p>6.5373831102</text:p>
          </table:table-cell>
          <table:table-cell table:formula="of:=POWER([.C1771]-6.75;2)" office:value-type="float" office:value="0.0452059418282252" calcext:value-type="float">
            <text:p>0.0452059418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976688" calcext:value-type="float">
            <text:p>6.976688</text:p>
          </table:table-cell>
          <table:table-cell office:value-type="float" office:value="6.5361442881" calcext:value-type="float">
            <text:p>6.5361442881</text:p>
          </table:table-cell>
          <table:table-cell table:formula="of:=POWER([.C1772]-6.75;2)" office:value-type="float" office:value="0.0457342655122558" calcext:value-type="float">
            <text:p>0.045734265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9565" calcext:value-type="float">
            <text:p>6.9565</text:p>
          </table:table-cell>
          <table:table-cell office:value-type="float" office:value="6.5349430678" calcext:value-type="float">
            <text:p>6.5349430678</text:p>
          </table:table-cell>
          <table:table-cell table:formula="of:=POWER([.C1773]-6.75;2)" office:value-type="float" office:value="0.0462494840872752" calcext:value-type="float">
            <text:p>0.046249484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923182" calcext:value-type="float">
            <text:p>6.923182</text:p>
          </table:table-cell>
          <table:table-cell office:value-type="float" office:value="6.5338984237" calcext:value-type="float">
            <text:p>6.5338984237</text:p>
          </table:table-cell>
          <table:table-cell table:formula="of:=POWER([.C1774]-6.75;2)" office:value-type="float" office:value="0.0466998912793446" calcext:value-type="float">
            <text:p>0.0466998913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880911" calcext:value-type="float">
            <text:p>6.880911</text:p>
          </table:table-cell>
          <table:table-cell office:value-type="float" office:value="6.5331103898" calcext:value-type="float">
            <text:p>6.5331103898</text:p>
          </table:table-cell>
          <table:table-cell table:formula="of:=POWER([.C1775]-6.75;2)" office:value-type="float" office:value="0.0470411030127079" calcext:value-type="float">
            <text:p>0.047041103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835497" calcext:value-type="float">
            <text:p>6.835497</text:p>
          </table:table-cell>
          <table:table-cell office:value-type="float" office:value="6.5326413475" calcext:value-type="float">
            <text:p>6.5326413475</text:p>
          </table:table-cell>
          <table:table-cell table:formula="of:=POWER([.C1776]-6.75;2)" office:value-type="float" office:value="0.0472447838166157" calcext:value-type="float">
            <text:p>0.0472447838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792839" calcext:value-type="float">
            <text:p>6.792839</text:p>
          </table:table-cell>
          <table:table-cell office:value-type="float" office:value="6.532505339" calcext:value-type="float">
            <text:p>6.532505339</text:p>
          </table:table-cell>
          <table:table-cell table:formula="of:=POWER([.C1777]-6.75;2)" office:value-type="float" office:value="0.0473039275635049" calcext:value-type="float">
            <text:p>0.0473039276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757327" calcext:value-type="float">
            <text:p>6.757327</text:p>
          </table:table-cell>
          <table:table-cell office:value-type="float" office:value="6.5326689407" calcext:value-type="float">
            <text:p>6.5326689407</text:p>
          </table:table-cell>
          <table:table-cell table:formula="of:=POWER([.C1778]-6.75;2)" office:value-type="float" office:value="0.0472327893364602" calcext:value-type="float">
            <text:p>0.0472327893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730817" calcext:value-type="float">
            <text:p>6.730817</text:p>
          </table:table-cell>
          <table:table-cell office:value-type="float" office:value="6.5330639237" calcext:value-type="float">
            <text:p>6.5330639237</text:p>
          </table:table-cell>
          <table:table-cell table:formula="of:=POWER([.C1779]-6.75;2)" office:value-type="float" office:value="0.0470612612004393" calcext:value-type="float">
            <text:p>0.0470612612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712589" calcext:value-type="float">
            <text:p>6.712589</text:p>
          </table:table-cell>
          <table:table-cell office:value-type="float" office:value="6.5336072288" calcext:value-type="float">
            <text:p>6.5336072288</text:p>
          </table:table-cell>
          <table:table-cell table:formula="of:=POWER([.C1780]-6.75;2)" office:value-type="float" office:value="0.0468258314276155" calcext:value-type="float">
            <text:p>0.0468258314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70027" calcext:value-type="float">
            <text:p>6.70027</text:p>
          </table:table-cell>
          <table:table-cell office:value-type="float" office:value="6.5342209661" calcext:value-type="float">
            <text:p>6.5342209661</text:p>
          </table:table-cell>
          <table:table-cell table:formula="of:=POWER([.C1781]-6.75;2)" office:value-type="float" office:value="0.0465605914708172" calcext:value-type="float">
            <text:p>0.0465605915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691258" calcext:value-type="float">
            <text:p>6.691258</text:p>
          </table:table-cell>
          <table:table-cell office:value-type="float" office:value="6.534845322" calcext:value-type="float">
            <text:p>6.534845322</text:p>
          </table:table-cell>
          <table:table-cell table:formula="of:=POWER([.C1782]-6.75;2)" office:value-type="float" office:value="0.0462915354652838" calcext:value-type="float">
            <text:p>0.0462915355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683947" calcext:value-type="float">
            <text:p>6.683947</text:p>
          </table:table-cell>
          <table:table-cell office:value-type="float" office:value="6.5354405678" calcext:value-type="float">
            <text:p>6.5354405678</text:p>
          </table:table-cell>
          <table:table-cell table:formula="of:=POWER([.C1783]-6.75;2)" office:value-type="float" office:value="0.0460357499459863" calcext:value-type="float">
            <text:p>0.0460357499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67819" calcext:value-type="float">
            <text:p>6.67819</text:p>
          </table:table-cell>
          <table:table-cell office:value-type="float" office:value="6.5359796356" calcext:value-type="float">
            <text:p>6.5359796356</text:p>
          </table:table-cell>
          <table:table-cell table:formula="of:=POWER([.C1784]-6.75;2)" office:value-type="float" office:value="0.0458047163779086" calcext:value-type="float">
            <text:p>0.0458047164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674819" calcext:value-type="float">
            <text:p>6.674819</text:p>
          </table:table-cell>
          <table:table-cell office:value-type="float" office:value="6.5364369915" calcext:value-type="float">
            <text:p>6.5364369915</text:p>
          </table:table-cell>
          <table:table-cell table:formula="of:=POWER([.C1785]-6.75;2)" office:value-type="float" office:value="0.0456091585995709" calcext:value-type="float">
            <text:p>0.045609158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674508" calcext:value-type="float">
            <text:p>6.674508</text:p>
          </table:table-cell>
          <table:table-cell office:value-type="float" office:value="6.5367808729" calcext:value-type="float">
            <text:p>6.5367808729</text:p>
          </table:table-cell>
          <table:table-cell table:formula="of:=POWER([.C1786]-6.75;2)" office:value-type="float" office:value="0.0454623961612861" calcext:value-type="float">
            <text:p>0.0454623962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676599" calcext:value-type="float">
            <text:p>6.676599</text:p>
          </table:table-cell>
          <table:table-cell office:value-type="float" office:value="6.5369740169" calcext:value-type="float">
            <text:p>6.5369740169</text:p>
          </table:table-cell>
          <table:table-cell table:formula="of:=POWER([.C1787]-6.75;2)" office:value-type="float" office:value="0.0453800694757213" calcext:value-type="float">
            <text:p>0.0453800695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678575" calcext:value-type="float">
            <text:p>6.678575</text:p>
          </table:table-cell>
          <table:table-cell office:value-type="float" office:value="6.5369834661" calcext:value-type="float">
            <text:p>6.5369834661</text:p>
          </table:table-cell>
          <table:table-cell table:formula="of:=POWER([.C1788]-6.75;2)" office:value-type="float" office:value="0.04537604371477" calcext:value-type="float">
            <text:p>0.0453760437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676528" calcext:value-type="float">
            <text:p>6.676528</text:p>
          </table:table-cell>
          <table:table-cell office:value-type="float" office:value="6.5367951525" calcext:value-type="float">
            <text:p>6.5367951525</text:p>
          </table:table-cell>
          <table:table-cell table:formula="of:=POWER([.C1789]-6.75;2)" office:value-type="float" office:value="0.0454563069974983" calcext:value-type="float">
            <text:p>0.045456307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666491" calcext:value-type="float">
            <text:p>6.666491</text:p>
          </table:table-cell>
          <table:table-cell office:value-type="float" office:value="6.5364260847" calcext:value-type="float">
            <text:p>6.5364260847</text:p>
          </table:table-cell>
          <table:table-cell table:formula="of:=POWER([.C1790]-6.75;2)" office:value-type="float" office:value="0.0456138172965714" calcext:value-type="float">
            <text:p>0.0456138173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646056" calcext:value-type="float">
            <text:p>6.646056</text:p>
          </table:table-cell>
          <table:table-cell office:value-type="float" office:value="6.535927839" calcext:value-type="float">
            <text:p>6.535927839</text:p>
          </table:table-cell>
          <table:table-cell table:formula="of:=POWER([.C1791]-6.75;2)" office:value-type="float" office:value="0.0458268901152098" calcext:value-type="float">
            <text:p>0.045826890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615526" calcext:value-type="float">
            <text:p>6.615526</text:p>
          </table:table-cell>
          <table:table-cell office:value-type="float" office:value="6.5353784661" calcext:value-type="float">
            <text:p>6.5353784661</text:p>
          </table:table-cell>
          <table:table-cell table:formula="of:=POWER([.C1792]-6.75;2)" office:value-type="float" office:value="0.0460624028135888" calcext:value-type="float">
            <text:p>0.0460624028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578069" calcext:value-type="float">
            <text:p>6.578069</text:p>
          </table:table-cell>
          <table:table-cell office:value-type="float" office:value="6.5348650508" calcext:value-type="float">
            <text:p>6.5348650508</text:p>
          </table:table-cell>
          <table:table-cell table:formula="of:=POWER([.C1793]-6.75;2)" office:value-type="float" office:value="0.0462830463672867" calcext:value-type="float">
            <text:p>0.0462830464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538723" calcext:value-type="float">
            <text:p>6.538723</text:p>
          </table:table-cell>
          <table:table-cell office:value-type="float" office:value="6.5344629237" calcext:value-type="float">
            <text:p>6.5344629237</text:p>
          </table:table-cell>
          <table:table-cell table:formula="of:=POWER([.C1794]-6.75;2)" office:value-type="float" office:value="0.0464562312599522" calcext:value-type="float">
            <text:p>0.0464562313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502602" calcext:value-type="float">
            <text:p>6.502602</text:p>
          </table:table-cell>
          <table:table-cell office:value-type="float" office:value="6.534219178" calcext:value-type="float">
            <text:p>6.534219178</text:p>
          </table:table-cell>
          <table:table-cell table:formula="of:=POWER([.C1795]-6.75;2)" office:value-type="float" office:value="0.0465613631429958" calcext:value-type="float">
            <text:p>0.0465613631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47306" calcext:value-type="float">
            <text:p>6.47306</text:p>
          </table:table-cell>
          <table:table-cell office:value-type="float" office:value="6.5341468983" calcext:value-type="float">
            <text:p>6.5341468983</text:p>
          </table:table-cell>
          <table:table-cell table:formula="of:=POWER([.C1796]-6.75;2)" office:value-type="float" office:value="0.0465925615135104" calcext:value-type="float">
            <text:p>0.0465925615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450594" calcext:value-type="float">
            <text:p>6.450594</text:p>
          </table:table-cell>
          <table:table-cell office:value-type="float" office:value="6.5342321525" calcext:value-type="float">
            <text:p>6.5342321525</text:p>
          </table:table-cell>
          <table:table-cell table:formula="of:=POWER([.C1797]-6.75;2)" office:value-type="float" office:value="0.0465557640147835" calcext:value-type="float">
            <text:p>0.046555764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432986" calcext:value-type="float">
            <text:p>6.432986</text:p>
          </table:table-cell>
          <table:table-cell office:value-type="float" office:value="6.5344503136" calcext:value-type="float">
            <text:p>6.5344503136</text:p>
          </table:table-cell>
          <table:table-cell table:formula="of:=POWER([.C1798]-6.75;2)" office:value-type="float" office:value="0.0464616673071384" calcext:value-type="float">
            <text:p>0.0464616673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416566" calcext:value-type="float">
            <text:p>6.416566</text:p>
          </table:table-cell>
          <table:table-cell office:value-type="float" office:value="6.5347838983" calcext:value-type="float">
            <text:p>6.5347838983</text:p>
          </table:table-cell>
          <table:table-cell table:formula="of:=POWER([.C1799]-6.75;2)" office:value-type="float" office:value="0.0463179704309449" calcext:value-type="float">
            <text:p>0.0463179704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398023" calcext:value-type="float">
            <text:p>6.398023</text:p>
          </table:table-cell>
          <table:table-cell office:value-type="float" office:value="6.5352333559" calcext:value-type="float">
            <text:p>6.5352333559</text:p>
          </table:table-cell>
          <table:table-cell table:formula="of:=POWER([.C1800]-6.75;2)" office:value-type="float" office:value="0.0461247114179761" calcext:value-type="float">
            <text:p>0.0461247114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376004" calcext:value-type="float">
            <text:p>6.376004</text:p>
          </table:table-cell>
          <table:table-cell office:value-type="float" office:value="6.5358152881" calcext:value-type="float">
            <text:p>6.5358152881</text:p>
          </table:table-cell>
          <table:table-cell table:formula="of:=POWER([.C1801]-6.75;2)" office:value-type="float" office:value="0.0458750908116859" calcext:value-type="float">
            <text:p>0.0458750908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351952" calcext:value-type="float">
            <text:p>6.351952</text:p>
          </table:table-cell>
          <table:table-cell office:value-type="float" office:value="6.5365479322" calcext:value-type="float">
            <text:p>6.5365479322</text:p>
          </table:table-cell>
          <table:table-cell table:formula="of:=POWER([.C1802]-6.75;2)" office:value-type="float" office:value="0.045561785248096" calcext:value-type="float">
            <text:p>0.045561785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329961" calcext:value-type="float">
            <text:p>6.329961</text:p>
          </table:table-cell>
          <table:table-cell office:value-type="float" office:value="6.537428822" calcext:value-type="float">
            <text:p>6.537428822</text:p>
          </table:table-cell>
          <table:table-cell table:formula="of:=POWER([.C1803]-6.75;2)" office:value-type="float" office:value="0.0451865057163077" calcext:value-type="float">
            <text:p>0.0451865057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315705" calcext:value-type="float">
            <text:p>6.315705</text:p>
          </table:table-cell>
          <table:table-cell office:value-type="float" office:value="6.5384125339" calcext:value-type="float">
            <text:p>6.5384125339</text:p>
          </table:table-cell>
          <table:table-cell table:formula="of:=POWER([.C1804]-6.75;2)" office:value-type="float" office:value="0.0447692558106187" calcext:value-type="float">
            <text:p>0.0447692558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314699" calcext:value-type="float">
            <text:p>6.314699</text:p>
          </table:table-cell>
          <table:table-cell office:value-type="float" office:value="6.5393973136" calcext:value-type="float">
            <text:p>6.5393973136</text:p>
          </table:table-cell>
          <table:table-cell table:formula="of:=POWER([.C1805]-6.75;2)" office:value-type="float" office:value="0.0443534915188966" calcext:value-type="float">
            <text:p>0.0443534915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330337" calcext:value-type="float">
            <text:p>6.330337</text:p>
          </table:table-cell>
          <table:table-cell office:value-type="float" office:value="6.5402277458" calcext:value-type="float">
            <text:p>6.5402277458</text:p>
          </table:table-cell>
          <table:table-cell table:formula="of:=POWER([.C1806]-6.75;2)" office:value-type="float" office:value="0.0440043986321493" calcext:value-type="float">
            <text:p>0.0440043986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362248" calcext:value-type="float">
            <text:p>6.362248</text:p>
          </table:table-cell>
          <table:table-cell office:value-type="float" office:value="6.5407164746" calcext:value-type="float">
            <text:p>6.5407164746</text:p>
          </table:table-cell>
          <table:table-cell table:formula="of:=POWER([.C1807]-6.75;2)" office:value-type="float" office:value="0.0437995940038525" calcext:value-type="float">
            <text:p>0.043799594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4056" calcext:value-type="float">
            <text:p>6.4056</text:p>
          </table:table-cell>
          <table:table-cell office:value-type="float" office:value="6.5406824915" calcext:value-type="float">
            <text:p>6.5406824915</text:p>
          </table:table-cell>
          <table:table-cell table:formula="of:=POWER([.C1808]-6.75;2)" office:value-type="float" office:value="0.0438138193646475" calcext:value-type="float">
            <text:p>0.0438138194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451694" calcext:value-type="float">
            <text:p>6.451694</text:p>
          </table:table-cell>
          <table:table-cell office:value-type="float" office:value="6.5399972542" calcext:value-type="float">
            <text:p>6.5399972542</text:p>
          </table:table-cell>
          <table:table-cell table:formula="of:=POWER([.C1809]-6.75;2)" office:value-type="float" office:value="0.0441011532435393" calcext:value-type="float">
            <text:p>0.0441011532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489785" calcext:value-type="float">
            <text:p>6.489785</text:p>
          </table:table-cell>
          <table:table-cell office:value-type="float" office:value="6.538626322" calcext:value-type="float">
            <text:p>6.538626322</text:p>
          </table:table-cell>
          <table:table-cell table:formula="of:=POWER([.C1810]-6.75;2)" office:value-type="float" office:value="0.0446788317512478" calcext:value-type="float">
            <text:p>0.0446788318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509597" calcext:value-type="float">
            <text:p>6.509597</text:p>
          </table:table-cell>
          <table:table-cell office:value-type="float" office:value="6.5366544492" calcext:value-type="float">
            <text:p>6.5366544492</text:p>
          </table:table-cell>
          <table:table-cell table:formula="of:=POWER([.C1811]-6.75;2)" office:value-type="float" office:value="0.0455163240461553" calcext:value-type="float">
            <text:p>0.045516324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503756" calcext:value-type="float">
            <text:p>6.503756</text:p>
          </table:table-cell>
          <table:table-cell office:value-type="float" office:value="6.5342863051" calcext:value-type="float">
            <text:p>6.5342863051</text:p>
          </table:table-cell>
          <table:table-cell table:formula="of:=POWER([.C1812]-6.75;2)" office:value-type="float" office:value="0.0465323981674102" calcext:value-type="float">
            <text:p>0.0465323982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469483" calcext:value-type="float">
            <text:p>6.469483</text:p>
          </table:table-cell>
          <table:table-cell office:value-type="float" office:value="6.5318214237" calcext:value-type="float">
            <text:p>6.5318214237</text:p>
          </table:table-cell>
          <table:table-cell table:formula="of:=POWER([.C1813]-6.75;2)" office:value-type="float" office:value="0.0476018911562948" calcext:value-type="float">
            <text:p>0.0476018912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409134" calcext:value-type="float">
            <text:p>6.409134</text:p>
          </table:table-cell>
          <table:table-cell office:value-type="float" office:value="6.5296078898" calcext:value-type="float">
            <text:p>6.5296078898</text:p>
          </table:table-cell>
          <table:table-cell table:formula="of:=POWER([.C1814]-6.75;2)" office:value-type="float" office:value="0.0485726822384088" calcext:value-type="float">
            <text:p>0.0485726822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329508" calcext:value-type="float">
            <text:p>6.329508</text:p>
          </table:table-cell>
          <table:table-cell office:value-type="float" office:value="6.5279837881" calcext:value-type="float">
            <text:p>6.5279837881</text:p>
          </table:table-cell>
          <table:table-cell table:formula="of:=POWER([.C1815]-6.75;2)" office:value-type="float" office:value="0.0492911983464256" calcext:value-type="float">
            <text:p>0.0492911983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240078" calcext:value-type="float">
            <text:p>6.240078</text:p>
          </table:table-cell>
          <table:table-cell office:value-type="float" office:value="6.5272184915" calcext:value-type="float">
            <text:p>6.5272184915</text:p>
          </table:table-cell>
          <table:table-cell table:formula="of:=POWER([.C1816]-6.75;2)" office:value-type="float" office:value="0.0496316005295355" calcext:value-type="float">
            <text:p>0.0496316005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150508" calcext:value-type="float">
            <text:p>6.150508</text:p>
          </table:table-cell>
          <table:table-cell office:value-type="float" office:value="6.5274673729" calcext:value-type="float">
            <text:p>6.5274673729</text:p>
          </table:table-cell>
          <table:table-cell table:formula="of:=POWER([.C1817]-6.75;2)" office:value-type="float" office:value="0.0495207701240275" calcext:value-type="float">
            <text:p>0.0495207701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06789" calcext:value-type="float">
            <text:p>6.06789</text:p>
          </table:table-cell>
          <table:table-cell office:value-type="float" office:value="6.5287526102" calcext:value-type="float">
            <text:p>6.5287526102</text:p>
          </table:table-cell>
          <table:table-cell table:formula="of:=POWER([.C1818]-6.75;2)" office:value-type="float" office:value="0.0489504074933133" calcext:value-type="float">
            <text:p>0.0489504075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5.99427" calcext:value-type="float">
            <text:p>5.99427</text:p>
          </table:table-cell>
          <table:table-cell office:value-type="float" office:value="6.5309788305" calcext:value-type="float">
            <text:p>6.5309788305</text:p>
          </table:table-cell>
          <table:table-cell table:formula="of:=POWER([.C1819]-6.75;2)" office:value-type="float" office:value="0.0479702726891475" calcext:value-type="float">
            <text:p>0.0479702727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5.924789" calcext:value-type="float">
            <text:p>5.924789</text:p>
          </table:table-cell>
          <table:table-cell office:value-type="float" office:value="6.5339847881" calcext:value-type="float">
            <text:p>6.5339847881</text:p>
          </table:table-cell>
          <table:table-cell table:formula="of:=POWER([.C1820]-6.75;2)" office:value-type="float" office:value="0.046662571772202" calcext:value-type="float">
            <text:p>0.0466625718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5.846016" calcext:value-type="float">
            <text:p>5.846016</text:p>
          </table:table-cell>
          <table:table-cell office:value-type="float" office:value="6.5376250424" calcext:value-type="float">
            <text:p>6.5376250424</text:p>
          </table:table-cell>
          <table:table-cell table:formula="of:=POWER([.C1821]-6.75;2)" office:value-type="float" office:value="0.0451031226156017" calcext:value-type="float">
            <text:p>0.0451031226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5.731618" calcext:value-type="float">
            <text:p>5.731618</text:p>
          </table:table-cell>
          <table:table-cell office:value-type="float" office:value="6.5418760847" calcext:value-type="float">
            <text:p>6.5418760847</text:p>
          </table:table-cell>
          <table:table-cell table:formula="of:=POWER([.C1822]-6.75;2)" office:value-type="float" office:value="0.0433155641198015" calcext:value-type="float">
            <text:p>0.0433155641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.52288" calcext:value-type="float">
            <text:p>5.52288</text:p>
          </table:table-cell>
          <table:table-cell office:value-type="float" office:value="6.5469884915" calcext:value-type="float">
            <text:p>6.5469884915</text:p>
          </table:table-cell>
          <table:table-cell table:formula="of:=POWER([.C1823]-6.75;2)" office:value-type="float" office:value="0.0412136725834454" calcext:value-type="float">
            <text:p>0.0412136726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5.01052" calcext:value-type="float">
            <text:p>5.01052</text:p>
          </table:table-cell>
          <table:table-cell office:value-type="float" office:value="6.5538434831" calcext:value-type="float">
            <text:p>6.5538434831</text:p>
          </table:table-cell>
          <table:table-cell table:formula="of:=POWER([.C1824]-6.75;2)" office:value-type="float" office:value="0.0384773791223401" calcext:value-type="float">
            <text:p>0.0384773791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.01052" calcext:value-type="float">
            <text:p>5.01052</text:p>
          </table:table-cell>
          <table:table-cell office:value-type="float" office:value="6.5657181271" calcext:value-type="float">
            <text:p>6.5657181271</text:p>
          </table:table-cell>
          <table:table-cell table:formula="of:=POWER([.C1825]-6.75;2)" office:value-type="float" office:value="0.0339598086795317" calcext:value-type="float">
            <text:p>0.0339598087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.86142" calcext:value-type="float">
            <text:p>8.86142</text:p>
          </table:table-cell>
          <table:table-cell office:value-type="float" office:value="6.5684407627" calcext:value-type="float">
            <text:p>6.5684407627</text:p>
          </table:table-cell>
          <table:table-cell table:formula="of:=POWER([.C1826]-6.75;2)" office:value-type="float" office:value="0.0329637566489578" calcext:value-type="float">
            <text:p>0.0329637566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7.108006" calcext:value-type="float">
            <text:p>7.108006</text:p>
          </table:table-cell>
          <table:table-cell office:value-type="float" office:value="6.5439750339" calcext:value-type="float">
            <text:p>6.5439750339</text:p>
          </table:table-cell>
          <table:table-cell table:formula="of:=POWER([.C1827]-6.75;2)" office:value-type="float" office:value="0.0424462866565062" calcext:value-type="float">
            <text:p>0.0424462867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694509" calcext:value-type="float">
            <text:p>6.694509</text:p>
          </table:table-cell>
          <table:table-cell office:value-type="float" office:value="6.5346380678" calcext:value-type="float">
            <text:p>6.5346380678</text:p>
          </table:table-cell>
          <table:table-cell table:formula="of:=POWER([.C1828]-6.75;2)" office:value-type="float" office:value="0.0463807618409176" calcext:value-type="float">
            <text:p>0.0463807618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503228" calcext:value-type="float">
            <text:p>6.503228</text:p>
          </table:table-cell>
          <table:table-cell office:value-type="float" office:value="6.5288082712" calcext:value-type="float">
            <text:p>6.5288082712</text:p>
          </table:table-cell>
          <table:table-cell table:formula="of:=POWER([.C1829]-6.75;2)" office:value-type="float" office:value="0.0489257808895328" calcext:value-type="float">
            <text:p>0.0489257809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39492" calcext:value-type="float">
            <text:p>6.39492</text:p>
          </table:table-cell>
          <table:table-cell office:value-type="float" office:value="6.5246133644" calcext:value-type="float">
            <text:p>6.5246133644</text:p>
          </table:table-cell>
          <table:table-cell table:formula="of:=POWER([.C1830]-6.75;2)" office:value-type="float" office:value="0.050799135507087" calcext:value-type="float">
            <text:p>0.0507991355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328569" calcext:value-type="float">
            <text:p>6.328569</text:p>
          </table:table-cell>
          <table:table-cell office:value-type="float" office:value="6.5214585678" calcext:value-type="float">
            <text:p>6.5214585678</text:p>
          </table:table-cell>
          <table:table-cell table:formula="of:=POWER([.C1831]-6.75;2)" office:value-type="float" office:value="0.0522311862320273" calcext:value-type="float">
            <text:p>0.0522311862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28612" calcext:value-type="float">
            <text:p>6.28612</text:p>
          </table:table-cell>
          <table:table-cell office:value-type="float" office:value="6.5191495932" calcext:value-type="float">
            <text:p>6.5191495932</text:p>
          </table:table-cell>
          <table:table-cell table:formula="of:=POWER([.C1832]-6.75;2)" office:value-type="float" office:value="0.0532919103197256" calcext:value-type="float">
            <text:p>0.0532919103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257846" calcext:value-type="float">
            <text:p>6.257846</text:p>
          </table:table-cell>
          <table:table-cell office:value-type="float" office:value="6.5176603729" calcext:value-type="float">
            <text:p>6.5176603729</text:p>
          </table:table-cell>
          <table:table-cell table:formula="of:=POWER([.C1833]-6.75;2)" office:value-type="float" office:value="0.0539817023209671" calcext:value-type="float">
            <text:p>0.0539817023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238511" calcext:value-type="float">
            <text:p>6.238511</text:p>
          </table:table-cell>
          <table:table-cell office:value-type="float" office:value="6.5170186864" calcext:value-type="float">
            <text:p>6.5170186864</text:p>
          </table:table-cell>
          <table:table-cell table:formula="of:=POWER([.C1834]-6.75;2)" office:value-type="float" office:value="0.0542802924867815" calcext:value-type="float">
            <text:p>0.0542802925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225833" calcext:value-type="float">
            <text:p>6.225833</text:p>
          </table:table-cell>
          <table:table-cell office:value-type="float" office:value="6.5172264746" calcext:value-type="float">
            <text:p>6.5172264746</text:p>
          </table:table-cell>
          <table:table-cell table:formula="of:=POWER([.C1835]-6.75;2)" office:value-type="float" office:value="0.0541835141271444" calcext:value-type="float">
            <text:p>0.0541835141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219307" calcext:value-type="float">
            <text:p>6.219307</text:p>
          </table:table-cell>
          <table:table-cell office:value-type="float" office:value="6.5182085254" calcext:value-type="float">
            <text:p>6.5182085254</text:p>
          </table:table-cell>
          <table:table-cell table:formula="of:=POWER([.C1836]-6.75;2)" office:value-type="float" office:value="0.0537272876972423" calcext:value-type="float">
            <text:p>0.0537272877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219098" calcext:value-type="float">
            <text:p>6.219098</text:p>
          </table:table-cell>
          <table:table-cell office:value-type="float" office:value="6.5197954831" calcext:value-type="float">
            <text:p>6.5197954831</text:p>
          </table:table-cell>
          <table:table-cell table:formula="of:=POWER([.C1837]-6.75;2)" office:value-type="float" office:value="0.0529941196011623" calcext:value-type="float">
            <text:p>0.0529941196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225195" calcext:value-type="float">
            <text:p>6.225195</text:p>
          </table:table-cell>
          <table:table-cell office:value-type="float" office:value="6.5217414237" calcext:value-type="float">
            <text:p>6.5217414237</text:p>
          </table:table-cell>
          <table:table-cell table:formula="of:=POWER([.C1838]-6.75;2)" office:value-type="float" office:value="0.0521019776545029" calcext:value-type="float">
            <text:p>0.0521019777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237053" calcext:value-type="float">
            <text:p>6.237053</text:p>
          </table:table-cell>
          <table:table-cell office:value-type="float" office:value="6.5237670678" calcext:value-type="float">
            <text:p>6.5237670678</text:p>
          </table:table-cell>
          <table:table-cell table:formula="of:=POWER([.C1839]-6.75;2)" office:value-type="float" office:value="0.0511813396118099" calcext:value-type="float">
            <text:p>0.0511813396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253685" calcext:value-type="float">
            <text:p>6.253685</text:p>
          </table:table-cell>
          <table:table-cell office:value-type="float" office:value="6.5256126949" calcext:value-type="float">
            <text:p>6.5256126949</text:p>
          </table:table-cell>
          <table:table-cell table:formula="of:=POWER([.C1840]-6.75;2)" office:value-type="float" office:value="0.0503496626900403" calcext:value-type="float">
            <text:p>0.0503496627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274014" calcext:value-type="float">
            <text:p>6.274014</text:p>
          </table:table-cell>
          <table:table-cell office:value-type="float" office:value="6.5270839831" calcext:value-type="float">
            <text:p>6.5270839831</text:p>
          </table:table-cell>
          <table:table-cell table:formula="of:=POWER([.C1841]-6.75;2)" office:value-type="float" office:value="0.0496915505905612" calcext:value-type="float">
            <text:p>0.0496915506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297148" calcext:value-type="float">
            <text:p>6.297148</text:p>
          </table:table-cell>
          <table:table-cell office:value-type="float" office:value="6.5280779153" calcext:value-type="float">
            <text:p>6.5280779153</text:p>
          </table:table-cell>
          <table:table-cell table:formula="of:=POWER([.C1842]-6.75;2)" office:value-type="float" office:value="0.049249411677594" calcext:value-type="float">
            <text:p>0.0492494117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322417" calcext:value-type="float">
            <text:p>6.322417</text:p>
          </table:table-cell>
          <table:table-cell office:value-type="float" office:value="6.5285843559" calcext:value-type="float">
            <text:p>6.5285843559</text:p>
          </table:table-cell>
          <table:table-cell table:formula="of:=POWER([.C1843]-6.75;2)" office:value-type="float" office:value="0.049024887452218" calcext:value-type="float">
            <text:p>0.0490248875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349156" calcext:value-type="float">
            <text:p>6.349156</text:p>
          </table:table-cell>
          <table:table-cell office:value-type="float" office:value="6.5286672627" calcext:value-type="float">
            <text:p>6.5286672627</text:p>
          </table:table-cell>
          <table:table-cell table:formula="of:=POWER([.C1844]-6.75;2)" office:value-type="float" office:value="0.0489881806007108" calcext:value-type="float">
            <text:p>0.0489881806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376445" calcext:value-type="float">
            <text:p>6.376445</text:p>
          </table:table-cell>
          <table:table-cell office:value-type="float" office:value="6.5284356695" calcext:value-type="float">
            <text:p>6.5284356695</text:p>
          </table:table-cell>
          <table:table-cell table:formula="of:=POWER([.C1845]-6.75;2)" office:value-type="float" office:value="0.0490907525499131" calcext:value-type="float">
            <text:p>0.0490907525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403039" calcext:value-type="float">
            <text:p>6.403039</text:p>
          </table:table-cell>
          <table:table-cell office:value-type="float" office:value="6.528014822" calcext:value-type="float">
            <text:p>6.528014822</text:p>
          </table:table-cell>
          <table:table-cell table:formula="of:=POWER([.C1846]-6.75;2)" office:value-type="float" office:value="0.0492774192516916" calcext:value-type="float">
            <text:p>0.0492774193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427616" calcext:value-type="float">
            <text:p>6.427616</text:p>
          </table:table-cell>
          <table:table-cell office:value-type="float" office:value="6.5275236525" calcext:value-type="float">
            <text:p>6.5275236525</text:p>
          </table:table-cell>
          <table:table-cell table:formula="of:=POWER([.C1847]-6.75;2)" office:value-type="float" office:value="0.0494957251969407" calcext:value-type="float">
            <text:p>0.0494957252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449238" calcext:value-type="float">
            <text:p>6.449238</text:p>
          </table:table-cell>
          <table:table-cell office:value-type="float" office:value="6.527059161" calcext:value-type="float">
            <text:p>6.527059161</text:p>
          </table:table-cell>
          <table:table-cell table:formula="of:=POWER([.C1848]-6.75;2)" office:value-type="float" office:value="0.0497026176940237" calcext:value-type="float">
            <text:p>0.0497026177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467761" calcext:value-type="float">
            <text:p>6.467761</text:p>
          </table:table-cell>
          <table:table-cell office:value-type="float" office:value="6.5266857203" calcext:value-type="float">
            <text:p>6.5266857203</text:p>
          </table:table-cell>
          <table:table-cell table:formula="of:=POWER([.C1849]-6.75;2)" office:value-type="float" office:value="0.04986926751793" calcext:value-type="float">
            <text:p>0.0498692675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483902" calcext:value-type="float">
            <text:p>6.483902</text:p>
          </table:table-cell>
          <table:table-cell office:value-type="float" office:value="6.5264284661" calcext:value-type="float">
            <text:p>6.5264284661</text:p>
          </table:table-cell>
          <table:table-cell table:formula="of:=POWER([.C1850]-6.75;2)" office:value-type="float" office:value="0.0499842307703986" calcext:value-type="float">
            <text:p>0.0499842308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498847" calcext:value-type="float">
            <text:p>6.498847</text:p>
          </table:table-cell>
          <table:table-cell office:value-type="float" office:value="6.5262729492" calcext:value-type="float">
            <text:p>6.5262729492</text:p>
          </table:table-cell>
          <table:table-cell table:formula="of:=POWER([.C1851]-6.75;2)" office:value-type="float" office:value="0.0500537932596658" calcext:value-type="float">
            <text:p>0.0500537933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13577" calcext:value-type="float">
            <text:p>6.513577</text:p>
          </table:table-cell>
          <table:table-cell office:value-type="float" office:value="6.5261744661" calcext:value-type="float">
            <text:p>6.5261744661</text:p>
          </table:table-cell>
          <table:table-cell table:formula="of:=POWER([.C1852]-6.75;2)" office:value-type="float" office:value="0.0500978696256198" calcext:value-type="float">
            <text:p>0.0500978696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28275" calcext:value-type="float">
            <text:p>6.528275</text:p>
          </table:table-cell>
          <table:table-cell office:value-type="float" office:value="6.526077661" calcext:value-type="float">
            <text:p>6.526077661</text:p>
          </table:table-cell>
          <table:table-cell table:formula="of:=POWER([.C1853]-6.75;2)" office:value-type="float" office:value="0.0501412139032307" calcext:value-type="float">
            <text:p>0.0501412139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542192" calcext:value-type="float">
            <text:p>6.542192</text:p>
          </table:table-cell>
          <table:table-cell office:value-type="float" office:value="6.5259418898" calcext:value-type="float">
            <text:p>6.5259418898</text:p>
          </table:table-cell>
          <table:table-cell table:formula="of:=POWER([.C1854]-6.75;2)" office:value-type="float" office:value="0.0502020367463952" calcext:value-type="float">
            <text:p>0.0502020367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554111" calcext:value-type="float">
            <text:p>6.554111</text:p>
          </table:table-cell>
          <table:table-cell office:value-type="float" office:value="6.5257628729" calcext:value-type="float">
            <text:p>6.5257628729</text:p>
          </table:table-cell>
          <table:table-cell table:formula="of:=POWER([.C1855]-6.75;2)" office:value-type="float" office:value="0.0502822891700617" calcext:value-type="float">
            <text:p>0.0502822892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563185" calcext:value-type="float">
            <text:p>6.563185</text:p>
          </table:table-cell>
          <table:table-cell office:value-type="float" office:value="6.5255803814" calcext:value-type="float">
            <text:p>6.5255803814</text:p>
          </table:table-cell>
          <table:table-cell table:formula="of:=POWER([.C1856]-6.75;2)" office:value-type="float" office:value="0.0503641652125694" calcext:value-type="float">
            <text:p>0.0503641652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569728" calcext:value-type="float">
            <text:p>6.569728</text:p>
          </table:table-cell>
          <table:table-cell office:value-type="float" office:value="6.5254667034" calcext:value-type="float">
            <text:p>6.5254667034</text:p>
          </table:table-cell>
          <table:table-cell table:formula="of:=POWER([.C1857]-6.75;2)" office:value-type="float" office:value="0.0504152012820635" calcext:value-type="float">
            <text:p>0.0504152013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57552" calcext:value-type="float">
            <text:p>6.57552</text:p>
          </table:table-cell>
          <table:table-cell office:value-type="float" office:value="6.5254984915" calcext:value-type="float">
            <text:p>6.5254984915</text:p>
          </table:table-cell>
          <table:table-cell table:formula="of:=POWER([.C1858]-6.75;2)" office:value-type="float" office:value="0.0504009273187754" calcext:value-type="float">
            <text:p>0.0504009273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583423" calcext:value-type="float">
            <text:p>6.583423</text:p>
          </table:table-cell>
          <table:table-cell office:value-type="float" office:value="6.5257226102" calcext:value-type="float">
            <text:p>6.5257226102</text:p>
          </table:table-cell>
          <table:table-cell table:formula="of:=POWER([.C1859]-6.75;2)" office:value-type="float" office:value="0.0503003475755012" calcext:value-type="float">
            <text:p>0.0503003476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596434" calcext:value-type="float">
            <text:p>6.596434</text:p>
          </table:table-cell>
          <table:table-cell office:value-type="float" office:value="6.526129661" calcext:value-type="float">
            <text:p>6.526129661</text:p>
          </table:table-cell>
          <table:table-cell table:formula="of:=POWER([.C1860]-6.75;2)" office:value-type="float" office:value="0.0501179286839751" calcext:value-type="float">
            <text:p>0.0501179287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616558" calcext:value-type="float">
            <text:p>6.616558</text:p>
          </table:table-cell>
          <table:table-cell office:value-type="float" office:value="6.5266462034" calcext:value-type="float">
            <text:p>6.5266462034</text:p>
          </table:table-cell>
          <table:table-cell table:formula="of:=POWER([.C1861]-6.75;2)" office:value-type="float" office:value="0.049886918455634" calcext:value-type="float">
            <text:p>0.0498869185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64396" calcext:value-type="float">
            <text:p>6.64396</text:p>
          </table:table-cell>
          <table:table-cell office:value-type="float" office:value="6.5271495508" calcext:value-type="float">
            <text:p>6.5271495508</text:p>
          </table:table-cell>
          <table:table-cell table:formula="of:=POWER([.C1862]-6.75;2)" office:value-type="float" office:value="0.0496623227086418" calcext:value-type="float">
            <text:p>0.0496623227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676747" calcext:value-type="float">
            <text:p>6.676747</text:p>
          </table:table-cell>
          <table:table-cell office:value-type="float" office:value="6.5275008305" calcext:value-type="float">
            <text:p>6.5275008305</text:p>
          </table:table-cell>
          <table:table-cell table:formula="of:=POWER([.C1863]-6.75;2)" office:value-type="float" office:value="0.0495058804281896" calcext:value-type="float">
            <text:p>0.0495058804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711436" calcext:value-type="float">
            <text:p>6.711436</text:p>
          </table:table-cell>
          <table:table-cell office:value-type="float" office:value="6.5275856017" calcext:value-type="float">
            <text:p>6.5275856017</text:p>
          </table:table-cell>
          <table:table-cell table:formula="of:=POWER([.C1864]-6.75;2)" office:value-type="float" office:value="0.0494681645711509" calcext:value-type="float">
            <text:p>0.0494681646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743925" calcext:value-type="float">
            <text:p>6.743925</text:p>
          </table:table-cell>
          <table:table-cell office:value-type="float" office:value="6.5273491186" calcext:value-type="float">
            <text:p>6.5273491186</text:p>
          </table:table-cell>
          <table:table-cell table:formula="of:=POWER([.C1865]-6.75;2)" office:value-type="float" office:value="0.0495734149881968" calcext:value-type="float">
            <text:p>0.049573415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770573" calcext:value-type="float">
            <text:p>6.770573</text:p>
          </table:table-cell>
          <table:table-cell office:value-type="float" office:value="6.5268148136" calcext:value-type="float">
            <text:p>6.5268148136</text:p>
          </table:table-cell>
          <table:table-cell table:formula="of:=POWER([.C1866]-6.75;2)" office:value-type="float" office:value="0.0498116274284029" calcext:value-type="float">
            <text:p>0.0498116274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789046" calcext:value-type="float">
            <text:p>6.789046</text:p>
          </table:table-cell>
          <table:table-cell office:value-type="float" office:value="6.5260800932" calcext:value-type="float">
            <text:p>6.5260800932</text:p>
          </table:table-cell>
          <table:table-cell table:formula="of:=POWER([.C1867]-6.75;2)" office:value-type="float" office:value="0.0501401246613207" calcext:value-type="float">
            <text:p>0.0501401247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798697" calcext:value-type="float">
            <text:p>6.798697</text:p>
          </table:table-cell>
          <table:table-cell office:value-type="float" office:value="6.5252905085" calcext:value-type="float">
            <text:p>6.5252905085</text:p>
          </table:table-cell>
          <table:table-cell table:formula="of:=POWER([.C1868]-6.75;2)" office:value-type="float" office:value="0.0504943555701884" calcext:value-type="float">
            <text:p>0.0504943556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800464" calcext:value-type="float">
            <text:p>6.800464</text:p>
          </table:table-cell>
          <table:table-cell office:value-type="float" office:value="6.5246004746" calcext:value-type="float">
            <text:p>6.5246004746</text:p>
          </table:table-cell>
          <table:table-cell table:formula="of:=POWER([.C1869]-6.75;2)" office:value-type="float" office:value="0.0508049460505454" calcext:value-type="float">
            <text:p>0.0508049461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796411" calcext:value-type="float">
            <text:p>6.796411</text:p>
          </table:table-cell>
          <table:table-cell office:value-type="float" office:value="6.524133" calcext:value-type="float">
            <text:p>6.524133</text:p>
          </table:table-cell>
          <table:table-cell table:formula="of:=POWER([.C1870]-6.75;2)" office:value-type="float" office:value="0.051015901689" calcext:value-type="float">
            <text:p>0.0510159017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789171" calcext:value-type="float">
            <text:p>6.789171</text:p>
          </table:table-cell>
          <table:table-cell office:value-type="float" office:value="6.523950839" calcext:value-type="float">
            <text:p>6.523950839</text:p>
          </table:table-cell>
          <table:table-cell table:formula="of:=POWER([.C1871]-6.75;2)" office:value-type="float" office:value="0.0510982231888038" calcext:value-type="float">
            <text:p>0.0510982232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781458" calcext:value-type="float">
            <text:p>6.781458</text:p>
          </table:table-cell>
          <table:table-cell office:value-type="float" office:value="6.5240464746" calcext:value-type="float">
            <text:p>6.5240464746</text:p>
          </table:table-cell>
          <table:table-cell table:formula="of:=POWER([.C1872]-6.75;2)" office:value-type="float" office:value="0.0510549956406883" calcext:value-type="float">
            <text:p>0.0510549956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775732" calcext:value-type="float">
            <text:p>6.775732</text:p>
          </table:table-cell>
          <table:table-cell office:value-type="float" office:value="6.5243516356" calcext:value-type="float">
            <text:p>6.5243516356</text:p>
          </table:table-cell>
          <table:table-cell table:formula="of:=POWER([.C1873]-6.75;2)" office:value-type="float" office:value="0.050917184356395" calcext:value-type="float">
            <text:p>0.050917184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773966" calcext:value-type="float">
            <text:p>6.773966</text:p>
          </table:table-cell>
          <table:table-cell office:value-type="float" office:value="6.5247610508" calcext:value-type="float">
            <text:p>6.5247610508</text:p>
          </table:table-cell>
          <table:table-cell table:formula="of:=POWER([.C1874]-6.75;2)" office:value-type="float" office:value="0.05073258423672" calcext:value-type="float">
            <text:p>0.0507325842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777423" calcext:value-type="float">
            <text:p>6.777423</text:p>
          </table:table-cell>
          <table:table-cell office:value-type="float" office:value="6.5251620763" calcext:value-type="float">
            <text:p>6.5251620763</text:p>
          </table:table-cell>
          <table:table-cell table:formula="of:=POWER([.C1875]-6.75;2)" office:value-type="float" office:value="0.050552091933727" calcext:value-type="float">
            <text:p>0.0505520919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786405" calcext:value-type="float">
            <text:p>6.786405</text:p>
          </table:table-cell>
          <table:table-cell office:value-type="float" office:value="6.5254619915" calcext:value-type="float">
            <text:p>6.5254619915</text:p>
          </table:table-cell>
          <table:table-cell table:formula="of:=POWER([.C1876]-6.75;2)" office:value-type="float" office:value="0.0504173172611459" calcext:value-type="float">
            <text:p>0.0504173173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800078" calcext:value-type="float">
            <text:p>6.800078</text:p>
          </table:table-cell>
          <table:table-cell office:value-type="float" office:value="6.5256069068" calcext:value-type="float">
            <text:p>6.5256069068</text:p>
          </table:table-cell>
          <table:table-cell table:formula="of:=POWER([.C1877]-6.75;2)" office:value-type="float" office:value="0.0503522602758638" calcext:value-type="float">
            <text:p>0.0503522603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16519" calcext:value-type="float">
            <text:p>6.816519</text:p>
          </table:table-cell>
          <table:table-cell office:value-type="float" office:value="6.5255890508" calcext:value-type="float">
            <text:p>6.5255890508</text:p>
          </table:table-cell>
          <table:table-cell table:formula="of:=POWER([.C1878]-6.75;2)" office:value-type="float" office:value="0.0503602741208451" calcext:value-type="float">
            <text:p>0.050360274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833092" calcext:value-type="float">
            <text:p>6.833092</text:p>
          </table:table-cell>
          <table:table-cell office:value-type="float" office:value="6.5254421695" calcext:value-type="float">
            <text:p>6.5254421695</text:p>
          </table:table-cell>
          <table:table-cell table:formula="of:=POWER([.C1879]-6.75;2)" office:value-type="float" office:value="0.0504262192388668" calcext:value-type="float">
            <text:p>0.0504262192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847105" calcext:value-type="float">
            <text:p>6.847105</text:p>
          </table:table-cell>
          <table:table-cell office:value-type="float" office:value="6.5252275254" calcext:value-type="float">
            <text:p>6.5252275254</text:p>
          </table:table-cell>
          <table:table-cell table:formula="of:=POWER([.C1880]-6.75;2)" office:value-type="float" office:value="0.0505226653378076" calcext:value-type="float">
            <text:p>0.0505226653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856536" calcext:value-type="float">
            <text:p>6.856536</text:p>
          </table:table-cell>
          <table:table-cell office:value-type="float" office:value="6.5250149661" calcext:value-type="float">
            <text:p>6.5250149661</text:p>
          </table:table-cell>
          <table:table-cell table:formula="of:=POWER([.C1881]-6.75;2)" office:value-type="float" office:value="0.0506182654789843" calcext:value-type="float">
            <text:p>0.0506182655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860551" calcext:value-type="float">
            <text:p>6.860551</text:p>
          </table:table-cell>
          <table:table-cell office:value-type="float" office:value="6.5248642881" calcext:value-type="float">
            <text:p>6.5248642881</text:p>
          </table:table-cell>
          <table:table-cell table:formula="of:=POWER([.C1882]-6.75;2)" office:value-type="float" office:value="0.0506860887727199" calcext:value-type="float">
            <text:p>0.0506860888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859635" calcext:value-type="float">
            <text:p>6.859635</text:p>
          </table:table-cell>
          <table:table-cell office:value-type="float" office:value="6.5248117373" calcext:value-type="float">
            <text:p>6.5248117373</text:p>
          </table:table-cell>
          <table:table-cell table:formula="of:=POWER([.C1883]-6.75;2)" office:value-type="float" office:value="0.0507097536578441" calcext:value-type="float">
            <text:p>0.0507097537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855297" calcext:value-type="float">
            <text:p>6.855297</text:p>
          </table:table-cell>
          <table:table-cell office:value-type="float" office:value="6.52195" calcext:value-type="float">
            <text:p>6.52195</text:p>
          </table:table-cell>
          <table:table-cell table:formula="of:=POWER([.C1884]-6.75;2)" office:value-type="float" office:value="0.0520068024999998" calcext:value-type="float">
            <text:p>0.0520068025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849488" calcext:value-type="float">
            <text:p>6.849488</text:p>
          </table:table-cell>
          <table:table-cell office:value-type="float" office:value="6.519076319" calcext:value-type="float">
            <text:p>6.519076319</text:p>
          </table:table-cell>
          <table:table-cell table:formula="of:=POWER([.C1885]-6.75;2)" office:value-type="float" office:value="0.0533257464465898" calcext:value-type="float">
            <text:p>0.0533257464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843967" calcext:value-type="float">
            <text:p>6.843967</text:p>
          </table:table-cell>
          <table:table-cell office:value-type="float" office:value="6.5162031739" calcext:value-type="float">
            <text:p>6.5162031739</text:p>
          </table:table-cell>
          <table:table-cell table:formula="of:=POWER([.C1886]-6.75;2)" office:value-type="float" office:value="0.0546609558944336" calcext:value-type="float">
            <text:p>0.0546609559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839831" calcext:value-type="float">
            <text:p>6.839831</text:p>
          </table:table-cell>
          <table:table-cell office:value-type="float" office:value="6.5133280526" calcext:value-type="float">
            <text:p>6.5133280526</text:p>
          </table:table-cell>
          <table:table-cell table:formula="of:=POWER([.C1887]-6.75;2)" office:value-type="float" office:value="0.0560136106861082" calcext:value-type="float">
            <text:p>0.0560136107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6.837334" calcext:value-type="float">
            <text:p>6.837334</text:p>
          </table:table-cell>
          <table:table-cell office:value-type="float" office:value="6.510438646" calcext:value-type="float">
            <text:p>6.510438646</text:p>
          </table:table-cell>
          <table:table-cell table:formula="of:=POWER([.C1888]-6.75;2)" office:value-type="float" office:value="0.0573896423303134" calcext:value-type="float">
            <text:p>0.0573896423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836001" calcext:value-type="float">
            <text:p>6.836001</text:p>
          </table:table-cell>
          <table:table-cell office:value-type="float" office:value="6.5075199375" calcext:value-type="float">
            <text:p>6.5075199375</text:p>
          </table:table-cell>
          <table:table-cell table:formula="of:=POWER([.C1889]-6.75;2)" office:value-type="float" office:value="0.0587965807100041" calcext:value-type="float">
            <text:p>0.0587965807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834944" calcext:value-type="float">
            <text:p>6.834944</text:p>
          </table:table-cell>
          <table:table-cell office:value-type="float" office:value="6.5045606486" calcext:value-type="float">
            <text:p>6.5045606486</text:p>
          </table:table-cell>
          <table:table-cell table:formula="of:=POWER([.C1890]-6.75;2)" office:value-type="float" office:value="0.0602404752156527" calcext:value-type="float">
            <text:p>0.060240475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833232" calcext:value-type="float">
            <text:p>6.833232</text:p>
          </table:table-cell>
          <table:table-cell office:value-type="float" office:value="6.5015571636" calcext:value-type="float">
            <text:p>6.5015571636</text:p>
          </table:table-cell>
          <table:table-cell table:formula="of:=POWER([.C1891]-6.75;2)" office:value-type="float" office:value="0.061723842958477" calcext:value-type="float">
            <text:p>0.061723843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830194" calcext:value-type="float">
            <text:p>6.830194</text:p>
          </table:table-cell>
          <table:table-cell office:value-type="float" office:value="6.4985142752" calcext:value-type="float">
            <text:p>6.4985142752</text:p>
          </table:table-cell>
          <table:table-cell table:formula="of:=POWER([.C1892]-6.75;2)" office:value-type="float" office:value="0.0632450697781814" calcext:value-type="float">
            <text:p>0.0632450698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825564" calcext:value-type="float">
            <text:p>6.825564</text:p>
          </table:table-cell>
          <table:table-cell office:value-type="float" office:value="6.4954431667" calcext:value-type="float">
            <text:p>6.4954431667</text:p>
          </table:table-cell>
          <table:table-cell table:formula="of:=POWER([.C1893]-6.75;2)" office:value-type="float" office:value="0.0647991813797238" calcext:value-type="float">
            <text:p>0.0647991814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819448" calcext:value-type="float">
            <text:p>6.819448</text:p>
          </table:table-cell>
          <table:table-cell office:value-type="float" office:value="6.4923579252" calcext:value-type="float">
            <text:p>6.4923579252</text:p>
          </table:table-cell>
          <table:table-cell table:formula="of:=POWER([.C1894]-6.75;2)" office:value-type="float" office:value="0.0663794387072486" calcext:value-type="float">
            <text:p>0.0663794387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812144" calcext:value-type="float">
            <text:p>6.812144</text:p>
          </table:table-cell>
          <table:table-cell office:value-type="float" office:value="6.4892721698" calcext:value-type="float">
            <text:p>6.4892721698</text:p>
          </table:table-cell>
          <table:table-cell table:formula="of:=POWER([.C1895]-6.75;2)" office:value-type="float" office:value="0.0679790014407998" calcext:value-type="float">
            <text:p>0.0679790014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6.803935" calcext:value-type="float">
            <text:p>6.803935</text:p>
          </table:table-cell>
          <table:table-cell office:value-type="float" office:value="6.4861972" calcext:value-type="float">
            <text:p>6.4861972</text:p>
          </table:table-cell>
          <table:table-cell table:formula="of:=POWER([.C1896]-6.75;2)" office:value-type="float" office:value="0.0695919172878398" calcext:value-type="float">
            <text:p>0.0695919173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6.794927" calcext:value-type="float">
            <text:p>6.794927</text:p>
          </table:table-cell>
          <table:table-cell office:value-type="float" office:value="6.4831420288" calcext:value-type="float">
            <text:p>6.4831420288</text:p>
          </table:table-cell>
          <table:table-cell table:formula="of:=POWER([.C1897]-6.75;2)" office:value-type="float" office:value="0.0712131767929802" calcext:value-type="float">
            <text:p>0.0712131768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78501" calcext:value-type="float">
            <text:p>6.78501</text:p>
          </table:table-cell>
          <table:table-cell office:value-type="float" office:value="6.4801149903" calcext:value-type="float">
            <text:p>6.4801149903</text:p>
          </table:table-cell>
          <table:table-cell table:formula="of:=POWER([.C1898]-6.75;2)" office:value-type="float" office:value="0.0728379184607692" calcext:value-type="float">
            <text:p>0.0728379185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6.773944" calcext:value-type="float">
            <text:p>6.773944</text:p>
          </table:table-cell>
          <table:table-cell office:value-type="float" office:value="6.4771258235" calcext:value-type="float">
            <text:p>6.4771258235</text:p>
          </table:table-cell>
          <table:table-cell table:formula="of:=POWER([.C1899]-6.75;2)" office:value-type="float" office:value="0.0744603162005533" calcext:value-type="float">
            <text:p>0.0744603162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761497" calcext:value-type="float">
            <text:p>6.761497</text:p>
          </table:table-cell>
          <table:table-cell office:value-type="float" office:value="6.4741870297" calcext:value-type="float">
            <text:p>6.4741870297</text:p>
          </table:table-cell>
          <table:table-cell table:formula="of:=POWER([.C1900]-6.75;2)" office:value-type="float" office:value="0.0760727945857085" calcext:value-type="float">
            <text:p>0.0760727946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747557" calcext:value-type="float">
            <text:p>6.747557</text:p>
          </table:table-cell>
          <table:table-cell office:value-type="float" office:value="6.47131393" calcext:value-type="float">
            <text:p>6.47131393</text:p>
          </table:table-cell>
          <table:table-cell table:formula="of:=POWER([.C1901]-6.75;2)" office:value-type="float" office:value="0.0776659256120449" calcext:value-type="float">
            <text:p>0.0776659256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732158" calcext:value-type="float">
            <text:p>6.732158</text:p>
          </table:table-cell>
          <table:table-cell office:value-type="float" office:value="6.468523596" calcext:value-type="float">
            <text:p>6.468523596</text:p>
          </table:table-cell>
          <table:table-cell table:formula="of:=POWER([.C1902]-6.75;2)" office:value-type="float" office:value="0.0792289660087713" calcext:value-type="float">
            <text:p>0.079228966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715397" calcext:value-type="float">
            <text:p>6.715397</text:p>
          </table:table-cell>
          <table:table-cell office:value-type="float" office:value="6.465833449" calcext:value-type="float">
            <text:p>6.465833449</text:p>
          </table:table-cell>
          <table:table-cell table:formula="of:=POWER([.C1903]-6.75;2)" office:value-type="float" office:value="0.0807506287072357" calcext:value-type="float">
            <text:p>0.0807506287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697299" calcext:value-type="float">
            <text:p>6.697299</text:p>
          </table:table-cell>
          <table:table-cell office:value-type="float" office:value="6.4632606289" calcext:value-type="float">
            <text:p>6.4632606289</text:p>
          </table:table-cell>
          <table:table-cell table:formula="of:=POWER([.C1904]-6.75;2)" office:value-type="float" office:value="0.0822194669388237" calcext:value-type="float">
            <text:p>0.0822194669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677714" calcext:value-type="float">
            <text:p>6.677714</text:p>
          </table:table-cell>
          <table:table-cell office:value-type="float" office:value="6.4608227292" calcext:value-type="float">
            <text:p>6.4608227292</text:p>
          </table:table-cell>
          <table:table-cell table:formula="of:=POWER([.C1905]-6.75;2)" office:value-type="float" office:value="0.0836234939473364" calcext:value-type="float">
            <text:p>0.0836234939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656354" calcext:value-type="float">
            <text:p>6.656354</text:p>
          </table:table-cell>
          <table:table-cell office:value-type="float" office:value="6.4585396632" calcext:value-type="float">
            <text:p>6.4585396632</text:p>
          </table:table-cell>
          <table:table-cell table:formula="of:=POWER([.C1906]-6.75;2)" office:value-type="float" office:value="0.0849491279275695" calcext:value-type="float">
            <text:p>0.0849491279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632978" calcext:value-type="float">
            <text:p>6.632978</text:p>
          </table:table-cell>
          <table:table-cell office:value-type="float" office:value="6.4564352553" calcext:value-type="float">
            <text:p>6.4564352553</text:p>
          </table:table-cell>
          <table:table-cell table:formula="of:=POWER([.C1907]-6.75;2)" office:value-type="float" office:value="0.0861802593307763" calcext:value-type="float">
            <text:p>0.0861802593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607698" calcext:value-type="float">
            <text:p>6.607698</text:p>
          </table:table-cell>
          <table:table-cell office:value-type="float" office:value="6.4545369462" calcext:value-type="float">
            <text:p>6.4545369462</text:p>
          </table:table-cell>
          <table:table-cell table:formula="of:=POWER([.C1908]-6.75;2)" office:value-type="float" office:value="0.0872984161608216" calcext:value-type="float">
            <text:p>0.0872984162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58123" calcext:value-type="float">
            <text:p>6.58123</text:p>
          </table:table-cell>
          <table:table-cell office:value-type="float" office:value="6.4528721522" calcext:value-type="float">
            <text:p>6.4528721522</text:p>
          </table:table-cell>
          <table:table-cell table:formula="of:=POWER([.C1909]-6.75;2)" office:value-type="float" office:value="0.0882849579382598" calcext:value-type="float">
            <text:p>0.0882849579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554943" calcext:value-type="float">
            <text:p>6.554943</text:p>
          </table:table-cell>
          <table:table-cell office:value-type="float" office:value="6.4514616264" calcext:value-type="float">
            <text:p>6.4514616264</text:p>
          </table:table-cell>
          <table:table-cell table:formula="of:=POWER([.C1910]-6.75;2)" office:value-type="float" office:value="0.0891251605117329" calcext:value-type="float">
            <text:p>0.0891251605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530618" calcext:value-type="float">
            <text:p>6.530618</text:p>
          </table:table-cell>
          <table:table-cell office:value-type="float" office:value="6.4503118333" calcext:value-type="float">
            <text:p>6.4503118333</text:p>
          </table:table-cell>
          <table:table-cell table:formula="of:=POWER([.C1911]-6.75;2)" office:value-type="float" office:value="0.0898129972600071" calcext:value-type="float">
            <text:p>0.0898129973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509961" calcext:value-type="float">
            <text:p>6.509961</text:p>
          </table:table-cell>
          <table:table-cell office:value-type="float" office:value="6.4494095169" calcext:value-type="float">
            <text:p>6.4494095169</text:p>
          </table:table-cell>
          <table:table-cell table:formula="of:=POWER([.C1912]-6.75;2)" office:value-type="float" office:value="0.0903546385302912" calcext:value-type="float">
            <text:p>0.0903546385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494073" calcext:value-type="float">
            <text:p>6.494073</text:p>
          </table:table-cell>
          <table:table-cell office:value-type="float" office:value="6.4487214318" calcext:value-type="float">
            <text:p>6.4487214318</text:p>
          </table:table-cell>
          <table:table-cell table:formula="of:=POWER([.C1913]-6.75;2)" office:value-type="float" office:value="0.090768775656642" calcext:value-type="float">
            <text:p>0.0907687757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48312" calcext:value-type="float">
            <text:p>6.48312</text:p>
          </table:table-cell>
          <table:table-cell office:value-type="float" office:value="6.4482001494" calcext:value-type="float">
            <text:p>6.4482001494</text:p>
          </table:table-cell>
          <table:table-cell table:formula="of:=POWER([.C1914]-6.75;2)" office:value-type="float" office:value="0.0910831498221824" calcext:value-type="float">
            <text:p>0.0910831498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476337" calcext:value-type="float">
            <text:p>6.476337</text:p>
          </table:table-cell>
          <table:table-cell office:value-type="float" office:value="6.4477941047" calcext:value-type="float">
            <text:p>6.4477941047</text:p>
          </table:table-cell>
          <table:table-cell table:formula="of:=POWER([.C1915]-6.75;2)" office:value-type="float" office:value="0.0913284031540747" calcext:value-type="float">
            <text:p>0.0913284032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.472349" calcext:value-type="float">
            <text:p>6.472349</text:p>
          </table:table-cell>
          <table:table-cell office:value-type="float" office:value="6.4474583059" calcext:value-type="float">
            <text:p>6.4474583059</text:p>
          </table:table-cell>
          <table:table-cell table:formula="of:=POWER([.C1916]-6.75;2)" office:value-type="float" office:value="0.0915314766688982" calcext:value-type="float">
            <text:p>0.091531476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6.469602" calcext:value-type="float">
            <text:p>6.469602</text:p>
          </table:table-cell>
          <table:table-cell office:value-type="float" office:value="6.4471619881" calcext:value-type="float">
            <text:p>6.4471619881</text:p>
          </table:table-cell>
          <table:table-cell table:formula="of:=POWER([.C1917]-6.75;2)" office:value-type="float" office:value="0.0917108614515443" calcext:value-type="float">
            <text:p>0.0917108615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6.466691" calcext:value-type="float">
            <text:p>6.466691</text:p>
          </table:table-cell>
          <table:table-cell office:value-type="float" office:value="6.4468916265" calcext:value-type="float">
            <text:p>6.4468916265</text:p>
          </table:table-cell>
          <table:table-cell table:formula="of:=POWER([.C1918]-6.75;2)" office:value-type="float" office:value="0.0918746860858153" calcext:value-type="float">
            <text:p>0.0918746861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6.462456" calcext:value-type="float">
            <text:p>6.462456</text:p>
          </table:table-cell>
          <table:table-cell office:value-type="float" office:value="6.4466501707" calcext:value-type="float">
            <text:p>6.4466501707</text:p>
          </table:table-cell>
          <table:table-cell table:formula="of:=POWER([.C1919]-6.75;2)" office:value-type="float" office:value="0.0920211189363392" calcext:value-type="float">
            <text:p>0.0920211189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455897" calcext:value-type="float">
            <text:p>6.455897</text:p>
          </table:table-cell>
          <table:table-cell office:value-type="float" office:value="6.446455037" calcext:value-type="float">
            <text:p>6.446455037</text:p>
          </table:table-cell>
          <table:table-cell table:formula="of:=POWER([.C1920]-6.75;2)" office:value-type="float" office:value="0.0921395445626715" calcext:value-type="float">
            <text:p>0.0921395446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.446039" calcext:value-type="float">
            <text:p>6.446039</text:p>
          </table:table-cell>
          <table:table-cell office:value-type="float" office:value="6.4463370125" calcext:value-type="float">
            <text:p>6.4463370125</text:p>
          </table:table-cell>
          <table:table-cell table:formula="of:=POWER([.C1921]-6.75;2)" office:value-type="float" office:value="0.0922112099774252" calcext:value-type="float">
            <text:p>0.09221121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6.431909" calcext:value-type="float">
            <text:p>6.431909</text:p>
          </table:table-cell>
          <table:table-cell office:value-type="float" office:value="6.4463407848" calcext:value-type="float">
            <text:p>6.4463407848</text:p>
          </table:table-cell>
          <table:table-cell table:formula="of:=POWER([.C1922]-6.75;2)" office:value-type="float" office:value="0.0922089189758797" calcext:value-type="float">
            <text:p>0.092208919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6.41269" calcext:value-type="float">
            <text:p>6.41269</text:p>
          </table:table-cell>
          <table:table-cell office:value-type="float" office:value="6.4465258077" calcext:value-type="float">
            <text:p>6.4465258077</text:p>
          </table:table-cell>
          <table:table-cell table:formula="of:=POWER([.C1923]-6.75;2)" office:value-type="float" office:value="0.0920965853921376" calcext:value-type="float">
            <text:p>0.0920965854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388007" calcext:value-type="float">
            <text:p>6.388007</text:p>
          </table:table-cell>
          <table:table-cell office:value-type="float" office:value="6.4469652338" calcext:value-type="float">
            <text:p>6.4469652338</text:p>
          </table:table-cell>
          <table:table-cell table:formula="of:=POWER([.C1924]-6.75;2)" office:value-type="float" office:value="0.0918300695258885" calcext:value-type="float">
            <text:p>0.0918300695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358238" calcext:value-type="float">
            <text:p>6.358238</text:p>
          </table:table-cell>
          <table:table-cell office:value-type="float" office:value="6.447741" calcext:value-type="float">
            <text:p>6.447741</text:p>
          </table:table-cell>
          <table:table-cell table:formula="of:=POWER([.C1925]-6.75;2)" office:value-type="float" office:value="0.0913605030810002" calcext:value-type="float">
            <text:p>0.0913605031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324742" calcext:value-type="float">
            <text:p>6.324742</text:p>
          </table:table-cell>
          <table:table-cell office:value-type="float" office:value="6.4489343733" calcext:value-type="float">
            <text:p>6.4489343733</text:p>
          </table:table-cell>
          <table:table-cell table:formula="of:=POWER([.C1926]-6.75;2)" office:value-type="float" office:value="0.0906405115802636" calcext:value-type="float">
            <text:p>0.0906405116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289924" calcext:value-type="float">
            <text:p>6.289924</text:p>
          </table:table-cell>
          <table:table-cell office:value-type="float" office:value="6.4506126486" calcext:value-type="float">
            <text:p>6.4506126486</text:p>
          </table:table-cell>
          <table:table-cell table:formula="of:=POWER([.C1927]-6.75;2)" office:value-type="float" office:value="0.0896327861783071" calcext:value-type="float">
            <text:p>0.0896327862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6.257104" calcext:value-type="float">
            <text:p>6.257104</text:p>
          </table:table-cell>
          <table:table-cell office:value-type="float" office:value="6.452813863" calcext:value-type="float">
            <text:p>6.452813863</text:p>
          </table:table-cell>
          <table:table-cell table:formula="of:=POWER([.C1928]-6.75;2)" office:value-type="float" office:value="0.0883196000249826" calcext:value-type="float">
            <text:p>0.0883196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6.230156" calcext:value-type="float">
            <text:p>6.230156</text:p>
          </table:table-cell>
          <table:table-cell office:value-type="float" office:value="6.4555320556" calcext:value-type="float">
            <text:p>6.4555320556</text:p>
          </table:table-cell>
          <table:table-cell table:formula="of:=POWER([.C1929]-6.75;2)" office:value-type="float" office:value="0.0867113702791615" calcext:value-type="float">
            <text:p>0.0867113703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6.2129" calcext:value-type="float">
            <text:p>6.2129</text:p>
          </table:table-cell>
          <table:table-cell office:value-type="float" office:value="6.4587063662" calcext:value-type="float">
            <text:p>6.4587063662</text:p>
          </table:table-cell>
          <table:table-cell table:formula="of:=POWER([.C1930]-6.75;2)" office:value-type="float" office:value="0.0848519810924083" calcext:value-type="float">
            <text:p>0.0848519811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.208286" calcext:value-type="float">
            <text:p>6.208286</text:p>
          </table:table-cell>
          <table:table-cell office:value-type="float" office:value="6.4622178857" calcext:value-type="float">
            <text:p>6.4622178857</text:p>
          </table:table-cell>
          <table:table-cell table:formula="of:=POWER([.C1931]-6.75;2)" office:value-type="float" office:value="0.0828185453109781" calcext:value-type="float">
            <text:p>0.0828185453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.21749" calcext:value-type="float">
            <text:p>6.21749</text:p>
          </table:table-cell>
          <table:table-cell office:value-type="float" office:value="6.465898058" calcext:value-type="float">
            <text:p>6.465898058</text:p>
          </table:table-cell>
          <table:table-cell table:formula="of:=POWER([.C1932]-6.75;2)" office:value-type="float" office:value="0.0807139134481716" calcext:value-type="float">
            <text:p>0.0807139134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.239203" calcext:value-type="float">
            <text:p>6.239203</text:p>
          </table:table-cell>
          <table:table-cell office:value-type="float" office:value="6.4695511176" calcext:value-type="float">
            <text:p>6.4695511176</text:p>
          </table:table-cell>
          <table:table-cell table:formula="of:=POWER([.C1933]-6.75;2)" office:value-type="float" office:value="0.078651575639409" calcext:value-type="float">
            <text:p>0.0786515756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6.269446" calcext:value-type="float">
            <text:p>6.269446</text:p>
          </table:table-cell>
          <table:table-cell office:value-type="float" office:value="6.4729891493" calcext:value-type="float">
            <text:p>6.4729891493</text:p>
          </table:table-cell>
          <table:table-cell table:formula="of:=POWER([.C1934]-6.75;2)" office:value-type="float" office:value="0.0767350114055377" calcext:value-type="float">
            <text:p>0.0767350114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6.302166" calcext:value-type="float">
            <text:p>6.302166</text:p>
          </table:table-cell>
          <table:table-cell office:value-type="float" office:value="6.4760731364" calcext:value-type="float">
            <text:p>6.4760731364</text:p>
          </table:table-cell>
          <table:table-cell table:formula="of:=POWER([.C1935]-6.75;2)" office:value-type="float" office:value="0.0750359266017329" calcext:value-type="float">
            <text:p>0.0750359266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6.330584" calcext:value-type="float">
            <text:p>6.330584</text:p>
          </table:table-cell>
          <table:table-cell office:value-type="float" office:value="6.4787486308" calcext:value-type="float">
            <text:p>6.4787486308</text:p>
          </table:table-cell>
          <table:table-cell table:formula="of:=POWER([.C1936]-6.75;2)" office:value-type="float" office:value="0.0735773052928746" calcext:value-type="float">
            <text:p>0.0735773053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6.348973" calcext:value-type="float">
            <text:p>6.348973</text:p>
          </table:table-cell>
          <table:table-cell office:value-type="float" office:value="6.4810637031" calcext:value-type="float">
            <text:p>6.4810637031</text:p>
          </table:table-cell>
          <table:table-cell table:formula="of:=POWER([.C1937]-6.75;2)" office:value-type="float" office:value="0.0723267317902848" calcext:value-type="float">
            <text:p>0.0723267318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354339" calcext:value-type="float">
            <text:p>6.354339</text:p>
          </table:table-cell>
          <table:table-cell office:value-type="float" office:value="6.483160381" calcext:value-type="float">
            <text:p>6.483160381</text:p>
          </table:table-cell>
          <table:table-cell table:formula="of:=POWER([.C1938]-6.75;2)" office:value-type="float" office:value="0.071203382268065" calcext:value-type="float">
            <text:p>0.0712033823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347639" calcext:value-type="float">
            <text:p>6.347639</text:p>
          </table:table-cell>
          <table:table-cell office:value-type="float" office:value="6.4852381452" calcext:value-type="float">
            <text:p>6.4852381452</text:p>
          </table:table-cell>
          <table:table-cell table:formula="of:=POWER([.C1939]-6.75;2)" office:value-type="float" office:value="0.0700988397571361" calcext:value-type="float">
            <text:p>0.0700988398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6.334882" calcext:value-type="float">
            <text:p>6.334882</text:p>
          </table:table-cell>
          <table:table-cell office:value-type="float" office:value="6.4874938689" calcext:value-type="float">
            <text:p>6.4874938689</text:p>
          </table:table-cell>
          <table:table-cell table:formula="of:=POWER([.C1940]-6.75;2)" office:value-type="float" office:value="0.0689094688650906" calcext:value-type="float">
            <text:p>0.068909468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.331769" calcext:value-type="float">
            <text:p>6.331769</text:p>
          </table:table-cell>
          <table:table-cell office:value-type="float" office:value="6.4900374" calcext:value-type="float">
            <text:p>6.4900374</text:p>
          </table:table-cell>
          <table:table-cell table:formula="of:=POWER([.C1941]-6.75;2)" office:value-type="float" office:value="0.0675805533987599" calcext:value-type="float">
            <text:p>0.0675805534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6.411728" calcext:value-type="float">
            <text:p>6.411728</text:p>
          </table:table-cell>
          <table:table-cell office:value-type="float" office:value="6.4927199153" calcext:value-type="float">
            <text:p>6.4927199153</text:p>
          </table:table-cell>
          <table:table-cell table:formula="of:=POWER([.C1942]-6.75;2)" office:value-type="float" office:value="0.066193041983239" calcext:value-type="float">
            <text:p>0.066193042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5.331791" calcext:value-type="float">
            <text:p>5.331791</text:p>
          </table:table-cell>
          <table:table-cell office:value-type="float" office:value="6.4941163276" calcext:value-type="float">
            <text:p>6.4941163276</text:p>
          </table:table-cell>
          <table:table-cell table:formula="of:=POWER([.C1943]-6.75;2)" office:value-type="float" office:value="0.0654764538009103" calcext:value-type="float">
            <text:p>0.0654764538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5.974464" calcext:value-type="float">
            <text:p>5.974464</text:p>
          </table:table-cell>
          <table:table-cell office:value-type="float" office:value="6.514508" calcext:value-type="float">
            <text:p>6.514508</text:p>
          </table:table-cell>
          <table:table-cell table:formula="of:=POWER([.C1944]-6.75;2)" office:value-type="float" office:value="0.0554564820639999" calcext:value-type="float">
            <text:p>0.0554564821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6.006244" calcext:value-type="float">
            <text:p>6.006244</text:p>
          </table:table-cell>
          <table:table-cell office:value-type="float" office:value="6.5241516429" calcext:value-type="float">
            <text:p>6.5241516429</text:p>
          </table:table-cell>
          <table:table-cell table:formula="of:=POWER([.C1945]-6.75;2)" office:value-type="float" office:value="0.0510074804047692" calcext:value-type="float">
            <text:p>0.0510074804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6.006593" calcext:value-type="float">
            <text:p>6.006593</text:p>
          </table:table-cell>
          <table:table-cell office:value-type="float" office:value="6.5335681455" calcext:value-type="float">
            <text:p>6.5335681455</text:p>
          </table:table-cell>
          <table:table-cell table:formula="of:=POWER([.C1946]-6.75;2)" office:value-type="float" office:value="0.046842747642309" calcext:value-type="float">
            <text:p>0.0468427476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6.008229" calcext:value-type="float">
            <text:p>6.008229</text:p>
          </table:table-cell>
          <table:table-cell office:value-type="float" office:value="6.5433269444" calcext:value-type="float">
            <text:p>6.5433269444</text:p>
          </table:table-cell>
          <table:table-cell table:formula="of:=POWER([.C1947]-6.75;2)" office:value-type="float" office:value="0.0427137519110405" calcext:value-type="float">
            <text:p>0.0427137519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6.022654" calcext:value-type="float">
            <text:p>6.022654</text:p>
          </table:table-cell>
          <table:table-cell office:value-type="float" office:value="6.5534231321" calcext:value-type="float">
            <text:p>6.5534231321</text:p>
          </table:table-cell>
          <table:table-cell table:formula="of:=POWER([.C1948]-6.75;2)" office:value-type="float" office:value="0.0386424649933741" calcext:value-type="float">
            <text:p>0.038642465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6.05611" calcext:value-type="float">
            <text:p>6.05611</text:p>
          </table:table-cell>
          <table:table-cell office:value-type="float" office:value="6.5636302308" calcext:value-type="float">
            <text:p>6.5636302308</text:p>
          </table:table-cell>
          <table:table-cell table:formula="of:=POWER([.C1949]-6.75;2)" office:value-type="float" office:value="0.0347336908716612" calcext:value-type="float">
            <text:p>0.0347336909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6.110392" calcext:value-type="float">
            <text:p>6.110392</text:p>
          </table:table-cell>
          <table:table-cell office:value-type="float" office:value="6.5735816078" calcext:value-type="float">
            <text:p>6.5735816078</text:p>
          </table:table-cell>
          <table:table-cell table:formula="of:=POWER([.C1950]-6.75;2)" office:value-type="float" office:value="0.0311234491064332" calcext:value-type="float">
            <text:p>0.0311234491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182127" calcext:value-type="float">
            <text:p>6.182127</text:p>
          </table:table-cell>
          <table:table-cell office:value-type="float" office:value="6.5828454" calcext:value-type="float">
            <text:p>6.5828454</text:p>
          </table:table-cell>
          <table:table-cell table:formula="of:=POWER([.C1951]-6.75;2)" office:value-type="float" office:value="0.02794066030116" calcext:value-type="float">
            <text:p>0.027940660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6.26303" calcext:value-type="float">
            <text:p>6.26303</text:p>
          </table:table-cell>
          <table:table-cell office:value-type="float" office:value="6.5910233265" calcext:value-type="float">
            <text:p>6.5910233265</text:p>
          </table:table-cell>
          <table:table-cell table:formula="of:=POWER([.C1952]-6.75;2)" office:value-type="float" office:value="0.0252735827171255" calcext:value-type="float">
            <text:p>0.0252735827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341715" calcext:value-type="float">
            <text:p>6.341715</text:p>
          </table:table-cell>
          <table:table-cell office:value-type="float" office:value="6.5978565208" calcext:value-type="float">
            <text:p>6.5978565208</text:p>
          </table:table-cell>
          <table:table-cell table:formula="of:=POWER([.C1953]-6.75;2)" office:value-type="float" office:value="0.0231476382630809" calcext:value-type="float">
            <text:p>0.0231476383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406568" calcext:value-type="float">
            <text:p>6.406568</text:p>
          </table:table-cell>
          <table:table-cell office:value-type="float" office:value="6.6033063404" calcext:value-type="float">
            <text:p>6.6033063404</text:p>
          </table:table-cell>
          <table:table-cell table:formula="of:=POWER([.C1954]-6.75;2)" office:value-type="float" office:value="0.0215190297668408" calcext:value-type="float">
            <text:p>0.0215190298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6.448719" calcext:value-type="float">
            <text:p>6.448719</text:p>
          </table:table-cell>
          <table:table-cell office:value-type="float" office:value="6.6075832609" calcext:value-type="float">
            <text:p>6.6075832609</text:p>
          </table:table-cell>
          <table:table-cell table:formula="of:=POWER([.C1955]-6.75;2)" office:value-type="float" office:value="0.0202825275758774" calcext:value-type="float">
            <text:p>0.0202825276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6.464221" calcext:value-type="float">
            <text:p>6.464221</text:p>
          </table:table-cell>
          <table:table-cell office:value-type="float" office:value="6.6111135778" calcext:value-type="float">
            <text:p>6.6111135778</text:p>
          </table:table-cell>
          <table:table-cell table:formula="of:=POWER([.C1956]-6.75;2)" office:value-type="float" office:value="0.0192894382715166" calcext:value-type="float">
            <text:p>0.0192894383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454837" calcext:value-type="float">
            <text:p>6.454837</text:p>
          </table:table-cell>
          <table:table-cell office:value-type="float" office:value="6.6144520455" calcext:value-type="float">
            <text:p>6.6144520455</text:p>
          </table:table-cell>
          <table:table-cell table:formula="of:=POWER([.C1957]-6.75;2)" office:value-type="float" office:value="0.018373247969134" calcext:value-type="float">
            <text:p>0.018373248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6.427297" calcext:value-type="float">
            <text:p>6.427297</text:p>
          </table:table-cell>
          <table:table-cell office:value-type="float" office:value="6.6181640233" calcext:value-type="float">
            <text:p>6.6181640233</text:p>
          </table:table-cell>
          <table:table-cell table:formula="of:=POWER([.C1958]-6.75;2)" office:value-type="float" office:value="0.0173807247524429" calcext:value-type="float">
            <text:p>0.0173807248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6.391298" calcext:value-type="float">
            <text:p>6.391298</text:p>
          </table:table-cell>
          <table:table-cell office:value-type="float" office:value="6.6227084762" calcext:value-type="float">
            <text:p>6.6227084762</text:p>
          </table:table-cell>
          <table:table-cell table:formula="of:=POWER([.C1959]-6.75;2)" office:value-type="float" office:value="0.016203132031326" calcext:value-type="float">
            <text:p>0.016203132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.356908" calcext:value-type="float">
            <text:p>6.356908</text:p>
          </table:table-cell>
          <table:table-cell office:value-type="float" office:value="6.6283526341" calcext:value-type="float">
            <text:p>6.6283526341</text:p>
          </table:table-cell>
          <table:table-cell table:formula="of:=POWER([.C1960]-6.75;2)" office:value-type="float" office:value="0.0147980816304086" calcext:value-type="float">
            <text:p>0.0147980816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.3322" calcext:value-type="float">
            <text:p>6.3322</text:p>
          </table:table-cell>
          <table:table-cell office:value-type="float" office:value="6.63513875" calcext:value-type="float">
            <text:p>6.63513875</text:p>
          </table:table-cell>
          <table:table-cell table:formula="of:=POWER([.C1961]-6.75;2)" office:value-type="float" office:value="0.0131931067515624" calcext:value-type="float">
            <text:p>0.0131931068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.321828" calcext:value-type="float">
            <text:p>6.321828</text:p>
          </table:table-cell>
          <table:table-cell office:value-type="float" office:value="6.6429064103" calcext:value-type="float">
            <text:p>6.6429064103</text:p>
          </table:table-cell>
          <table:table-cell table:formula="of:=POWER([.C1962]-6.75;2)" office:value-type="float" office:value="0.0114690369548319" calcext:value-type="float">
            <text:p>0.011469037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.326785" calcext:value-type="float">
            <text:p>6.326785</text:p>
          </table:table-cell>
          <table:table-cell office:value-type="float" office:value="6.6513558421" calcext:value-type="float">
            <text:p>6.6513558421</text:p>
          </table:table-cell>
          <table:table-cell table:formula="of:=POWER([.C1963]-6.75;2)" office:value-type="float" office:value="0.00973066988780012" calcext:value-type="float">
            <text:p>0.0097306699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.345081" calcext:value-type="float">
            <text:p>6.345081</text:p>
          </table:table-cell>
          <table:table-cell office:value-type="float" office:value="6.660128027" calcext:value-type="float">
            <text:p>6.660128027</text:p>
          </table:table-cell>
          <table:table-cell table:formula="of:=POWER([.C1964]-6.75;2)" office:value-type="float" office:value="0.00807697153091276" calcext:value-type="float">
            <text:p>0.0080769715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6.372806" calcext:value-type="float">
            <text:p>6.372806</text:p>
          </table:table-cell>
          <table:table-cell office:value-type="float" office:value="6.6688793333" calcext:value-type="float">
            <text:p>6.6688793333</text:p>
          </table:table-cell>
          <table:table-cell table:formula="of:=POWER([.C1965]-6.75;2)" office:value-type="float" office:value="0.00658056256585255" calcext:value-type="float">
            <text:p>0.0065805626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6.405172" calcext:value-type="float">
            <text:p>6.405172</text:p>
          </table:table-cell>
          <table:table-cell office:value-type="float" office:value="6.6773385714" calcext:value-type="float">
            <text:p>6.6773385714</text:p>
          </table:table-cell>
          <table:table-cell table:formula="of:=POWER([.C1966]-6.75;2)" office:value-type="float" office:value="0.0052796832061929" calcext:value-type="float">
            <text:p>0.0052796832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437405" calcext:value-type="float">
            <text:p>6.437405</text:p>
          </table:table-cell>
          <table:table-cell office:value-type="float" office:value="6.6853434706" calcext:value-type="float">
            <text:p>6.6853434706</text:p>
          </table:table-cell>
          <table:table-cell table:formula="of:=POWER([.C1967]-6.75;2)" office:value-type="float" office:value="0.00418046679405302" calcext:value-type="float">
            <text:p>0.004180466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465551" calcext:value-type="float">
            <text:p>6.465551</text:p>
          </table:table-cell>
          <table:table-cell office:value-type="float" office:value="6.6928567576" calcext:value-type="float">
            <text:p>6.6928567576</text:p>
          </table:table-cell>
          <table:table-cell table:formula="of:=POWER([.C1968]-6.75;2)" office:value-type="float" office:value="0.00326535015198521" calcext:value-type="float">
            <text:p>0.0032653502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.487226" calcext:value-type="float">
            <text:p>6.487226</text:p>
          </table:table-cell>
          <table:table-cell office:value-type="float" office:value="6.6999600625" calcext:value-type="float">
            <text:p>6.6999600625</text:p>
          </table:table-cell>
          <table:table-cell table:formula="of:=POWER([.C1969]-6.75;2)" office:value-type="float" office:value="0.00250399534500393" calcext:value-type="float">
            <text:p>0.0025039953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.502154" calcext:value-type="float">
            <text:p>6.502154</text:p>
          </table:table-cell>
          <table:table-cell office:value-type="float" office:value="6.7068224516" calcext:value-type="float">
            <text:p>6.7068224516</text:p>
          </table:table-cell>
          <table:table-cell table:formula="of:=POWER([.C1970]-6.75;2)" office:value-type="float" office:value="0.00186430068583435" calcext:value-type="float">
            <text:p>0.0018643007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512254" calcext:value-type="float">
            <text:p>6.512254</text:p>
          </table:table-cell>
          <table:table-cell office:value-type="float" office:value="6.7136447333" calcext:value-type="float">
            <text:p>6.7136447333</text:p>
          </table:table-cell>
          <table:table-cell table:formula="of:=POWER([.C1971]-6.75;2)" office:value-type="float" office:value="0.00132170541682815" calcext:value-type="float">
            <text:p>0.0013217054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.521068" calcext:value-type="float">
            <text:p>6.521068</text:p>
          </table:table-cell>
          <table:table-cell office:value-type="float" office:value="6.7205892414" calcext:value-type="float">
            <text:p>6.7205892414</text:p>
          </table:table-cell>
          <table:table-cell table:formula="of:=POWER([.C1972]-6.75;2)" office:value-type="float" office:value="0.000864992721427479" calcext:value-type="float">
            <text:p>0.0008649927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.532577" calcext:value-type="float">
            <text:p>6.532577</text:p>
          </table:table-cell>
          <table:table-cell office:value-type="float" office:value="6.727715" calcext:value-type="float">
            <text:p>6.727715</text:p>
          </table:table-cell>
          <table:table-cell table:formula="of:=POWER([.C1973]-6.75;2)" office:value-type="float" office:value="0.000496621225000005" calcext:value-type="float">
            <text:p>0.0004966212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.549771" calcext:value-type="float">
            <text:p>6.549771</text:p>
          </table:table-cell>
          <table:table-cell office:value-type="float" office:value="6.7349423333" calcext:value-type="float">
            <text:p>6.7349423333</text:p>
          </table:table-cell>
          <table:table-cell table:formula="of:=POWER([.C1974]-6.75;2)" office:value-type="float" office:value="0.000226733326448281" calcext:value-type="float">
            <text:p>0.0002267333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.573479" calcext:value-type="float">
            <text:p>6.573479</text:p>
          </table:table-cell>
          <table:table-cell office:value-type="float" office:value="6.7420643077" calcext:value-type="float">
            <text:p>6.7420643077</text:p>
          </table:table-cell>
          <table:table-cell table:formula="of:=POWER([.C1975]-6.75;2)" office:value-type="float" office:value="0.0000629752122802831" calcext:value-type="float">
            <text:p>6.29752122802831E-005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.601966" calcext:value-type="float">
            <text:p>6.601966</text:p>
          </table:table-cell>
          <table:table-cell office:value-type="float" office:value="6.74880772" calcext:value-type="float">
            <text:p>6.74880772</text:p>
          </table:table-cell>
          <table:table-cell table:formula="of:=POWER([.C1976]-6.75;2)" office:value-type="float" office:value="0.00000142153159839931" calcext:value-type="float">
            <text:p>1.42153159839931E-006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631455" calcext:value-type="float">
            <text:p>6.631455</text:p>
          </table:table-cell>
          <table:table-cell office:value-type="float" office:value="6.754926125" calcext:value-type="float">
            <text:p>6.754926125</text:p>
          </table:table-cell>
          <table:table-cell table:formula="of:=POWER([.C1977]-6.75;2)" office:value-type="float" office:value="0.0000242667075156239" calcext:value-type="float">
            <text:p>2.42667075156239E-005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657386" calcext:value-type="float">
            <text:p>6.657386</text:p>
          </table:table-cell>
          <table:table-cell office:value-type="float" office:value="6.7602944348" calcext:value-type="float">
            <text:p>6.7602944348</text:p>
          </table:table-cell>
          <table:table-cell table:formula="of:=POWER([.C1978]-6.75;2)" office:value-type="float" office:value="0.000105975387851461" calcext:value-type="float">
            <text:p>0.0001059754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.675953" calcext:value-type="float">
            <text:p>6.675953</text:p>
          </table:table-cell>
          <table:table-cell office:value-type="float" office:value="6.7649720909" calcext:value-type="float">
            <text:p>6.7649720909</text:p>
          </table:table-cell>
          <table:table-cell table:formula="of:=POWER([.C1979]-6.75;2)" office:value-type="float" office:value="0.000224163505917855" calcext:value-type="float">
            <text:p>0.0002241635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.685411" calcext:value-type="float">
            <text:p>6.685411</text:p>
          </table:table-cell>
          <table:table-cell office:value-type="float" office:value="6.7692110952" calcext:value-type="float">
            <text:p>6.7692110952</text:p>
          </table:table-cell>
          <table:table-cell table:formula="of:=POWER([.C1980]-6.75;2)" office:value-type="float" office:value="0.00036906617878347" calcext:value-type="float">
            <text:p>0.0003690662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.68675" calcext:value-type="float">
            <text:p>6.68675</text:p>
          </table:table-cell>
          <table:table-cell office:value-type="float" office:value="6.7734011" calcext:value-type="float">
            <text:p>6.7734011</text:p>
          </table:table-cell>
          <table:table-cell table:formula="of:=POWER([.C1981]-6.75;2)" office:value-type="float" office:value="0.000547611481210003" calcext:value-type="float">
            <text:p>0.0005476115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.683531" calcext:value-type="float">
            <text:p>6.683531</text:p>
          </table:table-cell>
          <table:table-cell office:value-type="float" office:value="6.7779616842" calcext:value-type="float">
            <text:p>6.7779616842</text:p>
          </table:table-cell>
          <table:table-cell table:formula="of:=POWER([.C1982]-6.75;2)" office:value-type="float" office:value="0.000781855783300536" calcext:value-type="float">
            <text:p>0.0007818558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.680877" calcext:value-type="float">
            <text:p>6.680877</text:p>
          </table:table-cell>
          <table:table-cell office:value-type="float" office:value="6.7832078333" calcext:value-type="float">
            <text:p>6.7832078333</text:p>
          </table:table-cell>
          <table:table-cell table:formula="of:=POWER([.C1983]-6.75;2)" office:value-type="float" office:value="0.00110276019248057" calcext:value-type="float">
            <text:p>0.0011027602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.683876" calcext:value-type="float">
            <text:p>6.683876</text:p>
          </table:table-cell>
          <table:table-cell office:value-type="float" office:value="6.7892272941" calcext:value-type="float">
            <text:p>6.7892272941</text:p>
          </table:table-cell>
          <table:table-cell table:formula="of:=POWER([.C1984]-6.75;2)" office:value-type="float" office:value="0.00153878060240788" calcext:value-type="float">
            <text:p>0.0015387806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.695875" calcext:value-type="float">
            <text:p>6.695875</text:p>
          </table:table-cell>
          <table:table-cell office:value-type="float" office:value="6.79581175" calcext:value-type="float">
            <text:p>6.79581175</text:p>
          </table:table-cell>
          <table:table-cell table:formula="of:=POWER([.C1985]-6.75;2)" office:value-type="float" office:value="0.00209871643806253" calcext:value-type="float">
            <text:p>0.0020987164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.717273" calcext:value-type="float">
            <text:p>6.717273</text:p>
          </table:table-cell>
          <table:table-cell office:value-type="float" office:value="6.8024742" calcext:value-type="float">
            <text:p>6.8024742</text:p>
          </table:table-cell>
          <table:table-cell table:formula="of:=POWER([.C1986]-6.75;2)" office:value-type="float" office:value="0.00275354166563998" calcext:value-type="float">
            <text:p>0.0027535417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.745302" calcext:value-type="float">
            <text:p>6.745302</text:p>
          </table:table-cell>
          <table:table-cell office:value-type="float" office:value="6.80856" calcext:value-type="float">
            <text:p>6.80856</text:p>
          </table:table-cell>
          <table:table-cell table:formula="of:=POWER([.C1987]-6.75;2)" office:value-type="float" office:value="0.00342927359999999" calcext:value-type="float">
            <text:p>0.0034292736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774916" calcext:value-type="float">
            <text:p>6.774916</text:p>
          </table:table-cell>
          <table:table-cell office:value-type="float" office:value="6.813426" calcext:value-type="float">
            <text:p>6.813426</text:p>
          </table:table-cell>
          <table:table-cell table:formula="of:=POWER([.C1988]-6.75;2)" office:value-type="float" office:value="0.00402285747599997" calcext:value-type="float">
            <text:p>0.0040228575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800456" calcext:value-type="float">
            <text:p>6.800456</text:p>
          </table:table-cell>
          <table:table-cell office:value-type="float" office:value="6.8166351667" calcext:value-type="float">
            <text:p>6.8166351667</text:p>
          </table:table-cell>
          <table:table-cell table:formula="of:=POWER([.C1989]-6.75;2)" office:value-type="float" office:value="0.00444024544113682" calcext:value-type="float">
            <text:p>0.0044402454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817467" calcext:value-type="float">
            <text:p>6.817467</text:p>
          </table:table-cell>
          <table:table-cell office:value-type="float" office:value="6.818106" calcext:value-type="float">
            <text:p>6.818106</text:p>
          </table:table-cell>
          <table:table-cell table:formula="of:=POWER([.C1990]-6.75;2)" office:value-type="float" office:value="0.00463842723600003" calcext:value-type="float">
            <text:p>0.0046384272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824043" calcext:value-type="float">
            <text:p>6.824043</text:p>
          </table:table-cell>
          <table:table-cell office:value-type="float" office:value="6.8181699" calcext:value-type="float">
            <text:p>6.8181699</text:p>
          </table:table-cell>
          <table:table-cell table:formula="of:=POWER([.C1991]-6.75;2)" office:value-type="float" office:value="0.00464713526601" calcext:value-type="float">
            <text:p>0.0046471353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.821287" calcext:value-type="float">
            <text:p>6.821287</text:p>
          </table:table-cell>
          <table:table-cell office:value-type="float" office:value="6.8175173333" calcext:value-type="float">
            <text:p>6.8175173333</text:p>
          </table:table-cell>
          <table:table-cell table:formula="of:=POWER([.C1992]-6.75;2)" office:value-type="float" office:value="0.00455859029594324" calcext:value-type="float">
            <text:p>0.0045585903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.812813" calcext:value-type="float">
            <text:p>6.812813</text:p>
          </table:table-cell>
          <table:table-cell office:value-type="float" office:value="6.817046125" calcext:value-type="float">
            <text:p>6.817046125</text:p>
          </table:table-cell>
          <table:table-cell table:formula="of:=POWER([.C1993]-6.75;2)" office:value-type="float" office:value="0.00449518287751563" calcext:value-type="float">
            <text:p>0.0044951829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.803505" calcext:value-type="float">
            <text:p>6.803505</text:p>
          </table:table-cell>
          <table:table-cell office:value-type="float" office:value="6.8176508571" calcext:value-type="float">
            <text:p>6.8176508571</text:p>
          </table:table-cell>
          <table:table-cell table:formula="of:=POWER([.C1994]-6.75;2)" office:value-type="float" office:value="0.00457663846636466" calcext:value-type="float">
            <text:p>0.0045766385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.797971" calcext:value-type="float">
            <text:p>6.797971</text:p>
          </table:table-cell>
          <table:table-cell office:value-type="float" office:value="6.8200085" calcext:value-type="float">
            <text:p>6.8200085</text:p>
          </table:table-cell>
          <table:table-cell table:formula="of:=POWER([.C1995]-6.75;2)" office:value-type="float" office:value="0.00490119007225002" calcext:value-type="float">
            <text:p>0.0049011901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.799187" calcext:value-type="float">
            <text:p>6.799187</text:p>
          </table:table-cell>
          <table:table-cell office:value-type="float" office:value="6.824416" calcext:value-type="float">
            <text:p>6.824416</text:p>
          </table:table-cell>
          <table:table-cell table:formula="of:=POWER([.C1996]-6.75;2)" office:value-type="float" office:value="0.00553774105600004" calcext:value-type="float">
            <text:p>0.005537741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.807764" calcext:value-type="float">
            <text:p>6.807764</text:p>
          </table:table-cell>
          <table:table-cell office:value-type="float" office:value="6.83072325" calcext:value-type="float">
            <text:p>6.83072325</text:p>
          </table:table-cell>
          <table:table-cell table:formula="of:=POWER([.C1997]-6.75;2)" office:value-type="float" office:value="0.00651624309056252" calcext:value-type="float">
            <text:p>0.0065162431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.822023" calcext:value-type="float">
            <text:p>6.822023</text:p>
          </table:table-cell>
          <table:table-cell office:value-type="float" office:value="6.8383763333" calcext:value-type="float">
            <text:p>6.8383763333</text:p>
          </table:table-cell>
          <table:table-cell table:formula="of:=POWER([.C1998]-6.75;2)" office:value-type="float" office:value="0.00781037628755274" calcext:value-type="float">
            <text:p>0.007810376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838756" calcext:value-type="float">
            <text:p>6.838756</text:p>
          </table:table-cell>
          <table:table-cell office:value-type="float" office:value="6.846553" calcext:value-type="float">
            <text:p>6.846553</text:p>
          </table:table-cell>
          <table:table-cell table:formula="of:=POWER([.C1999]-6.75;2)" office:value-type="float" office:value="0.00932248180900002" calcext:value-type="float">
            <text:p>0.009322481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6.85435" calcext:value-type="float">
            <text:p>6.85435</text:p>
          </table:table-cell>
          <table:table-cell table:formula="of:=POWER([.C2000]-6.75;2)" office:value-type="float" office:value="0.0108889225" calcext:value-type="float">
            <text:p>0.0108889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40:08.662152766</dc:date>
    <meta:document-statistic meta:table-count="1" meta:cell-count="7883" meta:object-count="0"/>
    <meta:generator>LibreOffice/4.2.7.2$Linux_X86_64 LibreOffice_project/420m0$Build-2</meta:generator>
  </office:meta>
</office:document-meta>
</file>